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18" style:family="table-cell" style:parent-style-name="Default" style:data-style-name="N0">
      <style:table-cell-properties fo:border="thin solid #000000" fo:background-color="#FFFFFF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5" style:family="table-cell" style:parent-style-name="Hiperv_237_nculo" style:data-style-name="N0">
      <style:text-properties fo:color="#0563C1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 style:vertical-align="middle" fo:background-color="#FFFFFF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7" style:family="table-cell" style:parent-style-name="Default" style:data-style-name="N0">
      <style:table-cell-properties fo:border="thin solid #000000" style:vertical-align="middle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4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5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3.20145833333333cm" style:use-optimal-column-width="true"/>
    </style:style>
    <style:style style:name="co8" style:family="table-column">
      <style:table-column-properties fo:break-before="auto" style:column-width="4.18041666666667cm" style:use-optimal-column-width="true"/>
    </style:style>
    <style:style style:name="co9" style:family="table-column">
      <style:table-column-properties fo:break-before="auto" style:column-width="1.5875cm" style:use-optimal-column-width="true"/>
    </style:style>
    <style:style style:name="co10" style:family="table-column">
      <style:table-column-properties fo:break-before="auto" style:column-width="0.291041666666667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3.889375cm" style:use-optimal-column-width="true"/>
    </style:style>
    <style:style style:name="co13" style:family="table-column">
      <style:table-column-properties fo:break-before="auto" style:column-width="3.46604166666667cm" style:use-optimal-column-width="true"/>
    </style:style>
    <style:style style:name="co14" style:family="table-column">
      <style:table-column-properties fo:break-before="auto" style:column-width="3.413125cm" style:use-optimal-column-width="true"/>
    </style:style>
    <style:style style:name="co15" style:family="table-column">
      <style:table-column-properties fo:break-before="auto" style:column-width="2.16958333333333cm" style:use-optimal-column-width="true"/>
    </style:style>
    <style:style style:name="co16" style:family="table-column">
      <style:table-column-properties fo:break-before="auto" style:column-width="2.54cm" style:use-optimal-column-width="true"/>
    </style:style>
    <style:style style:name="co17" style:family="table-column">
      <style:table-column-properties fo:break-before="auto" style:column-width="2.06375cm" style:use-optimal-column-width="true"/>
    </style:style>
    <style:style style:name="co18" style:family="table-column">
      <style:table-column-properties fo:break-before="auto" style:column-width="2.51354166666667cm"/>
    </style:style>
    <style:style style:name="co19" style:family="table-column">
      <style:table-column-properties fo:break-before="auto" style:column-width="2.56645833333333cm" style:use-optimal-column-width="true"/>
    </style:style>
    <style:style style:name="co20" style:family="table-column">
      <style:table-column-properties fo:break-before="auto" style:column-width="1.61395833333333cm" style:use-optimal-column-width="true"/>
    </style:style>
    <style:style style:name="co21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2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8" table:default-cell-style-name="ce1"/>
        <table:table-column table:style-name="co17" table:default-cell-style-name="ce1"/>
        <table:table-column table:style-name="co2" table:default-cell-style-name="ce1"/>
        <table:table-column table:style-name="co1" table:number-columns-repeated="16350" table:default-cell-style-name="ce1"/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368" table:style-name="ce2">
            <text:p>2013630368</text:p>
          </table:table-cell>
          <table:table-cell office:value-type="string" table:number-columns-spanned="2" table:number-rows-spanned="1" table:style-name="ce55">
            <text:p>ANTONIO DAVID</text:p>
          </table:table-cell>
          <table:covered-table-cell/>
          <table:table-cell office:value-type="string" table:style-name="ce4">
            <text:p>REYNA</text:p>
          </table:table-cell>
          <table:table-cell office:value-type="string" table:style-name="ce4">
            <text:p>MARTÍNEZ</text:p>
          </table:table-cell>
          <table:table-cell office:value-type="string" table:style-name="ce45">
            <text:p><text:a xlink:href="mailto:hazzy76@hotmail.com">hazzy76@hotmail.com</text:a></text:p>
          </table:table-cell>
          <table:table-cell office:value-type="string" table:style-name="ce46">
            <text:p>2016-A001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1]=&quot;&quot;;&quot;&quot;;[.H1])" table:style-name="ce49"/>
          <table:table-cell office:value-type="string" office:string-value="" table:formula="of:=IF([.L1]=&quot;&quot;;&quot;&quot;;[.I1])" table:style-name="ce46"/>
          <table:table-cell office:value-type="string" office:string-value="" table:formula="of:=IF([.Q1]=&quot;&quot;;&quot;&quot;;&quot;)&quot;)" table:style-name="ce4"/>
          <table:table-cell office:value-type="string" office:string-value="" table:formula="of:=IF([.T1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1]=&quot;&quot;;&quot;&quot;;[.H1])" table:style-name="ce1"/>
          <table:table-cell office:value-type="string" office:string-value="" table:formula="of:=IF([.T1]=&quot;&quot;;&quot;&quot;;[.Q1])" table:style-name="ce1"/>
          <table:table-cell office:value-type="string" office:string-value="" table:formula="of:=IF([.S1]=&quot;&quot;;&quot;&quot;;&quot;)&quot;)" table:style-name="ce1"/>
          <table:table-cell office:value-type="string" office:string-value="" table:formula="of:=IF([.AB1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]=&quot;&quot;;&quot;&quot;;&quot;hazzy76@hotmail.com&quot;)" table:style-name="ce1"/>
          <table:table-cell office:value-type="string" office:string-value="" table:formula="of:=IF([.AA1]=&quot;&quot;;&quot;&quot;;[.Q1])" table:style-name="ce1"/>
          <table:table-cell office:value-type="string" office:string-value="" table:formula="of:=IF([.AA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055" table:style-name="ce2">
            <text:p>2013630055</text:p>
          </table:table-cell>
          <table:table-cell office:value-type="string" table:number-columns-spanned="2" table:number-rows-spanned="1" table:style-name="ce55">
            <text:p>JORGE ALEJANDRO</text:p>
          </table:table-cell>
          <table:covered-table-cell/>
          <table:table-cell office:value-type="string" table:style-name="ce4">
            <text:p>MAKSABEDIAN</text:p>
          </table:table-cell>
          <table:table-cell office:value-type="string" table:style-name="ce4">
            <text:p>OJEDA</text:p>
          </table:table-cell>
          <table:table-cell office:value-type="string" table:style-name="ce45">
            <text:p><text:a xlink:href="mailto:hazzy76@hotmail.com">hazzy76@hotmail.com</text:a></text:p>
          </table:table-cell>
          <table:table-cell office:value-type="string" table:style-name="ce46">
            <text:p>2016-A00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]=&quot;&quot;;&quot;&quot;;&quot;(&quot;)" table:style-name="ce1">
            <text:p>(</text:p>
          </table:table-cell>
          <table:table-cell office:value-type="float" office:value="2013630198" table:style-name="ce2">
            <text:p>2013630198</text:p>
          </table:table-cell>
          <table:table-cell office:value-type="string" table:style-name="ce48">
            <text:p>ALAN EDUARDO<text:s/></text:p>
          </table:table-cell>
          <table:table-cell office:value-type="string" table:style-name="ce8">
            <text:p>GARCÍA</text:p>
          </table:table-cell>
          <table:table-cell office:value-type="string" table:style-name="ce4">
            <text:p>MANCILLA</text:p>
          </table:table-cell>
          <table:table-cell office:value-type="string" office:string-value="hazzy76@hotmail.com" table:formula="of:=IF([.K2]=&quot;&quot;;&quot;&quot;;[.H2])" table:style-name="ce49">
            <text:p>hazzy76@hotmail.com</text:p>
          </table:table-cell>
          <table:table-cell office:value-type="string" office:string-value="2016-A002" table:formula="of:=IF([.L2]=&quot;&quot;;&quot;&quot;;[.I2])" table:style-name="ce46">
            <text:p>2016-A002</text:p>
          </table:table-cell>
          <table:table-cell office:value-type="string" office:string-value=")" table:formula="of:=IF([.Q2]=&quot;&quot;;&quot;&quot;;&quot;)&quot;)" table:style-name="ce4">
            <text:p>)</text:p>
          </table:table-cell>
          <table:table-cell office:value-type="string" office:string-value="" table:formula="of:=IF([.T2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2]=&quot;&quot;;&quot;&quot;;[.H2])" table:style-name="ce1"/>
          <table:table-cell office:value-type="string" office:string-value="" table:formula="of:=IF([.T2]=&quot;&quot;;&quot;&quot;;[.Q2])" table:style-name="ce1"/>
          <table:table-cell office:value-type="string" office:string-value="" table:formula="of:=IF([.S2]=&quot;&quot;;&quot;&quot;;&quot;)&quot;)" table:style-name="ce1"/>
          <table:table-cell office:value-type="string" office:string-value="" table:formula="of:=IF([.AB2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]=&quot;&quot;;&quot;&quot;;&quot;hazzy76@hotmail.com&quot;)" table:style-name="ce1"/>
          <table:table-cell office:value-type="string" office:string-value="" table:formula="of:=IF([.AA2]=&quot;&quot;;&quot;&quot;;[.Q2])" table:style-name="ce1"/>
          <table:table-cell office:value-type="string" office:string-value="" table:formula="of:=IF([.AA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554" table:style-name="ce2">
            <text:p>2013630554</text:p>
          </table:table-cell>
          <table:table-cell office:value-type="string" table:number-columns-spanned="2" table:number-rows-spanned="1" table:style-name="ce55">
            <text:p>RUBÉN</text:p>
          </table:table-cell>
          <table:covered-table-cell/>
          <table:table-cell office:value-type="string" table:style-name="ce4">
            <text:p>BAEZA</text:p>
          </table:table-cell>
          <table:table-cell office:value-type="string" table:style-name="ce4">
            <text:p>COLÍN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0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]=&quot;&quot;;&quot;&quot;;&quot;(&quot;)" table:style-name="ce1">
            <text:p>(</text:p>
          </table:table-cell>
          <table:table-cell office:value-type="float" office:value="2013630300" table:style-name="ce2">
            <text:p>2013630300</text:p>
          </table:table-cell>
          <table:table-cell office:value-type="string" table:style-name="ce48">
            <text:p>JOSUÉ<text:s text:c="2"/></text:p>
          </table:table-cell>
          <table:table-cell office:value-type="string" table:style-name="ce8">
            <text:p>MIRANDA</text:p>
          </table:table-cell>
          <table:table-cell office:value-type="string" table:style-name="ce4">
            <text:p>FALCÓN</text:p>
          </table:table-cell>
          <table:table-cell office:value-type="string" office:string-value="hazzy76@hotmail.com" table:formula="of:=IF([.K3]=&quot;&quot;;&quot;&quot;;[.H3])" table:style-name="ce49">
            <text:p>hazzy76@hotmail.com</text:p>
          </table:table-cell>
          <table:table-cell office:value-type="string" office:string-value="2016-A003" table:formula="of:=IF([.L3]=&quot;&quot;;&quot;&quot;;[.I3])" table:style-name="ce46">
            <text:p>2016-A003</text:p>
          </table:table-cell>
          <table:table-cell office:value-type="string" office:string-value=")" table:formula="of:=IF([.Q3]=&quot;&quot;;&quot;&quot;;&quot;)&quot;)" table:style-name="ce4">
            <text:p>)</text:p>
          </table:table-cell>
          <table:table-cell office:value-type="string" office:string-value="(" table:formula="of:=IF([.T3]=&quot;&quot;;&quot;&quot;;&quot;(&quot;)" table:style-name="ce4">
            <text:p>(</text:p>
          </table:table-cell>
          <table:table-cell office:value-type="float" office:value="2013630218" table:style-name="ce2">
            <text:p>2013630218</text:p>
          </table:table-cell>
          <table:table-cell office:value-type="string" table:style-name="ce5">
            <text:p>ERIK DANIEL</text:p>
          </table:table-cell>
          <table:table-cell office:value-type="string" table:style-name="ce9">
            <text:p>GONZÁLEZ</text:p>
          </table:table-cell>
          <table:table-cell office:value-type="string" table:style-name="ce1">
            <text:p>MATA</text:p>
          </table:table-cell>
          <table:table-cell office:value-type="string" office:string-value="hazzy76@hotmail.com" table:formula="of:=IF([.S3]=&quot;&quot;;&quot;&quot;;[.H3])" table:style-name="ce1">
            <text:p>hazzy76@hotmail.com</text:p>
          </table:table-cell>
          <table:table-cell office:value-type="string" office:string-value="2016-A003" table:formula="of:=IF([.T3]=&quot;&quot;;&quot;&quot;;[.Q3])" table:style-name="ce1">
            <text:p>2016-A003</text:p>
          </table:table-cell>
          <table:table-cell office:value-type="string" office:string-value=")" table:formula="of:=IF([.S3]=&quot;&quot;;&quot;&quot;;&quot;)&quot;)" table:style-name="ce1">
            <text:p>)</text:p>
          </table:table-cell>
          <table:table-cell office:value-type="string" office:string-value="(" table:formula="of:=IF([.AB3]=&quot;&quot;;&quot;&quot;;&quot;(&quot;)" table:style-name="ce1">
            <text:p>(</text:p>
          </table:table-cell>
          <table:table-cell office:value-type="float" office:value="2013350436" table:style-name="ce9">
            <text:p>2013350436</text:p>
          </table:table-cell>
          <table:table-cell office:value-type="string" table:style-name="ce7">
            <text:p>MARIANA<text:s/></text:p>
          </table:table-cell>
          <table:table-cell office:value-type="string" table:style-name="ce9">
            <text:p>VARELA</text:p>
          </table:table-cell>
          <table:table-cell office:value-type="string" table:style-name="ce1">
            <text:p>ROSAS</text:p>
          </table:table-cell>
          <table:table-cell office:value-type="string" office:string-value="hazzy76@hotmail.com" table:formula="of:=IF([.AA3]=&quot;&quot;;&quot;&quot;;&quot;hazzy76@hotmail.com&quot;)" table:style-name="ce1">
            <text:p>hazzy76@hotmail.com</text:p>
          </table:table-cell>
          <table:table-cell office:value-type="string" office:string-value="2016-A003" table:formula="of:=IF([.AA3]=&quot;&quot;;&quot;&quot;;[.Q3])" table:style-name="ce1">
            <text:p>2016-A003</text:p>
          </table:table-cell>
          <table:table-cell office:value-type="string" office:string-value=")" table:formula="of:=IF([.AA3]=&quot;&quot;;&quot;&quot;;&quot;)&quot;)" table:style-name="ce1">
            <text:p>)</text:p>
          </table:table-cell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026" table:style-name="ce2">
            <text:p>2013630026</text:p>
          </table:table-cell>
          <table:table-cell office:value-type="string" table:number-columns-spanned="2" table:number-rows-spanned="1" table:style-name="ce55">
            <text:p>ENYA VALERIA</text:p>
          </table:table-cell>
          <table:covered-table-cell/>
          <table:table-cell office:value-type="string" table:style-name="ce4">
            <text:p>MARTÍNEZ</text:p>
          </table:table-cell>
          <table:table-cell office:value-type="string" table:style-name="ce4">
            <text:p>PARED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0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]=&quot;&quot;;&quot;&quot;;&quot;(&quot;)" table:style-name="ce1">
            <text:p>(</text:p>
          </table:table-cell>
          <table:table-cell office:value-type="float" office:value="2014630481" table:style-name="ce2">
            <text:p>2014630481</text:p>
          </table:table-cell>
          <table:table-cell office:value-type="string" table:style-name="ce48">
            <text:p>GERARDO ISMAEL<text:s/></text:p>
          </table:table-cell>
          <table:table-cell office:value-type="string" table:style-name="ce8">
            <text:p>SOLÍS</text:p>
          </table:table-cell>
          <table:table-cell office:value-type="string" table:style-name="ce4">
            <text:p>GARRIDO</text:p>
          </table:table-cell>
          <table:table-cell office:value-type="string" office:string-value="hazzy76@hotmail.com" table:formula="of:=IF([.K4]=&quot;&quot;;&quot;&quot;;[.H4])" table:style-name="ce49">
            <text:p>hazzy76@hotmail.com</text:p>
          </table:table-cell>
          <table:table-cell office:value-type="string" office:string-value="2016-A004" table:formula="of:=IF([.L4]=&quot;&quot;;&quot;&quot;;[.I4])" table:style-name="ce46">
            <text:p>2016-A004</text:p>
          </table:table-cell>
          <table:table-cell office:value-type="string" office:string-value=")" table:formula="of:=IF([.Q4]=&quot;&quot;;&quot;&quot;;&quot;)&quot;)" table:style-name="ce4">
            <text:p>)</text:p>
          </table:table-cell>
          <table:table-cell office:value-type="string" office:string-value="(" table:formula="of:=IF([.T4]=&quot;&quot;;&quot;&quot;;&quot;(&quot;)" table:style-name="ce4">
            <text:p>(</text:p>
          </table:table-cell>
          <table:table-cell office:value-type="float" office:value="2013630553" table:style-name="ce2">
            <text:p>2013630553</text:p>
          </table:table-cell>
          <table:table-cell office:value-type="string" table:style-name="ce5">
            <text:p>ER RAMANI</text:p>
          </table:table-cell>
          <table:table-cell office:value-type="string" table:style-name="ce9">
            <text:p>VELASCO</text:p>
          </table:table-cell>
          <table:table-cell office:value-type="string" table:style-name="ce1">
            <text:p>ROSETE</text:p>
          </table:table-cell>
          <table:table-cell office:value-type="string" office:string-value="hazzy76@hotmail.com" table:formula="of:=IF([.S4]=&quot;&quot;;&quot;&quot;;[.H4])" table:style-name="ce1">
            <text:p>hazzy76@hotmail.com</text:p>
          </table:table-cell>
          <table:table-cell office:value-type="string" office:string-value="2016-A004" table:formula="of:=IF([.T4]=&quot;&quot;;&quot;&quot;;[.Q4])" table:style-name="ce1">
            <text:p>2016-A004</text:p>
          </table:table-cell>
          <table:table-cell office:value-type="string" office:string-value=")" table:formula="of:=IF([.S4]=&quot;&quot;;&quot;&quot;;&quot;)&quot;)" table:style-name="ce1">
            <text:p>)</text:p>
          </table:table-cell>
          <table:table-cell office:value-type="string" office:string-value="" table:formula="of:=IF([.AB4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]=&quot;&quot;;&quot;&quot;;&quot;hazzy76@hotmail.com&quot;)" table:style-name="ce1"/>
          <table:table-cell office:value-type="string" office:string-value="" table:formula="of:=IF([.AA4]=&quot;&quot;;&quot;&quot;;[.Q4])" table:style-name="ce1"/>
          <table:table-cell office:value-type="string" office:string-value="" table:formula="of:=IF([.AA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05" table:style-name="ce2">
            <text:p>2013630105</text:p>
          </table:table-cell>
          <table:table-cell office:value-type="string" table:number-columns-spanned="2" table:number-rows-spanned="1" table:style-name="ce55">
            <text:p>RODRIGO</text:p>
          </table:table-cell>
          <table:covered-table-cell/>
          <table:table-cell office:value-type="string" table:style-name="ce4">
            <text:p>ALVARADO</text:p>
          </table:table-cell>
          <table:table-cell office:value-type="string" table:style-name="ce4">
            <text:p>HERNÁND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0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]=&quot;&quot;;&quot;&quot;;&quot;(&quot;)" table:style-name="ce1">
            <text:p>(</text:p>
          </table:table-cell>
          <table:table-cell office:value-type="float" office:value="2013630222" table:style-name="ce2">
            <text:p>2013630222</text:p>
          </table:table-cell>
          <table:table-cell office:value-type="string" table:style-name="ce48">
            <text:p>IVÁN<text:s text:c="2"/></text:p>
          </table:table-cell>
          <table:table-cell office:value-type="string" table:style-name="ce8">
            <text:p>GORDILLO</text:p>
          </table:table-cell>
          <table:table-cell office:value-type="string" table:style-name="ce4">
            <text:p>PÉREZ</text:p>
          </table:table-cell>
          <table:table-cell office:value-type="string" office:string-value="hazzy76@hotmail.com" table:formula="of:=IF([.K5]=&quot;&quot;;&quot;&quot;;[.H5])" table:style-name="ce49">
            <text:p>hazzy76@hotmail.com</text:p>
          </table:table-cell>
          <table:table-cell office:value-type="string" office:string-value="2016-A005" table:formula="of:=IF([.L5]=&quot;&quot;;&quot;&quot;;[.I5])" table:style-name="ce46">
            <text:p>2016-A005</text:p>
          </table:table-cell>
          <table:table-cell office:value-type="string" office:string-value=")" table:formula="of:=IF([.Q5]=&quot;&quot;;&quot;&quot;;&quot;)&quot;)" table:style-name="ce4">
            <text:p>)</text:p>
          </table:table-cell>
          <table:table-cell office:value-type="string" office:string-value="(" table:formula="of:=IF([.T5]=&quot;&quot;;&quot;&quot;;&quot;(&quot;)" table:style-name="ce4">
            <text:p>(</text:p>
          </table:table-cell>
          <table:table-cell office:value-type="float" office:value="2013630038" table:style-name="ce2">
            <text:p>2013630038</text:p>
          </table:table-cell>
          <table:table-cell office:value-type="string" table:style-name="ce5">
            <text:p>VANESA LIZBETH</text:p>
          </table:table-cell>
          <table:table-cell office:value-type="string" table:style-name="ce9">
            <text:p>JAIME</text:p>
          </table:table-cell>
          <table:table-cell office:value-type="string" table:style-name="ce1">
            <text:p>TAMAYO</text:p>
          </table:table-cell>
          <table:table-cell office:value-type="string" office:string-value="hazzy76@hotmail.com" table:formula="of:=IF([.S5]=&quot;&quot;;&quot;&quot;;[.H5])" table:style-name="ce1">
            <text:p>hazzy76@hotmail.com</text:p>
          </table:table-cell>
          <table:table-cell office:value-type="string" office:string-value="2016-A005" table:formula="of:=IF([.T5]=&quot;&quot;;&quot;&quot;;[.Q5])" table:style-name="ce1">
            <text:p>2016-A005</text:p>
          </table:table-cell>
          <table:table-cell office:value-type="string" office:string-value=")" table:formula="of:=IF([.S5]=&quot;&quot;;&quot;&quot;;&quot;)&quot;)" table:style-name="ce1">
            <text:p>)</text:p>
          </table:table-cell>
          <table:table-cell office:value-type="string" office:string-value="" table:formula="of:=IF([.AB5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]=&quot;&quot;;&quot;&quot;;&quot;hazzy76@hotmail.com&quot;)" table:style-name="ce1"/>
          <table:table-cell office:value-type="string" office:string-value="" table:formula="of:=IF([.AA5]=&quot;&quot;;&quot;&quot;;[.Q5])" table:style-name="ce1"/>
          <table:table-cell office:value-type="string" office:string-value="" table:formula="of:=IF([.AA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511" table:style-name="ce2">
            <text:p>2013630511</text:p>
          </table:table-cell>
          <table:table-cell office:value-type="string" table:number-columns-spanned="2" table:number-rows-spanned="1" table:style-name="ce55">
            <text:p>BRENDA MIREL</text:p>
          </table:table-cell>
          <table:covered-table-cell/>
          <table:table-cell office:value-type="string" table:style-name="ce4">
            <text:p>AVALOS</text:p>
          </table:table-cell>
          <table:table-cell office:value-type="string" table:style-name="ce4">
            <text:p>REY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0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]=&quot;&quot;;&quot;&quot;;&quot;(&quot;)" table:style-name="ce1">
            <text:p>(</text:p>
          </table:table-cell>
          <table:table-cell office:value-type="float" office:value="2013630050" table:style-name="ce2">
            <text:p>2013630050</text:p>
          </table:table-cell>
          <table:table-cell office:value-type="string" table:style-name="ce48">
            <text:p>KEVIN<text:s text:c="2"/></text:p>
          </table:table-cell>
          <table:table-cell office:value-type="string" table:style-name="ce8">
            <text:p>TREJO</text:p>
          </table:table-cell>
          <table:table-cell office:value-type="string" table:style-name="ce4">
            <text:p>GARCÍA</text:p>
          </table:table-cell>
          <table:table-cell office:value-type="string" office:string-value="hazzy76@hotmail.com" table:formula="of:=IF([.K6]=&quot;&quot;;&quot;&quot;;[.H6])" table:style-name="ce49">
            <text:p>hazzy76@hotmail.com</text:p>
          </table:table-cell>
          <table:table-cell office:value-type="string" office:string-value="2016-A006" table:formula="of:=IF([.L6]=&quot;&quot;;&quot;&quot;;[.I6])" table:style-name="ce46">
            <text:p>2016-A006</text:p>
          </table:table-cell>
          <table:table-cell office:value-type="string" office:string-value=")" table:formula="of:=IF([.Q6]=&quot;&quot;;&quot;&quot;;&quot;)&quot;)" table:style-name="ce4">
            <text:p>)</text:p>
          </table:table-cell>
          <table:table-cell office:value-type="string" office:string-value="" table:formula="of:=IF([.T6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6]=&quot;&quot;;&quot;&quot;;[.H6])" table:style-name="ce1"/>
          <table:table-cell office:value-type="string" office:string-value="" table:formula="of:=IF([.T6]=&quot;&quot;;&quot;&quot;;[.Q6])" table:style-name="ce1"/>
          <table:table-cell office:value-type="string" office:string-value="" table:formula="of:=IF([.S6]=&quot;&quot;;&quot;&quot;;&quot;)&quot;)" table:style-name="ce1"/>
          <table:table-cell office:value-type="string" office:string-value="" table:formula="of:=IF([.AB6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6]=&quot;&quot;;&quot;&quot;;&quot;hazzy76@hotmail.com&quot;)" table:style-name="ce1"/>
          <table:table-cell office:value-type="string" office:string-value="" table:formula="of:=IF([.AA6]=&quot;&quot;;&quot;&quot;;[.Q6])" table:style-name="ce1"/>
          <table:table-cell office:value-type="string" office:string-value="" table:formula="of:=IF([.AA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542" table:style-name="ce2">
            <text:p>2013630542</text:p>
          </table:table-cell>
          <table:table-cell office:value-type="string" table:number-columns-spanned="2" table:number-rows-spanned="1" table:style-name="ce55">
            <text:p>MIGUEL ÁNGEL</text:p>
          </table:table-cell>
          <table:covered-table-cell/>
          <table:table-cell office:value-type="string" table:style-name="ce4">
            <text:p>PÉREZ</text:p>
          </table:table-cell>
          <table:table-cell office:value-type="string" table:style-name="ce4">
            <text:p>COLUL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0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7]=&quot;&quot;;&quot;&quot;;&quot;(&quot;)" table:style-name="ce1">
            <text:p>(</text:p>
          </table:table-cell>
          <table:table-cell office:value-type="float" office:value="2013630228" table:style-name="ce2">
            <text:p>2013630228</text:p>
          </table:table-cell>
          <table:table-cell office:value-type="string" table:style-name="ce48">
            <text:p>ULISES RAZIEL<text:s/></text:p>
          </table:table-cell>
          <table:table-cell office:value-type="string" table:style-name="ce8">
            <text:p>GUZMÁN</text:p>
          </table:table-cell>
          <table:table-cell office:value-type="string" table:style-name="ce4">
            <text:p>DÍAZ</text:p>
          </table:table-cell>
          <table:table-cell office:value-type="string" office:string-value="hazzy76@hotmail.com" table:formula="of:=IF([.K7]=&quot;&quot;;&quot;&quot;;[.H7])" table:style-name="ce49">
            <text:p>hazzy76@hotmail.com</text:p>
          </table:table-cell>
          <table:table-cell office:value-type="string" office:string-value="2016-A007" table:formula="of:=IF([.L7]=&quot;&quot;;&quot;&quot;;[.I7])" table:style-name="ce46">
            <text:p>2016-A007</text:p>
          </table:table-cell>
          <table:table-cell office:value-type="string" office:string-value=")" table:formula="of:=IF([.Q7]=&quot;&quot;;&quot;&quot;;&quot;)&quot;)" table:style-name="ce4">
            <text:p>)</text:p>
          </table:table-cell>
          <table:table-cell office:value-type="string" office:string-value="(" table:formula="of:=IF([.T7]=&quot;&quot;;&quot;&quot;;&quot;(&quot;)" table:style-name="ce4">
            <text:p>(</text:p>
          </table:table-cell>
          <table:table-cell office:value-type="float" office:value="2013630264" table:style-name="ce2">
            <text:p>2013630264</text:p>
          </table:table-cell>
          <table:table-cell office:value-type="string" table:style-name="ce5">
            <text:p>RICARDO<text:s/></text:p>
          </table:table-cell>
          <table:table-cell office:value-type="string" table:style-name="ce9">
            <text:p>LÓPEZ</text:p>
          </table:table-cell>
          <table:table-cell office:value-type="string" table:style-name="ce1">
            <text:p>HERNÁNDEZ</text:p>
          </table:table-cell>
          <table:table-cell office:value-type="string" office:string-value="hazzy76@hotmail.com" table:formula="of:=IF([.S7]=&quot;&quot;;&quot;&quot;;[.H7])" table:style-name="ce1">
            <text:p>hazzy76@hotmail.com</text:p>
          </table:table-cell>
          <table:table-cell office:value-type="string" office:string-value="2016-A007" table:formula="of:=IF([.T7]=&quot;&quot;;&quot;&quot;;[.Q7])" table:style-name="ce1">
            <text:p>2016-A007</text:p>
          </table:table-cell>
          <table:table-cell office:value-type="string" office:string-value=")" table:formula="of:=IF([.S7]=&quot;&quot;;&quot;&quot;;&quot;)&quot;)" table:style-name="ce1">
            <text:p>)</text:p>
          </table:table-cell>
          <table:table-cell office:value-type="string" office:string-value="" table:formula="of:=IF([.AB7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7]=&quot;&quot;;&quot;&quot;;&quot;hazzy76@hotmail.com&quot;)" table:style-name="ce1"/>
          <table:table-cell office:value-type="string" office:string-value="" table:formula="of:=IF([.AA7]=&quot;&quot;;&quot;&quot;;[.Q7])" table:style-name="ce1"/>
          <table:table-cell office:value-type="string" office:string-value="" table:formula="of:=IF([.AA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581" table:style-name="ce2">
            <text:p>2013630581</text:p>
          </table:table-cell>
          <table:table-cell office:value-type="string" table:number-columns-spanned="2" table:number-rows-spanned="1" table:style-name="ce55">
            <text:p>RAFAEL RODRIGO</text:p>
          </table:table-cell>
          <table:covered-table-cell/>
          <table:table-cell office:value-type="string" table:style-name="ce4">
            <text:p>RAMO</text:p>
          </table:table-cell>
          <table:table-cell office:value-type="string" table:style-name="ce4">
            <text:p>JACOB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09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8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8]=&quot;&quot;;&quot;&quot;;[.H8])" table:style-name="ce49"/>
          <table:table-cell office:value-type="string" office:string-value="" table:formula="of:=IF([.L8]=&quot;&quot;;&quot;&quot;;[.I8])" table:style-name="ce46"/>
          <table:table-cell office:value-type="string" office:string-value="" table:formula="of:=IF([.Q8]=&quot;&quot;;&quot;&quot;;&quot;)&quot;)" table:style-name="ce4"/>
          <table:table-cell office:value-type="string" office:string-value="" table:formula="of:=IF([.T8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8]=&quot;&quot;;&quot;&quot;;[.H8])" table:style-name="ce1"/>
          <table:table-cell office:value-type="string" office:string-value="" table:formula="of:=IF([.T8]=&quot;&quot;;&quot;&quot;;[.Q8])" table:style-name="ce1"/>
          <table:table-cell office:value-type="string" office:string-value="" table:formula="of:=IF([.S8]=&quot;&quot;;&quot;&quot;;&quot;)&quot;)" table:style-name="ce1"/>
          <table:table-cell office:value-type="string" office:string-value="" table:formula="of:=IF([.AB8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8]=&quot;&quot;;&quot;&quot;;&quot;hazzy76@hotmail.com&quot;)" table:style-name="ce1"/>
          <table:table-cell office:value-type="string" office:string-value="" table:formula="of:=IF([.AA8]=&quot;&quot;;&quot;&quot;;[.Q8])" table:style-name="ce1"/>
          <table:table-cell office:value-type="string" office:string-value="" table:formula="of:=IF([.AA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092" table:style-name="ce2">
            <text:p>2012630092</text:p>
          </table:table-cell>
          <table:table-cell office:value-type="string" table:number-columns-spanned="2" table:number-rows-spanned="1" table:style-name="ce55">
            <text:p>EDGAR</text:p>
          </table:table-cell>
          <table:covered-table-cell/>
          <table:table-cell office:value-type="string" table:style-name="ce4">
            <text:p>CRUZ</text:p>
          </table:table-cell>
          <table:table-cell office:value-type="string" table:style-name="ce4">
            <text:p>GARFIA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10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]=&quot;&quot;;&quot;&quot;;&quot;(&quot;)" table:style-name="ce1">
            <text:p>(</text:p>
          </table:table-cell>
          <table:table-cell office:value-type="float" office:value="2010630390" table:style-name="ce2">
            <text:p>2010630390</text:p>
          </table:table-cell>
          <table:table-cell office:value-type="string" table:style-name="ce48">
            <text:p>ULISES<text:s text:c="2"/></text:p>
          </table:table-cell>
          <table:table-cell office:value-type="string" table:style-name="ce8">
            <text:p>SÁNCHEZ</text:p>
          </table:table-cell>
          <table:table-cell office:value-type="string" table:style-name="ce4">
            <text:p>BELLO</text:p>
          </table:table-cell>
          <table:table-cell office:value-type="string" office:string-value="hazzy76@hotmail.com" table:formula="of:=IF([.K9]=&quot;&quot;;&quot;&quot;;[.H9])" table:style-name="ce49">
            <text:p>hazzy76@hotmail.com</text:p>
          </table:table-cell>
          <table:table-cell office:value-type="string" office:string-value="2016-A010" table:formula="of:=IF([.L9]=&quot;&quot;;&quot;&quot;;[.I9])" table:style-name="ce46">
            <text:p>2016-A010</text:p>
          </table:table-cell>
          <table:table-cell office:value-type="string" office:string-value=")" table:formula="of:=IF([.Q9]=&quot;&quot;;&quot;&quot;;&quot;)&quot;)" table:style-name="ce4">
            <text:p>)</text:p>
          </table:table-cell>
          <table:table-cell office:value-type="string" office:string-value="" table:formula="of:=IF([.T9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9]=&quot;&quot;;&quot;&quot;;[.H9])" table:style-name="ce1"/>
          <table:table-cell office:value-type="string" office:string-value="" table:formula="of:=IF([.T9]=&quot;&quot;;&quot;&quot;;[.Q9])" table:style-name="ce1"/>
          <table:table-cell office:value-type="string" office:string-value="" table:formula="of:=IF([.S9]=&quot;&quot;;&quot;&quot;;&quot;)&quot;)" table:style-name="ce1"/>
          <table:table-cell office:value-type="string" office:string-value="" table:formula="of:=IF([.AB9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9]=&quot;&quot;;&quot;&quot;;&quot;hazzy76@hotmail.com&quot;)" table:style-name="ce1"/>
          <table:table-cell office:value-type="string" office:string-value="" table:formula="of:=IF([.AA9]=&quot;&quot;;&quot;&quot;;[.Q9])" table:style-name="ce1"/>
          <table:table-cell office:value-type="string" office:string-value="" table:formula="of:=IF([.AA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419" table:style-name="ce2">
            <text:p>2014630419</text:p>
          </table:table-cell>
          <table:table-cell office:value-type="string" table:number-columns-spanned="2" table:number-rows-spanned="1" table:style-name="ce55">
            <text:p>KARINA</text:p>
          </table:table-cell>
          <table:covered-table-cell/>
          <table:table-cell office:value-type="string" table:style-name="ce4">
            <text:p>ROBLEDO</text:p>
          </table:table-cell>
          <table:table-cell office:value-type="string" table:style-name="ce4">
            <text:p>HERNÁND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12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0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10]=&quot;&quot;;&quot;&quot;;[.H10])" table:style-name="ce49"/>
          <table:table-cell office:value-type="string" office:string-value="" table:formula="of:=IF([.L10]=&quot;&quot;;&quot;&quot;;[.I10])" table:style-name="ce46"/>
          <table:table-cell office:value-type="string" office:string-value="" table:formula="of:=IF([.Q10]=&quot;&quot;;&quot;&quot;;&quot;)&quot;)" table:style-name="ce4"/>
          <table:table-cell office:value-type="string" office:string-value="" table:formula="of:=IF([.T10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10]=&quot;&quot;;&quot;&quot;;[.H10])" table:style-name="ce1"/>
          <table:table-cell office:value-type="string" office:string-value="" table:formula="of:=IF([.T10]=&quot;&quot;;&quot;&quot;;[.Q10])" table:style-name="ce1"/>
          <table:table-cell office:value-type="string" office:string-value="" table:formula="of:=IF([.S10]=&quot;&quot;;&quot;&quot;;&quot;)&quot;)" table:style-name="ce1"/>
          <table:table-cell office:value-type="string" office:string-value="" table:formula="of:=IF([.AB10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0]=&quot;&quot;;&quot;&quot;;&quot;hazzy76@hotmail.com&quot;)" table:style-name="ce1"/>
          <table:table-cell office:value-type="string" office:string-value="" table:formula="of:=IF([.AA10]=&quot;&quot;;&quot;&quot;;[.Q10])" table:style-name="ce1"/>
          <table:table-cell office:value-type="string" office:string-value="" table:formula="of:=IF([.AA1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390" table:style-name="ce2">
            <text:p>2013630390</text:p>
          </table:table-cell>
          <table:table-cell office:value-type="string" table:number-columns-spanned="2" table:number-rows-spanned="1" table:style-name="ce55">
            <text:p>KEVIN AXEL</text:p>
          </table:table-cell>
          <table:covered-table-cell/>
          <table:table-cell office:value-type="string" table:style-name="ce4">
            <text:p>SALINAS</text:p>
          </table:table-cell>
          <table:table-cell office:value-type="string" table:style-name="ce4">
            <text:p>RAMÍ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13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1]=&quot;&quot;;&quot;&quot;;&quot;(&quot;)" table:style-name="ce1"/>
          <table:table-cell table:style-name="ce2"/>
          <table:table-cell office:value-type="string" table:style-name="ce48">
            <text:p><text:s text:c="2"/></text:p>
          </table:table-cell>
          <table:table-cell table:style-name="ce8"/>
          <table:table-cell table:style-name="ce4"/>
          <table:table-cell office:value-type="string" office:string-value="" table:formula="of:=IF([.K11]=&quot;&quot;;&quot;&quot;;[.H11])" table:style-name="ce49"/>
          <table:table-cell office:value-type="string" office:string-value="" table:formula="of:=IF([.L11]=&quot;&quot;;&quot;&quot;;[.I11])" table:style-name="ce46"/>
          <table:table-cell office:value-type="string" office:string-value="" table:formula="of:=IF([.Q11]=&quot;&quot;;&quot;&quot;;&quot;)&quot;)" table:style-name="ce4"/>
          <table:table-cell office:value-type="string" office:string-value="" table:formula="of:=IF([.T11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11]=&quot;&quot;;&quot;&quot;;[.H11])" table:style-name="ce1"/>
          <table:table-cell office:value-type="string" office:string-value="" table:formula="of:=IF([.T11]=&quot;&quot;;&quot;&quot;;[.Q11])" table:style-name="ce1"/>
          <table:table-cell office:value-type="string" office:string-value="" table:formula="of:=IF([.S11]=&quot;&quot;;&quot;&quot;;&quot;)&quot;)" table:style-name="ce1"/>
          <table:table-cell office:value-type="string" office:string-value="" table:formula="of:=IF([.AB11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1]=&quot;&quot;;&quot;&quot;;&quot;hazzy76@hotmail.com&quot;)" table:style-name="ce1"/>
          <table:table-cell office:value-type="string" office:string-value="" table:formula="of:=IF([.AA11]=&quot;&quot;;&quot;&quot;;[.Q11])" table:style-name="ce1"/>
          <table:table-cell office:value-type="string" office:string-value="" table:formula="of:=IF([.AA1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300588" table:style-name="ce2">
            <text:p>2012300588</text:p>
          </table:table-cell>
          <table:table-cell office:value-type="string" table:number-columns-spanned="2" table:number-rows-spanned="1" table:style-name="ce55">
            <text:p>BERENICE</text:p>
          </table:table-cell>
          <table:covered-table-cell/>
          <table:table-cell office:value-type="string" table:style-name="ce4">
            <text:p>ELIZALDE</text:p>
          </table:table-cell>
          <table:table-cell office:value-type="string" table:style-name="ce4">
            <text:p>FLOR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15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2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12]=&quot;&quot;;&quot;&quot;;[.H12])" table:style-name="ce49"/>
          <table:table-cell office:value-type="string" office:string-value="" table:formula="of:=IF([.L12]=&quot;&quot;;&quot;&quot;;[.I12])" table:style-name="ce46"/>
          <table:table-cell office:value-type="string" office:string-value="" table:formula="of:=IF([.Q12]=&quot;&quot;;&quot;&quot;;&quot;)&quot;)" table:style-name="ce4"/>
          <table:table-cell office:value-type="string" office:string-value="" table:formula="of:=IF([.T12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12]=&quot;&quot;;&quot;&quot;;[.H12])" table:style-name="ce1"/>
          <table:table-cell office:value-type="string" office:string-value="" table:formula="of:=IF([.T12]=&quot;&quot;;&quot;&quot;;[.Q12])" table:style-name="ce1"/>
          <table:table-cell office:value-type="string" office:string-value="" table:formula="of:=IF([.S12]=&quot;&quot;;&quot;&quot;;&quot;)&quot;)" table:style-name="ce1"/>
          <table:table-cell office:value-type="string" office:string-value="" table:formula="of:=IF([.AB12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2]=&quot;&quot;;&quot;&quot;;&quot;hazzy76@hotmail.com&quot;)" table:style-name="ce1"/>
          <table:table-cell office:value-type="string" office:string-value="" table:formula="of:=IF([.AA12]=&quot;&quot;;&quot;&quot;;[.Q12])" table:style-name="ce1"/>
          <table:table-cell office:value-type="string" office:string-value="" table:formula="of:=IF([.AA1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031" table:style-name="ce2">
            <text:p>2012630031</text:p>
          </table:table-cell>
          <table:table-cell office:value-type="string" table:number-columns-spanned="2" table:number-rows-spanned="1" table:style-name="ce55">
            <text:p>AARON ARIEL</text:p>
          </table:table-cell>
          <table:covered-table-cell/>
          <table:table-cell office:value-type="string" table:style-name="ce4">
            <text:p>ARAUJO</text:p>
          </table:table-cell>
          <table:table-cell office:value-type="string" table:style-name="ce4">
            <text:p>RUI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1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3]=&quot;&quot;;&quot;&quot;;&quot;(&quot;)" table:style-name="ce1">
            <text:p>(</text:p>
          </table:table-cell>
          <table:table-cell office:value-type="float" office:value="2013630522" table:style-name="ce2">
            <text:p>2013630522</text:p>
          </table:table-cell>
          <table:table-cell office:value-type="string" table:style-name="ce48">
            <text:p>IVÁN RAMSÉS<text:s/></text:p>
          </table:table-cell>
          <table:table-cell office:value-type="string" table:style-name="ce8">
            <text:p>MARTÍNEZ</text:p>
          </table:table-cell>
          <table:table-cell office:value-type="string" table:style-name="ce4">
            <text:p>PONCE</text:p>
          </table:table-cell>
          <table:table-cell office:value-type="string" office:string-value="hazzy76@hotmail.com" table:formula="of:=IF([.K13]=&quot;&quot;;&quot;&quot;;[.H13])" table:style-name="ce49">
            <text:p>hazzy76@hotmail.com</text:p>
          </table:table-cell>
          <table:table-cell office:value-type="string" office:string-value="2016-A016" table:formula="of:=IF([.L13]=&quot;&quot;;&quot;&quot;;[.I13])" table:style-name="ce46">
            <text:p>2016-A016</text:p>
          </table:table-cell>
          <table:table-cell office:value-type="string" office:string-value=")" table:formula="of:=IF([.Q13]=&quot;&quot;;&quot;&quot;;&quot;)&quot;)" table:style-name="ce4">
            <text:p>)</text:p>
          </table:table-cell>
          <table:table-cell office:value-type="string" office:string-value="" table:formula="of:=IF([.T13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13]=&quot;&quot;;&quot;&quot;;[.H13])" table:style-name="ce1"/>
          <table:table-cell office:value-type="string" office:string-value="" table:formula="of:=IF([.T13]=&quot;&quot;;&quot;&quot;;[.Q13])" table:style-name="ce1"/>
          <table:table-cell office:value-type="string" office:string-value="" table:formula="of:=IF([.S13]=&quot;&quot;;&quot;&quot;;&quot;)&quot;)" table:style-name="ce1"/>
          <table:table-cell office:value-type="string" office:string-value="" table:formula="of:=IF([.AB13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3]=&quot;&quot;;&quot;&quot;;&quot;hazzy76@hotmail.com&quot;)" table:style-name="ce1"/>
          <table:table-cell office:value-type="string" office:string-value="" table:formula="of:=IF([.AA13]=&quot;&quot;;&quot;&quot;;[.Q13])" table:style-name="ce1"/>
          <table:table-cell office:value-type="string" office:string-value="" table:formula="of:=IF([.AA1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099" table:style-name="ce2">
            <text:p>2012630099</text:p>
          </table:table-cell>
          <table:table-cell office:value-type="string" table:number-columns-spanned="2" table:number-rows-spanned="1" table:style-name="ce55">
            <text:p>ARMANDO</text:p>
          </table:table-cell>
          <table:covered-table-cell/>
          <table:table-cell office:value-type="string" table:style-name="ce4">
            <text:p>DAZA</text:p>
          </table:table-cell>
          <table:table-cell office:value-type="string" table:style-name="ce4">
            <text:p>CASTILL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1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]=&quot;&quot;;&quot;&quot;;&quot;(&quot;)" table:style-name="ce1">
            <text:p>(</text:p>
          </table:table-cell>
          <table:table-cell office:value-type="float" office:value="2013630488" table:style-name="ce2">
            <text:p>2013630488</text:p>
          </table:table-cell>
          <table:table-cell office:value-type="string" table:style-name="ce48">
            <text:p>SAMUEL<text:s text:c="2"/></text:p>
          </table:table-cell>
          <table:table-cell office:value-type="string" table:style-name="ce8">
            <text:p>GARCÍA</text:p>
          </table:table-cell>
          <table:table-cell office:value-type="string" table:style-name="ce4">
            <text:p>CARMONA</text:p>
          </table:table-cell>
          <table:table-cell office:value-type="string" office:string-value="hazzy76@hotmail.com" table:formula="of:=IF([.K14]=&quot;&quot;;&quot;&quot;;[.H14])" table:style-name="ce49">
            <text:p>hazzy76@hotmail.com</text:p>
          </table:table-cell>
          <table:table-cell office:value-type="string" office:string-value="2016-A017" table:formula="of:=IF([.L14]=&quot;&quot;;&quot;&quot;;[.I14])" table:style-name="ce46">
            <text:p>2016-A017</text:p>
          </table:table-cell>
          <table:table-cell office:value-type="string" office:string-value=")" table:formula="of:=IF([.Q14]=&quot;&quot;;&quot;&quot;;&quot;)&quot;)" table:style-name="ce4">
            <text:p>)</text:p>
          </table:table-cell>
          <table:table-cell office:value-type="string" office:string-value="(" table:formula="of:=IF([.T14]=&quot;&quot;;&quot;&quot;;&quot;(&quot;)" table:style-name="ce4">
            <text:p>(</text:p>
          </table:table-cell>
          <table:table-cell office:value-type="float" office:value="2013630426" table:style-name="ce2">
            <text:p>2013630426</text:p>
          </table:table-cell>
          <table:table-cell office:value-type="string" table:style-name="ce5">
            <text:p>BRIAN YAEL</text:p>
          </table:table-cell>
          <table:table-cell office:value-type="string" table:style-name="ce9">
            <text:p>VEGA</text:p>
          </table:table-cell>
          <table:table-cell office:value-type="string" table:style-name="ce1">
            <text:p>REYNOSO</text:p>
          </table:table-cell>
          <table:table-cell office:value-type="string" office:string-value="hazzy76@hotmail.com" table:formula="of:=IF([.S14]=&quot;&quot;;&quot;&quot;;[.H14])" table:style-name="ce1">
            <text:p>hazzy76@hotmail.com</text:p>
          </table:table-cell>
          <table:table-cell office:value-type="string" office:string-value="2016-A017" table:formula="of:=IF([.T14]=&quot;&quot;;&quot;&quot;;[.Q14])" table:style-name="ce1">
            <text:p>2016-A017</text:p>
          </table:table-cell>
          <table:table-cell office:value-type="string" office:string-value=")" table:formula="of:=IF([.S14]=&quot;&quot;;&quot;&quot;;&quot;)&quot;)" table:style-name="ce1">
            <text:p>)</text:p>
          </table:table-cell>
          <table:table-cell office:value-type="string" office:string-value="" table:formula="of:=IF([.AB14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4]=&quot;&quot;;&quot;&quot;;&quot;hazzy76@hotmail.com&quot;)" table:style-name="ce1"/>
          <table:table-cell office:value-type="string" office:string-value="" table:formula="of:=IF([.AA14]=&quot;&quot;;&quot;&quot;;[.Q14])" table:style-name="ce1"/>
          <table:table-cell office:value-type="string" office:string-value="" table:formula="of:=IF([.AA1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424" table:style-name="ce2">
            <text:p>2013630424</text:p>
          </table:table-cell>
          <table:table-cell office:value-type="string" table:number-columns-spanned="2" table:number-rows-spanned="1" table:style-name="ce55">
            <text:p>MAXIMILIANO</text:p>
          </table:table-cell>
          <table:covered-table-cell/>
          <table:table-cell office:value-type="string" table:style-name="ce4">
            <text:p>VÁZQUEZ</text:p>
          </table:table-cell>
          <table:table-cell office:value-type="string" table:style-name="ce4">
            <text:p>CASTAÑED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1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5]=&quot;&quot;;&quot;&quot;;&quot;(&quot;)" table:style-name="ce1">
            <text:p>(</text:p>
          </table:table-cell>
          <table:table-cell office:value-type="float" office:value="2013630072" table:style-name="ce2">
            <text:p>2013630072</text:p>
          </table:table-cell>
          <table:table-cell office:value-type="string" table:style-name="ce48">
            <text:p>ALEJANDRO<text:s text:c="2"/></text:p>
          </table:table-cell>
          <table:table-cell office:value-type="string" table:style-name="ce8">
            <text:p>HERNÁNDEZ</text:p>
          </table:table-cell>
          <table:table-cell office:value-type="string" table:style-name="ce4">
            <text:p>RODRÍGUEZ</text:p>
          </table:table-cell>
          <table:table-cell office:value-type="string" office:string-value="hazzy76@hotmail.com" table:formula="of:=IF([.K15]=&quot;&quot;;&quot;&quot;;[.H15])" table:style-name="ce49">
            <text:p>hazzy76@hotmail.com</text:p>
          </table:table-cell>
          <table:table-cell office:value-type="string" office:string-value="2016-A018" table:formula="of:=IF([.L15]=&quot;&quot;;&quot;&quot;;[.I15])" table:style-name="ce46">
            <text:p>2016-A018</text:p>
          </table:table-cell>
          <table:table-cell office:value-type="string" office:string-value=")" table:formula="of:=IF([.Q15]=&quot;&quot;;&quot;&quot;;&quot;)&quot;)" table:style-name="ce4">
            <text:p>)</text:p>
          </table:table-cell>
          <table:table-cell office:value-type="string" office:string-value="(" table:formula="of:=IF([.T15]=&quot;&quot;;&quot;&quot;;&quot;(&quot;)" table:style-name="ce4">
            <text:p>(</text:p>
          </table:table-cell>
          <table:table-cell office:value-type="float" office:value="2013630335" table:style-name="ce2">
            <text:p>2013630335</text:p>
          </table:table-cell>
          <table:table-cell office:value-type="string" table:style-name="ce5">
            <text:p>LUIS ÁNGEL</text:p>
          </table:table-cell>
          <table:table-cell office:value-type="string" table:style-name="ce9">
            <text:p>PÉREZ</text:p>
          </table:table-cell>
          <table:table-cell office:value-type="string" table:style-name="ce1">
            <text:p>MORENO</text:p>
          </table:table-cell>
          <table:table-cell office:value-type="string" office:string-value="hazzy76@hotmail.com" table:formula="of:=IF([.S15]=&quot;&quot;;&quot;&quot;;[.H15])" table:style-name="ce1">
            <text:p>hazzy76@hotmail.com</text:p>
          </table:table-cell>
          <table:table-cell office:value-type="string" office:string-value="2016-A018" table:formula="of:=IF([.T15]=&quot;&quot;;&quot;&quot;;[.Q15])" table:style-name="ce1">
            <text:p>2016-A018</text:p>
          </table:table-cell>
          <table:table-cell office:value-type="string" office:string-value=")" table:formula="of:=IF([.S15]=&quot;&quot;;&quot;&quot;;&quot;)&quot;)" table:style-name="ce1">
            <text:p>)</text:p>
          </table:table-cell>
          <table:table-cell office:value-type="string" office:string-value="" table:formula="of:=IF([.AB15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5]=&quot;&quot;;&quot;&quot;;&quot;hazzy76@hotmail.com&quot;)" table:style-name="ce1"/>
          <table:table-cell office:value-type="string" office:string-value="" table:formula="of:=IF([.AA15]=&quot;&quot;;&quot;&quot;;[.Q15])" table:style-name="ce1"/>
          <table:table-cell office:value-type="string" office:string-value="" table:formula="of:=IF([.AA1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57" table:style-name="ce2">
            <text:p>2013630157</text:p>
          </table:table-cell>
          <table:table-cell office:value-type="string" table:number-columns-spanned="2" table:number-rows-spanned="1" table:style-name="ce55">
            <text:p>JUAN URIEL</text:p>
          </table:table-cell>
          <table:covered-table-cell/>
          <table:table-cell office:value-type="string" table:style-name="ce4">
            <text:p>CORDERO</text:p>
          </table:table-cell>
          <table:table-cell office:value-type="string" table:style-name="ce4">
            <text:p>BERISTÁIN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1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]=&quot;&quot;;&quot;&quot;;&quot;(&quot;)" table:style-name="ce1">
            <text:p>(</text:p>
          </table:table-cell>
          <table:table-cell office:value-type="float" office:value="2013630360" table:style-name="ce2">
            <text:p>2013630360</text:p>
          </table:table-cell>
          <table:table-cell office:value-type="string" table:style-name="ce48">
            <text:p>ABNER OMAR<text:s/></text:p>
          </table:table-cell>
          <table:table-cell office:value-type="string" table:style-name="ce8">
            <text:p>CORTÉS</text:p>
          </table:table-cell>
          <table:table-cell office:value-type="string" table:style-name="ce4">
            <text:p>BONILA</text:p>
          </table:table-cell>
          <table:table-cell office:value-type="string" office:string-value="hazzy76@hotmail.com" table:formula="of:=IF([.K16]=&quot;&quot;;&quot;&quot;;[.H16])" table:style-name="ce49">
            <text:p>hazzy76@hotmail.com</text:p>
          </table:table-cell>
          <table:table-cell office:value-type="string" office:string-value="2016-A019" table:formula="of:=IF([.L16]=&quot;&quot;;&quot;&quot;;[.I16])" table:style-name="ce46">
            <text:p>2016-A019</text:p>
          </table:table-cell>
          <table:table-cell office:value-type="string" office:string-value=")" table:formula="of:=IF([.Q16]=&quot;&quot;;&quot;&quot;;&quot;)&quot;)" table:style-name="ce4">
            <text:p>)</text:p>
          </table:table-cell>
          <table:table-cell office:value-type="string" office:string-value="" table:formula="of:=IF([.T16]=&quot;&quot;;&quot;&quot;;&quot;(&quot;)" table:style-name="ce4"/>
          <table:table-cell table:style-name="ce10"/>
          <table:table-cell office:value-type="string" table:style-name="ce5">
            <text:p><text:s/></text:p>
          </table:table-cell>
          <table:table-cell table:style-name="ce11"/>
          <table:table-cell table:style-name="ce1"/>
          <table:table-cell office:value-type="string" office:string-value="" table:formula="of:=IF([.S16]=&quot;&quot;;&quot;&quot;;[.H16])" table:style-name="ce1"/>
          <table:table-cell office:value-type="string" office:string-value="" table:formula="of:=IF([.T16]=&quot;&quot;;&quot;&quot;;[.Q16])" table:style-name="ce1"/>
          <table:table-cell office:value-type="string" office:string-value="" table:formula="of:=IF([.S16]=&quot;&quot;;&quot;&quot;;&quot;)&quot;)" table:style-name="ce1"/>
          <table:table-cell office:value-type="string" office:string-value="" table:formula="of:=IF([.AB16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6]=&quot;&quot;;&quot;&quot;;&quot;hazzy76@hotmail.com&quot;)" table:style-name="ce1"/>
          <table:table-cell office:value-type="string" office:string-value="" table:formula="of:=IF([.AA16]=&quot;&quot;;&quot;&quot;;[.Q16])" table:style-name="ce1"/>
          <table:table-cell office:value-type="string" office:string-value="" table:formula="of:=IF([.AA1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053" table:style-name="ce2">
            <text:p>2013630053</text:p>
          </table:table-cell>
          <table:table-cell office:value-type="string" table:number-columns-spanned="2" table:number-rows-spanned="1" table:style-name="ce56">
            <text:p>FRANCISCO JAVIER</text:p>
          </table:table-cell>
          <table:covered-table-cell/>
          <table:table-cell office:value-type="string" table:style-name="ce8">
            <text:p>CAMACHO</text:p>
          </table:table-cell>
          <table:table-cell office:value-type="string" table:style-name="ce8">
            <text:p>GUERR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0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7]=&quot;&quot;;&quot;&quot;;&quot;(&quot;)" table:style-name="ce1"/>
          <table:table-cell table:style-name="ce2"/>
          <table:table-cell office:value-type="string" table:style-name="ce48">
            <text:p><text:s text:c="2"/></text:p>
          </table:table-cell>
          <table:table-cell table:number-columns-repeated="2" table:style-name="ce8"/>
          <table:table-cell office:value-type="string" office:string-value="" table:formula="of:=IF([.K17]=&quot;&quot;;&quot;&quot;;[.H17])" table:style-name="ce49"/>
          <table:table-cell office:value-type="string" office:string-value="" table:formula="of:=IF([.L17]=&quot;&quot;;&quot;&quot;;[.I17])" table:style-name="ce46"/>
          <table:table-cell office:value-type="string" office:string-value="" table:formula="of:=IF([.Q17]=&quot;&quot;;&quot;&quot;;&quot;)&quot;)" table:style-name="ce4"/>
          <table:table-cell office:value-type="string" office:string-value="" table:formula="of:=IF([.T17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17]=&quot;&quot;;&quot;&quot;;[.H17])" table:style-name="ce1"/>
          <table:table-cell office:value-type="string" office:string-value="" table:formula="of:=IF([.T17]=&quot;&quot;;&quot;&quot;;[.Q17])" table:style-name="ce1"/>
          <table:table-cell office:value-type="string" office:string-value="" table:formula="of:=IF([.S17]=&quot;&quot;;&quot;&quot;;&quot;)&quot;)" table:style-name="ce1"/>
          <table:table-cell office:value-type="string" office:string-value="" table:formula="of:=IF([.AB17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7]=&quot;&quot;;&quot;&quot;;&quot;hazzy76@hotmail.com&quot;)" table:style-name="ce1"/>
          <table:table-cell office:value-type="string" office:string-value="" table:formula="of:=IF([.AA17]=&quot;&quot;;&quot;&quot;;[.Q17])" table:style-name="ce1"/>
          <table:table-cell office:value-type="string" office:string-value="" table:formula="of:=IF([.AA1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552" table:style-name="ce2">
            <text:p>2012630552</text:p>
          </table:table-cell>
          <table:table-cell office:value-type="string" table:number-columns-spanned="2" table:number-rows-spanned="1" table:style-name="ce55">
            <text:p>ARELY</text:p>
          </table:table-cell>
          <table:covered-table-cell/>
          <table:table-cell office:value-type="string" table:style-name="ce4">
            <text:p>GARCÍA</text:p>
          </table:table-cell>
          <table:table-cell office:value-type="string" table:style-name="ce4">
            <text:p>ESTRAD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8]=&quot;&quot;;&quot;&quot;;&quot;(&quot;)" table:style-name="ce1">
            <text:p>(</text:p>
          </table:table-cell>
          <table:table-cell office:value-type="float" office:value="2013630311" table:style-name="ce2">
            <text:p>2013630311</text:p>
          </table:table-cell>
          <table:table-cell office:value-type="string" table:style-name="ce48">
            <text:p>ERICK EDUARDO<text:s/></text:p>
          </table:table-cell>
          <table:table-cell office:value-type="string" table:style-name="ce8">
            <text:p>MUÑOZ</text:p>
          </table:table-cell>
          <table:table-cell office:value-type="string" table:style-name="ce4">
            <text:p>GONZÁLEZ</text:p>
          </table:table-cell>
          <table:table-cell office:value-type="string" office:string-value="hazzy76@hotmail.com" table:formula="of:=IF([.K18]=&quot;&quot;;&quot;&quot;;[.H18])" table:style-name="ce49">
            <text:p>hazzy76@hotmail.com</text:p>
          </table:table-cell>
          <table:table-cell office:value-type="string" office:string-value="2016-A021" table:formula="of:=IF([.L18]=&quot;&quot;;&quot;&quot;;[.I18])" table:style-name="ce46">
            <text:p>2016-A021</text:p>
          </table:table-cell>
          <table:table-cell office:value-type="string" office:string-value=")" table:formula="of:=IF([.Q18]=&quot;&quot;;&quot;&quot;;&quot;)&quot;)" table:style-name="ce4">
            <text:p>)</text:p>
          </table:table-cell>
          <table:table-cell office:value-type="string" office:string-value="" table:formula="of:=IF([.T18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18]=&quot;&quot;;&quot;&quot;;[.H18])" table:style-name="ce1"/>
          <table:table-cell office:value-type="string" office:string-value="" table:formula="of:=IF([.T18]=&quot;&quot;;&quot;&quot;;[.Q18])" table:style-name="ce1"/>
          <table:table-cell office:value-type="string" office:string-value="" table:formula="of:=IF([.S18]=&quot;&quot;;&quot;&quot;;&quot;)&quot;)" table:style-name="ce1"/>
          <table:table-cell office:value-type="string" office:string-value="" table:formula="of:=IF([.AB18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8]=&quot;&quot;;&quot;&quot;;&quot;hazzy76@hotmail.com&quot;)" table:style-name="ce1"/>
          <table:table-cell office:value-type="string" office:string-value="" table:formula="of:=IF([.AA18]=&quot;&quot;;&quot;&quot;;[.Q18])" table:style-name="ce1"/>
          <table:table-cell office:value-type="string" office:string-value="" table:formula="of:=IF([.AA1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13" table:style-name="ce2">
            <text:p>2013630113</text:p>
          </table:table-cell>
          <table:table-cell office:value-type="string" table:number-columns-spanned="2" table:number-rows-spanned="1" table:style-name="ce55">
            <text:p>MARÍA ALEJANDRA</text:p>
          </table:table-cell>
          <table:covered-table-cell/>
          <table:table-cell office:value-type="string" table:style-name="ce4">
            <text:p>AQUINO</text:p>
          </table:table-cell>
          <table:table-cell office:value-type="string" table:style-name="ce4">
            <text:p>ROMER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2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9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19]=&quot;&quot;;&quot;&quot;;[.H19])" table:style-name="ce49"/>
          <table:table-cell office:value-type="string" office:string-value="" table:formula="of:=IF([.L19]=&quot;&quot;;&quot;&quot;;[.I19])" table:style-name="ce46"/>
          <table:table-cell office:value-type="string" office:string-value="" table:formula="of:=IF([.Q19]=&quot;&quot;;&quot;&quot;;&quot;)&quot;)" table:style-name="ce4"/>
          <table:table-cell office:value-type="string" office:string-value="" table:formula="of:=IF([.T19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19]=&quot;&quot;;&quot;&quot;;[.H19])" table:style-name="ce1"/>
          <table:table-cell office:value-type="string" office:string-value="" table:formula="of:=IF([.T19]=&quot;&quot;;&quot;&quot;;[.Q19])" table:style-name="ce1"/>
          <table:table-cell office:value-type="string" office:string-value="" table:formula="of:=IF([.S19]=&quot;&quot;;&quot;&quot;;&quot;)&quot;)" table:style-name="ce1"/>
          <table:table-cell office:value-type="string" office:string-value="" table:formula="of:=IF([.AB19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19]=&quot;&quot;;&quot;&quot;;&quot;hazzy76@hotmail.com&quot;)" table:style-name="ce1"/>
          <table:table-cell office:value-type="string" office:string-value="" table:formula="of:=IF([.AA19]=&quot;&quot;;&quot;&quot;;[.Q19])" table:style-name="ce1"/>
          <table:table-cell office:value-type="string" office:string-value="" table:formula="of:=IF([.AA1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0630575" table:style-name="ce2">
            <text:p>2010630575</text:p>
          </table:table-cell>
          <table:table-cell office:value-type="string" table:number-columns-spanned="2" table:number-rows-spanned="1" table:style-name="ce55">
            <text:p>LUIS ALFONSO</text:p>
          </table:table-cell>
          <table:covered-table-cell/>
          <table:table-cell office:value-type="string" table:style-name="ce4">
            <text:p>ESQUIVEL</text:p>
          </table:table-cell>
          <table:table-cell office:value-type="string" table:style-name="ce4">
            <text:p>SANDOVAL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0]=&quot;&quot;;&quot;&quot;;&quot;(&quot;)" table:style-name="ce1">
            <text:p>(</text:p>
          </table:table-cell>
          <table:table-cell office:value-type="float" office:value="2012630456" table:style-name="ce2">
            <text:p>2012630456</text:p>
          </table:table-cell>
          <table:table-cell office:value-type="string" table:style-name="ce48">
            <text:p>RICARDO ALAN<text:s/></text:p>
          </table:table-cell>
          <table:table-cell office:value-type="string" table:style-name="ce8">
            <text:p>VARGAS</text:p>
          </table:table-cell>
          <table:table-cell office:value-type="string" table:style-name="ce4">
            <text:p>GAMBOA</text:p>
          </table:table-cell>
          <table:table-cell office:value-type="string" office:string-value="hazzy76@hotmail.com" table:formula="of:=IF([.K20]=&quot;&quot;;&quot;&quot;;[.H20])" table:style-name="ce49">
            <text:p>hazzy76@hotmail.com</text:p>
          </table:table-cell>
          <table:table-cell office:value-type="string" office:string-value="2016-A023" table:formula="of:=IF([.L20]=&quot;&quot;;&quot;&quot;;[.I20])" table:style-name="ce46">
            <text:p>2016-A023</text:p>
          </table:table-cell>
          <table:table-cell office:value-type="string" office:string-value=")" table:formula="of:=IF([.Q20]=&quot;&quot;;&quot;&quot;;&quot;)&quot;)" table:style-name="ce4">
            <text:p>)</text:p>
          </table:table-cell>
          <table:table-cell office:value-type="string" office:string-value="(" table:formula="of:=IF([.T20]=&quot;&quot;;&quot;&quot;;&quot;(&quot;)" table:style-name="ce4">
            <text:p>(</text:p>
          </table:table-cell>
          <table:table-cell office:value-type="float" office:value="2009630162" table:style-name="ce5">
            <text:p>2009630162</text:p>
          </table:table-cell>
          <table:table-cell office:value-type="string" table:style-name="ce5">
            <text:p>MIGUEL ÁNGEL</text:p>
          </table:table-cell>
          <table:table-cell office:value-type="string" table:style-name="ce7">
            <text:p>MARTÍNEZ</text:p>
          </table:table-cell>
          <table:table-cell office:value-type="string" table:style-name="ce1">
            <text:p>GARCÍA</text:p>
          </table:table-cell>
          <table:table-cell office:value-type="string" office:string-value="hazzy76@hotmail.com" table:formula="of:=IF([.S20]=&quot;&quot;;&quot;&quot;;[.H20])" table:style-name="ce1">
            <text:p>hazzy76@hotmail.com</text:p>
          </table:table-cell>
          <table:table-cell office:value-type="string" office:string-value="2016-A023" table:formula="of:=IF([.T20]=&quot;&quot;;&quot;&quot;;[.Q20])" table:style-name="ce1">
            <text:p>2016-A023</text:p>
          </table:table-cell>
          <table:table-cell office:value-type="string" office:string-value=")" table:formula="of:=IF([.S20]=&quot;&quot;;&quot;&quot;;&quot;)&quot;)" table:style-name="ce1">
            <text:p>)</text:p>
          </table:table-cell>
          <table:table-cell office:value-type="string" office:string-value="" table:formula="of:=IF([.AB20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0]=&quot;&quot;;&quot;&quot;;&quot;hazzy76@hotmail.com&quot;)" table:style-name="ce1"/>
          <table:table-cell office:value-type="string" office:string-value="" table:formula="of:=IF([.AA20]=&quot;&quot;;&quot;&quot;;[.Q20])" table:style-name="ce1"/>
          <table:table-cell office:value-type="string" office:string-value="" table:formula="of:=IF([.AA2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315" table:style-name="ce2">
            <text:p>2011630315</text:p>
          </table:table-cell>
          <table:table-cell office:value-type="string" table:number-columns-spanned="2" table:number-rows-spanned="1" table:style-name="ce55">
            <text:p>RICARDO</text:p>
          </table:table-cell>
          <table:covered-table-cell/>
          <table:table-cell office:value-type="string" table:style-name="ce4">
            <text:p>AGUILAR</text:p>
          </table:table-cell>
          <table:table-cell office:value-type="string" table:style-name="ce4">
            <text:p>ORTEG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1]=&quot;&quot;;&quot;&quot;;&quot;(&quot;)" table:style-name="ce1">
            <text:p>(</text:p>
          </table:table-cell>
          <table:table-cell office:value-type="float" office:value="2012630479" table:style-name="ce2">
            <text:p>2012630479</text:p>
          </table:table-cell>
          <table:table-cell office:value-type="string" table:style-name="ce48">
            <text:p>CRISTIAN<text:s text:c="2"/></text:p>
          </table:table-cell>
          <table:table-cell office:value-type="string" table:style-name="ce8">
            <text:p>ARENAS</text:p>
          </table:table-cell>
          <table:table-cell office:value-type="string" table:style-name="ce4">
            <text:p>YÁÑEZ</text:p>
          </table:table-cell>
          <table:table-cell office:value-type="string" office:string-value="hazzy76@hotmail.com" table:formula="of:=IF([.K21]=&quot;&quot;;&quot;&quot;;[.H21])" table:style-name="ce49">
            <text:p>hazzy76@hotmail.com</text:p>
          </table:table-cell>
          <table:table-cell office:value-type="string" office:string-value="2016-A024" table:formula="of:=IF([.L21]=&quot;&quot;;&quot;&quot;;[.I21])" table:style-name="ce46">
            <text:p>2016-A024</text:p>
          </table:table-cell>
          <table:table-cell office:value-type="string" office:string-value=")" table:formula="of:=IF([.Q21]=&quot;&quot;;&quot;&quot;;&quot;)&quot;)" table:style-name="ce4">
            <text:p>)</text:p>
          </table:table-cell>
          <table:table-cell office:value-type="string" office:string-value="" table:formula="of:=IF([.T21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21]=&quot;&quot;;&quot;&quot;;[.H21])" table:style-name="ce1"/>
          <table:table-cell office:value-type="string" office:string-value="" table:formula="of:=IF([.T21]=&quot;&quot;;&quot;&quot;;[.Q21])" table:style-name="ce1"/>
          <table:table-cell office:value-type="string" office:string-value="" table:formula="of:=IF([.S21]=&quot;&quot;;&quot;&quot;;&quot;)&quot;)" table:style-name="ce1"/>
          <table:table-cell office:value-type="string" office:string-value="" table:formula="of:=IF([.AB21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1]=&quot;&quot;;&quot;&quot;;&quot;hazzy76@hotmail.com&quot;)" table:style-name="ce1"/>
          <table:table-cell office:value-type="string" office:string-value="" table:formula="of:=IF([.AA21]=&quot;&quot;;&quot;&quot;;[.Q21])" table:style-name="ce1"/>
          <table:table-cell office:value-type="string" office:string-value="" table:formula="of:=IF([.AA2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460" table:style-name="ce2">
            <text:p>2012630460</text:p>
          </table:table-cell>
          <table:table-cell office:value-type="string" table:number-columns-spanned="2" table:number-rows-spanned="1" table:style-name="ce55">
            <text:p>HÉCTOR BRUNO</text:p>
          </table:table-cell>
          <table:covered-table-cell/>
          <table:table-cell office:value-type="string" table:style-name="ce4">
            <text:p>VÁZQUEZ</text:p>
          </table:table-cell>
          <table:table-cell office:value-type="string" table:style-name="ce4">
            <text:p>SANTAN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2]=&quot;&quot;;&quot;&quot;;&quot;(&quot;)" table:style-name="ce1">
            <text:p>(</text:p>
          </table:table-cell>
          <table:table-cell office:value-type="float" office:value="2012630569" table:style-name="ce5">
            <text:p>2012630569</text:p>
          </table:table-cell>
          <table:table-cell office:value-type="string" table:style-name="ce48">
            <text:p>VERÓNICA MARIAN<text:s/></text:p>
          </table:table-cell>
          <table:table-cell office:value-type="string" table:style-name="ce6">
            <text:p>SAAVEDRA</text:p>
          </table:table-cell>
          <table:table-cell office:value-type="string" table:style-name="ce4">
            <text:p>ZEPEDA</text:p>
          </table:table-cell>
          <table:table-cell office:value-type="string" office:string-value="hazzy76@hotmail.com" table:formula="of:=IF([.K22]=&quot;&quot;;&quot;&quot;;[.H22])" table:style-name="ce49">
            <text:p>hazzy76@hotmail.com</text:p>
          </table:table-cell>
          <table:table-cell office:value-type="string" office:string-value="2016-A025" table:formula="of:=IF([.L22]=&quot;&quot;;&quot;&quot;;[.I22])" table:style-name="ce46">
            <text:p>2016-A025</text:p>
          </table:table-cell>
          <table:table-cell office:value-type="string" office:string-value=")" table:formula="of:=IF([.Q22]=&quot;&quot;;&quot;&quot;;&quot;)&quot;)" table:style-name="ce4">
            <text:p>)</text:p>
          </table:table-cell>
          <table:table-cell office:value-type="string" office:string-value="" table:formula="of:=IF([.T22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22]=&quot;&quot;;&quot;&quot;;[.H22])" table:style-name="ce1"/>
          <table:table-cell office:value-type="string" office:string-value="" table:formula="of:=IF([.T22]=&quot;&quot;;&quot;&quot;;[.Q22])" table:style-name="ce1"/>
          <table:table-cell office:value-type="string" office:string-value="" table:formula="of:=IF([.S22]=&quot;&quot;;&quot;&quot;;&quot;)&quot;)" table:style-name="ce1"/>
          <table:table-cell office:value-type="string" office:string-value="" table:formula="of:=IF([.AB22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2]=&quot;&quot;;&quot;&quot;;&quot;hazzy76@hotmail.com&quot;)" table:style-name="ce1"/>
          <table:table-cell office:value-type="string" office:string-value="" table:formula="of:=IF([.AA22]=&quot;&quot;;&quot;&quot;;[.Q22])" table:style-name="ce1"/>
          <table:table-cell office:value-type="string" office:string-value="" table:formula="of:=IF([.AA2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9630390" table:style-name="ce2">
            <text:p>2009630390</text:p>
          </table:table-cell>
          <table:table-cell office:value-type="string" table:number-columns-spanned="2" table:number-rows-spanned="1" table:style-name="ce55">
            <text:p>OMAR</text:p>
          </table:table-cell>
          <table:covered-table-cell/>
          <table:table-cell office:value-type="string" table:style-name="ce4">
            <text:p>HERNÁNDEZ</text:p>
          </table:table-cell>
          <table:table-cell office:value-type="string" table:style-name="ce4">
            <text:p>NAGORE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3]=&quot;&quot;;&quot;&quot;;&quot;(&quot;)" table:style-name="ce1">
            <text:p>(</text:p>
          </table:table-cell>
          <table:table-cell office:value-type="float" office:value="2011630171" table:style-name="ce2">
            <text:p>2011630171</text:p>
          </table:table-cell>
          <table:table-cell office:value-type="string" table:style-name="ce48">
            <text:p>GISELA STEPHANIE<text:s/></text:p>
          </table:table-cell>
          <table:table-cell office:value-type="string" table:style-name="ce8">
            <text:p>LOZADA</text:p>
          </table:table-cell>
          <table:table-cell office:value-type="string" table:style-name="ce4">
            <text:p>GUIDO</text:p>
          </table:table-cell>
          <table:table-cell office:value-type="string" office:string-value="hazzy76@hotmail.com" table:formula="of:=IF([.K23]=&quot;&quot;;&quot;&quot;;[.H23])" table:style-name="ce49">
            <text:p>hazzy76@hotmail.com</text:p>
          </table:table-cell>
          <table:table-cell office:value-type="string" office:string-value="2016-A026" table:formula="of:=IF([.L23]=&quot;&quot;;&quot;&quot;;[.I23])" table:style-name="ce46">
            <text:p>2016-A026</text:p>
          </table:table-cell>
          <table:table-cell office:value-type="string" office:string-value=")" table:formula="of:=IF([.Q23]=&quot;&quot;;&quot;&quot;;&quot;)&quot;)" table:style-name="ce4">
            <text:p>)</text:p>
          </table:table-cell>
          <table:table-cell office:value-type="string" office:string-value="" table:formula="of:=IF([.T23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23]=&quot;&quot;;&quot;&quot;;[.H23])" table:style-name="ce1"/>
          <table:table-cell office:value-type="string" office:string-value="" table:formula="of:=IF([.T23]=&quot;&quot;;&quot;&quot;;[.Q23])" table:style-name="ce1"/>
          <table:table-cell office:value-type="string" office:string-value="" table:formula="of:=IF([.S23]=&quot;&quot;;&quot;&quot;;&quot;)&quot;)" table:style-name="ce1"/>
          <table:table-cell office:value-type="string" office:string-value="" table:formula="of:=IF([.AB23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3]=&quot;&quot;;&quot;&quot;;&quot;hazzy76@hotmail.com&quot;)" table:style-name="ce1"/>
          <table:table-cell office:value-type="string" office:string-value="" table:formula="of:=IF([.AA23]=&quot;&quot;;&quot;&quot;;[.Q23])" table:style-name="ce1"/>
          <table:table-cell office:value-type="string" office:string-value="" table:formula="of:=IF([.AA2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092" table:style-name="ce2">
            <text:p>2013630092</text:p>
          </table:table-cell>
          <table:table-cell office:value-type="string" table:number-columns-spanned="2" table:number-rows-spanned="1" table:style-name="ce55">
            <text:p>JORGE FERNANDO</text:p>
          </table:table-cell>
          <table:covered-table-cell/>
          <table:table-cell office:value-type="string" table:style-name="ce4">
            <text:p>ACONO</text:p>
          </table:table-cell>
          <table:table-cell office:value-type="string" table:style-name="ce4">
            <text:p>MONSEVAI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4]=&quot;&quot;;&quot;&quot;;&quot;(&quot;)" table:style-name="ce1">
            <text:p>(</text:p>
          </table:table-cell>
          <table:table-cell office:value-type="float" office:value="2013630117" table:style-name="ce2">
            <text:p>2013630117</text:p>
          </table:table-cell>
          <table:table-cell office:value-type="string" table:style-name="ce48">
            <text:p>SARAI<text:s text:c="2"/></text:p>
          </table:table-cell>
          <table:table-cell office:value-type="string" table:style-name="ce8">
            <text:p>ATLIXQUEÑO</text:p>
          </table:table-cell>
          <table:table-cell office:value-type="string" table:style-name="ce4">
            <text:p>VELÁZQUEZ</text:p>
          </table:table-cell>
          <table:table-cell office:value-type="string" office:string-value="hazzy76@hotmail.com" table:formula="of:=IF([.K24]=&quot;&quot;;&quot;&quot;;[.H24])" table:style-name="ce49">
            <text:p>hazzy76@hotmail.com</text:p>
          </table:table-cell>
          <table:table-cell office:value-type="string" office:string-value="2016-A027" table:formula="of:=IF([.L24]=&quot;&quot;;&quot;&quot;;[.I24])" table:style-name="ce46">
            <text:p>2016-A027</text:p>
          </table:table-cell>
          <table:table-cell office:value-type="string" office:string-value=")" table:formula="of:=IF([.Q24]=&quot;&quot;;&quot;&quot;;&quot;)&quot;)" table:style-name="ce4">
            <text:p>)</text:p>
          </table:table-cell>
          <table:table-cell office:value-type="string" office:string-value="" table:formula="of:=IF([.T24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24]=&quot;&quot;;&quot;&quot;;[.H24])" table:style-name="ce1"/>
          <table:table-cell office:value-type="string" office:string-value="" table:formula="of:=IF([.T24]=&quot;&quot;;&quot;&quot;;[.Q24])" table:style-name="ce1"/>
          <table:table-cell office:value-type="string" office:string-value="" table:formula="of:=IF([.S24]=&quot;&quot;;&quot;&quot;;&quot;)&quot;)" table:style-name="ce1"/>
          <table:table-cell office:value-type="string" office:string-value="" table:formula="of:=IF([.AB24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4]=&quot;&quot;;&quot;&quot;;&quot;hazzy76@hotmail.com&quot;)" table:style-name="ce1"/>
          <table:table-cell office:value-type="string" office:string-value="" table:formula="of:=IF([.AA24]=&quot;&quot;;&quot;&quot;;[.Q24])" table:style-name="ce1"/>
          <table:table-cell office:value-type="string" office:string-value="" table:formula="of:=IF([.AA2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300495" table:style-name="ce2">
            <text:p>2011300495</text:p>
          </table:table-cell>
          <table:table-cell office:value-type="string" table:number-columns-spanned="2" table:number-rows-spanned="1" table:style-name="ce55">
            <text:p>JESÚS SAIDH</text:p>
          </table:table-cell>
          <table:covered-table-cell/>
          <table:table-cell office:value-type="string" table:style-name="ce4">
            <text:p>JIMÉNEZ</text:p>
          </table:table-cell>
          <table:table-cell office:value-type="string" table:style-name="ce4">
            <text:p>FUENT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2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5]=&quot;&quot;;&quot;&quot;;&quot;(&quot;)" table:style-name="ce1">
            <text:p>(</text:p>
          </table:table-cell>
          <table:table-cell office:value-type="float" office:value="2011630419" table:style-name="ce2">
            <text:p>2011630419</text:p>
          </table:table-cell>
          <table:table-cell office:value-type="string" table:style-name="ce48">
            <text:p>DAVID<text:s text:c="2"/></text:p>
          </table:table-cell>
          <table:table-cell office:value-type="string" table:style-name="ce8">
            <text:p>GONZÁLEZ</text:p>
          </table:table-cell>
          <table:table-cell office:value-type="string" table:style-name="ce4">
            <text:p>XICOTÉNCATL</text:p>
          </table:table-cell>
          <table:table-cell office:value-type="string" office:string-value="hazzy76@hotmail.com" table:formula="of:=IF([.K25]=&quot;&quot;;&quot;&quot;;[.H25])" table:style-name="ce49">
            <text:p>hazzy76@hotmail.com</text:p>
          </table:table-cell>
          <table:table-cell office:value-type="string" office:string-value="2016-A028" table:formula="of:=IF([.L25]=&quot;&quot;;&quot;&quot;;[.I25])" table:style-name="ce46">
            <text:p>2016-A028</text:p>
          </table:table-cell>
          <table:table-cell office:value-type="string" office:string-value=")" table:formula="of:=IF([.Q25]=&quot;&quot;;&quot;&quot;;&quot;)&quot;)" table:style-name="ce4">
            <text:p>)</text:p>
          </table:table-cell>
          <table:table-cell office:value-type="string" office:string-value="" table:formula="of:=IF([.T25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25]=&quot;&quot;;&quot;&quot;;[.H25])" table:style-name="ce1"/>
          <table:table-cell office:value-type="string" office:string-value="" table:formula="of:=IF([.T25]=&quot;&quot;;&quot;&quot;;[.Q25])" table:style-name="ce1"/>
          <table:table-cell office:value-type="string" office:string-value="" table:formula="of:=IF([.S25]=&quot;&quot;;&quot;&quot;;&quot;)&quot;)" table:style-name="ce1"/>
          <table:table-cell office:value-type="string" office:string-value="" table:formula="of:=IF([.AB25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5]=&quot;&quot;;&quot;&quot;;&quot;hazzy76@hotmail.com&quot;)" table:style-name="ce1"/>
          <table:table-cell office:value-type="string" office:string-value="" table:formula="of:=IF([.AA25]=&quot;&quot;;&quot;&quot;;[.Q25])" table:style-name="ce1"/>
          <table:table-cell office:value-type="string" office:string-value="" table:formula="of:=IF([.AA2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85" table:style-name="ce2">
            <text:p>2013630185</text:p>
          </table:table-cell>
          <table:table-cell office:value-type="string" table:number-columns-spanned="2" table:number-rows-spanned="1" table:style-name="ce55">
            <text:p>LEONEL FRANCISCO</text:p>
          </table:table-cell>
          <table:covered-table-cell/>
          <table:table-cell office:value-type="string" table:style-name="ce4">
            <text:p>ESCOBAR</text:p>
          </table:table-cell>
          <table:table-cell office:value-type="string" table:style-name="ce4">
            <text:p>OLIVAR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3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6]=&quot;&quot;;&quot;&quot;;&quot;(&quot;)" table:style-name="ce1">
            <text:p>(</text:p>
          </table:table-cell>
          <table:table-cell office:value-type="float" office:value="2013630485" table:style-name="ce2">
            <text:p>2013630485</text:p>
          </table:table-cell>
          <table:table-cell office:value-type="string" table:style-name="ce48">
            <text:p>RAÚL ISAAC<text:s/></text:p>
          </table:table-cell>
          <table:table-cell office:value-type="string" table:style-name="ce13">
            <text:p>BARROETA</text:p>
          </table:table-cell>
          <table:table-cell office:value-type="string" table:style-name="ce4">
            <text:p>GARCÍA</text:p>
          </table:table-cell>
          <table:table-cell office:value-type="string" office:string-value="hazzy76@hotmail.com" table:formula="of:=IF([.K26]=&quot;&quot;;&quot;&quot;;[.H26])" table:style-name="ce49">
            <text:p>hazzy76@hotmail.com</text:p>
          </table:table-cell>
          <table:table-cell office:value-type="string" office:string-value="2016-A031" table:formula="of:=IF([.L26]=&quot;&quot;;&quot;&quot;;[.I26])" table:style-name="ce46">
            <text:p>2016-A031</text:p>
          </table:table-cell>
          <table:table-cell office:value-type="string" office:string-value=")" table:formula="of:=IF([.Q26]=&quot;&quot;;&quot;&quot;;&quot;)&quot;)" table:style-name="ce4">
            <text:p>)</text:p>
          </table:table-cell>
          <table:table-cell office:value-type="string" office:string-value="" table:formula="of:=IF([.T26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26]=&quot;&quot;;&quot;&quot;;[.H26])" table:style-name="ce1"/>
          <table:table-cell office:value-type="string" office:string-value="" table:formula="of:=IF([.T26]=&quot;&quot;;&quot;&quot;;[.Q26])" table:style-name="ce1"/>
          <table:table-cell office:value-type="string" office:string-value="" table:formula="of:=IF([.S26]=&quot;&quot;;&quot;&quot;;&quot;)&quot;)" table:style-name="ce1"/>
          <table:table-cell office:value-type="string" office:string-value="" table:formula="of:=IF([.AB26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6]=&quot;&quot;;&quot;&quot;;&quot;hazzy76@hotmail.com&quot;)" table:style-name="ce1"/>
          <table:table-cell office:value-type="string" office:string-value="" table:formula="of:=IF([.AA26]=&quot;&quot;;&quot;&quot;;[.Q26])" table:style-name="ce1"/>
          <table:table-cell office:value-type="string" office:string-value="" table:formula="of:=IF([.AA2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32" table:style-name="ce2">
            <text:p>2013630132</text:p>
          </table:table-cell>
          <table:table-cell office:value-type="string" table:number-columns-spanned="2" table:number-rows-spanned="1" table:style-name="ce55">
            <text:p>CARLOS ALBERTO</text:p>
          </table:table-cell>
          <table:covered-table-cell/>
          <table:table-cell office:value-type="string" table:style-name="ce4">
            <text:p>BOLAÑOS</text:p>
          </table:table-cell>
          <table:table-cell office:value-type="string" table:style-name="ce4">
            <text:p>PULID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3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7]=&quot;&quot;;&quot;&quot;;&quot;(&quot;)" table:style-name="ce1">
            <text:p>(</text:p>
          </table:table-cell>
          <table:table-cell office:value-type="float" office:value="2013630151" table:style-name="ce2">
            <text:p>2013630151</text:p>
          </table:table-cell>
          <table:table-cell office:value-type="string" table:style-name="ce48">
            <text:p>ERICK<text:s text:c="2"/></text:p>
          </table:table-cell>
          <table:table-cell office:value-type="string" table:style-name="ce8">
            <text:p>CASTILLO</text:p>
          </table:table-cell>
          <table:table-cell office:value-type="string" table:style-name="ce4">
            <text:p>LUNA</text:p>
          </table:table-cell>
          <table:table-cell office:value-type="string" office:string-value="hazzy76@hotmail.com" table:formula="of:=IF([.K27]=&quot;&quot;;&quot;&quot;;[.H27])" table:style-name="ce49">
            <text:p>hazzy76@hotmail.com</text:p>
          </table:table-cell>
          <table:table-cell office:value-type="string" office:string-value="2016-A033" table:formula="of:=IF([.L27]=&quot;&quot;;&quot;&quot;;[.I27])" table:style-name="ce46">
            <text:p>2016-A033</text:p>
          </table:table-cell>
          <table:table-cell office:value-type="string" office:string-value=")" table:formula="of:=IF([.Q27]=&quot;&quot;;&quot;&quot;;&quot;)&quot;)" table:style-name="ce4">
            <text:p>)</text:p>
          </table:table-cell>
          <table:table-cell office:value-type="string" office:string-value="" table:formula="of:=IF([.T27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27]=&quot;&quot;;&quot;&quot;;[.H27])" table:style-name="ce1"/>
          <table:table-cell office:value-type="string" office:string-value="" table:formula="of:=IF([.T27]=&quot;&quot;;&quot;&quot;;[.Q27])" table:style-name="ce1"/>
          <table:table-cell office:value-type="string" office:string-value="" table:formula="of:=IF([.S27]=&quot;&quot;;&quot;&quot;;&quot;)&quot;)" table:style-name="ce1"/>
          <table:table-cell office:value-type="string" office:string-value="" table:formula="of:=IF([.AB27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7]=&quot;&quot;;&quot;&quot;;&quot;hazzy76@hotmail.com&quot;)" table:style-name="ce1"/>
          <table:table-cell office:value-type="string" office:string-value="" table:formula="of:=IF([.AA27]=&quot;&quot;;&quot;&quot;;[.Q27])" table:style-name="ce1"/>
          <table:table-cell office:value-type="string" office:string-value="" table:formula="of:=IF([.AA2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06" table:style-name="ce2">
            <text:p>2012630106</text:p>
          </table:table-cell>
          <table:table-cell office:value-type="string" table:number-columns-spanned="2" table:number-rows-spanned="1" table:style-name="ce55">
            <text:p>ROLANDO JESÚS</text:p>
          </table:table-cell>
          <table:covered-table-cell/>
          <table:table-cell office:value-type="string" table:style-name="ce4">
            <text:p>DÍAZ</text:p>
          </table:table-cell>
          <table:table-cell office:value-type="string" table:style-name="ce4">
            <text:p>CID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34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28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28]=&quot;&quot;;&quot;&quot;;[.H28])" table:style-name="ce49"/>
          <table:table-cell office:value-type="string" office:string-value="" table:formula="of:=IF([.L28]=&quot;&quot;;&quot;&quot;;[.I28])" table:style-name="ce46"/>
          <table:table-cell office:value-type="string" office:string-value="" table:formula="of:=IF([.Q28]=&quot;&quot;;&quot;&quot;;&quot;)&quot;)" table:style-name="ce4"/>
          <table:table-cell office:value-type="string" office:string-value="" table:formula="of:=IF([.T28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28]=&quot;&quot;;&quot;&quot;;[.H28])" table:style-name="ce1"/>
          <table:table-cell office:value-type="string" office:string-value="" table:formula="of:=IF([.T28]=&quot;&quot;;&quot;&quot;;[.Q28])" table:style-name="ce1"/>
          <table:table-cell office:value-type="string" office:string-value="" table:formula="of:=IF([.S28]=&quot;&quot;;&quot;&quot;;&quot;)&quot;)" table:style-name="ce1"/>
          <table:table-cell office:value-type="string" office:string-value="" table:formula="of:=IF([.AB28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28]=&quot;&quot;;&quot;&quot;;&quot;hazzy76@hotmail.com&quot;)" table:style-name="ce1"/>
          <table:table-cell office:value-type="string" office:string-value="" table:formula="of:=IF([.AA28]=&quot;&quot;;&quot;&quot;;[.Q28])" table:style-name="ce1"/>
          <table:table-cell office:value-type="string" office:string-value="" table:formula="of:=IF([.AA2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350146" table:style-name="ce2">
            <text:p>2012350146</text:p>
          </table:table-cell>
          <table:table-cell office:value-type="string" table:number-columns-spanned="2" table:number-rows-spanned="1" table:style-name="ce55">
            <text:p>FRANCISCO</text:p>
          </table:table-cell>
          <table:covered-table-cell/>
          <table:table-cell office:value-type="string" table:style-name="ce4">
            <text:p>CHÁVEZ</text:p>
          </table:table-cell>
          <table:table-cell office:value-type="string" table:style-name="ce4">
            <text:p>RAMO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3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29]=&quot;&quot;;&quot;&quot;;&quot;(&quot;)" table:style-name="ce1">
            <text:p>(</text:p>
          </table:table-cell>
          <table:table-cell office:value-type="float" office:value="2013630190" table:style-name="ce2">
            <text:p>2013630190</text:p>
          </table:table-cell>
          <table:table-cell office:value-type="string" table:style-name="ce48">
            <text:p>MARÍA ANEL<text:s/></text:p>
          </table:table-cell>
          <table:table-cell office:value-type="string" table:style-name="ce8">
            <text:p>FARRERA</text:p>
          </table:table-cell>
          <table:table-cell office:value-type="string" table:style-name="ce4">
            <text:p>HERNÁNDEZ</text:p>
          </table:table-cell>
          <table:table-cell office:value-type="string" office:string-value="hazzy76@hotmail.com" table:formula="of:=IF([.K29]=&quot;&quot;;&quot;&quot;;[.H29])" table:style-name="ce49">
            <text:p>hazzy76@hotmail.com</text:p>
          </table:table-cell>
          <table:table-cell office:value-type="string" office:string-value="2016-A036" table:formula="of:=IF([.L29]=&quot;&quot;;&quot;&quot;;[.I29])" table:style-name="ce46">
            <text:p>2016-A036</text:p>
          </table:table-cell>
          <table:table-cell office:value-type="string" office:string-value=")" table:formula="of:=IF([.Q29]=&quot;&quot;;&quot;&quot;;&quot;)&quot;)" table:style-name="ce4">
            <text:p>)</text:p>
          </table:table-cell>
          <table:table-cell office:value-type="string" office:string-value="(" table:formula="of:=IF([.T29]=&quot;&quot;;&quot;&quot;;&quot;(&quot;)" table:style-name="ce4">
            <text:p>(</text:p>
          </table:table-cell>
          <table:table-cell office:value-type="float" office:value="2012350396" table:style-name="ce2">
            <text:p>2012350396</text:p>
          </table:table-cell>
          <table:table-cell office:value-type="string" table:style-name="ce5">
            <text:p>JONATHAN<text:s/></text:p>
          </table:table-cell>
          <table:table-cell office:value-type="string" table:style-name="ce9">
            <text:p>ISLAS</text:p>
          </table:table-cell>
          <table:table-cell office:value-type="string" table:style-name="ce1">
            <text:p>VÁZQUEZ</text:p>
          </table:table-cell>
          <table:table-cell office:value-type="string" office:string-value="hazzy76@hotmail.com" table:formula="of:=IF([.S29]=&quot;&quot;;&quot;&quot;;[.H29])" table:style-name="ce1">
            <text:p>hazzy76@hotmail.com</text:p>
          </table:table-cell>
          <table:table-cell office:value-type="string" office:string-value="2016-A036" table:formula="of:=IF([.T29]=&quot;&quot;;&quot;&quot;;[.Q29])" table:style-name="ce1">
            <text:p>2016-A036</text:p>
          </table:table-cell>
          <table:table-cell office:value-type="string" office:string-value=")" table:formula="of:=IF([.S29]=&quot;&quot;;&quot;&quot;;&quot;)&quot;)" table:style-name="ce1">
            <text:p>)</text:p>
          </table:table-cell>
          <table:table-cell office:value-type="string" office:string-value="(" table:formula="of:=IF([.AB29]=&quot;&quot;;&quot;&quot;;&quot;(&quot;)" table:style-name="ce1">
            <text:p>(</text:p>
          </table:table-cell>
          <table:table-cell office:value-type="float" office:value="2013630322" table:style-name="ce9">
            <text:p>2013630322</text:p>
          </table:table-cell>
          <table:table-cell office:value-type="string" table:style-name="ce7">
            <text:p>RÚBEN<text:s/></text:p>
          </table:table-cell>
          <table:table-cell office:value-type="string" table:style-name="ce9">
            <text:p>OLGUÍN</text:p>
          </table:table-cell>
          <table:table-cell office:value-type="string" table:style-name="ce1">
            <text:p>SÁNCHEZ</text:p>
          </table:table-cell>
          <table:table-cell office:value-type="string" office:string-value="hazzy76@hotmail.com" table:formula="of:=IF([.AA29]=&quot;&quot;;&quot;&quot;;&quot;hazzy76@hotmail.com&quot;)" table:style-name="ce1">
            <text:p>hazzy76@hotmail.com</text:p>
          </table:table-cell>
          <table:table-cell office:value-type="string" office:string-value="2016-A036" table:formula="of:=IF([.AA29]=&quot;&quot;;&quot;&quot;;[.Q29])" table:style-name="ce1">
            <text:p>2016-A036</text:p>
          </table:table-cell>
          <table:table-cell office:value-type="string" office:string-value=")" table:formula="of:=IF([.AA29]=&quot;&quot;;&quot;&quot;;&quot;)&quot;)" table:style-name="ce1">
            <text:p>)</text:p>
          </table:table-cell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0630035" table:style-name="ce2">
            <text:p>2010630035</text:p>
          </table:table-cell>
          <table:table-cell office:value-type="string" table:number-columns-spanned="2" table:number-rows-spanned="1" table:style-name="ce55">
            <text:p>DIANA IVONNE</text:p>
          </table:table-cell>
          <table:covered-table-cell/>
          <table:table-cell office:value-type="string" table:style-name="ce4">
            <text:p>CHÁVEZ</text:p>
          </table:table-cell>
          <table:table-cell office:value-type="string" table:style-name="ce4">
            <text:p>CORRE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3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0]=&quot;&quot;;&quot;&quot;;&quot;(&quot;)" table:style-name="ce1">
            <text:p>(</text:p>
          </table:table-cell>
          <table:table-cell office:value-type="float" office:value="2011340180" table:style-name="ce2">
            <text:p>2011340180</text:p>
          </table:table-cell>
          <table:table-cell office:value-type="string" table:style-name="ce48">
            <text:p>TANYA SILVANA<text:s/></text:p>
          </table:table-cell>
          <table:table-cell office:value-type="string" table:style-name="ce8">
            <text:p>HERNÁNDEZ</text:p>
          </table:table-cell>
          <table:table-cell office:value-type="string" table:style-name="ce4">
            <text:p>VALDEZ</text:p>
          </table:table-cell>
          <table:table-cell office:value-type="string" office:string-value="hazzy76@hotmail.com" table:formula="of:=IF([.K30]=&quot;&quot;;&quot;&quot;;[.H30])" table:style-name="ce49">
            <text:p>hazzy76@hotmail.com</text:p>
          </table:table-cell>
          <table:table-cell office:value-type="string" office:string-value="2016-A037" table:formula="of:=IF([.L30]=&quot;&quot;;&quot;&quot;;[.I30])" table:style-name="ce46">
            <text:p>2016-A037</text:p>
          </table:table-cell>
          <table:table-cell office:value-type="string" office:string-value=")" table:formula="of:=IF([.Q30]=&quot;&quot;;&quot;&quot;;&quot;)&quot;)" table:style-name="ce4">
            <text:p>)</text:p>
          </table:table-cell>
          <table:table-cell office:value-type="string" office:string-value="(" table:formula="of:=IF([.T30]=&quot;&quot;;&quot;&quot;;&quot;(&quot;)" table:style-name="ce4">
            <text:p>(</text:p>
          </table:table-cell>
          <table:table-cell office:value-type="float" office:value="2011630030" table:style-name="ce2">
            <text:p>2011630030</text:p>
          </table:table-cell>
          <table:table-cell office:value-type="string" table:style-name="ce5">
            <text:p>GERARDO JESÚS</text:p>
          </table:table-cell>
          <table:table-cell office:value-type="string" table:style-name="ce9">
            <text:p>CAMACHO</text:p>
          </table:table-cell>
          <table:table-cell office:value-type="string" table:style-name="ce1">
            <text:p>RIVAS</text:p>
          </table:table-cell>
          <table:table-cell office:value-type="string" office:string-value="hazzy76@hotmail.com" table:formula="of:=IF([.S30]=&quot;&quot;;&quot;&quot;;[.H30])" table:style-name="ce1">
            <text:p>hazzy76@hotmail.com</text:p>
          </table:table-cell>
          <table:table-cell office:value-type="string" office:string-value="2016-A037" table:formula="of:=IF([.T30]=&quot;&quot;;&quot;&quot;;[.Q30])" table:style-name="ce1">
            <text:p>2016-A037</text:p>
          </table:table-cell>
          <table:table-cell office:value-type="string" office:string-value=")" table:formula="of:=IF([.S30]=&quot;&quot;;&quot;&quot;;&quot;)&quot;)" table:style-name="ce1">
            <text:p>)</text:p>
          </table:table-cell>
          <table:table-cell office:value-type="string" office:string-value="" table:formula="of:=IF([.AB30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0]=&quot;&quot;;&quot;&quot;;&quot;hazzy76@hotmail.com&quot;)" table:style-name="ce1"/>
          <table:table-cell office:value-type="string" office:string-value="" table:formula="of:=IF([.AA30]=&quot;&quot;;&quot;&quot;;[.Q30])" table:style-name="ce1"/>
          <table:table-cell office:value-type="string" office:string-value="" table:formula="of:=IF([.AA3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73" table:style-name="ce2">
            <text:p>2012630273</text:p>
          </table:table-cell>
          <table:table-cell office:value-type="string" table:number-columns-spanned="2" table:number-rows-spanned="1" table:style-name="ce55">
            <text:p>GIBREEL</text:p>
          </table:table-cell>
          <table:covered-table-cell/>
          <table:table-cell office:value-type="string" table:style-name="ce4">
            <text:p>MARTÍNEZ</text:p>
          </table:table-cell>
          <table:table-cell office:value-type="string" table:style-name="ce4">
            <text:p>RAMÍ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3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1]=&quot;&quot;;&quot;&quot;;&quot;(&quot;)" table:style-name="ce1">
            <text:p>(</text:p>
          </table:table-cell>
          <table:table-cell office:value-type="float" office:value="2012630312" table:style-name="ce2">
            <text:p>2012630312</text:p>
          </table:table-cell>
          <table:table-cell office:value-type="string" table:style-name="ce48">
            <text:p>PABLO<text:s text:c="2"/></text:p>
          </table:table-cell>
          <table:table-cell office:value-type="string" table:style-name="ce8">
            <text:p>NICOLÁS</text:p>
          </table:table-cell>
          <table:table-cell office:value-type="string" table:style-name="ce4">
            <text:p>HERNÁNDEZ</text:p>
          </table:table-cell>
          <table:table-cell office:value-type="string" office:string-value="hazzy76@hotmail.com" table:formula="of:=IF([.K31]=&quot;&quot;;&quot;&quot;;[.H31])" table:style-name="ce49">
            <text:p>hazzy76@hotmail.com</text:p>
          </table:table-cell>
          <table:table-cell office:value-type="string" office:string-value="2016-A038" table:formula="of:=IF([.L31]=&quot;&quot;;&quot;&quot;;[.I31])" table:style-name="ce46">
            <text:p>2016-A038</text:p>
          </table:table-cell>
          <table:table-cell office:value-type="string" office:string-value=")" table:formula="of:=IF([.Q31]=&quot;&quot;;&quot;&quot;;&quot;)&quot;)" table:style-name="ce4">
            <text:p>)</text:p>
          </table:table-cell>
          <table:table-cell office:value-type="string" office:string-value="(" table:formula="of:=IF([.T31]=&quot;&quot;;&quot;&quot;;&quot;(&quot;)" table:style-name="ce4">
            <text:p>(</text:p>
          </table:table-cell>
          <table:table-cell office:value-type="float" office:value="2012630306" table:style-name="ce2">
            <text:p>2012630306</text:p>
          </table:table-cell>
          <table:table-cell office:value-type="string" table:style-name="ce5">
            <text:p>MARIO JESÚS</text:p>
          </table:table-cell>
          <table:table-cell office:value-type="string" table:style-name="ce9">
            <text:p>MORA</text:p>
          </table:table-cell>
          <table:table-cell office:value-type="string" table:style-name="ce1">
            <text:p>PÉREZ</text:p>
          </table:table-cell>
          <table:table-cell office:value-type="string" office:string-value="hazzy76@hotmail.com" table:formula="of:=IF([.S31]=&quot;&quot;;&quot;&quot;;[.H31])" table:style-name="ce1">
            <text:p>hazzy76@hotmail.com</text:p>
          </table:table-cell>
          <table:table-cell office:value-type="string" office:string-value="2016-A038" table:formula="of:=IF([.T31]=&quot;&quot;;&quot;&quot;;[.Q31])" table:style-name="ce1">
            <text:p>2016-A038</text:p>
          </table:table-cell>
          <table:table-cell office:value-type="string" office:string-value=")" table:formula="of:=IF([.S31]=&quot;&quot;;&quot;&quot;;&quot;)&quot;)" table:style-name="ce1">
            <text:p>)</text:p>
          </table:table-cell>
          <table:table-cell office:value-type="string" office:string-value="" table:formula="of:=IF([.AB31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1]=&quot;&quot;;&quot;&quot;;&quot;hazzy76@hotmail.com&quot;)" table:style-name="ce1"/>
          <table:table-cell office:value-type="string" office:string-value="" table:formula="of:=IF([.AA31]=&quot;&quot;;&quot;&quot;;[.Q31])" table:style-name="ce1"/>
          <table:table-cell office:value-type="string" office:string-value="" table:formula="of:=IF([.AA3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297" table:style-name="ce2">
            <text:p>2013630297</text:p>
          </table:table-cell>
          <table:table-cell office:value-type="string" table:number-columns-spanned="2" table:number-rows-spanned="1" table:style-name="ce55">
            <text:p>MARCO ALDAIR</text:p>
          </table:table-cell>
          <table:covered-table-cell/>
          <table:table-cell office:value-type="string" table:style-name="ce4">
            <text:p>MEJÍA</text:p>
          </table:table-cell>
          <table:table-cell office:value-type="string" table:style-name="ce4">
            <text:p>RAMO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3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2]=&quot;&quot;;&quot;&quot;;&quot;(&quot;)" table:style-name="ce1">
            <text:p>(</text:p>
          </table:table-cell>
          <table:table-cell office:value-type="float" office:value="2013630128" table:style-name="ce2">
            <text:p>2013630128</text:p>
          </table:table-cell>
          <table:table-cell office:value-type="string" table:style-name="ce48">
            <text:p>JOSÉ DE JESÚS</text:p>
          </table:table-cell>
          <table:table-cell office:value-type="string" table:style-name="ce8">
            <text:p>BARRERA</text:p>
          </table:table-cell>
          <table:table-cell office:value-type="string" table:style-name="ce4">
            <text:p>PINEDA</text:p>
          </table:table-cell>
          <table:table-cell office:value-type="string" office:string-value="hazzy76@hotmail.com" table:formula="of:=IF([.K32]=&quot;&quot;;&quot;&quot;;[.H32])" table:style-name="ce49">
            <text:p>hazzy76@hotmail.com</text:p>
          </table:table-cell>
          <table:table-cell office:value-type="string" office:string-value="2016-A039" table:formula="of:=IF([.L32]=&quot;&quot;;&quot;&quot;;[.I32])" table:style-name="ce46">
            <text:p>2016-A039</text:p>
          </table:table-cell>
          <table:table-cell office:value-type="string" office:string-value=")" table:formula="of:=IF([.Q32]=&quot;&quot;;&quot;&quot;;&quot;)&quot;)" table:style-name="ce4">
            <text:p>)</text:p>
          </table:table-cell>
          <table:table-cell office:value-type="string" office:string-value="" table:formula="of:=IF([.T32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32]=&quot;&quot;;&quot;&quot;;[.H32])" table:style-name="ce1"/>
          <table:table-cell office:value-type="string" office:string-value="" table:formula="of:=IF([.T32]=&quot;&quot;;&quot;&quot;;[.Q32])" table:style-name="ce1"/>
          <table:table-cell office:value-type="string" office:string-value="" table:formula="of:=IF([.S32]=&quot;&quot;;&quot;&quot;;&quot;)&quot;)" table:style-name="ce1"/>
          <table:table-cell office:value-type="string" office:string-value="" table:formula="of:=IF([.AB32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2]=&quot;&quot;;&quot;&quot;;&quot;hazzy76@hotmail.com&quot;)" table:style-name="ce1"/>
          <table:table-cell office:value-type="string" office:string-value="" table:formula="of:=IF([.AA32]=&quot;&quot;;&quot;&quot;;[.Q32])" table:style-name="ce1"/>
          <table:table-cell office:value-type="string" office:string-value="" table:formula="of:=IF([.AA3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317" table:style-name="ce2">
            <text:p>2013630317</text:p>
          </table:table-cell>
          <table:table-cell office:value-type="string" table:number-columns-spanned="2" table:number-rows-spanned="1" table:style-name="ce55">
            <text:p>ALAN RICARDO</text:p>
          </table:table-cell>
          <table:covered-table-cell/>
          <table:table-cell office:value-type="string" table:style-name="ce4">
            <text:p>NEGRETE</text:p>
          </table:table-cell>
          <table:table-cell office:value-type="string" table:style-name="ce4">
            <text:p>TORR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4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3]=&quot;&quot;;&quot;&quot;;&quot;(&quot;)" table:style-name="ce1">
            <text:p>(</text:p>
          </table:table-cell>
          <table:table-cell office:value-type="float" office:value="2013630235" table:style-name="ce2">
            <text:p>2013630235</text:p>
          </table:table-cell>
          <table:table-cell office:value-type="string" table:style-name="ce48">
            <text:p>ANGÉLICA JAQUELINE<text:s/></text:p>
          </table:table-cell>
          <table:table-cell office:value-type="string" table:style-name="ce8">
            <text:p>HERNÁNDEZ</text:p>
          </table:table-cell>
          <table:table-cell office:value-type="string" table:style-name="ce4">
            <text:p>LÓPEZ</text:p>
          </table:table-cell>
          <table:table-cell office:value-type="string" office:string-value="hazzy76@hotmail.com" table:formula="of:=IF([.K33]=&quot;&quot;;&quot;&quot;;[.H33])" table:style-name="ce49">
            <text:p>hazzy76@hotmail.com</text:p>
          </table:table-cell>
          <table:table-cell office:value-type="string" office:string-value="2016-A041" table:formula="of:=IF([.L33]=&quot;&quot;;&quot;&quot;;[.I33])" table:style-name="ce46">
            <text:p>2016-A041</text:p>
          </table:table-cell>
          <table:table-cell office:value-type="string" office:string-value=")" table:formula="of:=IF([.Q33]=&quot;&quot;;&quot;&quot;;&quot;)&quot;)" table:style-name="ce4">
            <text:p>)</text:p>
          </table:table-cell>
          <table:table-cell office:value-type="string" office:string-value="(" table:formula="of:=IF([.T33]=&quot;&quot;;&quot;&quot;;&quot;(&quot;)" table:style-name="ce4">
            <text:p>(</text:p>
          </table:table-cell>
          <table:table-cell office:value-type="float" office:value="2013630299" table:style-name="ce2">
            <text:p>2013630299</text:p>
          </table:table-cell>
          <table:table-cell office:value-type="string" table:style-name="ce5">
            <text:p>ALAN VALERY</text:p>
          </table:table-cell>
          <table:table-cell office:value-type="string" table:style-name="ce9">
            <text:p>MINOR</text:p>
          </table:table-cell>
          <table:table-cell office:value-type="string" table:style-name="ce1">
            <text:p>LEYVA</text:p>
          </table:table-cell>
          <table:table-cell office:value-type="string" office:string-value="hazzy76@hotmail.com" table:formula="of:=IF([.S33]=&quot;&quot;;&quot;&quot;;[.H33])" table:style-name="ce1">
            <text:p>hazzy76@hotmail.com</text:p>
          </table:table-cell>
          <table:table-cell office:value-type="string" office:string-value="2016-A041" table:formula="of:=IF([.T33]=&quot;&quot;;&quot;&quot;;[.Q33])" table:style-name="ce1">
            <text:p>2016-A041</text:p>
          </table:table-cell>
          <table:table-cell office:value-type="string" office:string-value=")" table:formula="of:=IF([.S33]=&quot;&quot;;&quot;&quot;;&quot;)&quot;)" table:style-name="ce1">
            <text:p>)</text:p>
          </table:table-cell>
          <table:table-cell office:value-type="string" office:string-value="" table:formula="of:=IF([.AB33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3]=&quot;&quot;;&quot;&quot;;&quot;hazzy76@hotmail.com&quot;)" table:style-name="ce1"/>
          <table:table-cell office:value-type="string" office:string-value="" table:formula="of:=IF([.AA33]=&quot;&quot;;&quot;&quot;;[.Q33])" table:style-name="ce1"/>
          <table:table-cell office:value-type="string" office:string-value="" table:formula="of:=IF([.AA3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27" table:style-name="ce2">
            <text:p>2013630127</text:p>
          </table:table-cell>
          <table:table-cell office:value-type="string" table:number-columns-spanned="2" table:number-rows-spanned="1" table:style-name="ce55">
            <text:p>CINTHIA PAOLA</text:p>
          </table:table-cell>
          <table:covered-table-cell/>
          <table:table-cell office:value-type="string" table:style-name="ce4">
            <text:p>BARRERA</text:p>
          </table:table-cell>
          <table:table-cell office:value-type="string" table:style-name="ce4">
            <text:p>PARED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4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4]=&quot;&quot;;&quot;&quot;;&quot;(&quot;)" table:style-name="ce1">
            <text:p>(</text:p>
          </table:table-cell>
          <table:table-cell office:value-type="float" office:value="2013630223" table:style-name="ce2">
            <text:p>2013630223</text:p>
          </table:table-cell>
          <table:table-cell office:value-type="string" table:style-name="ce48">
            <text:p>MARÍA ROCÍO<text:s/></text:p>
          </table:table-cell>
          <table:table-cell office:value-type="string" table:style-name="ce8">
            <text:p>GUERRERO</text:p>
          </table:table-cell>
          <table:table-cell office:value-type="string" table:style-name="ce4">
            <text:p>GÓMEZ</text:p>
          </table:table-cell>
          <table:table-cell office:value-type="string" office:string-value="hazzy76@hotmail.com" table:formula="of:=IF([.K34]=&quot;&quot;;&quot;&quot;;[.H34])" table:style-name="ce49">
            <text:p>hazzy76@hotmail.com</text:p>
          </table:table-cell>
          <table:table-cell office:value-type="string" office:string-value="2016-A042" table:formula="of:=IF([.L34]=&quot;&quot;;&quot;&quot;;[.I34])" table:style-name="ce46">
            <text:p>2016-A042</text:p>
          </table:table-cell>
          <table:table-cell office:value-type="string" office:string-value=")" table:formula="of:=IF([.Q34]=&quot;&quot;;&quot;&quot;;&quot;)&quot;)" table:style-name="ce4">
            <text:p>)</text:p>
          </table:table-cell>
          <table:table-cell office:value-type="string" office:string-value="(" table:formula="of:=IF([.T34]=&quot;&quot;;&quot;&quot;;&quot;(&quot;)" table:style-name="ce4">
            <text:p>(</text:p>
          </table:table-cell>
          <table:table-cell office:value-type="float" office:value="2010630205" table:style-name="ce2">
            <text:p>2010630205</text:p>
          </table:table-cell>
          <table:table-cell office:value-type="string" table:style-name="ce5">
            <text:p>RICARDO SALVADOR</text:p>
          </table:table-cell>
          <table:table-cell office:value-type="string" table:style-name="ce9">
            <text:p>TÉLLEZ</text:p>
          </table:table-cell>
          <table:table-cell office:value-type="string" table:style-name="ce1">
            <text:p>DÍAZ</text:p>
          </table:table-cell>
          <table:table-cell office:value-type="string" office:string-value="hazzy76@hotmail.com" table:formula="of:=IF([.S34]=&quot;&quot;;&quot;&quot;;[.H34])" table:style-name="ce1">
            <text:p>hazzy76@hotmail.com</text:p>
          </table:table-cell>
          <table:table-cell office:value-type="string" office:string-value="2016-A042" table:formula="of:=IF([.T34]=&quot;&quot;;&quot;&quot;;[.Q34])" table:style-name="ce1">
            <text:p>2016-A042</text:p>
          </table:table-cell>
          <table:table-cell office:value-type="string" office:string-value=")" table:formula="of:=IF([.S34]=&quot;&quot;;&quot;&quot;;&quot;)&quot;)" table:style-name="ce1">
            <text:p>)</text:p>
          </table:table-cell>
          <table:table-cell office:value-type="string" office:string-value="" table:formula="of:=IF([.AB34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4]=&quot;&quot;;&quot;&quot;;&quot;hazzy76@hotmail.com&quot;)" table:style-name="ce1"/>
          <table:table-cell office:value-type="string" office:string-value="" table:formula="of:=IF([.AA34]=&quot;&quot;;&quot;&quot;;[.Q34])" table:style-name="ce1"/>
          <table:table-cell office:value-type="string" office:string-value="" table:formula="of:=IF([.AA3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9310558" table:style-name="ce2">
            <text:p>2009310558</text:p>
          </table:table-cell>
          <table:table-cell office:value-type="string" table:number-columns-spanned="2" table:number-rows-spanned="1" table:style-name="ce55">
            <text:p>MIGUEL ÁNGEL</text:p>
          </table:table-cell>
          <table:covered-table-cell/>
          <table:table-cell office:value-type="string" table:style-name="ce4">
            <text:p>SÁNCHEZ</text:p>
          </table:table-cell>
          <table:table-cell office:value-type="string" table:style-name="ce4">
            <text:p>MADRIGAL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4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5]=&quot;&quot;;&quot;&quot;;&quot;(&quot;)" table:style-name="ce1">
            <text:p>(</text:p>
          </table:table-cell>
          <table:table-cell office:value-type="float" office:value="2009630311" table:style-name="ce2">
            <text:p>2009630311</text:p>
          </table:table-cell>
          <table:table-cell office:value-type="string" table:style-name="ce48">
            <text:p>PEDRO<text:s text:c="2"/></text:p>
          </table:table-cell>
          <table:table-cell office:value-type="string" table:style-name="ce8">
            <text:p>YESCAS</text:p>
          </table:table-cell>
          <table:table-cell office:value-type="string" table:style-name="ce4">
            <text:p>MÉNDEZ</text:p>
          </table:table-cell>
          <table:table-cell office:value-type="string" office:string-value="hazzy76@hotmail.com" table:formula="of:=IF([.K35]=&quot;&quot;;&quot;&quot;;[.H35])" table:style-name="ce49">
            <text:p>hazzy76@hotmail.com</text:p>
          </table:table-cell>
          <table:table-cell office:value-type="string" office:string-value="2016-A043" table:formula="of:=IF([.L35]=&quot;&quot;;&quot;&quot;;[.I35])" table:style-name="ce46">
            <text:p>2016-A043</text:p>
          </table:table-cell>
          <table:table-cell office:value-type="string" office:string-value=")" table:formula="of:=IF([.Q35]=&quot;&quot;;&quot;&quot;;&quot;)&quot;)" table:style-name="ce4">
            <text:p>)</text:p>
          </table:table-cell>
          <table:table-cell office:value-type="string" office:string-value="(" table:formula="of:=IF([.T35]=&quot;&quot;;&quot;&quot;;&quot;(&quot;)" table:style-name="ce4">
            <text:p>(</text:p>
          </table:table-cell>
          <table:table-cell office:value-type="float" office:value="2009410445" table:style-name="ce2">
            <text:p>2009410445</text:p>
          </table:table-cell>
          <table:table-cell office:value-type="string" table:style-name="ce5">
            <text:p>ALDO ABRAHAM</text:p>
          </table:table-cell>
          <table:table-cell office:value-type="string" table:style-name="ce9">
            <text:p>PEÑA</text:p>
          </table:table-cell>
          <table:table-cell office:value-type="string" table:style-name="ce1">
            <text:p>PATIÑO</text:p>
          </table:table-cell>
          <table:table-cell office:value-type="string" office:string-value="hazzy76@hotmail.com" table:formula="of:=IF([.S35]=&quot;&quot;;&quot;&quot;;[.H35])" table:style-name="ce1">
            <text:p>hazzy76@hotmail.com</text:p>
          </table:table-cell>
          <table:table-cell office:value-type="string" office:string-value="2016-A043" table:formula="of:=IF([.T35]=&quot;&quot;;&quot;&quot;;[.Q35])" table:style-name="ce1">
            <text:p>2016-A043</text:p>
          </table:table-cell>
          <table:table-cell office:value-type="string" office:string-value=")" table:formula="of:=IF([.S35]=&quot;&quot;;&quot;&quot;;&quot;)&quot;)" table:style-name="ce1">
            <text:p>)</text:p>
          </table:table-cell>
          <table:table-cell office:value-type="string" office:string-value="" table:formula="of:=IF([.AB35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5]=&quot;&quot;;&quot;&quot;;&quot;hazzy76@hotmail.com&quot;)" table:style-name="ce1"/>
          <table:table-cell office:value-type="string" office:string-value="" table:formula="of:=IF([.AA35]=&quot;&quot;;&quot;&quot;;[.Q35])" table:style-name="ce1"/>
          <table:table-cell office:value-type="string" office:string-value="" table:formula="of:=IF([.AA3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62" table:style-name="ce2">
            <text:p>2013630162</text:p>
          </table:table-cell>
          <table:table-cell office:value-type="string" table:number-columns-spanned="2" table:number-rows-spanned="1" table:style-name="ce56">
            <text:p>CARLOS GIBRAN</text:p>
          </table:table-cell>
          <table:covered-table-cell/>
          <table:table-cell office:value-type="string" table:style-name="ce17">
            <text:p>CORTES</text:p>
          </table:table-cell>
          <table:table-cell office:value-type="string" table:style-name="ce17">
            <text:p>CASTILL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4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6]=&quot;&quot;;&quot;&quot;;&quot;(&quot;)" table:style-name="ce1">
            <text:p>(</text:p>
          </table:table-cell>
          <table:table-cell office:value-type="float" office:value="2013630389" table:style-name="ce2">
            <text:p>2013630389</text:p>
          </table:table-cell>
          <table:table-cell office:value-type="string" table:style-name="ce48">
            <text:p>ANA FERNANDA<text:s/></text:p>
          </table:table-cell>
          <table:table-cell office:value-type="string" table:style-name="ce13">
            <text:p>SALAZAR</text:p>
          </table:table-cell>
          <table:table-cell office:value-type="string" table:style-name="ce17">
            <text:p>MALDONADO</text:p>
          </table:table-cell>
          <table:table-cell office:value-type="string" office:string-value="hazzy76@hotmail.com" table:formula="of:=IF([.K36]=&quot;&quot;;&quot;&quot;;[.H36])" table:style-name="ce49">
            <text:p>hazzy76@hotmail.com</text:p>
          </table:table-cell>
          <table:table-cell office:value-type="string" office:string-value="2016-A044" table:formula="of:=IF([.L36]=&quot;&quot;;&quot;&quot;;[.I36])" table:style-name="ce46">
            <text:p>2016-A044</text:p>
          </table:table-cell>
          <table:table-cell office:value-type="string" office:string-value=")" table:formula="of:=IF([.Q36]=&quot;&quot;;&quot;&quot;;&quot;)&quot;)" table:style-name="ce4">
            <text:p>)</text:p>
          </table:table-cell>
          <table:table-cell office:value-type="string" office:string-value="" table:formula="of:=IF([.T36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36]=&quot;&quot;;&quot;&quot;;[.H36])" table:style-name="ce1"/>
          <table:table-cell office:value-type="string" office:string-value="" table:formula="of:=IF([.T36]=&quot;&quot;;&quot;&quot;;[.Q36])" table:style-name="ce1"/>
          <table:table-cell office:value-type="string" office:string-value="" table:formula="of:=IF([.S36]=&quot;&quot;;&quot;&quot;;&quot;)&quot;)" table:style-name="ce1"/>
          <table:table-cell office:value-type="string" office:string-value="" table:formula="of:=IF([.AB36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6]=&quot;&quot;;&quot;&quot;;&quot;hazzy76@hotmail.com&quot;)" table:style-name="ce1"/>
          <table:table-cell office:value-type="string" office:string-value="" table:formula="of:=IF([.AA36]=&quot;&quot;;&quot;&quot;;[.Q36])" table:style-name="ce1"/>
          <table:table-cell office:value-type="string" office:string-value="" table:formula="of:=IF([.AA3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0630457" table:style-name="ce2">
            <text:p>2010630457</text:p>
          </table:table-cell>
          <table:table-cell office:value-type="string" table:number-columns-spanned="2" table:number-rows-spanned="1" table:style-name="ce55">
            <text:p>JETZEMANI DAVID</text:p>
          </table:table-cell>
          <table:covered-table-cell/>
          <table:table-cell office:value-type="string" table:style-name="ce4">
            <text:p>SÁNCHEZ</text:p>
          </table:table-cell>
          <table:table-cell office:value-type="string" table:style-name="ce4">
            <text:p>CONTRERA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4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7]=&quot;&quot;;&quot;&quot;;&quot;(&quot;)" table:style-name="ce1">
            <text:p>(</text:p>
          </table:table-cell>
          <table:table-cell office:value-type="float" office:value="2012630417" table:style-name="ce2">
            <text:p>2012630417</text:p>
          </table:table-cell>
          <table:table-cell office:value-type="string" table:style-name="ce48">
            <text:p>NANCY<text:s text:c="2"/></text:p>
          </table:table-cell>
          <table:table-cell office:value-type="string" table:style-name="ce13">
            <text:p>SÁNCHEZ</text:p>
          </table:table-cell>
          <table:table-cell office:value-type="string" table:style-name="ce4">
            <text:p>MÉNDEZ</text:p>
          </table:table-cell>
          <table:table-cell office:value-type="string" office:string-value="hazzy76@hotmail.com" table:formula="of:=IF([.K37]=&quot;&quot;;&quot;&quot;;[.H37])" table:style-name="ce49">
            <text:p>hazzy76@hotmail.com</text:p>
          </table:table-cell>
          <table:table-cell office:value-type="string" office:string-value="2016-A045" table:formula="of:=IF([.L37]=&quot;&quot;;&quot;&quot;;[.I37])" table:style-name="ce46">
            <text:p>2016-A045</text:p>
          </table:table-cell>
          <table:table-cell office:value-type="string" office:string-value=")" table:formula="of:=IF([.Q37]=&quot;&quot;;&quot;&quot;;&quot;)&quot;)" table:style-name="ce4">
            <text:p>)</text:p>
          </table:table-cell>
          <table:table-cell office:value-type="string" office:string-value="(" table:formula="of:=IF([.T37]=&quot;&quot;;&quot;&quot;;&quot;(&quot;)" table:style-name="ce4">
            <text:p>(</text:p>
          </table:table-cell>
          <table:table-cell office:value-type="float" office:value="2010630495" table:style-name="ce18">
            <text:p>2010630495</text:p>
          </table:table-cell>
          <table:table-cell office:value-type="string" table:style-name="ce5">
            <text:p>MUCIO ARTURO</text:p>
          </table:table-cell>
          <table:table-cell office:value-type="string" table:style-name="ce18">
            <text:p>NAVA</text:p>
          </table:table-cell>
          <table:table-cell office:value-type="string" table:style-name="ce1">
            <text:p>BÁEZ</text:p>
          </table:table-cell>
          <table:table-cell office:value-type="string" office:string-value="hazzy76@hotmail.com" table:formula="of:=IF([.S37]=&quot;&quot;;&quot;&quot;;[.H37])" table:style-name="ce1">
            <text:p>hazzy76@hotmail.com</text:p>
          </table:table-cell>
          <table:table-cell office:value-type="string" office:string-value="2016-A045" table:formula="of:=IF([.T37]=&quot;&quot;;&quot;&quot;;[.Q37])" table:style-name="ce1">
            <text:p>2016-A045</text:p>
          </table:table-cell>
          <table:table-cell office:value-type="string" office:string-value=")" table:formula="of:=IF([.S37]=&quot;&quot;;&quot;&quot;;&quot;)&quot;)" table:style-name="ce1">
            <text:p>)</text:p>
          </table:table-cell>
          <table:table-cell office:value-type="string" office:string-value="" table:formula="of:=IF([.AB37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7]=&quot;&quot;;&quot;&quot;;&quot;hazzy76@hotmail.com&quot;)" table:style-name="ce1"/>
          <table:table-cell office:value-type="string" office:string-value="" table:formula="of:=IF([.AA37]=&quot;&quot;;&quot;&quot;;[.Q37])" table:style-name="ce1"/>
          <table:table-cell office:value-type="string" office:string-value="" table:formula="of:=IF([.AA3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9630207" table:style-name="ce2">
            <text:p>2009630207</text:p>
          </table:table-cell>
          <table:table-cell office:value-type="string" table:number-columns-spanned="2" table:number-rows-spanned="1" table:style-name="ce56">
            <text:p>CARLOS EDUARDO</text:p>
          </table:table-cell>
          <table:covered-table-cell/>
          <table:table-cell office:value-type="string" table:style-name="ce8">
            <text:p>OCEJO</text:p>
          </table:table-cell>
          <table:table-cell office:value-type="string" table:style-name="ce8">
            <text:p>JASS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46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38]=&quot;&quot;;&quot;&quot;;&quot;(&quot;)" table:style-name="ce1"/>
          <table:table-cell table:style-name="ce19"/>
          <table:table-cell office:value-type="string" table:style-name="ce48">
            <text:p><text:s text:c="2"/></text:p>
          </table:table-cell>
          <table:table-cell table:style-name="ce20"/>
          <table:table-cell table:style-name="ce8"/>
          <table:table-cell office:value-type="string" office:string-value="" table:formula="of:=IF([.K38]=&quot;&quot;;&quot;&quot;;[.H38])" table:style-name="ce49"/>
          <table:table-cell office:value-type="string" office:string-value="" table:formula="of:=IF([.L38]=&quot;&quot;;&quot;&quot;;[.I38])" table:style-name="ce46"/>
          <table:table-cell office:value-type="string" office:string-value="" table:formula="of:=IF([.Q38]=&quot;&quot;;&quot;&quot;;&quot;)&quot;)" table:style-name="ce4"/>
          <table:table-cell office:value-type="string" office:string-value="" table:formula="of:=IF([.T38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38]=&quot;&quot;;&quot;&quot;;[.H38])" table:style-name="ce1"/>
          <table:table-cell office:value-type="string" office:string-value="" table:formula="of:=IF([.T38]=&quot;&quot;;&quot;&quot;;[.Q38])" table:style-name="ce1"/>
          <table:table-cell office:value-type="string" office:string-value="" table:formula="of:=IF([.S38]=&quot;&quot;;&quot;&quot;;&quot;)&quot;)" table:style-name="ce1"/>
          <table:table-cell office:value-type="string" office:string-value="" table:formula="of:=IF([.AB38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8]=&quot;&quot;;&quot;&quot;;&quot;hazzy76@hotmail.com&quot;)" table:style-name="ce1"/>
          <table:table-cell office:value-type="string" office:string-value="" table:formula="of:=IF([.AA38]=&quot;&quot;;&quot;&quot;;[.Q38])" table:style-name="ce1"/>
          <table:table-cell office:value-type="string" office:string-value="" table:formula="of:=IF([.AA3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67" table:style-name="ce2">
            <text:p>2014630067</text:p>
          </table:table-cell>
          <table:table-cell office:value-type="string" table:number-columns-spanned="2" table:number-rows-spanned="1" table:style-name="ce55">
            <text:p>JUAN LEONARDO</text:p>
          </table:table-cell>
          <table:covered-table-cell/>
          <table:table-cell office:value-type="string" table:style-name="ce4">
            <text:p>CALDERÓN</text:p>
          </table:table-cell>
          <table:table-cell office:value-type="string" table:style-name="ce4">
            <text:p>PÉ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4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39]=&quot;&quot;;&quot;&quot;;&quot;(&quot;)" table:style-name="ce1">
            <text:p>(</text:p>
          </table:table-cell>
          <table:table-cell office:value-type="float" office:value="2014630263" table:style-name="ce2">
            <text:p>2014630263</text:p>
          </table:table-cell>
          <table:table-cell office:value-type="string" table:style-name="ce48">
            <text:p>JAIR ALAN<text:s/></text:p>
          </table:table-cell>
          <table:table-cell office:value-type="string" table:style-name="ce8">
            <text:p>LÓPEZ</text:p>
          </table:table-cell>
          <table:table-cell office:value-type="string" table:style-name="ce4">
            <text:p>LARA</text:p>
          </table:table-cell>
          <table:table-cell office:value-type="string" office:string-value="hazzy76@hotmail.com" table:formula="of:=IF([.K39]=&quot;&quot;;&quot;&quot;;[.H39])" table:style-name="ce49">
            <text:p>hazzy76@hotmail.com</text:p>
          </table:table-cell>
          <table:table-cell office:value-type="string" office:string-value="2016-A047" table:formula="of:=IF([.L39]=&quot;&quot;;&quot;&quot;;[.I39])" table:style-name="ce46">
            <text:p>2016-A047</text:p>
          </table:table-cell>
          <table:table-cell office:value-type="string" office:string-value=")" table:formula="of:=IF([.Q39]=&quot;&quot;;&quot;&quot;;&quot;)&quot;)" table:style-name="ce4">
            <text:p>)</text:p>
          </table:table-cell>
          <table:table-cell office:value-type="string" office:string-value="" table:formula="of:=IF([.T39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39]=&quot;&quot;;&quot;&quot;;[.H39])" table:style-name="ce1"/>
          <table:table-cell office:value-type="string" office:string-value="" table:formula="of:=IF([.T39]=&quot;&quot;;&quot;&quot;;[.Q39])" table:style-name="ce1"/>
          <table:table-cell office:value-type="string" office:string-value="" table:formula="of:=IF([.S39]=&quot;&quot;;&quot;&quot;;&quot;)&quot;)" table:style-name="ce1"/>
          <table:table-cell office:value-type="string" office:string-value="" table:formula="of:=IF([.AB39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39]=&quot;&quot;;&quot;&quot;;&quot;hazzy76@hotmail.com&quot;)" table:style-name="ce1"/>
          <table:table-cell office:value-type="string" office:string-value="" table:formula="of:=IF([.AA39]=&quot;&quot;;&quot;&quot;;[.Q39])" table:style-name="ce1"/>
          <table:table-cell office:value-type="string" office:string-value="" table:formula="of:=IF([.AA3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184" table:style-name="ce2">
            <text:p>2011630184</text:p>
          </table:table-cell>
          <table:table-cell office:value-type="string" table:number-columns-spanned="2" table:number-rows-spanned="1" table:style-name="ce55">
            <text:p>FRANCISCO JAVIER</text:p>
          </table:table-cell>
          <table:covered-table-cell/>
          <table:table-cell office:value-type="string" table:style-name="ce4">
            <text:p>MARTÍNEZ</text:p>
          </table:table-cell>
          <table:table-cell office:value-type="string" table:style-name="ce4">
            <text:p>LÓPEZ</text:p>
          </table:table-cell>
          <table:table-cell office:value-type="string" table:style-name="ce45">
            <text:p>hazzy76@hotmail.com</text:p>
          </table:table-cell>
          <table:table-cell office:value-type="string" table:style-name="ce47">
            <text:p>2016-A04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0]=&quot;&quot;;&quot;&quot;;&quot;(&quot;)" table:style-name="ce1">
            <text:p>(</text:p>
          </table:table-cell>
          <table:table-cell office:value-type="float" office:value="2011630536" table:style-name="ce2">
            <text:p>2011630536</text:p>
          </table:table-cell>
          <table:table-cell office:value-type="string" table:style-name="ce48">
            <text:p>ENRIQUE SAÚL<text:s/></text:p>
          </table:table-cell>
          <table:table-cell office:value-type="string" table:style-name="ce9">
            <text:p>RAMÍREZ</text:p>
          </table:table-cell>
          <table:table-cell office:value-type="string" table:style-name="ce4">
            <text:p>GONZÁLEZ</text:p>
          </table:table-cell>
          <table:table-cell office:value-type="string" office:string-value="hazzy76@hotmail.com" table:formula="of:=IF([.K40]=&quot;&quot;;&quot;&quot;;[.H40])" table:style-name="ce49">
            <text:p>hazzy76@hotmail.com</text:p>
          </table:table-cell>
          <table:table-cell office:value-type="string" office:string-value="2016-A048" table:formula="of:=IF([.L40]=&quot;&quot;;&quot;&quot;;[.I40])" table:style-name="ce46">
            <text:p>2016-A048</text:p>
          </table:table-cell>
          <table:table-cell office:value-type="string" office:string-value=")" table:formula="of:=IF([.Q40]=&quot;&quot;;&quot;&quot;;&quot;)&quot;)" table:style-name="ce4">
            <text:p>)</text:p>
          </table:table-cell>
          <table:table-cell office:value-type="string" office:string-value="" table:formula="of:=IF([.T40]=&quot;&quot;;&quot;&quot;;&quot;(&quot;)" table:style-name="ce4"/>
          <table:table-cell table:style-name="ce2"/>
          <table:table-cell office:value-type="string" table:style-name="ce5">
            <text:p><text:s/></text:p>
          </table:table-cell>
          <table:table-cell table:style-name="ce9"/>
          <table:table-cell table:style-name="ce1"/>
          <table:table-cell office:value-type="string" office:string-value="" table:formula="of:=IF([.S40]=&quot;&quot;;&quot;&quot;;[.H40])" table:style-name="ce1"/>
          <table:table-cell office:value-type="string" office:string-value="" table:formula="of:=IF([.T40]=&quot;&quot;;&quot;&quot;;[.Q40])" table:style-name="ce1"/>
          <table:table-cell office:value-type="string" office:string-value="" table:formula="of:=IF([.S40]=&quot;&quot;;&quot;&quot;;&quot;)&quot;)" table:style-name="ce1"/>
          <table:table-cell office:value-type="string" office:string-value="" table:formula="of:=IF([.AB40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0]=&quot;&quot;;&quot;&quot;;&quot;hazzy76@hotmail.com&quot;)" table:style-name="ce1"/>
          <table:table-cell office:value-type="string" office:string-value="" table:formula="of:=IF([.AA40]=&quot;&quot;;&quot;&quot;;[.Q40])" table:style-name="ce1"/>
          <table:table-cell office:value-type="string" office:string-value="" table:formula="of:=IF([.AA4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005" table:style-name="ce2">
            <text:p>2013630005</text:p>
          </table:table-cell>
          <table:table-cell office:value-type="string" table:number-columns-spanned="2" table:number-rows-spanned="1" table:style-name="ce55">
            <text:p>LUIS FERNANDO</text:p>
          </table:table-cell>
          <table:covered-table-cell/>
          <table:table-cell office:value-type="string" table:style-name="ce4">
            <text:p>CARRANZA</text:p>
          </table:table-cell>
          <table:table-cell office:value-type="string" table:style-name="ce4">
            <text:p>LIR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4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1]=&quot;&quot;;&quot;&quot;;&quot;(&quot;)" table:style-name="ce1">
            <text:p>(</text:p>
          </table:table-cell>
          <table:table-cell office:value-type="float" office:value="2013630160" table:style-name="ce2">
            <text:p>2013630160</text:p>
          </table:table-cell>
          <table:table-cell office:value-type="string" table:style-name="ce48">
            <text:p>LORENA<text:s text:c="2"/></text:p>
          </table:table-cell>
          <table:table-cell office:value-type="string" table:style-name="ce8">
            <text:p>CORONADO</text:p>
          </table:table-cell>
          <table:table-cell office:value-type="string" table:style-name="ce4">
            <text:p>GARCÍA</text:p>
          </table:table-cell>
          <table:table-cell office:value-type="string" office:string-value="hazzy76@hotmail.com" table:formula="of:=IF([.K41]=&quot;&quot;;&quot;&quot;;[.H41])" table:style-name="ce49">
            <text:p>hazzy76@hotmail.com</text:p>
          </table:table-cell>
          <table:table-cell office:value-type="string" office:string-value="2016-A049" table:formula="of:=IF([.L41]=&quot;&quot;;&quot;&quot;;[.I41])" table:style-name="ce46">
            <text:p>2016-A049</text:p>
          </table:table-cell>
          <table:table-cell office:value-type="string" office:string-value=")" table:formula="of:=IF([.Q41]=&quot;&quot;;&quot;&quot;;&quot;)&quot;)" table:style-name="ce4">
            <text:p>)</text:p>
          </table:table-cell>
          <table:table-cell office:value-type="string" office:string-value="(" table:formula="of:=IF([.T41]=&quot;&quot;;&quot;&quot;;&quot;(&quot;)" table:style-name="ce4">
            <text:p>(</text:p>
          </table:table-cell>
          <table:table-cell office:value-type="float" office:value="2013630246" table:style-name="ce2">
            <text:p>2013630246</text:p>
          </table:table-cell>
          <table:table-cell office:value-type="string" table:style-name="ce5">
            <text:p>ROBERTO<text:s/></text:p>
          </table:table-cell>
          <table:table-cell office:value-type="string" table:style-name="ce9">
            <text:p>HUERTA</text:p>
          </table:table-cell>
          <table:table-cell office:value-type="string" table:style-name="ce1">
            <text:p>PONCE</text:p>
          </table:table-cell>
          <table:table-cell office:value-type="string" office:string-value="hazzy76@hotmail.com" table:formula="of:=IF([.S41]=&quot;&quot;;&quot;&quot;;[.H41])" table:style-name="ce1">
            <text:p>hazzy76@hotmail.com</text:p>
          </table:table-cell>
          <table:table-cell office:value-type="string" office:string-value="2016-A049" table:formula="of:=IF([.T41]=&quot;&quot;;&quot;&quot;;[.Q41])" table:style-name="ce1">
            <text:p>2016-A049</text:p>
          </table:table-cell>
          <table:table-cell office:value-type="string" office:string-value=")" table:formula="of:=IF([.S41]=&quot;&quot;;&quot;&quot;;&quot;)&quot;)" table:style-name="ce1">
            <text:p>)</text:p>
          </table:table-cell>
          <table:table-cell office:value-type="string" office:string-value="" table:formula="of:=IF([.AB41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1]=&quot;&quot;;&quot;&quot;;&quot;hazzy76@hotmail.com&quot;)" table:style-name="ce1"/>
          <table:table-cell office:value-type="string" office:string-value="" table:formula="of:=IF([.AA41]=&quot;&quot;;&quot;&quot;;[.Q41])" table:style-name="ce1"/>
          <table:table-cell office:value-type="string" office:string-value="" table:formula="of:=IF([.AA4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346" table:style-name="ce2">
            <text:p>2013630346</text:p>
          </table:table-cell>
          <table:table-cell office:value-type="string" table:number-columns-spanned="2" table:number-rows-spanned="1" table:style-name="ce55">
            <text:p>EDUARDO</text:p>
          </table:table-cell>
          <table:covered-table-cell/>
          <table:table-cell office:value-type="string" table:style-name="ce4">
            <text:p>PIÑA</text:p>
          </table:table-cell>
          <table:table-cell office:value-type="string" table:style-name="ce4">
            <text:p>GÓMEZ DEL CAMP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50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2]=&quot;&quot;;&quot;&quot;;&quot;(&quot;)" table:style-name="ce1">
            <text:p>(</text:p>
          </table:table-cell>
          <table:table-cell office:value-type="float" office:value="2012630259" table:style-name="ce2">
            <text:p>2012630259</text:p>
          </table:table-cell>
          <table:table-cell office:value-type="string" table:style-name="ce48">
            <text:p>ALEJO EDUARDO<text:s/></text:p>
          </table:table-cell>
          <table:table-cell office:value-type="string" table:style-name="ce8">
            <text:p>MACÍAS</text:p>
          </table:table-cell>
          <table:table-cell office:value-type="string" table:style-name="ce4">
            <text:p>CUBRÍA</text:p>
          </table:table-cell>
          <table:table-cell office:value-type="string" office:string-value="hazzy76@hotmail.com" table:formula="of:=IF([.K42]=&quot;&quot;;&quot;&quot;;[.H42])" table:style-name="ce49">
            <text:p>hazzy76@hotmail.com</text:p>
          </table:table-cell>
          <table:table-cell office:value-type="string" office:string-value="2016-A050" table:formula="of:=IF([.L42]=&quot;&quot;;&quot;&quot;;[.I42])" table:style-name="ce46">
            <text:p>2016-A050</text:p>
          </table:table-cell>
          <table:table-cell office:value-type="string" office:string-value=")" table:formula="of:=IF([.Q42]=&quot;&quot;;&quot;&quot;;&quot;)&quot;)" table:style-name="ce4">
            <text:p>)</text:p>
          </table:table-cell>
          <table:table-cell office:value-type="string" office:string-value="(" table:formula="of:=IF([.T42]=&quot;&quot;;&quot;&quot;;&quot;(&quot;)" table:style-name="ce4">
            <text:p>(</text:p>
          </table:table-cell>
          <table:table-cell office:value-type="float" office:value="2013630563" table:style-name="ce2">
            <text:p>2013630563</text:p>
          </table:table-cell>
          <table:table-cell office:value-type="string" table:style-name="ce5">
            <text:p>AIDE<text:s/></text:p>
          </table:table-cell>
          <table:table-cell office:value-type="string" table:style-name="ce9">
            <text:p>SUAREZ</text:p>
          </table:table-cell>
          <table:table-cell office:value-type="string" table:style-name="ce1">
            <text:p>RETANA</text:p>
          </table:table-cell>
          <table:table-cell office:value-type="string" office:string-value="hazzy76@hotmail.com" table:formula="of:=IF([.S42]=&quot;&quot;;&quot;&quot;;[.H42])" table:style-name="ce1">
            <text:p>hazzy76@hotmail.com</text:p>
          </table:table-cell>
          <table:table-cell office:value-type="string" office:string-value="2016-A050" table:formula="of:=IF([.T42]=&quot;&quot;;&quot;&quot;;[.Q42])" table:style-name="ce1">
            <text:p>2016-A050</text:p>
          </table:table-cell>
          <table:table-cell office:value-type="string" office:string-value=")" table:formula="of:=IF([.S42]=&quot;&quot;;&quot;&quot;;&quot;)&quot;)" table:style-name="ce1">
            <text:p>)</text:p>
          </table:table-cell>
          <table:table-cell office:value-type="string" office:string-value="" table:formula="of:=IF([.AB42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2]=&quot;&quot;;&quot;&quot;;&quot;hazzy76@hotmail.com&quot;)" table:style-name="ce1"/>
          <table:table-cell office:value-type="string" office:string-value="" table:formula="of:=IF([.AA42]=&quot;&quot;;&quot;&quot;;[.Q42])" table:style-name="ce1"/>
          <table:table-cell office:value-type="string" office:string-value="" table:formula="of:=IF([.AA4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343" table:style-name="ce2">
            <text:p>2011630343</text:p>
          </table:table-cell>
          <table:table-cell office:value-type="string" table:number-columns-spanned="2" table:number-rows-spanned="1" table:style-name="ce56">
            <text:p>LUIS ENRIQUE</text:p>
          </table:table-cell>
          <table:covered-table-cell/>
          <table:table-cell office:value-type="string" table:style-name="ce17">
            <text:p>BERMEO</text:p>
          </table:table-cell>
          <table:table-cell office:value-type="string" table:style-name="ce17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5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3]=&quot;&quot;;&quot;&quot;;&quot;(&quot;)" table:style-name="ce1">
            <text:p>(</text:p>
          </table:table-cell>
          <table:table-cell office:value-type="float" office:value="2011630569" table:style-name="ce2">
            <text:p>2011630569</text:p>
          </table:table-cell>
          <table:table-cell office:value-type="string" table:style-name="ce48">
            <text:p>MARIA ADELA<text:s/></text:p>
          </table:table-cell>
          <table:table-cell office:value-type="string" table:style-name="ce13">
            <text:p>SOTO</text:p>
          </table:table-cell>
          <table:table-cell office:value-type="string" table:style-name="ce17">
            <text:p>ALVAREZ DEL CASTILLO</text:p>
          </table:table-cell>
          <table:table-cell office:value-type="string" office:string-value="hazzy76@hotmail.com" table:formula="of:=IF([.K43]=&quot;&quot;;&quot;&quot;;[.H43])" table:style-name="ce49">
            <text:p>hazzy76@hotmail.com</text:p>
          </table:table-cell>
          <table:table-cell office:value-type="string" office:string-value="2016-A051" table:formula="of:=IF([.L43]=&quot;&quot;;&quot;&quot;;[.I43])" table:style-name="ce46">
            <text:p>2016-A051</text:p>
          </table:table-cell>
          <table:table-cell office:value-type="string" office:string-value=")" table:formula="of:=IF([.Q43]=&quot;&quot;;&quot;&quot;;&quot;)&quot;)" table:style-name="ce4">
            <text:p>)</text:p>
          </table:table-cell>
          <table:table-cell office:value-type="string" office:string-value="" table:formula="of:=IF([.T43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43]=&quot;&quot;;&quot;&quot;;[.H43])" table:style-name="ce1"/>
          <table:table-cell office:value-type="string" office:string-value="" table:formula="of:=IF([.T43]=&quot;&quot;;&quot;&quot;;[.Q43])" table:style-name="ce1"/>
          <table:table-cell office:value-type="string" office:string-value="" table:formula="of:=IF([.S43]=&quot;&quot;;&quot;&quot;;&quot;)&quot;)" table:style-name="ce1"/>
          <table:table-cell office:value-type="string" office:string-value="" table:formula="of:=IF([.AB43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3]=&quot;&quot;;&quot;&quot;;&quot;hazzy76@hotmail.com&quot;)" table:style-name="ce1"/>
          <table:table-cell office:value-type="string" office:string-value="" table:formula="of:=IF([.AA43]=&quot;&quot;;&quot;&quot;;[.Q43])" table:style-name="ce1"/>
          <table:table-cell office:value-type="string" office:string-value="" table:formula="of:=IF([.AA4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84" table:style-name="ce2">
            <text:p>2012630184</text:p>
          </table:table-cell>
          <table:table-cell office:value-type="string" table:number-columns-spanned="2" table:number-rows-spanned="1" table:style-name="ce55">
            <text:p>OSCAR</text:p>
          </table:table-cell>
          <table:covered-table-cell/>
          <table:table-cell office:value-type="string" table:style-name="ce4">
            <text:p>GREGORIO</text:p>
          </table:table-cell>
          <table:table-cell office:value-type="string" table:style-name="ce4">
            <text:p>FLOR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5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4]=&quot;&quot;;&quot;&quot;;&quot;(&quot;)" table:style-name="ce1">
            <text:p>(</text:p>
          </table:table-cell>
          <table:table-cell office:value-type="float" office:value="2012630415" table:style-name="ce2">
            <text:p>2012630415</text:p>
          </table:table-cell>
          <table:table-cell office:value-type="string" table:style-name="ce48">
            <text:p>IVÁN<text:s text:c="2"/></text:p>
          </table:table-cell>
          <table:table-cell office:value-type="string" table:style-name="ce8">
            <text:p>SÁNCHEZ</text:p>
          </table:table-cell>
          <table:table-cell office:value-type="string" table:style-name="ce4">
            <text:p>GONZÁLEZ</text:p>
          </table:table-cell>
          <table:table-cell office:value-type="string" office:string-value="hazzy76@hotmail.com" table:formula="of:=IF([.K44]=&quot;&quot;;&quot;&quot;;[.H44])" table:style-name="ce49">
            <text:p>hazzy76@hotmail.com</text:p>
          </table:table-cell>
          <table:table-cell office:value-type="string" office:string-value="2016-A052" table:formula="of:=IF([.L44]=&quot;&quot;;&quot;&quot;;[.I44])" table:style-name="ce46">
            <text:p>2016-A052</text:p>
          </table:table-cell>
          <table:table-cell office:value-type="string" office:string-value=")" table:formula="of:=IF([.Q44]=&quot;&quot;;&quot;&quot;;&quot;)&quot;)" table:style-name="ce4">
            <text:p>)</text:p>
          </table:table-cell>
          <table:table-cell office:value-type="string" office:string-value="(" table:formula="of:=IF([.T44]=&quot;&quot;;&quot;&quot;;&quot;(&quot;)" table:style-name="ce4">
            <text:p>(</text:p>
          </table:table-cell>
          <table:table-cell office:value-type="float" office:value="2012630561" table:style-name="ce2">
            <text:p>2012630561</text:p>
          </table:table-cell>
          <table:table-cell office:value-type="string" table:style-name="ce5">
            <text:p>RAÚL<text:s/></text:p>
          </table:table-cell>
          <table:table-cell office:value-type="string" table:style-name="ce9">
            <text:p>JIMÉNEZ</text:p>
          </table:table-cell>
          <table:table-cell office:value-type="string" table:style-name="ce1">
            <text:p>MATA</text:p>
          </table:table-cell>
          <table:table-cell office:value-type="string" office:string-value="hazzy76@hotmail.com" table:formula="of:=IF([.S44]=&quot;&quot;;&quot;&quot;;[.H44])" table:style-name="ce1">
            <text:p>hazzy76@hotmail.com</text:p>
          </table:table-cell>
          <table:table-cell office:value-type="string" office:string-value="2016-A052" table:formula="of:=IF([.T44]=&quot;&quot;;&quot;&quot;;[.Q44])" table:style-name="ce1">
            <text:p>2016-A052</text:p>
          </table:table-cell>
          <table:table-cell office:value-type="string" office:string-value=")" table:formula="of:=IF([.S44]=&quot;&quot;;&quot;&quot;;&quot;)&quot;)" table:style-name="ce1">
            <text:p>)</text:p>
          </table:table-cell>
          <table:table-cell office:value-type="string" office:string-value="" table:formula="of:=IF([.AB44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4]=&quot;&quot;;&quot;&quot;;&quot;hazzy76@hotmail.com&quot;)" table:style-name="ce1"/>
          <table:table-cell office:value-type="string" office:string-value="" table:formula="of:=IF([.AA44]=&quot;&quot;;&quot;&quot;;[.Q44])" table:style-name="ce1"/>
          <table:table-cell office:value-type="string" office:string-value="" table:formula="of:=IF([.AA4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072" table:style-name="ce2">
            <text:p>2012630072</text:p>
          </table:table-cell>
          <table:table-cell office:value-type="string" table:number-columns-spanned="2" table:number-rows-spanned="1" table:style-name="ce55">
            <text:p>RODRIGO</text:p>
          </table:table-cell>
          <table:covered-table-cell/>
          <table:table-cell office:value-type="string" table:style-name="ce4">
            <text:p>CASTILLO</text:p>
          </table:table-cell>
          <table:table-cell office:value-type="string" table:style-name="ce4">
            <text:p>ESPARZ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5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5]=&quot;&quot;;&quot;&quot;;&quot;(&quot;)" table:style-name="ce1">
            <text:p>(</text:p>
          </table:table-cell>
          <table:table-cell office:value-type="float" office:value="2012630580" table:style-name="ce2">
            <text:p>2012630580</text:p>
          </table:table-cell>
          <table:table-cell office:value-type="string" table:style-name="ce48">
            <text:p>LEONARDO DANIEL<text:s/></text:p>
          </table:table-cell>
          <table:table-cell office:value-type="string" table:style-name="ce8">
            <text:p>HERNÁNDEZ</text:p>
          </table:table-cell>
          <table:table-cell office:value-type="string" table:style-name="ce4">
            <text:p>ESTRADA</text:p>
          </table:table-cell>
          <table:table-cell office:value-type="string" office:string-value="hazzy76@hotmail.com" table:formula="of:=IF([.K45]=&quot;&quot;;&quot;&quot;;[.H45])" table:style-name="ce49">
            <text:p>hazzy76@hotmail.com</text:p>
          </table:table-cell>
          <table:table-cell office:value-type="string" office:string-value="2016-A054" table:formula="of:=IF([.L45]=&quot;&quot;;&quot;&quot;;[.I45])" table:style-name="ce46">
            <text:p>2016-A054</text:p>
          </table:table-cell>
          <table:table-cell office:value-type="string" office:string-value=")" table:formula="of:=IF([.Q45]=&quot;&quot;;&quot;&quot;;&quot;)&quot;)" table:style-name="ce4">
            <text:p>)</text:p>
          </table:table-cell>
          <table:table-cell office:value-type="string" office:string-value="(" table:formula="of:=IF([.T45]=&quot;&quot;;&quot;&quot;;&quot;(&quot;)" table:style-name="ce4">
            <text:p>(</text:p>
          </table:table-cell>
          <table:table-cell office:value-type="float" office:value="2012630200" table:style-name="ce2">
            <text:p>2012630200</text:p>
          </table:table-cell>
          <table:table-cell office:value-type="string" table:style-name="ce5">
            <text:p>EDUARDO IVÁN</text:p>
          </table:table-cell>
          <table:table-cell office:value-type="string" table:style-name="ce9">
            <text:p>HERNÁNDEZ</text:p>
          </table:table-cell>
          <table:table-cell office:value-type="string" table:style-name="ce1">
            <text:p>GALINDO</text:p>
          </table:table-cell>
          <table:table-cell office:value-type="string" office:string-value="hazzy76@hotmail.com" table:formula="of:=IF([.S45]=&quot;&quot;;&quot;&quot;;[.H45])" table:style-name="ce1">
            <text:p>hazzy76@hotmail.com</text:p>
          </table:table-cell>
          <table:table-cell office:value-type="string" office:string-value="2016-A054" table:formula="of:=IF([.T45]=&quot;&quot;;&quot;&quot;;[.Q45])" table:style-name="ce1">
            <text:p>2016-A054</text:p>
          </table:table-cell>
          <table:table-cell office:value-type="string" office:string-value=")" table:formula="of:=IF([.S45]=&quot;&quot;;&quot;&quot;;&quot;)&quot;)" table:style-name="ce1">
            <text:p>)</text:p>
          </table:table-cell>
          <table:table-cell office:value-type="string" office:string-value="" table:formula="of:=IF([.AB45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5]=&quot;&quot;;&quot;&quot;;&quot;hazzy76@hotmail.com&quot;)" table:style-name="ce1"/>
          <table:table-cell office:value-type="string" office:string-value="" table:formula="of:=IF([.AA45]=&quot;&quot;;&quot;&quot;;[.Q45])" table:style-name="ce1"/>
          <table:table-cell office:value-type="string" office:string-value="" table:formula="of:=IF([.AA4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412" table:style-name="ce2">
            <text:p>2013630412</text:p>
          </table:table-cell>
          <table:table-cell office:value-type="string" table:number-columns-spanned="2" table:number-rows-spanned="1" table:style-name="ce55">
            <text:p>DIEGO ALBERTO</text:p>
          </table:table-cell>
          <table:covered-table-cell/>
          <table:table-cell office:value-type="string" table:style-name="ce4">
            <text:p>TOVAR</text:p>
          </table:table-cell>
          <table:table-cell office:value-type="string" table:style-name="ce4">
            <text:p>RAZ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5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6]=&quot;&quot;;&quot;&quot;;&quot;(&quot;)" table:style-name="ce1">
            <text:p>(</text:p>
          </table:table-cell>
          <table:table-cell office:value-type="float" office:value="2014630523" table:style-name="ce2">
            <text:p>2014630523</text:p>
          </table:table-cell>
          <table:table-cell office:value-type="string" table:style-name="ce48">
            <text:p>RAÚL<text:s text:c="2"/></text:p>
          </table:table-cell>
          <table:table-cell office:value-type="string" table:style-name="ce8">
            <text:p>VERA</text:p>
          </table:table-cell>
          <table:table-cell office:value-type="string" table:style-name="ce4">
            <text:p>ORTEGA</text:p>
          </table:table-cell>
          <table:table-cell office:value-type="string" office:string-value="hazzy76@hotmail.com" table:formula="of:=IF([.K46]=&quot;&quot;;&quot;&quot;;[.H46])" table:style-name="ce49">
            <text:p>hazzy76@hotmail.com</text:p>
          </table:table-cell>
          <table:table-cell office:value-type="string" office:string-value="2016-A055" table:formula="of:=IF([.L46]=&quot;&quot;;&quot;&quot;;[.I46])" table:style-name="ce46">
            <text:p>2016-A055</text:p>
          </table:table-cell>
          <table:table-cell office:value-type="string" office:string-value=")" table:formula="of:=IF([.Q46]=&quot;&quot;;&quot;&quot;;&quot;)&quot;)" table:style-name="ce4">
            <text:p>)</text:p>
          </table:table-cell>
          <table:table-cell office:value-type="string" office:string-value="" table:formula="of:=IF([.T46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46]=&quot;&quot;;&quot;&quot;;[.H46])" table:style-name="ce1"/>
          <table:table-cell office:value-type="string" office:string-value="" table:formula="of:=IF([.T46]=&quot;&quot;;&quot;&quot;;[.Q46])" table:style-name="ce1"/>
          <table:table-cell office:value-type="string" office:string-value="" table:formula="of:=IF([.S46]=&quot;&quot;;&quot;&quot;;&quot;)&quot;)" table:style-name="ce1"/>
          <table:table-cell office:value-type="string" office:string-value="" table:formula="of:=IF([.AB46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6]=&quot;&quot;;&quot;&quot;;&quot;hazzy76@hotmail.com&quot;)" table:style-name="ce1"/>
          <table:table-cell office:value-type="string" office:string-value="" table:formula="of:=IF([.AA46]=&quot;&quot;;&quot;&quot;;[.Q46])" table:style-name="ce1"/>
          <table:table-cell office:value-type="string" office:string-value="" table:formula="of:=IF([.AA4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449" table:style-name="ce2">
            <text:p>2014630449</text:p>
          </table:table-cell>
          <table:table-cell office:value-type="string" table:number-columns-spanned="2" table:number-rows-spanned="1" table:style-name="ce55">
            <text:p>KARINA BINIZA</text:p>
          </table:table-cell>
          <table:covered-table-cell/>
          <table:table-cell office:value-type="string" table:style-name="ce4">
            <text:p>SALAYANDÍA</text:p>
          </table:table-cell>
          <table:table-cell office:value-type="string" table:style-name="ce4">
            <text:p>SALINA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5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7]=&quot;&quot;;&quot;&quot;;&quot;(&quot;)" table:style-name="ce1">
            <text:p>(</text:p>
          </table:table-cell>
          <table:table-cell office:value-type="float" office:value="2014630387" table:style-name="ce2">
            <text:p>2014630387</text:p>
          </table:table-cell>
          <table:table-cell office:value-type="string" table:style-name="ce48">
            <text:p>HAROLD ANTONIO<text:s/></text:p>
          </table:table-cell>
          <table:table-cell office:value-type="string" table:style-name="ce8">
            <text:p>PRADO</text:p>
          </table:table-cell>
          <table:table-cell office:value-type="string" table:style-name="ce4">
            <text:p>GARCÍA</text:p>
          </table:table-cell>
          <table:table-cell office:value-type="string" office:string-value="hazzy76@hotmail.com" table:formula="of:=IF([.K47]=&quot;&quot;;&quot;&quot;;[.H47])" table:style-name="ce49">
            <text:p>hazzy76@hotmail.com</text:p>
          </table:table-cell>
          <table:table-cell office:value-type="string" office:string-value="2016-A056" table:formula="of:=IF([.L47]=&quot;&quot;;&quot;&quot;;[.I47])" table:style-name="ce46">
            <text:p>2016-A056</text:p>
          </table:table-cell>
          <table:table-cell office:value-type="string" office:string-value=")" table:formula="of:=IF([.Q47]=&quot;&quot;;&quot;&quot;;&quot;)&quot;)" table:style-name="ce4">
            <text:p>)</text:p>
          </table:table-cell>
          <table:table-cell office:value-type="string" office:string-value="" table:formula="of:=IF([.T47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47]=&quot;&quot;;&quot;&quot;;[.H47])" table:style-name="ce1"/>
          <table:table-cell office:value-type="string" office:string-value="" table:formula="of:=IF([.T47]=&quot;&quot;;&quot;&quot;;[.Q47])" table:style-name="ce1"/>
          <table:table-cell office:value-type="string" office:string-value="" table:formula="of:=IF([.S47]=&quot;&quot;;&quot;&quot;;&quot;)&quot;)" table:style-name="ce1"/>
          <table:table-cell office:value-type="string" office:string-value="" table:formula="of:=IF([.AB47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7]=&quot;&quot;;&quot;&quot;;&quot;hazzy76@hotmail.com&quot;)" table:style-name="ce1"/>
          <table:table-cell office:value-type="string" office:string-value="" table:formula="of:=IF([.AA47]=&quot;&quot;;&quot;&quot;;[.Q47])" table:style-name="ce1"/>
          <table:table-cell office:value-type="string" office:string-value="" table:formula="of:=IF([.AA4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72" table:style-name="ce2">
            <text:p>2013630172</text:p>
          </table:table-cell>
          <table:table-cell office:value-type="string" table:number-columns-spanned="2" table:number-rows-spanned="1" table:style-name="ce55">
            <text:p>DALIA</text:p>
          </table:table-cell>
          <table:covered-table-cell/>
          <table:table-cell office:value-type="string" table:style-name="ce4">
            <text:p>DE FELIPE</text:p>
          </table:table-cell>
          <table:table-cell office:value-type="string" table:style-name="ce4">
            <text:p>VARGA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5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48]=&quot;&quot;;&quot;&quot;;&quot;(&quot;)" table:style-name="ce1">
            <text:p>(</text:p>
          </table:table-cell>
          <table:table-cell office:value-type="float" office:value="2013630394" table:style-name="ce2">
            <text:p>2013630394</text:p>
          </table:table-cell>
          <table:table-cell office:value-type="string" table:style-name="ce48">
            <text:p>CARMEN MAYTEE<text:s/></text:p>
          </table:table-cell>
          <table:table-cell office:value-type="string" table:style-name="ce8">
            <text:p>SÁNCHEZ</text:p>
          </table:table-cell>
          <table:table-cell office:value-type="string" table:style-name="ce4">
            <text:p>SALAZAR</text:p>
          </table:table-cell>
          <table:table-cell office:value-type="string" office:string-value="hazzy76@hotmail.com" table:formula="of:=IF([.K48]=&quot;&quot;;&quot;&quot;;[.H48])" table:style-name="ce49">
            <text:p>hazzy76@hotmail.com</text:p>
          </table:table-cell>
          <table:table-cell office:value-type="string" office:string-value="2016-A058" table:formula="of:=IF([.L48]=&quot;&quot;;&quot;&quot;;[.I48])" table:style-name="ce46">
            <text:p>2016-A058</text:p>
          </table:table-cell>
          <table:table-cell office:value-type="string" office:string-value=")" table:formula="of:=IF([.Q48]=&quot;&quot;;&quot;&quot;;&quot;)&quot;)" table:style-name="ce4">
            <text:p>)</text:p>
          </table:table-cell>
          <table:table-cell office:value-type="string" office:string-value="" table:formula="of:=IF([.T48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48]=&quot;&quot;;&quot;&quot;;[.H48])" table:style-name="ce1"/>
          <table:table-cell office:value-type="string" office:string-value="" table:formula="of:=IF([.T48]=&quot;&quot;;&quot;&quot;;[.Q48])" table:style-name="ce1"/>
          <table:table-cell office:value-type="string" office:string-value="" table:formula="of:=IF([.S48]=&quot;&quot;;&quot;&quot;;&quot;)&quot;)" table:style-name="ce1"/>
          <table:table-cell office:value-type="string" office:string-value="" table:formula="of:=IF([.AB48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8]=&quot;&quot;;&quot;&quot;;&quot;hazzy76@hotmail.com&quot;)" table:style-name="ce1"/>
          <table:table-cell office:value-type="string" office:string-value="" table:formula="of:=IF([.AA48]=&quot;&quot;;&quot;&quot;;[.Q48])" table:style-name="ce1"/>
          <table:table-cell office:value-type="string" office:string-value="" table:formula="of:=IF([.AA4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01" table:style-name="ce2">
            <text:p>2012630101</text:p>
          </table:table-cell>
          <table:table-cell office:value-type="string" table:number-columns-spanned="2" table:number-rows-spanned="1" table:style-name="ce55">
            <text:p>RAÚL ANTONIO</text:p>
          </table:table-cell>
          <table:covered-table-cell/>
          <table:table-cell office:value-type="string" table:style-name="ce4">
            <text:p>DE LA CRUZ</text:p>
          </table:table-cell>
          <table:table-cell office:value-type="string" table:style-name="ce4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59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49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49]=&quot;&quot;;&quot;&quot;;[.H49])" table:style-name="ce49"/>
          <table:table-cell office:value-type="string" office:string-value="" table:formula="of:=IF([.L49]=&quot;&quot;;&quot;&quot;;[.I49])" table:style-name="ce46"/>
          <table:table-cell office:value-type="string" office:string-value="" table:formula="of:=IF([.Q49]=&quot;&quot;;&quot;&quot;;&quot;)&quot;)" table:style-name="ce4"/>
          <table:table-cell office:value-type="string" office:string-value="" table:formula="of:=IF([.T49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49]=&quot;&quot;;&quot;&quot;;[.H49])" table:style-name="ce1"/>
          <table:table-cell office:value-type="string" office:string-value="" table:formula="of:=IF([.T49]=&quot;&quot;;&quot;&quot;;[.Q49])" table:style-name="ce1"/>
          <table:table-cell office:value-type="string" office:string-value="" table:formula="of:=IF([.S49]=&quot;&quot;;&quot;&quot;;&quot;)&quot;)" table:style-name="ce1"/>
          <table:table-cell office:value-type="string" office:string-value="" table:formula="of:=IF([.AB49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49]=&quot;&quot;;&quot;&quot;;&quot;hazzy76@hotmail.com&quot;)" table:style-name="ce1"/>
          <table:table-cell office:value-type="string" office:string-value="" table:formula="of:=IF([.AA49]=&quot;&quot;;&quot;&quot;;[.Q49])" table:style-name="ce1"/>
          <table:table-cell office:value-type="string" office:string-value="" table:formula="of:=IF([.AA4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053" table:style-name="ce2">
            <text:p>2011630053</text:p>
          </table:table-cell>
          <table:table-cell office:value-type="string" table:number-columns-spanned="2" table:number-rows-spanned="1" table:style-name="ce55">
            <text:p>DANIEL EDUARDO</text:p>
          </table:table-cell>
          <table:covered-table-cell/>
          <table:table-cell office:value-type="string" table:style-name="ce4">
            <text:p>CONTRERAS</text:p>
          </table:table-cell>
          <table:table-cell office:value-type="string" table:style-name="ce4">
            <text:p>RODRIGU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60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0]=&quot;&quot;;&quot;&quot;;&quot;(&quot;)" table:style-name="ce1">
            <text:p>(</text:p>
          </table:table-cell>
          <table:table-cell office:value-type="float" office:value="2011630517" table:style-name="ce2">
            <text:p>2011630517</text:p>
          </table:table-cell>
          <table:table-cell office:value-type="string" table:style-name="ce48">
            <text:p>JORGE LUIS<text:s/></text:p>
          </table:table-cell>
          <table:table-cell office:value-type="string" table:style-name="ce8">
            <text:p>ORTIZ</text:p>
          </table:table-cell>
          <table:table-cell office:value-type="string" table:style-name="ce4">
            <text:p>GARCÍA</text:p>
          </table:table-cell>
          <table:table-cell office:value-type="string" office:string-value="hazzy76@hotmail.com" table:formula="of:=IF([.K50]=&quot;&quot;;&quot;&quot;;[.H50])" table:style-name="ce49">
            <text:p>hazzy76@hotmail.com</text:p>
          </table:table-cell>
          <table:table-cell office:value-type="string" office:string-value="2016-A060" table:formula="of:=IF([.L50]=&quot;&quot;;&quot;&quot;;[.I50])" table:style-name="ce46">
            <text:p>2016-A060</text:p>
          </table:table-cell>
          <table:table-cell office:value-type="string" office:string-value=")" table:formula="of:=IF([.Q50]=&quot;&quot;;&quot;&quot;;&quot;)&quot;)" table:style-name="ce4">
            <text:p>)</text:p>
          </table:table-cell>
          <table:table-cell office:value-type="string" office:string-value="" table:formula="of:=IF([.T50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50]=&quot;&quot;;&quot;&quot;;[.H50])" table:style-name="ce1"/>
          <table:table-cell office:value-type="string" office:string-value="" table:formula="of:=IF([.T50]=&quot;&quot;;&quot;&quot;;[.Q50])" table:style-name="ce1"/>
          <table:table-cell office:value-type="string" office:string-value="" table:formula="of:=IF([.S50]=&quot;&quot;;&quot;&quot;;&quot;)&quot;)" table:style-name="ce1"/>
          <table:table-cell office:value-type="string" office:string-value="" table:formula="of:=IF([.AB50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0]=&quot;&quot;;&quot;&quot;;&quot;hazzy76@hotmail.com&quot;)" table:style-name="ce1"/>
          <table:table-cell office:value-type="string" office:string-value="" table:formula="of:=IF([.AA50]=&quot;&quot;;&quot;&quot;;[.Q50])" table:style-name="ce1"/>
          <table:table-cell office:value-type="string" office:string-value="" table:formula="of:=IF([.AA5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098" table:style-name="ce2">
            <text:p>2012630098</text:p>
          </table:table-cell>
          <table:table-cell office:value-type="string" table:number-columns-spanned="2" table:number-rows-spanned="1" table:style-name="ce55">
            <text:p>MAURICIO YEUDIEL</text:p>
          </table:table-cell>
          <table:covered-table-cell/>
          <table:table-cell office:value-type="string" table:style-name="ce4">
            <text:p>CUNJAMÁ</text:p>
          </table:table-cell>
          <table:table-cell office:value-type="string" table:style-name="ce4">
            <text:p>TORRES</text:p>
          </table:table-cell>
          <table:table-cell office:value-type="string" table:style-name="ce45">
            <text:p>hazzy76@hotmail.com</text:p>
          </table:table-cell>
          <table:table-cell office:value-type="string" table:style-name="ce47">
            <text:p>2016-A06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1]=&quot;&quot;;&quot;&quot;;&quot;(&quot;)" table:style-name="ce1">
            <text:p>(</text:p>
          </table:table-cell>
          <table:table-cell office:value-type="float" office:value="2013630112" table:style-name="ce2">
            <text:p>2013630112</text:p>
          </table:table-cell>
          <table:table-cell office:value-type="string" table:style-name="ce48">
            <text:p>DAFNE ITZAYANA<text:s/></text:p>
          </table:table-cell>
          <table:table-cell office:value-type="string" table:style-name="ce8">
            <text:p>ANTELIZ</text:p>
          </table:table-cell>
          <table:table-cell office:value-type="string" table:style-name="ce4">
            <text:p>CENTENO</text:p>
          </table:table-cell>
          <table:table-cell office:value-type="string" office:string-value="hazzy76@hotmail.com" table:formula="of:=IF([.K51]=&quot;&quot;;&quot;&quot;;[.H51])" table:style-name="ce49">
            <text:p>hazzy76@hotmail.com</text:p>
          </table:table-cell>
          <table:table-cell office:value-type="string" office:string-value="2016-A063" table:formula="of:=IF([.L51]=&quot;&quot;;&quot;&quot;;[.I51])" table:style-name="ce46">
            <text:p>2016-A063</text:p>
          </table:table-cell>
          <table:table-cell office:value-type="string" office:string-value=")" table:formula="of:=IF([.Q51]=&quot;&quot;;&quot;&quot;;&quot;)&quot;)" table:style-name="ce4">
            <text:p>)</text:p>
          </table:table-cell>
          <table:table-cell office:value-type="string" office:string-value="(" table:formula="of:=IF([.T51]=&quot;&quot;;&quot;&quot;;&quot;(&quot;)" table:style-name="ce4">
            <text:p>(</text:p>
          </table:table-cell>
          <table:table-cell office:value-type="float" office:value="2013630197" table:style-name="ce2">
            <text:p>2013630197</text:p>
          </table:table-cell>
          <table:table-cell office:value-type="string" table:style-name="ce5">
            <text:p>ALAN JULIANNE</text:p>
          </table:table-cell>
          <table:table-cell office:value-type="string" table:style-name="ce9">
            <text:p>GACHUZ</text:p>
          </table:table-cell>
          <table:table-cell office:value-type="string" table:style-name="ce1">
            <text:p>MARTÍNEZ</text:p>
          </table:table-cell>
          <table:table-cell office:value-type="string" office:string-value="hazzy76@hotmail.com" table:formula="of:=IF([.S51]=&quot;&quot;;&quot;&quot;;[.H51])" table:style-name="ce1">
            <text:p>hazzy76@hotmail.com</text:p>
          </table:table-cell>
          <table:table-cell office:value-type="string" office:string-value="2016-A063" table:formula="of:=IF([.T51]=&quot;&quot;;&quot;&quot;;[.Q51])" table:style-name="ce1">
            <text:p>2016-A063</text:p>
          </table:table-cell>
          <table:table-cell office:value-type="string" office:string-value=")" table:formula="of:=IF([.S51]=&quot;&quot;;&quot;&quot;;&quot;)&quot;)" table:style-name="ce1">
            <text:p>)</text:p>
          </table:table-cell>
          <table:table-cell office:value-type="string" office:string-value="" table:formula="of:=IF([.AB51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1]=&quot;&quot;;&quot;&quot;;&quot;hazzy76@hotmail.com&quot;)" table:style-name="ce1"/>
          <table:table-cell office:value-type="string" office:string-value="" table:formula="of:=IF([.AA51]=&quot;&quot;;&quot;&quot;;[.Q51])" table:style-name="ce1"/>
          <table:table-cell office:value-type="string" office:string-value="" table:formula="of:=IF([.AA5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9630037" table:style-name="ce2">
            <text:p>2009630037</text:p>
          </table:table-cell>
          <table:table-cell office:value-type="string" table:number-columns-spanned="2" table:number-rows-spanned="1" table:style-name="ce55">
            <text:p>DANIEL</text:p>
          </table:table-cell>
          <table:covered-table-cell/>
          <table:table-cell office:value-type="string" table:style-name="ce4">
            <text:p>CABRERA</text:p>
          </table:table-cell>
          <table:table-cell office:value-type="string" table:style-name="ce4">
            <text:p>RAMÍ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65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52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52]=&quot;&quot;;&quot;&quot;;[.H52])" table:style-name="ce49"/>
          <table:table-cell office:value-type="string" office:string-value="" table:formula="of:=IF([.L52]=&quot;&quot;;&quot;&quot;;[.I52])" table:style-name="ce46"/>
          <table:table-cell office:value-type="string" office:string-value="" table:formula="of:=IF([.Q52]=&quot;&quot;;&quot;&quot;;&quot;)&quot;)" table:style-name="ce4"/>
          <table:table-cell office:value-type="string" office:string-value="" table:formula="of:=IF([.T52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52]=&quot;&quot;;&quot;&quot;;[.H52])" table:style-name="ce1"/>
          <table:table-cell office:value-type="string" office:string-value="" table:formula="of:=IF([.T52]=&quot;&quot;;&quot;&quot;;[.Q52])" table:style-name="ce1"/>
          <table:table-cell office:value-type="string" office:string-value="" table:formula="of:=IF([.S52]=&quot;&quot;;&quot;&quot;;&quot;)&quot;)" table:style-name="ce1"/>
          <table:table-cell office:value-type="string" office:string-value="" table:formula="of:=IF([.AB52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2]=&quot;&quot;;&quot;&quot;;&quot;hazzy76@hotmail.com&quot;)" table:style-name="ce1"/>
          <table:table-cell office:value-type="string" office:string-value="" table:formula="of:=IF([.AA52]=&quot;&quot;;&quot;&quot;;[.Q52])" table:style-name="ce1"/>
          <table:table-cell office:value-type="string" office:string-value="" table:formula="of:=IF([.AA5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043" table:style-name="ce2">
            <text:p>2012630043</text:p>
          </table:table-cell>
          <table:table-cell office:value-type="string" table:number-columns-spanned="2" table:number-rows-spanned="1" table:style-name="ce55">
            <text:p>CARLO</text:p>
          </table:table-cell>
          <table:covered-table-cell/>
          <table:table-cell office:value-type="string" table:style-name="ce4">
            <text:p>BARRANCO</text:p>
          </table:table-cell>
          <table:table-cell office:value-type="string" table:style-name="ce4">
            <text:p>DOMÍNGU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66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53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53]=&quot;&quot;;&quot;&quot;;[.H53])" table:style-name="ce49"/>
          <table:table-cell office:value-type="string" office:string-value="" table:formula="of:=IF([.L53]=&quot;&quot;;&quot;&quot;;[.I53])" table:style-name="ce46"/>
          <table:table-cell office:value-type="string" office:string-value="" table:formula="of:=IF([.Q53]=&quot;&quot;;&quot;&quot;;&quot;)&quot;)" table:style-name="ce4"/>
          <table:table-cell office:value-type="string" office:string-value="" table:formula="of:=IF([.T53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53]=&quot;&quot;;&quot;&quot;;[.H53])" table:style-name="ce1"/>
          <table:table-cell office:value-type="string" office:string-value="" table:formula="of:=IF([.T53]=&quot;&quot;;&quot;&quot;;[.Q53])" table:style-name="ce1"/>
          <table:table-cell office:value-type="string" office:string-value="" table:formula="of:=IF([.S53]=&quot;&quot;;&quot;&quot;;&quot;)&quot;)" table:style-name="ce1"/>
          <table:table-cell office:value-type="string" office:string-value="" table:formula="of:=IF([.AB53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3]=&quot;&quot;;&quot;&quot;;&quot;hazzy76@hotmail.com&quot;)" table:style-name="ce1"/>
          <table:table-cell office:value-type="string" office:string-value="" table:formula="of:=IF([.AA53]=&quot;&quot;;&quot;&quot;;[.Q53])" table:style-name="ce1"/>
          <table:table-cell office:value-type="string" office:string-value="" table:formula="of:=IF([.AA5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69" table:style-name="ce2">
            <text:p>2013630169</text:p>
          </table:table-cell>
          <table:table-cell office:value-type="string" table:number-columns-spanned="2" table:number-rows-spanned="1" table:style-name="ce55">
            <text:p>MARCO ANTONIO</text:p>
          </table:table-cell>
          <table:covered-table-cell/>
          <table:table-cell office:value-type="string" table:style-name="ce4">
            <text:p>CHAVEZ</text:p>
          </table:table-cell>
          <table:table-cell office:value-type="string" table:style-name="ce4">
            <text:p>AGUILAR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6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4]=&quot;&quot;;&quot;&quot;;&quot;(&quot;)" table:style-name="ce1">
            <text:p>(</text:p>
          </table:table-cell>
          <table:table-cell office:value-type="float" office:value="2013630237" table:style-name="ce2">
            <text:p>2013630237</text:p>
          </table:table-cell>
          <table:table-cell office:value-type="string" table:style-name="ce48">
            <text:p>SEBASTIAN<text:s text:c="2"/></text:p>
          </table:table-cell>
          <table:table-cell office:value-type="string" table:style-name="ce8">
            <text:p>HERNÁNDEZ</text:p>
          </table:table-cell>
          <table:table-cell office:value-type="string" table:style-name="ce4">
            <text:p>LÓPEZ</text:p>
          </table:table-cell>
          <table:table-cell office:value-type="string" office:string-value="hazzy76@hotmail.com" table:formula="of:=IF([.K54]=&quot;&quot;;&quot;&quot;;[.H54])" table:style-name="ce49">
            <text:p>hazzy76@hotmail.com</text:p>
          </table:table-cell>
          <table:table-cell office:value-type="string" office:string-value="2016-A067" table:formula="of:=IF([.L54]=&quot;&quot;;&quot;&quot;;[.I54])" table:style-name="ce46">
            <text:p>2016-A067</text:p>
          </table:table-cell>
          <table:table-cell office:value-type="string" office:string-value=")" table:formula="of:=IF([.Q54]=&quot;&quot;;&quot;&quot;;&quot;)&quot;)" table:style-name="ce4">
            <text:p>)</text:p>
          </table:table-cell>
          <table:table-cell office:value-type="string" office:string-value="" table:formula="of:=IF([.T54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54]=&quot;&quot;;&quot;&quot;;[.H54])" table:style-name="ce1"/>
          <table:table-cell office:value-type="string" office:string-value="" table:formula="of:=IF([.T54]=&quot;&quot;;&quot;&quot;;[.Q54])" table:style-name="ce1"/>
          <table:table-cell office:value-type="string" office:string-value="" table:formula="of:=IF([.S54]=&quot;&quot;;&quot;&quot;;&quot;)&quot;)" table:style-name="ce1"/>
          <table:table-cell office:value-type="string" office:string-value="" table:formula="of:=IF([.AB54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4]=&quot;&quot;;&quot;&quot;;&quot;hazzy76@hotmail.com&quot;)" table:style-name="ce1"/>
          <table:table-cell office:value-type="string" office:string-value="" table:formula="of:=IF([.AA54]=&quot;&quot;;&quot;&quot;;[.Q54])" table:style-name="ce1"/>
          <table:table-cell office:value-type="string" office:string-value="" table:formula="of:=IF([.AA5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236" table:style-name="ce21">
            <text:p>2013630236</text:p>
          </table:table-cell>
          <table:table-cell office:value-type="string" table:number-columns-spanned="2" table:number-rows-spanned="1" table:style-name="ce54">
            <text:p>EDUARDO</text:p>
          </table:table-cell>
          <table:covered-table-cell/>
          <table:table-cell office:value-type="string" table:style-name="ce23">
            <text:p>HERNÁNDEZ</text:p>
          </table:table-cell>
          <table:table-cell office:value-type="string" table:style-name="ce23">
            <text:p>LÓP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6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5]=&quot;&quot;;&quot;&quot;;&quot;(&quot;)" table:style-name="ce1">
            <text:p>(</text:p>
          </table:table-cell>
          <table:table-cell office:value-type="float" office:value="2011630436" table:style-name="ce21">
            <text:p>2011630436</text:p>
          </table:table-cell>
          <table:table-cell office:value-type="string" table:style-name="ce48">
            <text:p>PAOLA<text:s text:c="2"/></text:p>
          </table:table-cell>
          <table:table-cell office:value-type="string" table:style-name="ce24">
            <text:p>HERNANDEZ</text:p>
          </table:table-cell>
          <table:table-cell office:value-type="string" table:style-name="ce23">
            <text:p>SILVA</text:p>
          </table:table-cell>
          <table:table-cell office:value-type="string" office:string-value="hazzy76@hotmail.com" table:formula="of:=IF([.K55]=&quot;&quot;;&quot;&quot;;[.H55])" table:style-name="ce49">
            <text:p>hazzy76@hotmail.com</text:p>
          </table:table-cell>
          <table:table-cell office:value-type="string" office:string-value="2016-A068" table:formula="of:=IF([.L55]=&quot;&quot;;&quot;&quot;;[.I55])" table:style-name="ce46">
            <text:p>2016-A068</text:p>
          </table:table-cell>
          <table:table-cell office:value-type="string" office:string-value=")" table:formula="of:=IF([.Q55]=&quot;&quot;;&quot;&quot;;&quot;)&quot;)" table:style-name="ce4">
            <text:p>)</text:p>
          </table:table-cell>
          <table:table-cell office:value-type="string" office:string-value="(" table:formula="of:=IF([.T55]=&quot;&quot;;&quot;&quot;;&quot;(&quot;)" table:style-name="ce4">
            <text:p>(</text:p>
          </table:table-cell>
          <table:table-cell office:value-type="float" office:value="2013630255" table:style-name="ce18">
            <text:p>2013630255</text:p>
          </table:table-cell>
          <table:table-cell office:value-type="string" table:style-name="ce5">
            <text:p>ADRIÁN<text:s/></text:p>
          </table:table-cell>
          <table:table-cell office:value-type="string" table:style-name="ce18">
            <text:p>JUÁREZ</text:p>
          </table:table-cell>
          <table:table-cell office:value-type="string" table:style-name="ce1">
            <text:p>MONROY</text:p>
          </table:table-cell>
          <table:table-cell office:value-type="string" office:string-value="hazzy76@hotmail.com" table:formula="of:=IF([.S55]=&quot;&quot;;&quot;&quot;;[.H55])" table:style-name="ce1">
            <text:p>hazzy76@hotmail.com</text:p>
          </table:table-cell>
          <table:table-cell office:value-type="string" office:string-value="2016-A068" table:formula="of:=IF([.T55]=&quot;&quot;;&quot;&quot;;[.Q55])" table:style-name="ce1">
            <text:p>2016-A068</text:p>
          </table:table-cell>
          <table:table-cell office:value-type="string" office:string-value=")" table:formula="of:=IF([.S55]=&quot;&quot;;&quot;&quot;;&quot;)&quot;)" table:style-name="ce1">
            <text:p>)</text:p>
          </table:table-cell>
          <table:table-cell office:value-type="string" office:string-value="" table:formula="of:=IF([.AB55]=&quot;&quot;;&quot;&quot;;&quot;(&quot;)" table:style-name="ce1"/>
          <table:table-cell table:style-name="ce15"/>
          <table:table-cell office:value-type="string" table:style-name="ce7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AA55]=&quot;&quot;;&quot;&quot;;&quot;hazzy76@hotmail.com&quot;)" table:style-name="ce1"/>
          <table:table-cell office:value-type="string" office:string-value="" table:formula="of:=IF([.AA55]=&quot;&quot;;&quot;&quot;;[.Q55])" table:style-name="ce1"/>
          <table:table-cell office:value-type="string" office:string-value="" table:formula="of:=IF([.AA5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74" table:style-name="ce2">
            <text:p>2014630174</text:p>
          </table:table-cell>
          <table:table-cell office:value-type="string" table:number-columns-spanned="2" table:number-rows-spanned="1" table:style-name="ce55">
            <text:p>JUAN CARLOS</text:p>
          </table:table-cell>
          <table:covered-table-cell/>
          <table:table-cell office:value-type="string" table:style-name="ce4">
            <text:p>GARCÍA</text:p>
          </table:table-cell>
          <table:table-cell office:value-type="string" table:style-name="ce4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70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6]=&quot;&quot;;&quot;&quot;;&quot;(&quot;)" table:style-name="ce1">
            <text:p>(</text:p>
          </table:table-cell>
          <table:table-cell office:value-type="float" office:value="2014630079" table:style-name="ce2">
            <text:p>2014630079</text:p>
          </table:table-cell>
          <table:table-cell office:value-type="string" table:style-name="ce48">
            <text:p>MARIO ALBERTO<text:s/></text:p>
          </table:table-cell>
          <table:table-cell office:value-type="string" table:style-name="ce8">
            <text:p>CARRILLO</text:p>
          </table:table-cell>
          <table:table-cell office:value-type="string" table:style-name="ce4">
            <text:p>MALDONADO</text:p>
          </table:table-cell>
          <table:table-cell office:value-type="string" office:string-value="hazzy76@hotmail.com" table:formula="of:=IF([.K56]=&quot;&quot;;&quot;&quot;;[.H56])" table:style-name="ce49">
            <text:p>hazzy76@hotmail.com</text:p>
          </table:table-cell>
          <table:table-cell office:value-type="string" office:string-value="2016-A070" table:formula="of:=IF([.L56]=&quot;&quot;;&quot;&quot;;[.I56])" table:style-name="ce46">
            <text:p>2016-A070</text:p>
          </table:table-cell>
          <table:table-cell office:value-type="string" office:string-value=")" table:formula="of:=IF([.Q56]=&quot;&quot;;&quot;&quot;;&quot;)&quot;)" table:style-name="ce4">
            <text:p>)</text:p>
          </table:table-cell>
          <table:table-cell office:value-type="string" office:string-value="" table:formula="of:=IF([.T56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56]=&quot;&quot;;&quot;&quot;;[.H56])" table:style-name="ce1"/>
          <table:table-cell office:value-type="string" office:string-value="" table:formula="of:=IF([.T56]=&quot;&quot;;&quot;&quot;;[.Q56])" table:style-name="ce1"/>
          <table:table-cell office:value-type="string" office:string-value="" table:formula="of:=IF([.S56]=&quot;&quot;;&quot;&quot;;&quot;)&quot;)" table:style-name="ce1"/>
          <table:table-cell office:value-type="string" office:string-value="" table:formula="of:=IF([.AB56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6]=&quot;&quot;;&quot;&quot;;&quot;hazzy76@hotmail.com&quot;)" table:style-name="ce1"/>
          <table:table-cell office:value-type="string" office:string-value="" table:formula="of:=IF([.AA56]=&quot;&quot;;&quot;&quot;;[.Q56])" table:style-name="ce1"/>
          <table:table-cell office:value-type="string" office:string-value="" table:formula="of:=IF([.AA5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099" table:style-name="ce2">
            <text:p>2013630099</text:p>
          </table:table-cell>
          <table:table-cell office:value-type="string" table:number-columns-spanned="2" table:number-rows-spanned="1" table:style-name="ce55">
            <text:p>MISAEL ARTURO</text:p>
          </table:table-cell>
          <table:covered-table-cell/>
          <table:table-cell office:value-type="string" table:style-name="ce4">
            <text:p>ALANIS</text:p>
          </table:table-cell>
          <table:table-cell office:value-type="string" table:style-name="ce4">
            <text:p>MANCILL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7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7]=&quot;&quot;;&quot;&quot;;&quot;(&quot;)" table:style-name="ce1">
            <text:p>(</text:p>
          </table:table-cell>
          <table:table-cell office:value-type="float" office:value="2013630540" table:style-name="ce2">
            <text:p>2013630540</text:p>
          </table:table-cell>
          <table:table-cell office:value-type="string" table:style-name="ce48">
            <text:p>BEURIE GERARDO<text:s/></text:p>
          </table:table-cell>
          <table:table-cell office:value-type="string" table:style-name="ce8">
            <text:p>REYES</text:p>
          </table:table-cell>
          <table:table-cell office:value-type="string" table:style-name="ce4">
            <text:p>GAYTÁN</text:p>
          </table:table-cell>
          <table:table-cell office:value-type="string" office:string-value="hazzy76@hotmail.com" table:formula="of:=IF([.K57]=&quot;&quot;;&quot;&quot;;[.H57])" table:style-name="ce49">
            <text:p>hazzy76@hotmail.com</text:p>
          </table:table-cell>
          <table:table-cell office:value-type="string" office:string-value="2016-A071" table:formula="of:=IF([.L57]=&quot;&quot;;&quot;&quot;;[.I57])" table:style-name="ce46">
            <text:p>2016-A071</text:p>
          </table:table-cell>
          <table:table-cell office:value-type="string" office:string-value=")" table:formula="of:=IF([.Q57]=&quot;&quot;;&quot;&quot;;&quot;)&quot;)" table:style-name="ce4">
            <text:p>)</text:p>
          </table:table-cell>
          <table:table-cell office:value-type="string" office:string-value="(" table:formula="of:=IF([.T57]=&quot;&quot;;&quot;&quot;;&quot;(&quot;)" table:style-name="ce4">
            <text:p>(</text:p>
          </table:table-cell>
          <table:table-cell office:value-type="float" office:value="2013630434" table:style-name="ce2">
            <text:p>2013630434</text:p>
          </table:table-cell>
          <table:table-cell office:value-type="string" table:style-name="ce5">
            <text:p>ALEJANDRO<text:s/></text:p>
          </table:table-cell>
          <table:table-cell office:value-type="string" table:style-name="ce9">
            <text:p>VILLEGAS</text:p>
          </table:table-cell>
          <table:table-cell office:value-type="string" table:style-name="ce1">
            <text:p>BARRERA</text:p>
          </table:table-cell>
          <table:table-cell office:value-type="string" office:string-value="hazzy76@hotmail.com" table:formula="of:=IF([.S57]=&quot;&quot;;&quot;&quot;;[.H57])" table:style-name="ce1">
            <text:p>hazzy76@hotmail.com</text:p>
          </table:table-cell>
          <table:table-cell office:value-type="string" office:string-value="2016-A071" table:formula="of:=IF([.T57]=&quot;&quot;;&quot;&quot;;[.Q57])" table:style-name="ce1">
            <text:p>2016-A071</text:p>
          </table:table-cell>
          <table:table-cell office:value-type="string" office:string-value=")" table:formula="of:=IF([.S57]=&quot;&quot;;&quot;&quot;;&quot;)&quot;)" table:style-name="ce1">
            <text:p>)</text:p>
          </table:table-cell>
          <table:table-cell office:value-type="string" office:string-value="" table:formula="of:=IF([.AB57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7]=&quot;&quot;;&quot;&quot;;&quot;hazzy76@hotmail.com&quot;)" table:style-name="ce1"/>
          <table:table-cell office:value-type="string" office:string-value="" table:formula="of:=IF([.AA57]=&quot;&quot;;&quot;&quot;;[.Q57])" table:style-name="ce1"/>
          <table:table-cell office:value-type="string" office:string-value="" table:formula="of:=IF([.AA5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225" table:style-name="ce2">
            <text:p>2013630225</text:p>
          </table:table-cell>
          <table:table-cell office:value-type="string" table:number-columns-spanned="2" table:number-rows-spanned="1" table:style-name="ce55">
            <text:p>ELIZABETH</text:p>
          </table:table-cell>
          <table:covered-table-cell/>
          <table:table-cell office:value-type="string" table:style-name="ce4">
            <text:p>GUERRERO</text:p>
          </table:table-cell>
          <table:table-cell office:value-type="string" table:style-name="ce4">
            <text:p>MADRIGAL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7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8]=&quot;&quot;;&quot;&quot;;&quot;(&quot;)" table:style-name="ce1">
            <text:p>(</text:p>
          </table:table-cell>
          <table:table-cell office:value-type="float" office:value="2011630542" table:style-name="ce25">
            <text:p>2011630542</text:p>
          </table:table-cell>
          <table:table-cell office:value-type="string" table:style-name="ce48">
            <text:p>JAZIEL<text:s text:c="2"/></text:p>
          </table:table-cell>
          <table:table-cell office:value-type="string" table:style-name="ce26">
            <text:p>REYES</text:p>
          </table:table-cell>
          <table:table-cell office:value-type="string" table:style-name="ce4">
            <text:p>TORRES</text:p>
          </table:table-cell>
          <table:table-cell office:value-type="string" office:string-value="hazzy76@hotmail.com" table:formula="of:=IF([.K58]=&quot;&quot;;&quot;&quot;;[.H58])" table:style-name="ce49">
            <text:p>hazzy76@hotmail.com</text:p>
          </table:table-cell>
          <table:table-cell office:value-type="string" office:string-value="2016-A072" table:formula="of:=IF([.L58]=&quot;&quot;;&quot;&quot;;[.I58])" table:style-name="ce46">
            <text:p>2016-A072</text:p>
          </table:table-cell>
          <table:table-cell office:value-type="string" office:string-value=")" table:formula="of:=IF([.Q58]=&quot;&quot;;&quot;&quot;;&quot;)&quot;)" table:style-name="ce4">
            <text:p>)</text:p>
          </table:table-cell>
          <table:table-cell office:value-type="string" office:string-value="" table:formula="of:=IF([.T58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58]=&quot;&quot;;&quot;&quot;;[.H58])" table:style-name="ce1"/>
          <table:table-cell office:value-type="string" office:string-value="" table:formula="of:=IF([.T58]=&quot;&quot;;&quot;&quot;;[.Q58])" table:style-name="ce1"/>
          <table:table-cell office:value-type="string" office:string-value="" table:formula="of:=IF([.S58]=&quot;&quot;;&quot;&quot;;&quot;)&quot;)" table:style-name="ce1"/>
          <table:table-cell office:value-type="string" office:string-value="" table:formula="of:=IF([.AB58]=&quot;&quot;;&quot;&quot;;&quot;(&quot;)" table:style-name="ce1"/>
          <table:table-cell table:style-name="ce15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58]=&quot;&quot;;&quot;&quot;;&quot;hazzy76@hotmail.com&quot;)" table:style-name="ce1"/>
          <table:table-cell office:value-type="string" office:string-value="" table:formula="of:=IF([.AA58]=&quot;&quot;;&quot;&quot;;[.Q58])" table:style-name="ce1"/>
          <table:table-cell office:value-type="string" office:string-value="" table:formula="of:=IF([.AA5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020" table:style-name="ce21">
            <text:p>2013630020</text:p>
          </table:table-cell>
          <table:table-cell office:value-type="string" table:number-columns-spanned="2" table:number-rows-spanned="1" table:style-name="ce54">
            <text:p>ALBERTO DOMINGO</text:p>
          </table:table-cell>
          <table:covered-table-cell/>
          <table:table-cell office:value-type="string" table:style-name="ce23">
            <text:p>MORENO</text:p>
          </table:table-cell>
          <table:table-cell office:value-type="string" table:style-name="ce23">
            <text:p>OROZCO</text:p>
          </table:table-cell>
          <table:table-cell office:value-type="string" table:style-name="ce45">
            <text:p>hazzy76@hotmail.com</text:p>
          </table:table-cell>
          <table:table-cell office:value-type="string" table:style-name="ce47">
            <text:p>2016-A07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59]=&quot;&quot;;&quot;&quot;;&quot;(&quot;)" table:style-name="ce1">
            <text:p>(</text:p>
          </table:table-cell>
          <table:table-cell office:value-type="float" office:value="2008311078" table:style-name="ce25">
            <text:p>2008311078</text:p>
          </table:table-cell>
          <table:table-cell office:value-type="string" table:style-name="ce48">
            <text:p>CARLOS GUADALUPE<text:s/></text:p>
          </table:table-cell>
          <table:table-cell office:value-type="string" table:style-name="ce26">
            <text:p>PADILLA</text:p>
          </table:table-cell>
          <table:table-cell office:value-type="string" table:style-name="ce23">
            <text:p>CRISANTOS</text:p>
          </table:table-cell>
          <table:table-cell office:value-type="string" office:string-value="hazzy76@hotmail.com" table:formula="of:=IF([.K59]=&quot;&quot;;&quot;&quot;;[.H59])" table:style-name="ce49">
            <text:p>hazzy76@hotmail.com</text:p>
          </table:table-cell>
          <table:table-cell office:value-type="string" office:string-value="2016-A074" table:formula="of:=IF([.L59]=&quot;&quot;;&quot;&quot;;[.I59])" table:style-name="ce46">
            <text:p>2016-A074</text:p>
          </table:table-cell>
          <table:table-cell office:value-type="string" office:string-value=")" table:formula="of:=IF([.Q59]=&quot;&quot;;&quot;&quot;;&quot;)&quot;)" table:style-name="ce4">
            <text:p>)</text:p>
          </table:table-cell>
          <table:table-cell office:value-type="string" office:string-value="" table:formula="of:=IF([.T59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59]=&quot;&quot;;&quot;&quot;;[.H59])" table:style-name="ce1"/>
          <table:table-cell office:value-type="string" office:string-value="" table:formula="of:=IF([.T59]=&quot;&quot;;&quot;&quot;;[.Q59])" table:style-name="ce1"/>
          <table:table-cell office:value-type="string" office:string-value="" table:formula="of:=IF([.S59]=&quot;&quot;;&quot;&quot;;&quot;)&quot;)" table:style-name="ce1"/>
          <table:table-cell office:value-type="string" office:string-value="" table:formula="of:=IF([.AB59]=&quot;&quot;;&quot;&quot;;&quot;(&quot;)" table:style-name="ce1"/>
          <table:table-cell table:style-name="ce15"/>
          <table:table-cell office:value-type="string" table:style-name="ce7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AA59]=&quot;&quot;;&quot;&quot;;&quot;hazzy76@hotmail.com&quot;)" table:style-name="ce1"/>
          <table:table-cell office:value-type="string" office:string-value="" table:formula="of:=IF([.AA59]=&quot;&quot;;&quot;&quot;;[.Q59])" table:style-name="ce1"/>
          <table:table-cell office:value-type="string" office:string-value="" table:formula="of:=IF([.AA5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467" table:style-name="ce2">
            <text:p>2011630467</text:p>
          </table:table-cell>
          <table:table-cell office:value-type="string" table:number-columns-spanned="2" table:number-rows-spanned="1" table:style-name="ce55">
            <text:p>JORGE HERMINIO</text:p>
          </table:table-cell>
          <table:covered-table-cell/>
          <table:table-cell office:value-type="string" table:style-name="ce4">
            <text:p>LÓPEZ</text:p>
          </table:table-cell>
          <table:table-cell office:value-type="string" table:style-name="ce4">
            <text:p>VÁZQU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7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0]=&quot;&quot;;&quot;&quot;;&quot;(&quot;)" table:style-name="ce1">
            <text:p>(</text:p>
          </table:table-cell>
          <table:table-cell office:value-type="float" office:value="2011630098" table:style-name="ce2">
            <text:p>2011630098</text:p>
          </table:table-cell>
          <table:table-cell office:value-type="string" table:style-name="ce48">
            <text:p>JOSÉ ÁNGEL<text:s/></text:p>
          </table:table-cell>
          <table:table-cell office:value-type="string" table:style-name="ce8">
            <text:p>FIERRO</text:p>
          </table:table-cell>
          <table:table-cell office:value-type="string" table:style-name="ce4">
            <text:p>HERNÁNDEZ</text:p>
          </table:table-cell>
          <table:table-cell office:value-type="string" office:string-value="hazzy76@hotmail.com" table:formula="of:=IF([.K60]=&quot;&quot;;&quot;&quot;;[.H60])" table:style-name="ce49">
            <text:p>hazzy76@hotmail.com</text:p>
          </table:table-cell>
          <table:table-cell office:value-type="string" office:string-value="2016-A075" table:formula="of:=IF([.L60]=&quot;&quot;;&quot;&quot;;[.I60])" table:style-name="ce46">
            <text:p>2016-A075</text:p>
          </table:table-cell>
          <table:table-cell office:value-type="string" office:string-value=")" table:formula="of:=IF([.Q60]=&quot;&quot;;&quot;&quot;;&quot;)&quot;)" table:style-name="ce4">
            <text:p>)</text:p>
          </table:table-cell>
          <table:table-cell office:value-type="string" office:string-value="" table:formula="of:=IF([.T60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60]=&quot;&quot;;&quot;&quot;;[.H60])" table:style-name="ce1"/>
          <table:table-cell office:value-type="string" office:string-value="" table:formula="of:=IF([.T60]=&quot;&quot;;&quot;&quot;;[.Q60])" table:style-name="ce1"/>
          <table:table-cell office:value-type="string" office:string-value="" table:formula="of:=IF([.S60]=&quot;&quot;;&quot;&quot;;&quot;)&quot;)" table:style-name="ce1"/>
          <table:table-cell office:value-type="string" office:string-value="" table:formula="of:=IF([.AB60]=&quot;&quot;;&quot;&quot;;&quot;(&quot;)" table:style-name="ce1"/>
          <table:table-cell table:style-name="ce15"/>
          <table:table-cell office:value-type="string" table:style-name="ce7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AA60]=&quot;&quot;;&quot;&quot;;&quot;hazzy76@hotmail.com&quot;)" table:style-name="ce1"/>
          <table:table-cell office:value-type="string" office:string-value="" table:formula="of:=IF([.AA60]=&quot;&quot;;&quot;&quot;;[.Q60])" table:style-name="ce1"/>
          <table:table-cell office:value-type="string" office:string-value="" table:formula="of:=IF([.AA6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326" table:style-name="ce2">
            <text:p>2012630326</text:p>
          </table:table-cell>
          <table:table-cell office:value-type="string" table:number-columns-spanned="2" table:number-rows-spanned="1" table:style-name="ce55">
            <text:p>ELIUD OMAR</text:p>
          </table:table-cell>
          <table:covered-table-cell/>
          <table:table-cell office:value-type="string" table:style-name="ce4">
            <text:p>ORTIZ</text:p>
          </table:table-cell>
          <table:table-cell office:value-type="string" table:style-name="ce4">
            <text:p>LÓP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7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1]=&quot;&quot;;&quot;&quot;;&quot;(&quot;)" table:style-name="ce1">
            <text:p>(</text:p>
          </table:table-cell>
          <table:table-cell office:value-type="float" office:value="2012630282" table:style-name="ce2">
            <text:p>2012630282</text:p>
          </table:table-cell>
          <table:table-cell office:value-type="string" table:style-name="ce48">
            <text:p>JOSÉ RICARDO<text:s/></text:p>
          </table:table-cell>
          <table:table-cell office:value-type="string" table:style-name="ce8">
            <text:p>MATEOS</text:p>
          </table:table-cell>
          <table:table-cell office:value-type="string" table:style-name="ce4">
            <text:p>HERNÁNDEZ</text:p>
          </table:table-cell>
          <table:table-cell office:value-type="string" office:string-value="hazzy76@hotmail.com" table:formula="of:=IF([.K61]=&quot;&quot;;&quot;&quot;;[.H61])" table:style-name="ce49">
            <text:p>hazzy76@hotmail.com</text:p>
          </table:table-cell>
          <table:table-cell office:value-type="string" office:string-value="2016-A076" table:formula="of:=IF([.L61]=&quot;&quot;;&quot;&quot;;[.I61])" table:style-name="ce46">
            <text:p>2016-A076</text:p>
          </table:table-cell>
          <table:table-cell office:value-type="string" office:string-value=")" table:formula="of:=IF([.Q61]=&quot;&quot;;&quot;&quot;;&quot;)&quot;)" table:style-name="ce4">
            <text:p>)</text:p>
          </table:table-cell>
          <table:table-cell office:value-type="string" office:string-value="" table:formula="of:=IF([.T61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61]=&quot;&quot;;&quot;&quot;;[.H61])" table:style-name="ce1"/>
          <table:table-cell office:value-type="string" office:string-value="" table:formula="of:=IF([.T61]=&quot;&quot;;&quot;&quot;;[.Q61])" table:style-name="ce1"/>
          <table:table-cell office:value-type="string" office:string-value="" table:formula="of:=IF([.S61]=&quot;&quot;;&quot;&quot;;&quot;)&quot;)" table:style-name="ce1"/>
          <table:table-cell office:value-type="string" office:string-value="" table:formula="of:=IF([.AB61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61]=&quot;&quot;;&quot;&quot;;&quot;hazzy76@hotmail.com&quot;)" table:style-name="ce1"/>
          <table:table-cell office:value-type="string" office:string-value="" table:formula="of:=IF([.AA61]=&quot;&quot;;&quot;&quot;;[.Q61])" table:style-name="ce1"/>
          <table:table-cell office:value-type="string" office:string-value="" table:formula="of:=IF([.AA6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41" table:style-name="ce2">
            <text:p>2014630141</text:p>
          </table:table-cell>
          <table:table-cell office:value-type="string" table:number-columns-spanned="2" table:number-rows-spanned="1" table:style-name="ce55">
            <text:p>NOE</text:p>
          </table:table-cell>
          <table:covered-table-cell/>
          <table:table-cell office:value-type="string" table:style-name="ce4">
            <text:p>EUSTAQUIO</text:p>
          </table:table-cell>
          <table:table-cell office:value-type="string" table:style-name="ce4">
            <text:p>SANCH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7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2]=&quot;&quot;;&quot;&quot;;&quot;(&quot;)" table:style-name="ce1">
            <text:p>(</text:p>
          </table:table-cell>
          <table:table-cell office:value-type="float" office:value="2014630608" table:style-name="ce2">
            <text:p>2014630608</text:p>
          </table:table-cell>
          <table:table-cell office:value-type="string" table:style-name="ce48">
            <text:p>JUAN<text:s text:c="2"/></text:p>
          </table:table-cell>
          <table:table-cell office:value-type="string" table:style-name="ce8">
            <text:p>TORRES</text:p>
          </table:table-cell>
          <table:table-cell office:value-type="string" table:style-name="ce4">
            <text:p>HERNANDEZ</text:p>
          </table:table-cell>
          <table:table-cell office:value-type="string" office:string-value="hazzy76@hotmail.com" table:formula="of:=IF([.K62]=&quot;&quot;;&quot;&quot;;[.H62])" table:style-name="ce49">
            <text:p>hazzy76@hotmail.com</text:p>
          </table:table-cell>
          <table:table-cell office:value-type="string" office:string-value="2016-A078" table:formula="of:=IF([.L62]=&quot;&quot;;&quot;&quot;;[.I62])" table:style-name="ce46">
            <text:p>2016-A078</text:p>
          </table:table-cell>
          <table:table-cell office:value-type="string" office:string-value=")" table:formula="of:=IF([.Q62]=&quot;&quot;;&quot;&quot;;&quot;)&quot;)" table:style-name="ce4">
            <text:p>)</text:p>
          </table:table-cell>
          <table:table-cell office:value-type="string" office:string-value="" table:formula="of:=IF([.T62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62]=&quot;&quot;;&quot;&quot;;[.H62])" table:style-name="ce1"/>
          <table:table-cell office:value-type="string" office:string-value="" table:formula="of:=IF([.T62]=&quot;&quot;;&quot;&quot;;[.Q62])" table:style-name="ce1"/>
          <table:table-cell office:value-type="string" office:string-value="" table:formula="of:=IF([.S62]=&quot;&quot;;&quot;&quot;;&quot;)&quot;)" table:style-name="ce1"/>
          <table:table-cell office:value-type="string" office:string-value="" table:formula="of:=IF([.AB62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62]=&quot;&quot;;&quot;&quot;;&quot;hazzy76@hotmail.com&quot;)" table:style-name="ce1"/>
          <table:table-cell office:value-type="string" office:string-value="" table:formula="of:=IF([.AA62]=&quot;&quot;;&quot;&quot;;[.Q62])" table:style-name="ce1"/>
          <table:table-cell office:value-type="string" office:string-value="" table:formula="of:=IF([.AA6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46" table:style-name="ce2">
            <text:p>2012630146</text:p>
          </table:table-cell>
          <table:table-cell office:value-type="string" table:number-columns-spanned="2" table:number-rows-spanned="1" table:style-name="ce55">
            <text:p>LILIANA</text:p>
          </table:table-cell>
          <table:covered-table-cell/>
          <table:table-cell office:value-type="string" table:style-name="ce4">
            <text:p>FLORES</text:p>
          </table:table-cell>
          <table:table-cell office:value-type="string" table:style-name="ce4">
            <text:p>SÁNCH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7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3]=&quot;&quot;;&quot;&quot;;&quot;(&quot;)" table:style-name="ce1">
            <text:p>(</text:p>
          </table:table-cell>
          <table:table-cell office:value-type="float" office:value="2012630406" table:style-name="ce2">
            <text:p>2012630406</text:p>
          </table:table-cell>
          <table:table-cell office:value-type="string" table:style-name="ce48">
            <text:p>RICARDO<text:s text:c="2"/></text:p>
          </table:table-cell>
          <table:table-cell office:value-type="string" table:style-name="ce8">
            <text:p>RUIZ</text:p>
          </table:table-cell>
          <table:table-cell office:value-type="string" table:style-name="ce4">
            <text:p>MALDONADO</text:p>
          </table:table-cell>
          <table:table-cell office:value-type="string" office:string-value="hazzy76@hotmail.com" table:formula="of:=IF([.K63]=&quot;&quot;;&quot;&quot;;[.H63])" table:style-name="ce49">
            <text:p>hazzy76@hotmail.com</text:p>
          </table:table-cell>
          <table:table-cell office:value-type="string" office:string-value="2016-A079" table:formula="of:=IF([.L63]=&quot;&quot;;&quot;&quot;;[.I63])" table:style-name="ce46">
            <text:p>2016-A079</text:p>
          </table:table-cell>
          <table:table-cell office:value-type="string" office:string-value=")" table:formula="of:=IF([.Q63]=&quot;&quot;;&quot;&quot;;&quot;)&quot;)" table:style-name="ce4">
            <text:p>)</text:p>
          </table:table-cell>
          <table:table-cell office:value-type="string" office:string-value="(" table:formula="of:=IF([.T63]=&quot;&quot;;&quot;&quot;;&quot;(&quot;)" table:style-name="ce4">
            <text:p>(</text:p>
          </table:table-cell>
          <table:table-cell office:value-type="float" office:value="2013630420" table:style-name="ce2">
            <text:p>2013630420</text:p>
          </table:table-cell>
          <table:table-cell office:value-type="string" table:style-name="ce5">
            <text:p>ANTONY BRANDON</text:p>
          </table:table-cell>
          <table:table-cell office:value-type="string" table:style-name="ce9">
            <text:p>VARGAS</text:p>
          </table:table-cell>
          <table:table-cell office:value-type="string" table:style-name="ce1">
            <text:p>DURAN</text:p>
          </table:table-cell>
          <table:table-cell office:value-type="string" office:string-value="hazzy76@hotmail.com" table:formula="of:=IF([.S63]=&quot;&quot;;&quot;&quot;;[.H63])" table:style-name="ce1">
            <text:p>hazzy76@hotmail.com</text:p>
          </table:table-cell>
          <table:table-cell office:value-type="string" office:string-value="2016-A079" table:formula="of:=IF([.T63]=&quot;&quot;;&quot;&quot;;[.Q63])" table:style-name="ce1">
            <text:p>2016-A079</text:p>
          </table:table-cell>
          <table:table-cell office:value-type="string" office:string-value=")" table:formula="of:=IF([.S63]=&quot;&quot;;&quot;&quot;;&quot;)&quot;)" table:style-name="ce1">
            <text:p>)</text:p>
          </table:table-cell>
          <table:table-cell office:value-type="string" office:string-value="" table:formula="of:=IF([.AB63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63]=&quot;&quot;;&quot;&quot;;&quot;hazzy76@hotmail.com&quot;)" table:style-name="ce1"/>
          <table:table-cell office:value-type="string" office:string-value="" table:formula="of:=IF([.AA63]=&quot;&quot;;&quot;&quot;;[.Q63])" table:style-name="ce1"/>
          <table:table-cell office:value-type="string" office:string-value="" table:formula="of:=IF([.AA6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291" table:style-name="ce2">
            <text:p>2013630291</text:p>
          </table:table-cell>
          <table:table-cell office:value-type="string" table:number-columns-spanned="2" table:number-rows-spanned="1" table:style-name="ce55">
            <text:p>CÉSAR</text:p>
          </table:table-cell>
          <table:covered-table-cell/>
          <table:table-cell office:value-type="string" table:style-name="ce4">
            <text:p>MENDOZA</text:p>
          </table:table-cell>
          <table:table-cell office:value-type="string" table:style-name="ce4">
            <text:p>FUENT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80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64]=&quot;&quot;;&quot;&quot;;&quot;(&quot;)" table:style-name="ce1"/>
          <table:table-cell table:style-name="ce5"/>
          <table:table-cell office:value-type="string" table:style-name="ce48">
            <text:p><text:s text:c="2"/></text:p>
          </table:table-cell>
          <table:table-cell table:style-name="ce6"/>
          <table:table-cell table:style-name="ce4"/>
          <table:table-cell office:value-type="string" office:string-value="" table:formula="of:=IF([.K64]=&quot;&quot;;&quot;&quot;;[.H64])" table:style-name="ce49"/>
          <table:table-cell office:value-type="string" office:string-value="" table:formula="of:=IF([.L64]=&quot;&quot;;&quot;&quot;;[.I64])" table:style-name="ce46"/>
          <table:table-cell office:value-type="string" office:string-value="" table:formula="of:=IF([.Q64]=&quot;&quot;;&quot;&quot;;&quot;)&quot;)" table:style-name="ce4"/>
          <table:table-cell office:value-type="string" office:string-value="" table:formula="of:=IF([.T64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64]=&quot;&quot;;&quot;&quot;;[.H64])" table:style-name="ce1"/>
          <table:table-cell office:value-type="string" office:string-value="" table:formula="of:=IF([.T64]=&quot;&quot;;&quot;&quot;;[.Q64])" table:style-name="ce1"/>
          <table:table-cell office:value-type="string" office:string-value="" table:formula="of:=IF([.S64]=&quot;&quot;;&quot;&quot;;&quot;)&quot;)" table:style-name="ce1"/>
          <table:table-cell office:value-type="string" office:string-value="" table:formula="of:=IF([.AB64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64]=&quot;&quot;;&quot;&quot;;&quot;hazzy76@hotmail.com&quot;)" table:style-name="ce1"/>
          <table:table-cell office:value-type="string" office:string-value="" table:formula="of:=IF([.AA64]=&quot;&quot;;&quot;&quot;;[.Q64])" table:style-name="ce1"/>
          <table:table-cell office:value-type="string" office:string-value="" table:formula="of:=IF([.AA6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96" table:style-name="ce2">
            <text:p>2012630296</text:p>
          </table:table-cell>
          <table:table-cell office:value-type="string" table:number-columns-spanned="2" table:number-rows-spanned="1" table:style-name="ce55">
            <text:p>SEBASTIÁN GAEL</text:p>
          </table:table-cell>
          <table:covered-table-cell/>
          <table:table-cell office:value-type="string" table:style-name="ce4">
            <text:p>MOCTEZUMA</text:p>
          </table:table-cell>
          <table:table-cell office:value-type="string" table:style-name="ce4">
            <text:p>GUTIÉR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8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5]=&quot;&quot;;&quot;&quot;;&quot;(&quot;)" table:style-name="ce1">
            <text:p>(</text:p>
          </table:table-cell>
          <table:table-cell office:value-type="float" office:value="2012630094" table:style-name="ce2">
            <text:p>2012630094</text:p>
          </table:table-cell>
          <table:table-cell office:value-type="string" table:style-name="ce48">
            <text:p>ARTURO<text:s text:c="2"/></text:p>
          </table:table-cell>
          <table:table-cell office:value-type="string" table:style-name="ce8">
            <text:p>CRUZ</text:p>
          </table:table-cell>
          <table:table-cell office:value-type="string" table:style-name="ce4">
            <text:p>PAZARÁN</text:p>
          </table:table-cell>
          <table:table-cell office:value-type="string" office:string-value="hazzy76@hotmail.com" table:formula="of:=IF([.K65]=&quot;&quot;;&quot;&quot;;[.H65])" table:style-name="ce49">
            <text:p>hazzy76@hotmail.com</text:p>
          </table:table-cell>
          <table:table-cell office:value-type="string" office:string-value="2016-A081" table:formula="of:=IF([.L65]=&quot;&quot;;&quot;&quot;;[.I65])" table:style-name="ce46">
            <text:p>2016-A081</text:p>
          </table:table-cell>
          <table:table-cell office:value-type="string" office:string-value=")" table:formula="of:=IF([.Q65]=&quot;&quot;;&quot;&quot;;&quot;)&quot;)" table:style-name="ce4">
            <text:p>)</text:p>
          </table:table-cell>
          <table:table-cell office:value-type="string" office:string-value="" table:formula="of:=IF([.T65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65]=&quot;&quot;;&quot;&quot;;[.H65])" table:style-name="ce1"/>
          <table:table-cell office:value-type="string" office:string-value="" table:formula="of:=IF([.T65]=&quot;&quot;;&quot;&quot;;[.Q65])" table:style-name="ce1"/>
          <table:table-cell office:value-type="string" office:string-value="" table:formula="of:=IF([.S65]=&quot;&quot;;&quot;&quot;;&quot;)&quot;)" table:style-name="ce1"/>
          <table:table-cell office:value-type="string" office:string-value="" table:formula="of:=IF([.AB65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65]=&quot;&quot;;&quot;&quot;;&quot;hazzy76@hotmail.com&quot;)" table:style-name="ce1"/>
          <table:table-cell office:value-type="string" office:string-value="" table:formula="of:=IF([.AA65]=&quot;&quot;;&quot;&quot;;[.Q65])" table:style-name="ce1"/>
          <table:table-cell office:value-type="string" office:string-value="" table:formula="of:=IF([.AA6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79" table:style-name="ce21">
            <text:p>2013630179</text:p>
          </table:table-cell>
          <table:table-cell office:value-type="string" table:number-columns-spanned="2" table:number-rows-spanned="1" table:style-name="ce54">
            <text:p>BLANCA MONSERRAT</text:p>
          </table:table-cell>
          <table:covered-table-cell/>
          <table:table-cell office:value-type="string" table:style-name="ce23">
            <text:p>DÍAZ</text:p>
          </table:table-cell>
          <table:table-cell office:value-type="string" table:style-name="ce23">
            <text:p>MONROY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8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6]=&quot;&quot;;&quot;&quot;;&quot;(&quot;)" table:style-name="ce1">
            <text:p>(</text:p>
          </table:table-cell>
          <table:table-cell office:value-type="float" office:value="2013630279" table:style-name="ce21">
            <text:p>2013630279</text:p>
          </table:table-cell>
          <table:table-cell office:value-type="string" table:style-name="ce48">
            <text:p>ODALYS<text:s text:c="2"/></text:p>
          </table:table-cell>
          <table:table-cell office:value-type="string" table:style-name="ce24">
            <text:p>MARRÓN</text:p>
          </table:table-cell>
          <table:table-cell office:value-type="string" table:style-name="ce23">
            <text:p>SÁNCHEZ</text:p>
          </table:table-cell>
          <table:table-cell office:value-type="string" office:string-value="hazzy76@hotmail.com" table:formula="of:=IF([.K66]=&quot;&quot;;&quot;&quot;;[.H66])" table:style-name="ce49">
            <text:p>hazzy76@hotmail.com</text:p>
          </table:table-cell>
          <table:table-cell office:value-type="string" office:string-value="2016-A083" table:formula="of:=IF([.L66]=&quot;&quot;;&quot;&quot;;[.I66])" table:style-name="ce46">
            <text:p>2016-A083</text:p>
          </table:table-cell>
          <table:table-cell office:value-type="string" office:string-value=")" table:formula="of:=IF([.Q66]=&quot;&quot;;&quot;&quot;;&quot;)&quot;)" table:style-name="ce4">
            <text:p>)</text:p>
          </table:table-cell>
          <table:table-cell office:value-type="string" office:string-value="" table:formula="of:=IF([.T66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66]=&quot;&quot;;&quot;&quot;;[.H66])" table:style-name="ce1"/>
          <table:table-cell office:value-type="string" office:string-value="" table:formula="of:=IF([.T66]=&quot;&quot;;&quot;&quot;;[.Q66])" table:style-name="ce1"/>
          <table:table-cell office:value-type="string" office:string-value="" table:formula="of:=IF([.S66]=&quot;&quot;;&quot;&quot;;&quot;)&quot;)" table:style-name="ce1"/>
          <table:table-cell office:value-type="string" office:string-value="" table:formula="of:=IF([.AB66]=&quot;&quot;;&quot;&quot;;&quot;(&quot;)" table:style-name="ce1"/>
          <table:table-cell table:style-name="ce15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66]=&quot;&quot;;&quot;&quot;;&quot;hazzy76@hotmail.com&quot;)" table:style-name="ce1"/>
          <table:table-cell office:value-type="string" office:string-value="" table:formula="of:=IF([.AA66]=&quot;&quot;;&quot;&quot;;[.Q66])" table:style-name="ce1"/>
          <table:table-cell office:value-type="string" office:string-value="" table:formula="of:=IF([.AA6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07" table:style-name="ce21">
            <text:p>2013630107</text:p>
          </table:table-cell>
          <table:table-cell office:value-type="string" table:number-columns-spanned="2" table:number-rows-spanned="1" table:style-name="ce54">
            <text:p>RICARDO DAEN</text:p>
          </table:table-cell>
          <table:covered-table-cell/>
          <table:table-cell office:value-type="string" table:style-name="ce23">
            <text:p>ÁLVAREZ</text:p>
          </table:table-cell>
          <table:table-cell office:value-type="string" table:style-name="ce23">
            <text:p>MORAL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8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7]=&quot;&quot;;&quot;&quot;;&quot;(&quot;)" table:style-name="ce1">
            <text:p>(</text:p>
          </table:table-cell>
          <table:table-cell office:value-type="float" office:value="2012630236" table:style-name="ce21">
            <text:p>2012630236</text:p>
          </table:table-cell>
          <table:table-cell office:value-type="string" table:style-name="ce48">
            <text:p>KAREN<text:s text:c="2"/></text:p>
          </table:table-cell>
          <table:table-cell office:value-type="string" table:style-name="ce24">
            <text:p>JUSTO</text:p>
          </table:table-cell>
          <table:table-cell office:value-type="string" table:style-name="ce23">
            <text:p>GARCÍA</text:p>
          </table:table-cell>
          <table:table-cell office:value-type="string" office:string-value="hazzy76@hotmail.com" table:formula="of:=IF([.K67]=&quot;&quot;;&quot;&quot;;[.H67])" table:style-name="ce49">
            <text:p>hazzy76@hotmail.com</text:p>
          </table:table-cell>
          <table:table-cell office:value-type="string" office:string-value="2016-A084" table:formula="of:=IF([.L67]=&quot;&quot;;&quot;&quot;;[.I67])" table:style-name="ce46">
            <text:p>2016-A084</text:p>
          </table:table-cell>
          <table:table-cell office:value-type="string" office:string-value=")" table:formula="of:=IF([.Q67]=&quot;&quot;;&quot;&quot;;&quot;)&quot;)" table:style-name="ce4">
            <text:p>)</text:p>
          </table:table-cell>
          <table:table-cell office:value-type="string" office:string-value="" table:formula="of:=IF([.T67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67]=&quot;&quot;;&quot;&quot;;[.H67])" table:style-name="ce1"/>
          <table:table-cell office:value-type="string" office:string-value="" table:formula="of:=IF([.T67]=&quot;&quot;;&quot;&quot;;[.Q67])" table:style-name="ce1"/>
          <table:table-cell office:value-type="string" office:string-value="" table:formula="of:=IF([.S67]=&quot;&quot;;&quot;&quot;;&quot;)&quot;)" table:style-name="ce1"/>
          <table:table-cell office:value-type="string" office:string-value="" table:formula="of:=IF([.AB67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AA67]=&quot;&quot;;&quot;&quot;;&quot;hazzy76@hotmail.com&quot;)" table:style-name="ce1"/>
          <table:table-cell office:value-type="string" office:string-value="" table:formula="of:=IF([.AA67]=&quot;&quot;;&quot;&quot;;[.Q67])" table:style-name="ce1"/>
          <table:table-cell office:value-type="string" office:string-value="" table:formula="of:=IF([.AA6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0630260" table:style-name="ce21">
            <text:p>2010630260</text:p>
          </table:table-cell>
          <table:table-cell office:value-type="string" table:number-columns-spanned="2" table:number-rows-spanned="1" table:style-name="ce54">
            <text:p>MARCO TONIO</text:p>
          </table:table-cell>
          <table:covered-table-cell/>
          <table:table-cell office:value-type="string" table:style-name="ce23">
            <text:p>DOMÍNGUEZ</text:p>
          </table:table-cell>
          <table:table-cell office:value-type="string" table:style-name="ce23">
            <text:p>ÁLVA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8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68]=&quot;&quot;;&quot;&quot;;&quot;(&quot;)" table:style-name="ce1">
            <text:p>(</text:p>
          </table:table-cell>
          <table:table-cell office:value-type="float" office:value="2011630427" table:style-name="ce21">
            <text:p>2011630427</text:p>
          </table:table-cell>
          <table:table-cell office:value-type="string" table:style-name="ce48">
            <text:p>ELI MISAEL<text:s/></text:p>
          </table:table-cell>
          <table:table-cell office:value-type="string" table:style-name="ce24">
            <text:p>GUZMÁN</text:p>
          </table:table-cell>
          <table:table-cell office:value-type="string" table:style-name="ce23">
            <text:p>CORONA</text:p>
          </table:table-cell>
          <table:table-cell office:value-type="string" office:string-value="hazzy76@hotmail.com" table:formula="of:=IF([.K68]=&quot;&quot;;&quot;&quot;;[.H68])" table:style-name="ce49">
            <text:p>hazzy76@hotmail.com</text:p>
          </table:table-cell>
          <table:table-cell office:value-type="string" office:string-value="2016-A086" table:formula="of:=IF([.L68]=&quot;&quot;;&quot;&quot;;[.I68])" table:style-name="ce46">
            <text:p>2016-A086</text:p>
          </table:table-cell>
          <table:table-cell office:value-type="string" office:string-value=")" table:formula="of:=IF([.Q68]=&quot;&quot;;&quot;&quot;;&quot;)&quot;)" table:style-name="ce4">
            <text:p>)</text:p>
          </table:table-cell>
          <table:table-cell office:value-type="string" office:string-value="" table:formula="of:=IF([.T68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68]=&quot;&quot;;&quot;&quot;;[.H68])" table:style-name="ce1"/>
          <table:table-cell office:value-type="string" office:string-value="" table:formula="of:=IF([.T68]=&quot;&quot;;&quot;&quot;;[.Q68])" table:style-name="ce1"/>
          <table:table-cell office:value-type="string" office:string-value="" table:formula="of:=IF([.S68]=&quot;&quot;;&quot;&quot;;&quot;)&quot;)" table:style-name="ce1"/>
          <table:table-cell office:value-type="string" office:string-value="" table:formula="of:=IF([.AB68]=&quot;&quot;;&quot;&quot;;&quot;(&quot;)" table:style-name="ce1"/>
          <table:table-cell table:style-name="ce15"/>
          <table:table-cell office:value-type="string" table:style-name="ce7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AA68]=&quot;&quot;;&quot;&quot;;&quot;hazzy76@hotmail.com&quot;)" table:style-name="ce1"/>
          <table:table-cell office:value-type="string" office:string-value="" table:formula="of:=IF([.AA68]=&quot;&quot;;&quot;&quot;;[.Q68])" table:style-name="ce1"/>
          <table:table-cell office:value-type="string" office:string-value="" table:formula="of:=IF([.AA6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0630441" table:style-name="ce21">
            <text:p>2010630441</text:p>
          </table:table-cell>
          <table:table-cell office:value-type="string" table:number-columns-spanned="2" table:number-rows-spanned="1" table:style-name="ce54">
            <text:p>FERNANDO</text:p>
          </table:table-cell>
          <table:covered-table-cell/>
          <table:table-cell office:value-type="string" table:style-name="ce23">
            <text:p>HERNÁNDEZ</text:p>
          </table:table-cell>
          <table:table-cell office:value-type="string" table:style-name="ce23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87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69]=&quot;&quot;;&quot;&quot;;&quot;(&quot;)" table:style-name="ce1"/>
          <table:table-cell table:style-name="ce21"/>
          <table:table-cell office:value-type="string" table:style-name="ce48">
            <text:p><text:s text:c="2"/></text:p>
          </table:table-cell>
          <table:table-cell table:style-name="ce6"/>
          <table:table-cell table:style-name="ce23"/>
          <table:table-cell office:value-type="string" office:string-value="" table:formula="of:=IF([.K69]=&quot;&quot;;&quot;&quot;;[.H69])" table:style-name="ce49"/>
          <table:table-cell office:value-type="string" office:string-value="" table:formula="of:=IF([.L69]=&quot;&quot;;&quot;&quot;;[.I69])" table:style-name="ce46"/>
          <table:table-cell office:value-type="string" office:string-value="" table:formula="of:=IF([.Q69]=&quot;&quot;;&quot;&quot;;&quot;)&quot;)" table:style-name="ce4"/>
          <table:table-cell office:value-type="string" office:string-value="" table:formula="of:=IF([.T69]=&quot;&quot;;&quot;&quot;;&quot;(&quot;)" table:style-name="ce4"/>
          <table:table-cell table:style-name="ce5"/>
          <table:table-cell office:value-type="string" table:style-name="ce5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S69]=&quot;&quot;;&quot;&quot;;[.H69])" table:style-name="ce1"/>
          <table:table-cell office:value-type="string" office:string-value="" table:formula="of:=IF([.T69]=&quot;&quot;;&quot;&quot;;[.Q69])" table:style-name="ce1"/>
          <table:table-cell office:value-type="string" office:string-value="" table:formula="of:=IF([.S69]=&quot;&quot;;&quot;&quot;;&quot;)&quot;)" table:style-name="ce1"/>
          <table:table-cell office:value-type="string" office:string-value="" table:formula="of:=IF([.AB69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7"/>
          <table:table-cell table:style-name="ce1"/>
          <table:table-cell office:value-type="string" office:string-value="" table:formula="of:=IF([.AA69]=&quot;&quot;;&quot;&quot;;&quot;hazzy76@hotmail.com&quot;)" table:style-name="ce1"/>
          <table:table-cell office:value-type="string" office:string-value="" table:formula="of:=IF([.AA69]=&quot;&quot;;&quot;&quot;;[.Q69])" table:style-name="ce1"/>
          <table:table-cell office:value-type="string" office:string-value="" table:formula="of:=IF([.AA6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454" table:style-name="ce21">
            <text:p>2012630454</text:p>
          </table:table-cell>
          <table:table-cell office:value-type="string" table:number-columns-spanned="2" table:number-rows-spanned="1" table:style-name="ce54">
            <text:p>ROBERTO</text:p>
          </table:table-cell>
          <table:covered-table-cell/>
          <table:table-cell office:value-type="string" table:style-name="ce23">
            <text:p>VALDEZ</text:p>
          </table:table-cell>
          <table:table-cell office:value-type="string" table:style-name="ce23">
            <text:p>BARB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8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70]=&quot;&quot;;&quot;&quot;;&quot;(&quot;)" table:style-name="ce1">
            <text:p>(</text:p>
          </table:table-cell>
          <table:table-cell office:value-type="float" office:value="2012630055" table:style-name="ce21">
            <text:p>2012630055</text:p>
          </table:table-cell>
          <table:table-cell office:value-type="string" table:style-name="ce48">
            <text:p>HAZZIELY<text:s text:c="2"/></text:p>
          </table:table-cell>
          <table:table-cell office:value-type="string" table:style-name="ce24">
            <text:p>BERNACHE</text:p>
          </table:table-cell>
          <table:table-cell office:value-type="string" table:style-name="ce23">
            <text:p>FERNÁNDEZ</text:p>
          </table:table-cell>
          <table:table-cell office:value-type="string" office:string-value="hazzy76@hotmail.com" table:formula="of:=IF([.K70]=&quot;&quot;;&quot;&quot;;[.H70])" table:style-name="ce49">
            <text:p>hazzy76@hotmail.com</text:p>
          </table:table-cell>
          <table:table-cell office:value-type="string" office:string-value="2016-A088" table:formula="of:=IF([.L70]=&quot;&quot;;&quot;&quot;;[.I70])" table:style-name="ce46">
            <text:p>2016-A088</text:p>
          </table:table-cell>
          <table:table-cell office:value-type="string" office:string-value=")" table:formula="of:=IF([.Q70]=&quot;&quot;;&quot;&quot;;&quot;)&quot;)" table:style-name="ce4">
            <text:p>)</text:p>
          </table:table-cell>
          <table:table-cell office:value-type="string" office:string-value="" table:formula="of:=IF([.T70]=&quot;&quot;;&quot;&quot;;&quot;(&quot;)" table:style-name="ce4"/>
          <table:table-cell table:style-name="ce14"/>
          <table:table-cell office:value-type="string" table:style-name="ce5">
            <text:p><text:s/></text:p>
          </table:table-cell>
          <table:table-cell table:style-name="ce15"/>
          <table:table-cell table:style-name="ce1"/>
          <table:table-cell office:value-type="string" office:string-value="" table:formula="of:=IF([.S70]=&quot;&quot;;&quot;&quot;;[.H70])" table:style-name="ce1"/>
          <table:table-cell office:value-type="string" office:string-value="" table:formula="of:=IF([.T70]=&quot;&quot;;&quot;&quot;;[.Q70])" table:style-name="ce1"/>
          <table:table-cell office:value-type="string" office:string-value="" table:formula="of:=IF([.S70]=&quot;&quot;;&quot;&quot;;&quot;)&quot;)" table:style-name="ce1"/>
          <table:table-cell office:value-type="string" office:string-value="" table:formula="of:=IF([.AB70]=&quot;&quot;;&quot;&quot;;&quot;(&quot;)" table:style-name="ce1"/>
          <table:table-cell table:style-name="ce7"/>
          <table:table-cell office:value-type="string" table:style-name="ce7">
            <text:p><text:s/></text:p>
          </table:table-cell>
          <table:table-cell table:style-name="ce27"/>
          <table:table-cell table:style-name="ce1"/>
          <table:table-cell office:value-type="string" office:string-value="" table:formula="of:=IF([.AA70]=&quot;&quot;;&quot;&quot;;&quot;hazzy76@hotmail.com&quot;)" table:style-name="ce1"/>
          <table:table-cell office:value-type="string" office:string-value="" table:formula="of:=IF([.AA70]=&quot;&quot;;&quot;&quot;;[.Q70])" table:style-name="ce1"/>
          <table:table-cell office:value-type="string" office:string-value="" table:formula="of:=IF([.AA7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06" table:style-name="ce28">
            <text:p>2013630106</text:p>
          </table:table-cell>
          <table:table-cell office:value-type="string" table:number-columns-spanned="2" table:number-rows-spanned="1" table:style-name="ce50">
            <text:p>EDGAR</text:p>
          </table:table-cell>
          <table:covered-table-cell/>
          <table:table-cell office:value-type="string" table:style-name="ce30">
            <text:p>ALAVARADO</text:p>
          </table:table-cell>
          <table:table-cell office:value-type="string" table:style-name="ce30">
            <text:p>MUÑO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A090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71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style-name="ce31"/>
          <table:table-cell table:style-name="ce30"/>
          <table:table-cell office:value-type="string" office:string-value="" table:formula="of:=IF([.K71]=&quot;&quot;;&quot;&quot;;[.H71])" table:style-name="ce49"/>
          <table:table-cell office:value-type="string" office:string-value="" table:formula="of:=IF([.L71]=&quot;&quot;;&quot;&quot;;[.I71])" table:style-name="ce46"/>
          <table:table-cell office:value-type="string" office:string-value="" table:formula="of:=IF([.Q71]=&quot;&quot;;&quot;&quot;;&quot;)&quot;)" table:style-name="ce4"/>
          <table:table-cell office:value-type="string" office:string-value="" table:formula="of:=IF([.T71]=&quot;&quot;;&quot;&quot;;&quot;(&quot;)" table:style-name="ce4"/>
          <table:table-cell table:style-name="ce32"/>
          <table:table-cell office:value-type="string" table:style-name="ce5">
            <text:p><text:s/></text:p>
          </table:table-cell>
          <table:table-cell table:style-name="ce33"/>
          <table:table-cell table:style-name="ce1"/>
          <table:table-cell office:value-type="string" office:string-value="" table:formula="of:=IF([.S71]=&quot;&quot;;&quot;&quot;;[.H71])" table:style-name="ce1"/>
          <table:table-cell office:value-type="string" office:string-value="" table:formula="of:=IF([.T71]=&quot;&quot;;&quot;&quot;;[.Q71])" table:style-name="ce1"/>
          <table:table-cell office:value-type="string" office:string-value="" table:formula="of:=IF([.S71]=&quot;&quot;;&quot;&quot;;&quot;)&quot;)" table:style-name="ce1"/>
          <table:table-cell office:value-type="string" office:string-value="" table:formula="of:=IF([.AB7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1]=&quot;&quot;;&quot;&quot;;&quot;hazzy76@hotmail.com&quot;)" table:style-name="ce1"/>
          <table:table-cell office:value-type="string" office:string-value="" table:formula="of:=IF([.AA71]=&quot;&quot;;&quot;&quot;;[.Q71])" table:style-name="ce1"/>
          <table:table-cell office:value-type="string" office:string-value="" table:formula="of:=IF([.AA7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48" table:style-name="ce28">
            <text:p>2012630248</text:p>
          </table:table-cell>
          <table:table-cell office:value-type="string" table:number-columns-spanned="2" table:number-rows-spanned="1" table:style-name="ce50">
            <text:p>MARLEN</text:p>
          </table:table-cell>
          <table:covered-table-cell/>
          <table:table-cell office:value-type="string" table:style-name="ce30">
            <text:p>LÓPEZ</text:p>
          </table:table-cell>
          <table:table-cell office:value-type="string" table:style-name="ce30">
            <text:p>FLOR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5-B11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72]=&quot;&quot;;&quot;&quot;;&quot;(&quot;)" table:style-name="ce1">
            <text:p>(</text:p>
          </table:table-cell>
          <table:table-cell office:value-type="float" office:value="2012630103" table:style-name="ce28">
            <text:p>2012630103</text:p>
          </table:table-cell>
          <table:table-cell office:value-type="string" table:style-name="ce48">
            <text:p>LIZBETH ALDONZA<text:s/></text:p>
          </table:table-cell>
          <table:table-cell office:value-type="string" table:style-name="ce31">
            <text:p>DE LA TORRE</text:p>
          </table:table-cell>
          <table:table-cell office:value-type="string" table:style-name="ce30">
            <text:p>LOPEZ</text:p>
          </table:table-cell>
          <table:table-cell office:value-type="string" office:string-value="hazzy76@hotmail.com" table:formula="of:=IF([.K72]=&quot;&quot;;&quot;&quot;;[.H72])" table:style-name="ce49">
            <text:p>hazzy76@hotmail.com</text:p>
          </table:table-cell>
          <table:table-cell office:value-type="string" office:string-value="2015-B117" table:formula="of:=IF([.L72]=&quot;&quot;;&quot;&quot;;[.I72])" table:style-name="ce46">
            <text:p>2015-B117</text:p>
          </table:table-cell>
          <table:table-cell office:value-type="string" office:string-value=")" table:formula="of:=IF([.Q72]=&quot;&quot;;&quot;&quot;;&quot;)&quot;)" table:style-name="ce4">
            <text:p>)</text:p>
          </table:table-cell>
          <table:table-cell office:value-type="string" office:string-value="" table:formula="of:=IF([.T72]=&quot;&quot;;&quot;&quot;;&quot;(&quot;)" table:style-name="ce4"/>
          <table:table-cell table:style-name="ce32"/>
          <table:table-cell office:value-type="string" table:style-name="ce5">
            <text:p><text:s/></text:p>
          </table:table-cell>
          <table:table-cell table:style-name="ce33"/>
          <table:table-cell table:style-name="ce1"/>
          <table:table-cell office:value-type="string" office:string-value="" table:formula="of:=IF([.S72]=&quot;&quot;;&quot;&quot;;[.H72])" table:style-name="ce1"/>
          <table:table-cell office:value-type="string" office:string-value="" table:formula="of:=IF([.T72]=&quot;&quot;;&quot;&quot;;[.Q72])" table:style-name="ce1"/>
          <table:table-cell office:value-type="string" office:string-value="" table:formula="of:=IF([.S72]=&quot;&quot;;&quot;&quot;;&quot;)&quot;)" table:style-name="ce1"/>
          <table:table-cell office:value-type="string" office:string-value="" table:formula="of:=IF([.AB7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2]=&quot;&quot;;&quot;&quot;;&quot;hazzy76@hotmail.com&quot;)" table:style-name="ce1"/>
          <table:table-cell office:value-type="string" office:string-value="" table:formula="of:=IF([.AA72]=&quot;&quot;;&quot;&quot;;[.Q72])" table:style-name="ce1"/>
          <table:table-cell office:value-type="string" office:string-value="" table:formula="of:=IF([.AA7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20" table:style-name="ce28">
            <text:p>2012630220</text:p>
          </table:table-cell>
          <table:table-cell office:value-type="string" table:number-columns-spanned="2" table:number-rows-spanned="1" table:style-name="ce50">
            <text:p>OSCAR MICHEL</text:p>
          </table:table-cell>
          <table:covered-table-cell/>
          <table:table-cell office:value-type="string" table:style-name="ce30">
            <text:p>HUERTA</text:p>
          </table:table-cell>
          <table:table-cell office:value-type="string" table:style-name="ce30">
            <text:p>CRU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2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73]=&quot;&quot;;&quot;&quot;;&quot;(&quot;)" table:style-name="ce1">
            <text:p>(</text:p>
          </table:table-cell>
          <table:table-cell office:value-type="float" office:value="2012630225" table:style-name="ce28">
            <text:p>2012630225</text:p>
          </table:table-cell>
          <table:table-cell office:value-type="string" table:style-name="ce48">
            <text:p>MIGUEL ANGEL<text:s/></text:p>
          </table:table-cell>
          <table:table-cell office:value-type="string" table:style-name="ce31">
            <text:p>JIMENEZ</text:p>
          </table:table-cell>
          <table:table-cell office:value-type="string" table:style-name="ce30">
            <text:p>CASTILLO</text:p>
          </table:table-cell>
          <table:table-cell office:value-type="string" office:string-value="hazzy76@hotmail.com" table:formula="of:=IF([.K73]=&quot;&quot;;&quot;&quot;;[.H73])" table:style-name="ce49">
            <text:p>hazzy76@hotmail.com</text:p>
          </table:table-cell>
          <table:table-cell office:value-type="string" office:string-value="2016-B124" table:formula="of:=IF([.L73]=&quot;&quot;;&quot;&quot;;[.I73])" table:style-name="ce46">
            <text:p>2016-B124</text:p>
          </table:table-cell>
          <table:table-cell office:value-type="string" office:string-value=")" table:formula="of:=IF([.Q73]=&quot;&quot;;&quot;&quot;;&quot;)&quot;)" table:style-name="ce4">
            <text:p>)</text:p>
          </table:table-cell>
          <table:table-cell office:value-type="string" office:string-value="" table:formula="of:=IF([.T73]=&quot;&quot;;&quot;&quot;;&quot;(&quot;)" table:style-name="ce4"/>
          <table:table-cell table:style-name="ce32"/>
          <table:table-cell office:value-type="string" table:style-name="ce5">
            <text:p><text:s/></text:p>
          </table:table-cell>
          <table:table-cell table:style-name="ce33"/>
          <table:table-cell table:style-name="ce1"/>
          <table:table-cell office:value-type="string" office:string-value="" table:formula="of:=IF([.S73]=&quot;&quot;;&quot;&quot;;[.H73])" table:style-name="ce1"/>
          <table:table-cell office:value-type="string" office:string-value="" table:formula="of:=IF([.T73]=&quot;&quot;;&quot;&quot;;[.Q73])" table:style-name="ce1"/>
          <table:table-cell office:value-type="string" office:string-value="" table:formula="of:=IF([.S73]=&quot;&quot;;&quot;&quot;;&quot;)&quot;)" table:style-name="ce1"/>
          <table:table-cell office:value-type="string" office:string-value="" table:formula="of:=IF([.AB7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3]=&quot;&quot;;&quot;&quot;;&quot;hazzy76@hotmail.com&quot;)" table:style-name="ce1"/>
          <table:table-cell office:value-type="string" office:string-value="" table:formula="of:=IF([.AA73]=&quot;&quot;;&quot;&quot;;[.Q73])" table:style-name="ce1"/>
          <table:table-cell office:value-type="string" office:string-value="" table:formula="of:=IF([.AA7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9300428" table:style-name="ce28">
            <text:p>2009300428</text:p>
          </table:table-cell>
          <table:table-cell office:value-type="string" table:number-columns-spanned="2" table:number-rows-spanned="1" table:style-name="ce50">
            <text:p>JOSÉ EDUARDO</text:p>
          </table:table-cell>
          <table:covered-table-cell/>
          <table:table-cell office:value-type="string" table:style-name="ce30">
            <text:p>FERNANDEZ</text:p>
          </table:table-cell>
          <table:table-cell office:value-type="string" table:style-name="ce30">
            <text:p>PÉ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01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74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74]=&quot;&quot;;&quot;&quot;;[.H74])" table:style-name="ce49"/>
          <table:table-cell office:value-type="string" office:string-value="" table:formula="of:=IF([.L74]=&quot;&quot;;&quot;&quot;;[.I74])" table:style-name="ce46"/>
          <table:table-cell office:value-type="string" office:string-value="" table:formula="of:=IF([.Q74]=&quot;&quot;;&quot;&quot;;&quot;)&quot;)" table:style-name="ce4"/>
          <table:table-cell office:value-type="string" office:string-value="" table:formula="of:=IF([.T7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74]=&quot;&quot;;&quot;&quot;;[.H74])" table:style-name="ce1"/>
          <table:table-cell office:value-type="string" office:string-value="" table:formula="of:=IF([.T74]=&quot;&quot;;&quot;&quot;;[.Q74])" table:style-name="ce1"/>
          <table:table-cell office:value-type="string" office:string-value="" table:formula="of:=IF([.S74]=&quot;&quot;;&quot;&quot;;&quot;)&quot;)" table:style-name="ce1"/>
          <table:table-cell office:value-type="string" office:string-value="" table:formula="of:=IF([.AB7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4]=&quot;&quot;;&quot;&quot;;&quot;hazzy76@hotmail.com&quot;)" table:style-name="ce1"/>
          <table:table-cell office:value-type="string" office:string-value="" table:formula="of:=IF([.AA74]=&quot;&quot;;&quot;&quot;;[.Q74])" table:style-name="ce1"/>
          <table:table-cell office:value-type="string" office:string-value="" table:formula="of:=IF([.AA7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301264" table:style-name="ce28">
            <text:p>2012301264</text:p>
          </table:table-cell>
          <table:table-cell office:value-type="string" table:number-columns-spanned="2" table:number-rows-spanned="1" table:style-name="ce50">
            <text:p>ROBERTO</text:p>
          </table:table-cell>
          <table:covered-table-cell/>
          <table:table-cell office:value-type="string" table:style-name="ce30">
            <text:p>MÁRQUEZ</text:p>
          </table:table-cell>
          <table:table-cell office:value-type="string" table:style-name="ce30">
            <text:p>HERNÁND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0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75]=&quot;&quot;;&quot;&quot;;&quot;(&quot;)" table:style-name="ce1">
            <text:p>(</text:p>
          </table:table-cell>
          <table:table-cell office:value-type="float" office:value="2012630291" table:style-name="ce28">
            <text:p>2012630291</text:p>
          </table:table-cell>
          <table:table-cell office:value-type="string" table:style-name="ce48">
            <text:p>DAVID ALEJANDRO<text:s/></text:p>
          </table:table-cell>
          <table:table-cell office:value-type="string" table:style-name="ce30">
            <text:p>MÉNDEZ</text:p>
          </table:table-cell>
          <table:table-cell office:value-type="string" table:style-name="ce30">
            <text:p>LUNA</text:p>
          </table:table-cell>
          <table:table-cell office:value-type="string" office:string-value="hazzy76@hotmail.com" table:formula="of:=IF([.K75]=&quot;&quot;;&quot;&quot;;[.H75])" table:style-name="ce49">
            <text:p>hazzy76@hotmail.com</text:p>
          </table:table-cell>
          <table:table-cell office:value-type="string" office:string-value="17-2-0004" table:formula="of:=IF([.L75]=&quot;&quot;;&quot;&quot;;[.I75])" table:style-name="ce46">
            <text:p>17-2-0004</text:p>
          </table:table-cell>
          <table:table-cell office:value-type="string" office:string-value=")" table:formula="of:=IF([.Q75]=&quot;&quot;;&quot;&quot;;&quot;)&quot;)" table:style-name="ce4">
            <text:p>)</text:p>
          </table:table-cell>
          <table:table-cell office:value-type="string" office:string-value="(" table:formula="of:=IF([.T75]=&quot;&quot;;&quot;&quot;;&quot;(&quot;)" table:style-name="ce4">
            <text:p>(</text:p>
          </table:table-cell>
          <table:table-cell office:value-type="float" office:value="2012630325" table:style-name="ce28">
            <text:p>2012630325</text:p>
          </table:table-cell>
          <table:table-cell office:value-type="string" table:style-name="ce5">
            <text:p>DAVID ARTURO</text:p>
          </table:table-cell>
          <table:table-cell office:value-type="string" table:style-name="ce30">
            <text:p>ORTÍZ</text:p>
          </table:table-cell>
          <table:table-cell office:value-type="string" table:style-name="ce1">
            <text:p>DURÁN</text:p>
          </table:table-cell>
          <table:table-cell office:value-type="string" office:string-value="hazzy76@hotmail.com" table:formula="of:=IF([.S75]=&quot;&quot;;&quot;&quot;;[.H75])" table:style-name="ce1">
            <text:p>hazzy76@hotmail.com</text:p>
          </table:table-cell>
          <table:table-cell office:value-type="string" office:string-value="17-2-0004" table:formula="of:=IF([.T75]=&quot;&quot;;&quot;&quot;;[.Q75])" table:style-name="ce1">
            <text:p>17-2-0004</text:p>
          </table:table-cell>
          <table:table-cell office:value-type="string" office:string-value=")" table:formula="of:=IF([.S75]=&quot;&quot;;&quot;&quot;;&quot;)&quot;)" table:style-name="ce1">
            <text:p>)</text:p>
          </table:table-cell>
          <table:table-cell office:value-type="string" office:string-value="" table:formula="of:=IF([.AB7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5]=&quot;&quot;;&quot;&quot;;&quot;hazzy76@hotmail.com&quot;)" table:style-name="ce1"/>
          <table:table-cell office:value-type="string" office:string-value="" table:formula="of:=IF([.AA75]=&quot;&quot;;&quot;&quot;;[.Q75])" table:style-name="ce1"/>
          <table:table-cell office:value-type="string" office:string-value="" table:formula="of:=IF([.AA7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191" table:style-name="ce28">
            <text:p>2011630191</text:p>
          </table:table-cell>
          <table:table-cell office:value-type="string" table:number-columns-spanned="2" table:number-rows-spanned="1" table:style-name="ce50">
            <text:p>MARIO ALBERTO</text:p>
          </table:table-cell>
          <table:covered-table-cell/>
          <table:table-cell office:value-type="string" table:style-name="ce30">
            <text:p>MARTÍNEZ</text:p>
          </table:table-cell>
          <table:table-cell office:value-type="string" table:style-name="ce30">
            <text:p>SORIAN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06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76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76]=&quot;&quot;;&quot;&quot;;[.H76])" table:style-name="ce49"/>
          <table:table-cell office:value-type="string" office:string-value="" table:formula="of:=IF([.L76]=&quot;&quot;;&quot;&quot;;[.I76])" table:style-name="ce46"/>
          <table:table-cell office:value-type="string" office:string-value="" table:formula="of:=IF([.Q76]=&quot;&quot;;&quot;&quot;;&quot;)&quot;)" table:style-name="ce4"/>
          <table:table-cell office:value-type="string" office:string-value="" table:formula="of:=IF([.T76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76]=&quot;&quot;;&quot;&quot;;[.H76])" table:style-name="ce1"/>
          <table:table-cell office:value-type="string" office:string-value="" table:formula="of:=IF([.T76]=&quot;&quot;;&quot;&quot;;[.Q76])" table:style-name="ce1"/>
          <table:table-cell office:value-type="string" office:string-value="" table:formula="of:=IF([.S76]=&quot;&quot;;&quot;&quot;;&quot;)&quot;)" table:style-name="ce1"/>
          <table:table-cell office:value-type="string" office:string-value="" table:formula="of:=IF([.AB7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6]=&quot;&quot;;&quot;&quot;;&quot;hazzy76@hotmail.com&quot;)" table:style-name="ce1"/>
          <table:table-cell office:value-type="string" office:string-value="" table:formula="of:=IF([.AA76]=&quot;&quot;;&quot;&quot;;[.Q76])" table:style-name="ce1"/>
          <table:table-cell office:value-type="string" office:string-value="" table:formula="of:=IF([.AA7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340" table:style-name="ce28">
            <text:p>2011630340</text:p>
          </table:table-cell>
          <table:table-cell office:value-type="string" table:number-columns-spanned="2" table:number-rows-spanned="1" table:style-name="ce50">
            <text:p>JOSYMAR LUIS</text:p>
          </table:table-cell>
          <table:covered-table-cell/>
          <table:table-cell office:value-type="string" table:style-name="ce30">
            <text:p>BARRIGA</text:p>
          </table:table-cell>
          <table:table-cell office:value-type="string" table:style-name="ce30">
            <text:p>TRUJILL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08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77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77]=&quot;&quot;;&quot;&quot;;[.H77])" table:style-name="ce49"/>
          <table:table-cell office:value-type="string" office:string-value="" table:formula="of:=IF([.L77]=&quot;&quot;;&quot;&quot;;[.I77])" table:style-name="ce46"/>
          <table:table-cell office:value-type="string" office:string-value="" table:formula="of:=IF([.Q77]=&quot;&quot;;&quot;&quot;;&quot;)&quot;)" table:style-name="ce4"/>
          <table:table-cell office:value-type="string" office:string-value="" table:formula="of:=IF([.T7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77]=&quot;&quot;;&quot;&quot;;[.H77])" table:style-name="ce1"/>
          <table:table-cell office:value-type="string" office:string-value="" table:formula="of:=IF([.T77]=&quot;&quot;;&quot;&quot;;[.Q77])" table:style-name="ce1"/>
          <table:table-cell office:value-type="string" office:string-value="" table:formula="of:=IF([.S77]=&quot;&quot;;&quot;&quot;;&quot;)&quot;)" table:style-name="ce1"/>
          <table:table-cell office:value-type="string" office:string-value="" table:formula="of:=IF([.AB7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7]=&quot;&quot;;&quot;&quot;;&quot;hazzy76@hotmail.com&quot;)" table:style-name="ce1"/>
          <table:table-cell office:value-type="string" office:string-value="" table:formula="of:=IF([.AA77]=&quot;&quot;;&quot;&quot;;[.Q77])" table:style-name="ce1"/>
          <table:table-cell office:value-type="string" office:string-value="" table:formula="of:=IF([.AA7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358" table:style-name="ce28">
            <text:p>2011630358</text:p>
          </table:table-cell>
          <table:table-cell office:value-type="string" table:number-columns-spanned="2" table:number-rows-spanned="1" table:style-name="ce50">
            <text:p>ERICK</text:p>
          </table:table-cell>
          <table:covered-table-cell/>
          <table:table-cell office:value-type="string" table:style-name="ce30">
            <text:p>CASTILLO</text:p>
          </table:table-cell>
          <table:table-cell office:value-type="string" table:style-name="ce30">
            <text:p>VASQU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0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78]=&quot;&quot;;&quot;&quot;;&quot;(&quot;)" table:style-name="ce1">
            <text:p>(</text:p>
          </table:table-cell>
          <table:table-cell office:value-type="float" office:value="2011630187" table:style-name="ce28">
            <text:p>2011630187</text:p>
          </table:table-cell>
          <table:table-cell office:value-type="string" table:style-name="ce48">
            <text:p>FRANCISCO FABIAN<text:s/></text:p>
          </table:table-cell>
          <table:table-cell office:value-type="string" table:style-name="ce30">
            <text:p>MARTÍNEZ</text:p>
          </table:table-cell>
          <table:table-cell office:value-type="string" table:style-name="ce30">
            <text:p>NAVARRO</text:p>
          </table:table-cell>
          <table:table-cell office:value-type="string" office:string-value="hazzy76@hotmail.com" table:formula="of:=IF([.K78]=&quot;&quot;;&quot;&quot;;[.H78])" table:style-name="ce49">
            <text:p>hazzy76@hotmail.com</text:p>
          </table:table-cell>
          <table:table-cell office:value-type="string" office:string-value="17-2-0009" table:formula="of:=IF([.L78]=&quot;&quot;;&quot;&quot;;[.I78])" table:style-name="ce46">
            <text:p>17-2-0009</text:p>
          </table:table-cell>
          <table:table-cell office:value-type="string" office:string-value=")" table:formula="of:=IF([.Q78]=&quot;&quot;;&quot;&quot;;&quot;)&quot;)" table:style-name="ce4">
            <text:p>)</text:p>
          </table:table-cell>
          <table:table-cell office:value-type="string" office:string-value="" table:formula="of:=IF([.T78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78]=&quot;&quot;;&quot;&quot;;[.H78])" table:style-name="ce1"/>
          <table:table-cell office:value-type="string" office:string-value="" table:formula="of:=IF([.T78]=&quot;&quot;;&quot;&quot;;[.Q78])" table:style-name="ce1"/>
          <table:table-cell office:value-type="string" office:string-value="" table:formula="of:=IF([.S78]=&quot;&quot;;&quot;&quot;;&quot;)&quot;)" table:style-name="ce1"/>
          <table:table-cell office:value-type="string" office:string-value="" table:formula="of:=IF([.AB7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8]=&quot;&quot;;&quot;&quot;;&quot;hazzy76@hotmail.com&quot;)" table:style-name="ce1"/>
          <table:table-cell office:value-type="string" office:string-value="" table:formula="of:=IF([.AA78]=&quot;&quot;;&quot;&quot;;[.Q78])" table:style-name="ce1"/>
          <table:table-cell office:value-type="string" office:string-value="" table:formula="of:=IF([.AA7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104" table:style-name="ce28">
            <text:p>2011630104</text:p>
          </table:table-cell>
          <table:table-cell office:value-type="string" table:number-columns-spanned="2" table:number-rows-spanned="1" table:style-name="ce50">
            <text:p>NESTOR DANIEL</text:p>
          </table:table-cell>
          <table:covered-table-cell/>
          <table:table-cell office:value-type="string" table:style-name="ce30">
            <text:p>FLORES</text:p>
          </table:table-cell>
          <table:table-cell office:value-type="string" table:style-name="ce30">
            <text:p>MOSCOS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10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79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79]=&quot;&quot;;&quot;&quot;;[.H79])" table:style-name="ce49"/>
          <table:table-cell office:value-type="string" office:string-value="" table:formula="of:=IF([.L79]=&quot;&quot;;&quot;&quot;;[.I79])" table:style-name="ce46"/>
          <table:table-cell office:value-type="string" office:string-value="" table:formula="of:=IF([.Q79]=&quot;&quot;;&quot;&quot;;&quot;)&quot;)" table:style-name="ce4"/>
          <table:table-cell office:value-type="string" office:string-value="" table:formula="of:=IF([.T79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79]=&quot;&quot;;&quot;&quot;;[.H79])" table:style-name="ce1"/>
          <table:table-cell office:value-type="string" office:string-value="" table:formula="of:=IF([.T79]=&quot;&quot;;&quot;&quot;;[.Q79])" table:style-name="ce1"/>
          <table:table-cell office:value-type="string" office:string-value="" table:formula="of:=IF([.S79]=&quot;&quot;;&quot;&quot;;&quot;)&quot;)" table:style-name="ce1"/>
          <table:table-cell office:value-type="string" office:string-value="" table:formula="of:=IF([.AB7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79]=&quot;&quot;;&quot;&quot;;&quot;hazzy76@hotmail.com&quot;)" table:style-name="ce1"/>
          <table:table-cell office:value-type="string" office:string-value="" table:formula="of:=IF([.AA79]=&quot;&quot;;&quot;&quot;;[.Q79])" table:style-name="ce1"/>
          <table:table-cell office:value-type="string" office:string-value="" table:formula="of:=IF([.AA7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0630030" table:style-name="ce28">
            <text:p>2010630030</text:p>
          </table:table-cell>
          <table:table-cell office:value-type="string" table:number-columns-spanned="2" table:number-rows-spanned="1" table:style-name="ce50">
            <text:p>LUIS ADRIAN</text:p>
          </table:table-cell>
          <table:covered-table-cell/>
          <table:table-cell office:value-type="string" table:style-name="ce30">
            <text:p>CASTAÑEDA</text:p>
          </table:table-cell>
          <table:table-cell office:value-type="string" table:style-name="ce30">
            <text:p>LÓP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11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80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80]=&quot;&quot;;&quot;&quot;;[.H80])" table:style-name="ce49"/>
          <table:table-cell office:value-type="string" office:string-value="" table:formula="of:=IF([.L80]=&quot;&quot;;&quot;&quot;;[.I80])" table:style-name="ce46"/>
          <table:table-cell office:value-type="string" office:string-value="" table:formula="of:=IF([.Q80]=&quot;&quot;;&quot;&quot;;&quot;)&quot;)" table:style-name="ce4"/>
          <table:table-cell office:value-type="string" office:string-value="" table:formula="of:=IF([.T8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80]=&quot;&quot;;&quot;&quot;;[.H80])" table:style-name="ce1"/>
          <table:table-cell office:value-type="string" office:string-value="" table:formula="of:=IF([.T80]=&quot;&quot;;&quot;&quot;;[.Q80])" table:style-name="ce1"/>
          <table:table-cell office:value-type="string" office:string-value="" table:formula="of:=IF([.S80]=&quot;&quot;;&quot;&quot;;&quot;)&quot;)" table:style-name="ce1"/>
          <table:table-cell office:value-type="string" office:string-value="" table:formula="of:=IF([.AB8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0]=&quot;&quot;;&quot;&quot;;&quot;hazzy76@hotmail.com&quot;)" table:style-name="ce1"/>
          <table:table-cell office:value-type="string" office:string-value="" table:formula="of:=IF([.AA80]=&quot;&quot;;&quot;&quot;;[.Q80])" table:style-name="ce1"/>
          <table:table-cell office:value-type="string" office:string-value="" table:formula="of:=IF([.AA8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323" table:style-name="ce28">
            <text:p>2011630323</text:p>
          </table:table-cell>
          <table:table-cell office:value-type="string" table:number-columns-spanned="2" table:number-rows-spanned="1" table:style-name="ce50">
            <text:p>CRUZ LEONEL</text:p>
          </table:table-cell>
          <table:covered-table-cell/>
          <table:table-cell office:value-type="string" table:style-name="ce30">
            <text:p>ALVARADO</text:p>
          </table:table-cell>
          <table:table-cell office:value-type="string" table:style-name="ce30">
            <text:p>SÁNCH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12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81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81]=&quot;&quot;;&quot;&quot;;[.H81])" table:style-name="ce49"/>
          <table:table-cell office:value-type="string" office:string-value="" table:formula="of:=IF([.L81]=&quot;&quot;;&quot;&quot;;[.I81])" table:style-name="ce46"/>
          <table:table-cell office:value-type="string" office:string-value="" table:formula="of:=IF([.Q81]=&quot;&quot;;&quot;&quot;;&quot;)&quot;)" table:style-name="ce4"/>
          <table:table-cell office:value-type="string" office:string-value="" table:formula="of:=IF([.T81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81]=&quot;&quot;;&quot;&quot;;[.H81])" table:style-name="ce1"/>
          <table:table-cell office:value-type="string" office:string-value="" table:formula="of:=IF([.T81]=&quot;&quot;;&quot;&quot;;[.Q81])" table:style-name="ce1"/>
          <table:table-cell office:value-type="string" office:string-value="" table:formula="of:=IF([.S81]=&quot;&quot;;&quot;&quot;;&quot;)&quot;)" table:style-name="ce1"/>
          <table:table-cell office:value-type="string" office:string-value="" table:formula="of:=IF([.AB8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1]=&quot;&quot;;&quot;&quot;;&quot;hazzy76@hotmail.com&quot;)" table:style-name="ce1"/>
          <table:table-cell office:value-type="string" office:string-value="" table:formula="of:=IF([.AA81]=&quot;&quot;;&quot;&quot;;[.Q81])" table:style-name="ce1"/>
          <table:table-cell office:value-type="string" office:string-value="" table:formula="of:=IF([.AA8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507" table:style-name="ce28">
            <text:p>2012630507</text:p>
          </table:table-cell>
          <table:table-cell office:value-type="string" table:number-columns-spanned="2" table:number-rows-spanned="1" table:style-name="ce50">
            <text:p>JORGE ALEJANDRO</text:p>
          </table:table-cell>
          <table:covered-table-cell/>
          <table:table-cell office:value-type="string" table:style-name="ce30">
            <text:p>MARTÍN</text:p>
          </table:table-cell>
          <table:table-cell office:value-type="string" table:style-name="ce30">
            <text:p>ALCANTAR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13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82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82]=&quot;&quot;;&quot;&quot;;[.H82])" table:style-name="ce49"/>
          <table:table-cell office:value-type="string" office:string-value="" table:formula="of:=IF([.L82]=&quot;&quot;;&quot;&quot;;[.I82])" table:style-name="ce46"/>
          <table:table-cell office:value-type="string" office:string-value="" table:formula="of:=IF([.Q82]=&quot;&quot;;&quot;&quot;;&quot;)&quot;)" table:style-name="ce4"/>
          <table:table-cell office:value-type="string" office:string-value="" table:formula="of:=IF([.T82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82]=&quot;&quot;;&quot;&quot;;[.H82])" table:style-name="ce1"/>
          <table:table-cell office:value-type="string" office:string-value="" table:formula="of:=IF([.T82]=&quot;&quot;;&quot;&quot;;[.Q82])" table:style-name="ce1"/>
          <table:table-cell office:value-type="string" office:string-value="" table:formula="of:=IF([.S82]=&quot;&quot;;&quot;&quot;;&quot;)&quot;)" table:style-name="ce1"/>
          <table:table-cell office:value-type="string" office:string-value="" table:formula="of:=IF([.AB8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2]=&quot;&quot;;&quot;&quot;;&quot;hazzy76@hotmail.com&quot;)" table:style-name="ce1"/>
          <table:table-cell office:value-type="string" office:string-value="" table:formula="of:=IF([.AA82]=&quot;&quot;;&quot;&quot;;[.Q82])" table:style-name="ce1"/>
          <table:table-cell office:value-type="string" office:string-value="" table:formula="of:=IF([.AA8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342" table:style-name="ce28">
            <text:p>2012630342</text:p>
          </table:table-cell>
          <table:table-cell office:value-type="string" table:number-columns-spanned="2" table:number-rows-spanned="1" table:style-name="ce50">
            <text:p>ARIADNA</text:p>
          </table:table-cell>
          <table:covered-table-cell/>
          <table:table-cell office:value-type="string" table:style-name="ce30">
            <text:p>PEÑA</text:p>
          </table:table-cell>
          <table:table-cell office:value-type="string" table:style-name="ce30">
            <text:p>ROSAL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14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83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83]=&quot;&quot;;&quot;&quot;;[.H83])" table:style-name="ce49"/>
          <table:table-cell office:value-type="string" office:string-value="" table:formula="of:=IF([.L83]=&quot;&quot;;&quot;&quot;;[.I83])" table:style-name="ce46"/>
          <table:table-cell office:value-type="string" office:string-value="" table:formula="of:=IF([.Q83]=&quot;&quot;;&quot;&quot;;&quot;)&quot;)" table:style-name="ce4"/>
          <table:table-cell office:value-type="string" office:string-value="" table:formula="of:=IF([.T83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83]=&quot;&quot;;&quot;&quot;;[.H83])" table:style-name="ce1"/>
          <table:table-cell office:value-type="string" office:string-value="" table:formula="of:=IF([.T83]=&quot;&quot;;&quot;&quot;;[.Q83])" table:style-name="ce1"/>
          <table:table-cell office:value-type="string" office:string-value="" table:formula="of:=IF([.S83]=&quot;&quot;;&quot;&quot;;&quot;)&quot;)" table:style-name="ce1"/>
          <table:table-cell office:value-type="string" office:string-value="" table:formula="of:=IF([.AB8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3]=&quot;&quot;;&quot;&quot;;&quot;hazzy76@hotmail.com&quot;)" table:style-name="ce1"/>
          <table:table-cell office:value-type="string" office:string-value="" table:formula="of:=IF([.AA83]=&quot;&quot;;&quot;&quot;;[.Q83])" table:style-name="ce1"/>
          <table:table-cell office:value-type="string" office:string-value="" table:formula="of:=IF([.AA8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028" table:style-name="ce35">
            <text:p>2011630028</text:p>
          </table:table-cell>
          <table:table-cell office:value-type="string" table:number-columns-spanned="2" table:number-rows-spanned="1" table:style-name="ce53">
            <text:p>JOSÉ</text:p>
          </table:table-cell>
          <table:covered-table-cell/>
          <table:table-cell office:value-type="string" table:style-name="ce37">
            <text:p>CALLEJA</text:p>
          </table:table-cell>
          <table:table-cell office:value-type="string" table:style-name="ce37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16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84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style-name="ce30"/>
          <table:table-cell table:style-name="ce37"/>
          <table:table-cell office:value-type="string" office:string-value="" table:formula="of:=IF([.K84]=&quot;&quot;;&quot;&quot;;[.H84])" table:style-name="ce49"/>
          <table:table-cell office:value-type="string" office:string-value="" table:formula="of:=IF([.L84]=&quot;&quot;;&quot;&quot;;[.I84])" table:style-name="ce46"/>
          <table:table-cell office:value-type="string" office:string-value="" table:formula="of:=IF([.Q84]=&quot;&quot;;&quot;&quot;;&quot;)&quot;)" table:style-name="ce4"/>
          <table:table-cell office:value-type="string" office:string-value="" table:formula="of:=IF([.T8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84]=&quot;&quot;;&quot;&quot;;[.H84])" table:style-name="ce1"/>
          <table:table-cell office:value-type="string" office:string-value="" table:formula="of:=IF([.T84]=&quot;&quot;;&quot;&quot;;[.Q84])" table:style-name="ce1"/>
          <table:table-cell office:value-type="string" office:string-value="" table:formula="of:=IF([.S84]=&quot;&quot;;&quot;&quot;;&quot;)&quot;)" table:style-name="ce1"/>
          <table:table-cell office:value-type="string" office:string-value="" table:formula="of:=IF([.AB8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4]=&quot;&quot;;&quot;&quot;;&quot;hazzy76@hotmail.com&quot;)" table:style-name="ce1"/>
          <table:table-cell office:value-type="string" office:string-value="" table:formula="of:=IF([.AA84]=&quot;&quot;;&quot;&quot;;[.Q84])" table:style-name="ce1"/>
          <table:table-cell office:value-type="string" office:string-value="" table:formula="of:=IF([.AA8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8310346" table:style-name="ce28">
            <text:p>2008310346</text:p>
          </table:table-cell>
          <table:table-cell office:value-type="string" table:number-columns-spanned="2" table:number-rows-spanned="1" table:style-name="ce50">
            <text:p>EDGAR</text:p>
          </table:table-cell>
          <table:covered-table-cell/>
          <table:table-cell office:value-type="string" table:style-name="ce30">
            <text:p>MUÑOZ</text:p>
          </table:table-cell>
          <table:table-cell office:value-type="string" table:style-name="ce30">
            <text:p>HERNAND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17-2-0018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85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85]=&quot;&quot;;&quot;&quot;;[.H85])" table:style-name="ce49"/>
          <table:table-cell office:value-type="string" office:string-value="" table:formula="of:=IF([.L85]=&quot;&quot;;&quot;&quot;;[.I85])" table:style-name="ce46"/>
          <table:table-cell office:value-type="string" office:string-value="" table:formula="of:=IF([.Q85]=&quot;&quot;;&quot;&quot;;&quot;)&quot;)" table:style-name="ce4"/>
          <table:table-cell office:value-type="string" office:string-value="" table:formula="of:=IF([.T8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85]=&quot;&quot;;&quot;&quot;;[.H85])" table:style-name="ce1"/>
          <table:table-cell office:value-type="string" office:string-value="" table:formula="of:=IF([.T85]=&quot;&quot;;&quot;&quot;;[.Q85])" table:style-name="ce1"/>
          <table:table-cell office:value-type="string" office:string-value="" table:formula="of:=IF([.S85]=&quot;&quot;;&quot;&quot;;&quot;)&quot;)" table:style-name="ce1"/>
          <table:table-cell office:value-type="string" office:string-value="" table:formula="of:=IF([.AB8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5]=&quot;&quot;;&quot;&quot;;&quot;hazzy76@hotmail.com&quot;)" table:style-name="ce1"/>
          <table:table-cell office:value-type="string" office:string-value="" table:formula="of:=IF([.AA85]=&quot;&quot;;&quot;&quot;;[.Q85])" table:style-name="ce1"/>
          <table:table-cell office:value-type="string" office:string-value="" table:formula="of:=IF([.AA8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55" table:style-name="ce28">
            <text:p>2014630255</text:p>
          </table:table-cell>
          <table:table-cell office:value-type="string" table:number-columns-spanned="2" table:number-rows-spanned="1" table:style-name="ce50">
            <text:p>GARCÍA</text:p>
          </table:table-cell>
          <table:covered-table-cell/>
          <table:table-cell office:value-type="string" table:style-name="ce30">
            <text:p>MARTIN</text:p>
          </table:table-cell>
          <table:table-cell office:value-type="string" table:style-name="ce30">
            <text:p>LONELÍ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0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86]=&quot;&quot;;&quot;&quot;;&quot;(&quot;)" table:style-name="ce1">
            <text:p>(</text:p>
          </table:table-cell>
          <table:table-cell office:value-type="float" office:value="2014630582" table:style-name="ce28">
            <text:p>2014630582</text:p>
          </table:table-cell>
          <table:table-cell office:value-type="string" table:style-name="ce48">
            <text:p>ALEMÁN<text:s text:c="2"/></text:p>
          </table:table-cell>
          <table:table-cell office:value-type="string" table:style-name="ce30">
            <text:p>ALAIN</text:p>
          </table:table-cell>
          <table:table-cell office:value-type="string" table:style-name="ce30">
            <text:p>PACCHIANO</text:p>
          </table:table-cell>
          <table:table-cell office:value-type="string" office:string-value="hazzy76@hotmail.com" table:formula="of:=IF([.K86]=&quot;&quot;;&quot;&quot;;[.H86])" table:style-name="ce49">
            <text:p>hazzy76@hotmail.com</text:p>
          </table:table-cell>
          <table:table-cell office:value-type="string" office:string-value="2016-B001" table:formula="of:=IF([.L86]=&quot;&quot;;&quot;&quot;;[.I86])" table:style-name="ce46">
            <text:p>2016-B001</text:p>
          </table:table-cell>
          <table:table-cell office:value-type="string" office:string-value=")" table:formula="of:=IF([.Q86]=&quot;&quot;;&quot;&quot;;&quot;)&quot;)" table:style-name="ce4">
            <text:p>)</text:p>
          </table:table-cell>
          <table:table-cell office:value-type="string" office:string-value="(" table:formula="of:=IF([.T86]=&quot;&quot;;&quot;&quot;;&quot;(&quot;)" table:style-name="ce4">
            <text:p>(</text:p>
          </table:table-cell>
          <table:table-cell office:value-type="float" office:value="2014630536" table:style-name="ce28">
            <text:p>2014630536</text:p>
          </table:table-cell>
          <table:table-cell office:value-type="string" table:style-name="ce5">
            <text:p>URIBE<text:s/></text:p>
          </table:table-cell>
          <table:table-cell office:value-type="string" table:style-name="ce30">
            <text:p>BRIAN</text:p>
          </table:table-cell>
          <table:table-cell office:value-type="string" table:style-name="ce1">
            <text:p>ZUÑIGA</text:p>
          </table:table-cell>
          <table:table-cell office:value-type="string" office:string-value="hazzy76@hotmail.com" table:formula="of:=IF([.S86]=&quot;&quot;;&quot;&quot;;[.H86])" table:style-name="ce1">
            <text:p>hazzy76@hotmail.com</text:p>
          </table:table-cell>
          <table:table-cell office:value-type="string" office:string-value="2016-B001" table:formula="of:=IF([.T86]=&quot;&quot;;&quot;&quot;;[.Q86])" table:style-name="ce1">
            <text:p>2016-B001</text:p>
          </table:table-cell>
          <table:table-cell office:value-type="string" office:string-value=")" table:formula="of:=IF([.S86]=&quot;&quot;;&quot;&quot;;&quot;)&quot;)" table:style-name="ce1">
            <text:p>)</text:p>
          </table:table-cell>
          <table:table-cell office:value-type="string" office:string-value="" table:formula="of:=IF([.AB8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6]=&quot;&quot;;&quot;&quot;;&quot;hazzy76@hotmail.com&quot;)" table:style-name="ce1"/>
          <table:table-cell office:value-type="string" office:string-value="" table:formula="of:=IF([.AA86]=&quot;&quot;;&quot;&quot;;[.Q86])" table:style-name="ce1"/>
          <table:table-cell office:value-type="string" office:string-value="" table:formula="of:=IF([.AA8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375" table:style-name="ce28">
            <text:p>2014630375</text:p>
          </table:table-cell>
          <table:table-cell office:value-type="string" table:number-columns-spanned="2" table:number-rows-spanned="1" table:style-name="ce50">
            <text:p>PÉREZ DÍAZ</text:p>
          </table:table-cell>
          <table:covered-table-cell/>
          <table:table-cell office:value-type="string" table:style-name="ce30">
            <text:p>TÁBATHA</text:p>
          </table:table-cell>
          <table:table-cell office:value-type="string" table:style-name="ce30">
            <text:p>NAOMI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0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87]=&quot;&quot;;&quot;&quot;;&quot;(&quot;)" table:style-name="ce1">
            <text:p>(</text:p>
          </table:table-cell>
          <table:table-cell office:value-type="float" office:value="2014630438" table:style-name="ce28">
            <text:p>2014630438</text:p>
          </table:table-cell>
          <table:table-cell office:value-type="string" table:style-name="ce48">
            <text:p>ARGUMEDO<text:s text:c="2"/></text:p>
          </table:table-cell>
          <table:table-cell office:value-type="string" table:style-name="ce30">
            <text:p>ERON</text:p>
          </table:table-cell>
          <table:table-cell office:value-type="string" table:style-name="ce30">
            <text:p>ROMERO</text:p>
          </table:table-cell>
          <table:table-cell office:value-type="string" office:string-value="hazzy76@hotmail.com" table:formula="of:=IF([.K87]=&quot;&quot;;&quot;&quot;;[.H87])" table:style-name="ce49">
            <text:p>hazzy76@hotmail.com</text:p>
          </table:table-cell>
          <table:table-cell office:value-type="string" office:string-value="2016-B002" table:formula="of:=IF([.L87]=&quot;&quot;;&quot;&quot;;[.I87])" table:style-name="ce46">
            <text:p>2016-B002</text:p>
          </table:table-cell>
          <table:table-cell office:value-type="string" office:string-value=")" table:formula="of:=IF([.Q87]=&quot;&quot;;&quot;&quot;;&quot;)&quot;)" table:style-name="ce4">
            <text:p>)</text:p>
          </table:table-cell>
          <table:table-cell office:value-type="string" office:string-value="" table:formula="of:=IF([.T8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87]=&quot;&quot;;&quot;&quot;;[.H87])" table:style-name="ce1"/>
          <table:table-cell office:value-type="string" office:string-value="" table:formula="of:=IF([.T87]=&quot;&quot;;&quot;&quot;;[.Q87])" table:style-name="ce1"/>
          <table:table-cell office:value-type="string" office:string-value="" table:formula="of:=IF([.S87]=&quot;&quot;;&quot;&quot;;&quot;)&quot;)" table:style-name="ce1"/>
          <table:table-cell office:value-type="string" office:string-value="" table:formula="of:=IF([.AB8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7]=&quot;&quot;;&quot;&quot;;&quot;hazzy76@hotmail.com&quot;)" table:style-name="ce1"/>
          <table:table-cell office:value-type="string" office:string-value="" table:formula="of:=IF([.AA87]=&quot;&quot;;&quot;&quot;;[.Q87])" table:style-name="ce1"/>
          <table:table-cell office:value-type="string" office:string-value="" table:formula="of:=IF([.AA8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60" table:style-name="ce28">
            <text:p>2012630160</text:p>
          </table:table-cell>
          <table:table-cell office:value-type="string" table:number-columns-spanned="2" table:number-rows-spanned="1" table:style-name="ce50">
            <text:p>GARCIA PEREZ</text:p>
          </table:table-cell>
          <table:covered-table-cell/>
          <table:table-cell office:value-type="string" table:style-name="ce30">
            <text:p>FRANCISCO</text:p>
          </table:table-cell>
          <table:table-cell office:value-type="string" table:style-name="ce30">
            <text:p>JAVIER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0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88]=&quot;&quot;;&quot;&quot;;&quot;(&quot;)" table:style-name="ce1">
            <text:p>(</text:p>
          </table:table-cell>
          <table:table-cell office:value-type="float" office:value="2014630168" table:style-name="ce28">
            <text:p>2014630168</text:p>
          </table:table-cell>
          <table:table-cell office:value-type="string" table:style-name="ce48">
            <text:p>DOMINGUEZ<text:s text:c="2"/></text:p>
          </table:table-cell>
          <table:table-cell office:value-type="string" table:style-name="ce30">
            <text:p>DANIEL</text:p>
          </table:table-cell>
          <table:table-cell office:value-type="string" table:style-name="ce30">
            <text:p>GARCIA</text:p>
          </table:table-cell>
          <table:table-cell office:value-type="string" office:string-value="hazzy76@hotmail.com" table:formula="of:=IF([.K88]=&quot;&quot;;&quot;&quot;;[.H88])" table:style-name="ce49">
            <text:p>hazzy76@hotmail.com</text:p>
          </table:table-cell>
          <table:table-cell office:value-type="string" office:string-value="2016-B003" table:formula="of:=IF([.L88]=&quot;&quot;;&quot;&quot;;[.I88])" table:style-name="ce46">
            <text:p>2016-B003</text:p>
          </table:table-cell>
          <table:table-cell office:value-type="string" office:string-value=")" table:formula="of:=IF([.Q88]=&quot;&quot;;&quot;&quot;;&quot;)&quot;)" table:style-name="ce4">
            <text:p>)</text:p>
          </table:table-cell>
          <table:table-cell office:value-type="string" office:string-value="(" table:formula="of:=IF([.T88]=&quot;&quot;;&quot;&quot;;&quot;(&quot;)" table:style-name="ce4">
            <text:p>(</text:p>
          </table:table-cell>
          <table:table-cell office:value-type="float" office:value="2012630500" table:style-name="ce28">
            <text:p>2012630500</text:p>
          </table:table-cell>
          <table:table-cell office:value-type="string" table:style-name="ce5">
            <text:p>OREA<text:s/></text:p>
          </table:table-cell>
          <table:table-cell office:value-type="string" table:style-name="ce30">
            <text:p>OTHONIEL</text:p>
          </table:table-cell>
          <table:table-cell office:value-type="string" table:style-name="ce1">
            <text:p>HERRERA</text:p>
          </table:table-cell>
          <table:table-cell office:value-type="string" office:string-value="hazzy76@hotmail.com" table:formula="of:=IF([.S88]=&quot;&quot;;&quot;&quot;;[.H88])" table:style-name="ce1">
            <text:p>hazzy76@hotmail.com</text:p>
          </table:table-cell>
          <table:table-cell office:value-type="string" office:string-value="2016-B003" table:formula="of:=IF([.T88]=&quot;&quot;;&quot;&quot;;[.Q88])" table:style-name="ce1">
            <text:p>2016-B003</text:p>
          </table:table-cell>
          <table:table-cell office:value-type="string" office:string-value=")" table:formula="of:=IF([.S88]=&quot;&quot;;&quot;&quot;;&quot;)&quot;)" table:style-name="ce1">
            <text:p>)</text:p>
          </table:table-cell>
          <table:table-cell office:value-type="string" office:string-value="" table:formula="of:=IF([.AB8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8]=&quot;&quot;;&quot;&quot;;&quot;hazzy76@hotmail.com&quot;)" table:style-name="ce1"/>
          <table:table-cell office:value-type="string" office:string-value="" table:formula="of:=IF([.AA88]=&quot;&quot;;&quot;&quot;;[.Q88])" table:style-name="ce1"/>
          <table:table-cell office:value-type="string" office:string-value="" table:formula="of:=IF([.AA8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81" table:style-name="ce28">
            <text:p>2014630281</text:p>
          </table:table-cell>
          <table:table-cell office:value-type="string" table:number-columns-spanned="2" table:number-rows-spanned="1" table:style-name="ce50">
            <text:p>ALBERTO</text:p>
          </table:table-cell>
          <table:covered-table-cell/>
          <table:table-cell office:value-type="string" table:style-name="ce30">
            <text:p>MALDONADO</text:p>
          </table:table-cell>
          <table:table-cell office:value-type="string" table:style-name="ce30">
            <text:p>ROM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04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89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89]=&quot;&quot;;&quot;&quot;;[.H89])" table:style-name="ce49"/>
          <table:table-cell office:value-type="string" office:string-value="" table:formula="of:=IF([.L89]=&quot;&quot;;&quot;&quot;;[.I89])" table:style-name="ce46"/>
          <table:table-cell office:value-type="string" office:string-value="" table:formula="of:=IF([.Q89]=&quot;&quot;;&quot;&quot;;&quot;)&quot;)" table:style-name="ce4"/>
          <table:table-cell office:value-type="string" office:string-value="" table:formula="of:=IF([.T89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89]=&quot;&quot;;&quot;&quot;;[.H89])" table:style-name="ce1"/>
          <table:table-cell office:value-type="string" office:string-value="" table:formula="of:=IF([.T89]=&quot;&quot;;&quot;&quot;;[.Q89])" table:style-name="ce1"/>
          <table:table-cell office:value-type="string" office:string-value="" table:formula="of:=IF([.S89]=&quot;&quot;;&quot;&quot;;&quot;)&quot;)" table:style-name="ce1"/>
          <table:table-cell office:value-type="string" office:string-value="" table:formula="of:=IF([.AB8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89]=&quot;&quot;;&quot;&quot;;&quot;hazzy76@hotmail.com&quot;)" table:style-name="ce1"/>
          <table:table-cell office:value-type="string" office:string-value="" table:formula="of:=IF([.AA89]=&quot;&quot;;&quot;&quot;;[.Q89])" table:style-name="ce1"/>
          <table:table-cell office:value-type="string" office:string-value="" table:formula="of:=IF([.AA8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056" table:style-name="ce28">
            <text:p>2013630056</text:p>
          </table:table-cell>
          <table:table-cell office:value-type="string" table:number-columns-spanned="2" table:number-rows-spanned="1" table:style-name="ce50">
            <text:p>ERICK</text:p>
          </table:table-cell>
          <table:covered-table-cell/>
          <table:table-cell office:value-type="string" table:style-name="ce30">
            <text:p>LAUREANO</text:p>
          </table:table-cell>
          <table:table-cell office:value-type="string" table:style-name="ce30">
            <text:p>LECHUG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0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0]=&quot;&quot;;&quot;&quot;;&quot;(&quot;)" table:style-name="ce1">
            <text:p>(</text:p>
          </table:table-cell>
          <table:table-cell office:value-type="float" office:value="2013630467" table:style-name="ce28">
            <text:p>2013630467</text:p>
          </table:table-cell>
          <table:table-cell office:value-type="string" table:style-name="ce48">
            <text:p>ALEJANDRO<text:s text:c="2"/></text:p>
          </table:table-cell>
          <table:table-cell office:value-type="string" table:style-name="ce30">
            <text:p>NORIEGA</text:p>
          </table:table-cell>
          <table:table-cell office:value-type="string" table:style-name="ce30">
            <text:p>MONTALBAN</text:p>
          </table:table-cell>
          <table:table-cell office:value-type="string" office:string-value="hazzy76@hotmail.com" table:formula="of:=IF([.K90]=&quot;&quot;;&quot;&quot;;[.H90])" table:style-name="ce49">
            <text:p>hazzy76@hotmail.com</text:p>
          </table:table-cell>
          <table:table-cell office:value-type="string" office:string-value="2016-B005" table:formula="of:=IF([.L90]=&quot;&quot;;&quot;&quot;;[.I90])" table:style-name="ce46">
            <text:p>2016-B005</text:p>
          </table:table-cell>
          <table:table-cell office:value-type="string" office:string-value=")" table:formula="of:=IF([.Q90]=&quot;&quot;;&quot;&quot;;&quot;)&quot;)" table:style-name="ce4">
            <text:p>)</text:p>
          </table:table-cell>
          <table:table-cell office:value-type="string" office:string-value="" table:formula="of:=IF([.T9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90]=&quot;&quot;;&quot;&quot;;[.H90])" table:style-name="ce1"/>
          <table:table-cell office:value-type="string" office:string-value="" table:formula="of:=IF([.T90]=&quot;&quot;;&quot;&quot;;[.Q90])" table:style-name="ce1"/>
          <table:table-cell office:value-type="string" office:string-value="" table:formula="of:=IF([.S90]=&quot;&quot;;&quot;&quot;;&quot;)&quot;)" table:style-name="ce1"/>
          <table:table-cell office:value-type="string" office:string-value="" table:formula="of:=IF([.AB9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0]=&quot;&quot;;&quot;&quot;;&quot;hazzy76@hotmail.com&quot;)" table:style-name="ce1"/>
          <table:table-cell office:value-type="string" office:string-value="" table:formula="of:=IF([.AA90]=&quot;&quot;;&quot;&quot;;[.Q90])" table:style-name="ce1"/>
          <table:table-cell office:value-type="string" office:string-value="" table:formula="of:=IF([.AA9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00985" table:style-name="ce28">
            <text:p>2013600985</text:p>
          </table:table-cell>
          <table:table-cell office:value-type="string" table:number-columns-spanned="2" table:number-rows-spanned="1" table:style-name="ce50">
            <text:p>JOSCELYN MEZTLI</text:p>
          </table:table-cell>
          <table:covered-table-cell/>
          <table:table-cell office:value-type="string" table:style-name="ce30">
            <text:p>LÓPEZ</text:p>
          </table:table-cell>
          <table:table-cell office:value-type="string" table:style-name="ce30">
            <text:p>ZARAGOZ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0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1]=&quot;&quot;;&quot;&quot;;&quot;(&quot;)" table:style-name="ce1">
            <text:p>(</text:p>
          </table:table-cell>
          <table:table-cell office:value-type="float" office:value="2013630244" table:style-name="ce28">
            <text:p>2013630244</text:p>
          </table:table-cell>
          <table:table-cell office:value-type="string" table:style-name="ce48">
            <text:p>EDGAR OMAR<text:s/></text:p>
          </table:table-cell>
          <table:table-cell office:value-type="string" table:style-name="ce30">
            <text:p>HOYOS</text:p>
          </table:table-cell>
          <table:table-cell office:value-type="string" table:style-name="ce30">
            <text:p>ESTRADA</text:p>
          </table:table-cell>
          <table:table-cell office:value-type="string" office:string-value="hazzy76@hotmail.com" table:formula="of:=IF([.K91]=&quot;&quot;;&quot;&quot;;[.H91])" table:style-name="ce49">
            <text:p>hazzy76@hotmail.com</text:p>
          </table:table-cell>
          <table:table-cell office:value-type="string" office:string-value="2016-B006" table:formula="of:=IF([.L91]=&quot;&quot;;&quot;&quot;;[.I91])" table:style-name="ce46">
            <text:p>2016-B006</text:p>
          </table:table-cell>
          <table:table-cell office:value-type="string" office:string-value=")" table:formula="of:=IF([.Q91]=&quot;&quot;;&quot;&quot;;&quot;)&quot;)" table:style-name="ce4">
            <text:p>)</text:p>
          </table:table-cell>
          <table:table-cell office:value-type="string" office:string-value="" table:formula="of:=IF([.T91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91]=&quot;&quot;;&quot;&quot;;[.H91])" table:style-name="ce1"/>
          <table:table-cell office:value-type="string" office:string-value="" table:formula="of:=IF([.T91]=&quot;&quot;;&quot;&quot;;[.Q91])" table:style-name="ce1"/>
          <table:table-cell office:value-type="string" office:string-value="" table:formula="of:=IF([.S91]=&quot;&quot;;&quot;&quot;;&quot;)&quot;)" table:style-name="ce1"/>
          <table:table-cell office:value-type="string" office:string-value="" table:formula="of:=IF([.AB9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1]=&quot;&quot;;&quot;&quot;;&quot;hazzy76@hotmail.com&quot;)" table:style-name="ce1"/>
          <table:table-cell office:value-type="string" office:string-value="" table:formula="of:=IF([.AA91]=&quot;&quot;;&quot;&quot;;[.Q91])" table:style-name="ce1"/>
          <table:table-cell office:value-type="string" office:string-value="" table:formula="of:=IF([.AA9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580" table:style-name="ce28">
            <text:p>2014630580</text:p>
          </table:table-cell>
          <table:table-cell office:value-type="string" table:number-columns-spanned="2" table:number-rows-spanned="1" table:style-name="ce50">
            <text:p>DANIEL</text:p>
          </table:table-cell>
          <table:covered-table-cell/>
          <table:table-cell office:value-type="string" table:style-name="ce30">
            <text:p>NAVA</text:p>
          </table:table-cell>
          <table:table-cell office:value-type="string" table:style-name="ce30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0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2]=&quot;&quot;;&quot;&quot;;&quot;(&quot;)" table:style-name="ce1">
            <text:p>(</text:p>
          </table:table-cell>
          <table:table-cell office:value-type="float" office:value="2014630471" table:style-name="ce28">
            <text:p>2014630471</text:p>
          </table:table-cell>
          <table:table-cell office:value-type="string" table:style-name="ce48">
            <text:p>JONATHAN ALBERTO<text:s/></text:p>
          </table:table-cell>
          <table:table-cell office:value-type="string" table:style-name="ce30">
            <text:p>SANTIAGO</text:p>
          </table:table-cell>
          <table:table-cell office:value-type="string" table:style-name="ce30">
            <text:p>RODRÍGUEZ</text:p>
          </table:table-cell>
          <table:table-cell office:value-type="string" office:string-value="hazzy76@hotmail.com" table:formula="of:=IF([.K92]=&quot;&quot;;&quot;&quot;;[.H92])" table:style-name="ce49">
            <text:p>hazzy76@hotmail.com</text:p>
          </table:table-cell>
          <table:table-cell office:value-type="string" office:string-value="2016-B007" table:formula="of:=IF([.L92]=&quot;&quot;;&quot;&quot;;[.I92])" table:style-name="ce46">
            <text:p>2016-B007</text:p>
          </table:table-cell>
          <table:table-cell office:value-type="string" office:string-value=")" table:formula="of:=IF([.Q92]=&quot;&quot;;&quot;&quot;;&quot;)&quot;)" table:style-name="ce4">
            <text:p>)</text:p>
          </table:table-cell>
          <table:table-cell office:value-type="string" office:string-value="" table:formula="of:=IF([.T92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92]=&quot;&quot;;&quot;&quot;;[.H92])" table:style-name="ce1"/>
          <table:table-cell office:value-type="string" office:string-value="" table:formula="of:=IF([.T92]=&quot;&quot;;&quot;&quot;;[.Q92])" table:style-name="ce1"/>
          <table:table-cell office:value-type="string" office:string-value="" table:formula="of:=IF([.S92]=&quot;&quot;;&quot;&quot;;&quot;)&quot;)" table:style-name="ce1"/>
          <table:table-cell office:value-type="string" office:string-value="" table:formula="of:=IF([.AB9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2]=&quot;&quot;;&quot;&quot;;&quot;hazzy76@hotmail.com&quot;)" table:style-name="ce1"/>
          <table:table-cell office:value-type="string" office:string-value="" table:formula="of:=IF([.AA92]=&quot;&quot;;&quot;&quot;;[.Q92])" table:style-name="ce1"/>
          <table:table-cell office:value-type="string" office:string-value="" table:formula="of:=IF([.AA9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330246" table:style-name="ce28">
            <text:p>2013330246</text:p>
          </table:table-cell>
          <table:table-cell office:value-type="string" table:number-columns-spanned="2" table:number-rows-spanned="1" table:style-name="ce50">
            <text:p>GUADALUPE JAVIER</text:p>
          </table:table-cell>
          <table:covered-table-cell/>
          <table:table-cell office:value-type="string" table:style-name="ce30">
            <text:p>ARMENTA</text:p>
          </table:table-cell>
          <table:table-cell office:value-type="string" table:style-name="ce30">
            <text:p>GARCÍ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0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3]=&quot;&quot;;&quot;&quot;;&quot;(&quot;)" table:style-name="ce1">
            <text:p>(</text:p>
          </table:table-cell>
          <table:table-cell office:value-type="float" office:value="2014630075" table:style-name="ce28">
            <text:p>2014630075</text:p>
          </table:table-cell>
          <table:table-cell office:value-type="string" table:style-name="ce48">
            <text:p>VICTOR HUGO<text:s/></text:p>
          </table:table-cell>
          <table:table-cell office:value-type="string" table:style-name="ce30">
            <text:p>CARDENAS</text:p>
          </table:table-cell>
          <table:table-cell office:value-type="string" table:style-name="ce30">
            <text:p>CASTILLO</text:p>
          </table:table-cell>
          <table:table-cell office:value-type="string" office:string-value="hazzy76@hotmail.com" table:formula="of:=IF([.K93]=&quot;&quot;;&quot;&quot;;[.H93])" table:style-name="ce49">
            <text:p>hazzy76@hotmail.com</text:p>
          </table:table-cell>
          <table:table-cell office:value-type="string" office:string-value="2016-B009" table:formula="of:=IF([.L93]=&quot;&quot;;&quot;&quot;;[.I93])" table:style-name="ce46">
            <text:p>2016-B009</text:p>
          </table:table-cell>
          <table:table-cell office:value-type="string" office:string-value=")" table:formula="of:=IF([.Q93]=&quot;&quot;;&quot;&quot;;&quot;)&quot;)" table:style-name="ce4">
            <text:p>)</text:p>
          </table:table-cell>
          <table:table-cell office:value-type="string" office:string-value="(" table:formula="of:=IF([.T93]=&quot;&quot;;&quot;&quot;;&quot;(&quot;)" table:style-name="ce4">
            <text:p>(</text:p>
          </table:table-cell>
          <table:table-cell office:value-type="float" office:value="2014630342" table:style-name="ce28">
            <text:p>2014630342</text:p>
          </table:table-cell>
          <table:table-cell office:value-type="string" table:style-name="ce5">
            <text:p>VICTOR GIBRÁN</text:p>
          </table:table-cell>
          <table:table-cell office:value-type="string" table:style-name="ce30">
            <text:p>MORENO</text:p>
          </table:table-cell>
          <table:table-cell office:value-type="string" table:style-name="ce1">
            <text:p>ZÁRATE</text:p>
          </table:table-cell>
          <table:table-cell office:value-type="string" office:string-value="hazzy76@hotmail.com" table:formula="of:=IF([.S93]=&quot;&quot;;&quot;&quot;;[.H93])" table:style-name="ce1">
            <text:p>hazzy76@hotmail.com</text:p>
          </table:table-cell>
          <table:table-cell office:value-type="string" office:string-value="2016-B009" table:formula="of:=IF([.T93]=&quot;&quot;;&quot;&quot;;[.Q93])" table:style-name="ce1">
            <text:p>2016-B009</text:p>
          </table:table-cell>
          <table:table-cell office:value-type="string" office:string-value=")" table:formula="of:=IF([.S93]=&quot;&quot;;&quot;&quot;;&quot;)&quot;)" table:style-name="ce1">
            <text:p>)</text:p>
          </table:table-cell>
          <table:table-cell office:value-type="string" office:string-value="" table:formula="of:=IF([.AB9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3]=&quot;&quot;;&quot;&quot;;&quot;hazzy76@hotmail.com&quot;)" table:style-name="ce1"/>
          <table:table-cell office:value-type="string" office:string-value="" table:formula="of:=IF([.AA93]=&quot;&quot;;&quot;&quot;;[.Q93])" table:style-name="ce1"/>
          <table:table-cell office:value-type="string" office:string-value="" table:formula="of:=IF([.AA9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594" table:style-name="ce28">
            <text:p>2014630594</text:p>
          </table:table-cell>
          <table:table-cell office:value-type="string" table:number-columns-spanned="2" table:number-rows-spanned="1" table:style-name="ce50">
            <text:p>DIEGO</text:p>
          </table:table-cell>
          <table:covered-table-cell/>
          <table:table-cell office:value-type="string" table:style-name="ce30">
            <text:p>RODRIGUEZ</text:p>
          </table:table-cell>
          <table:table-cell office:value-type="string" table:style-name="ce30">
            <text:p>MONDRAGÓN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0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94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94]=&quot;&quot;;&quot;&quot;;[.H94])" table:style-name="ce49"/>
          <table:table-cell office:value-type="string" office:string-value="" table:formula="of:=IF([.L94]=&quot;&quot;;&quot;&quot;;[.I94])" table:style-name="ce46"/>
          <table:table-cell office:value-type="string" office:string-value="" table:formula="of:=IF([.Q94]=&quot;&quot;;&quot;&quot;;&quot;)&quot;)" table:style-name="ce4"/>
          <table:table-cell office:value-type="string" office:string-value="" table:formula="of:=IF([.T9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94]=&quot;&quot;;&quot;&quot;;[.H94])" table:style-name="ce1"/>
          <table:table-cell office:value-type="string" office:string-value="" table:formula="of:=IF([.T94]=&quot;&quot;;&quot;&quot;;[.Q94])" table:style-name="ce1"/>
          <table:table-cell office:value-type="string" office:string-value="" table:formula="of:=IF([.S94]=&quot;&quot;;&quot;&quot;;&quot;)&quot;)" table:style-name="ce1"/>
          <table:table-cell office:value-type="string" office:string-value="" table:formula="of:=IF([.AB9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4]=&quot;&quot;;&quot;&quot;;&quot;hazzy76@hotmail.com&quot;)" table:style-name="ce1"/>
          <table:table-cell office:value-type="string" office:string-value="" table:formula="of:=IF([.AA94]=&quot;&quot;;&quot;&quot;;[.Q94])" table:style-name="ce1"/>
          <table:table-cell office:value-type="string" office:string-value="" table:formula="of:=IF([.AA9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0630430" table:style-name="ce28">
            <text:p>2010630430</text:p>
          </table:table-cell>
          <table:table-cell office:value-type="string" table:number-columns-spanned="2" table:number-rows-spanned="1" table:style-name="ce50">
            <text:p>CARLOS AUGUSTO</text:p>
          </table:table-cell>
          <table:covered-table-cell/>
          <table:table-cell office:value-type="string" table:style-name="ce30">
            <text:p>DÁVILA</text:p>
          </table:table-cell>
          <table:table-cell office:value-type="string" table:style-name="ce30">
            <text:p>GARCÍ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1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95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95]=&quot;&quot;;&quot;&quot;;[.H95])" table:style-name="ce49"/>
          <table:table-cell office:value-type="string" office:string-value="" table:formula="of:=IF([.L95]=&quot;&quot;;&quot;&quot;;[.I95])" table:style-name="ce46"/>
          <table:table-cell office:value-type="string" office:string-value="" table:formula="of:=IF([.Q95]=&quot;&quot;;&quot;&quot;;&quot;)&quot;)" table:style-name="ce4"/>
          <table:table-cell office:value-type="string" office:string-value="" table:formula="of:=IF([.T9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95]=&quot;&quot;;&quot;&quot;;[.H95])" table:style-name="ce1"/>
          <table:table-cell office:value-type="string" office:string-value="" table:formula="of:=IF([.T95]=&quot;&quot;;&quot;&quot;;[.Q95])" table:style-name="ce1"/>
          <table:table-cell office:value-type="string" office:string-value="" table:formula="of:=IF([.S95]=&quot;&quot;;&quot;&quot;;&quot;)&quot;)" table:style-name="ce1"/>
          <table:table-cell office:value-type="string" office:string-value="" table:formula="of:=IF([.AB9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5]=&quot;&quot;;&quot;&quot;;&quot;hazzy76@hotmail.com&quot;)" table:style-name="ce1"/>
          <table:table-cell office:value-type="string" office:string-value="" table:formula="of:=IF([.AA95]=&quot;&quot;;&quot;&quot;;[.Q95])" table:style-name="ce1"/>
          <table:table-cell office:value-type="string" office:string-value="" table:formula="of:=IF([.AA9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14" table:style-name="ce28">
            <text:p>2014630114</text:p>
          </table:table-cell>
          <table:table-cell office:value-type="string" table:number-columns-spanned="2" table:number-rows-spanned="1" table:style-name="ce50">
            <text:p>ALEJANDRA MELINA</text:p>
          </table:table-cell>
          <table:covered-table-cell/>
          <table:table-cell office:value-type="string" table:style-name="ce30">
            <text:p>CUADRA</text:p>
          </table:table-cell>
          <table:table-cell office:value-type="string" table:style-name="ce30">
            <text:p>CAMACH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6]=&quot;&quot;;&quot;&quot;;&quot;(&quot;)" table:style-name="ce1">
            <text:p>(</text:p>
          </table:table-cell>
          <table:table-cell office:value-type="float" office:value="2014630452" table:style-name="ce28">
            <text:p>2014630452</text:p>
          </table:table-cell>
          <table:table-cell office:value-type="string" table:style-name="ce48">
            <text:p>GABRIELA<text:s text:c="2"/></text:p>
          </table:table-cell>
          <table:table-cell office:value-type="string" table:style-name="ce30">
            <text:p>SALDAÑA</text:p>
          </table:table-cell>
          <table:table-cell office:value-type="string" table:style-name="ce30">
            <text:p>AGUILAR</text:p>
          </table:table-cell>
          <table:table-cell office:value-type="string" office:string-value="hazzy76@hotmail.com" table:formula="of:=IF([.K96]=&quot;&quot;;&quot;&quot;;[.H96])" table:style-name="ce49">
            <text:p>hazzy76@hotmail.com</text:p>
          </table:table-cell>
          <table:table-cell office:value-type="string" office:string-value="2016-B013" table:formula="of:=IF([.L96]=&quot;&quot;;&quot;&quot;;[.I96])" table:style-name="ce46">
            <text:p>2016-B013</text:p>
          </table:table-cell>
          <table:table-cell office:value-type="string" office:string-value=")" table:formula="of:=IF([.Q96]=&quot;&quot;;&quot;&quot;;&quot;)&quot;)" table:style-name="ce4">
            <text:p>)</text:p>
          </table:table-cell>
          <table:table-cell office:value-type="string" office:string-value="" table:formula="of:=IF([.T96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96]=&quot;&quot;;&quot;&quot;;[.H96])" table:style-name="ce1"/>
          <table:table-cell office:value-type="string" office:string-value="" table:formula="of:=IF([.T96]=&quot;&quot;;&quot;&quot;;[.Q96])" table:style-name="ce1"/>
          <table:table-cell office:value-type="string" office:string-value="" table:formula="of:=IF([.S96]=&quot;&quot;;&quot;&quot;;&quot;)&quot;)" table:style-name="ce1"/>
          <table:table-cell office:value-type="string" office:string-value="" table:formula="of:=IF([.AB9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6]=&quot;&quot;;&quot;&quot;;&quot;hazzy76@hotmail.com&quot;)" table:style-name="ce1"/>
          <table:table-cell office:value-type="string" office:string-value="" table:formula="of:=IF([.AA96]=&quot;&quot;;&quot;&quot;;[.Q96])" table:style-name="ce1"/>
          <table:table-cell office:value-type="string" office:string-value="" table:formula="of:=IF([.AA9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360074" table:style-name="ce28">
            <text:p>2013360074</text:p>
          </table:table-cell>
          <table:table-cell office:value-type="string" table:number-columns-spanned="2" table:number-rows-spanned="1" table:style-name="ce50">
            <text:p>GABRIELA</text:p>
          </table:table-cell>
          <table:covered-table-cell/>
          <table:table-cell office:value-type="string" table:style-name="ce30">
            <text:p>DELGADILLO</text:p>
          </table:table-cell>
          <table:table-cell office:value-type="string" table:style-name="ce30">
            <text:p>RAMÍ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7]=&quot;&quot;;&quot;&quot;;&quot;(&quot;)" table:style-name="ce1">
            <text:p>(</text:p>
          </table:table-cell>
          <table:table-cell office:value-type="float" office:value="2014630147" table:style-name="ce28">
            <text:p>2014630147</text:p>
          </table:table-cell>
          <table:table-cell office:value-type="string" table:style-name="ce48">
            <text:p>LUIS ANTONIO<text:s/></text:p>
          </table:table-cell>
          <table:table-cell office:value-type="string" table:style-name="ce30">
            <text:p>FLORES</text:p>
          </table:table-cell>
          <table:table-cell office:value-type="string" table:style-name="ce30">
            <text:p>ARRIAGA</text:p>
          </table:table-cell>
          <table:table-cell office:value-type="string" office:string-value="hazzy76@hotmail.com" table:formula="of:=IF([.K97]=&quot;&quot;;&quot;&quot;;[.H97])" table:style-name="ce49">
            <text:p>hazzy76@hotmail.com</text:p>
          </table:table-cell>
          <table:table-cell office:value-type="string" office:string-value="2016-B014" table:formula="of:=IF([.L97]=&quot;&quot;;&quot;&quot;;[.I97])" table:style-name="ce46">
            <text:p>2016-B014</text:p>
          </table:table-cell>
          <table:table-cell office:value-type="string" office:string-value=")" table:formula="of:=IF([.Q97]=&quot;&quot;;&quot;&quot;;&quot;)&quot;)" table:style-name="ce4">
            <text:p>)</text:p>
          </table:table-cell>
          <table:table-cell office:value-type="string" office:string-value="" table:formula="of:=IF([.T9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97]=&quot;&quot;;&quot;&quot;;[.H97])" table:style-name="ce1"/>
          <table:table-cell office:value-type="string" office:string-value="" table:formula="of:=IF([.T97]=&quot;&quot;;&quot;&quot;;[.Q97])" table:style-name="ce1"/>
          <table:table-cell office:value-type="string" office:string-value="" table:formula="of:=IF([.S97]=&quot;&quot;;&quot;&quot;;&quot;)&quot;)" table:style-name="ce1"/>
          <table:table-cell office:value-type="string" office:string-value="" table:formula="of:=IF([.AB9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7]=&quot;&quot;;&quot;&quot;;&quot;hazzy76@hotmail.com&quot;)" table:style-name="ce1"/>
          <table:table-cell office:value-type="string" office:string-value="" table:formula="of:=IF([.AA97]=&quot;&quot;;&quot;&quot;;[.Q97])" table:style-name="ce1"/>
          <table:table-cell office:value-type="string" office:string-value="" table:formula="of:=IF([.AA9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22" table:style-name="ce28">
            <text:p>2014630122</text:p>
          </table:table-cell>
          <table:table-cell office:value-type="string" table:number-columns-spanned="2" table:number-rows-spanned="1" table:style-name="ce50">
            <text:p>DANIEL ELIHU</text:p>
          </table:table-cell>
          <table:covered-table-cell/>
          <table:table-cell office:value-type="string" table:style-name="ce30">
            <text:p>DÍAZ</text:p>
          </table:table-cell>
          <table:table-cell office:value-type="string" table:style-name="ce30">
            <text:p>DELGAD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8]=&quot;&quot;;&quot;&quot;;&quot;(&quot;)" table:style-name="ce1">
            <text:p>(</text:p>
          </table:table-cell>
          <table:table-cell office:value-type="float" office:value="2014630635" table:style-name="ce28">
            <text:p>2014630635</text:p>
          </table:table-cell>
          <table:table-cell office:value-type="string" table:style-name="ce48">
            <text:p>VERÓNICA<text:s text:c="2"/></text:p>
          </table:table-cell>
          <table:table-cell office:value-type="string" table:style-name="ce30">
            <text:p>MATA</text:p>
          </table:table-cell>
          <table:table-cell office:value-type="string" table:style-name="ce30">
            <text:p>RAMÍREZ</text:p>
          </table:table-cell>
          <table:table-cell office:value-type="string" office:string-value="hazzy76@hotmail.com" table:formula="of:=IF([.K98]=&quot;&quot;;&quot;&quot;;[.H98])" table:style-name="ce49">
            <text:p>hazzy76@hotmail.com</text:p>
          </table:table-cell>
          <table:table-cell office:value-type="string" office:string-value="2016-B015" table:formula="of:=IF([.L98]=&quot;&quot;;&quot;&quot;;[.I98])" table:style-name="ce46">
            <text:p>2016-B015</text:p>
          </table:table-cell>
          <table:table-cell office:value-type="string" office:string-value=")" table:formula="of:=IF([.Q98]=&quot;&quot;;&quot;&quot;;&quot;)&quot;)" table:style-name="ce4">
            <text:p>)</text:p>
          </table:table-cell>
          <table:table-cell office:value-type="string" office:string-value="" table:formula="of:=IF([.T98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98]=&quot;&quot;;&quot;&quot;;[.H98])" table:style-name="ce1"/>
          <table:table-cell office:value-type="string" office:string-value="" table:formula="of:=IF([.T98]=&quot;&quot;;&quot;&quot;;[.Q98])" table:style-name="ce1"/>
          <table:table-cell office:value-type="string" office:string-value="" table:formula="of:=IF([.S98]=&quot;&quot;;&quot;&quot;;&quot;)&quot;)" table:style-name="ce1"/>
          <table:table-cell office:value-type="string" office:string-value="" table:formula="of:=IF([.AB9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8]=&quot;&quot;;&quot;&quot;;&quot;hazzy76@hotmail.com&quot;)" table:style-name="ce1"/>
          <table:table-cell office:value-type="string" office:string-value="" table:formula="of:=IF([.AA98]=&quot;&quot;;&quot;&quot;;[.Q98])" table:style-name="ce1"/>
          <table:table-cell office:value-type="string" office:string-value="" table:formula="of:=IF([.AA9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502" table:style-name="ce28">
            <text:p>2013630502</text:p>
          </table:table-cell>
          <table:table-cell office:value-type="string" table:number-columns-spanned="2" table:number-rows-spanned="1" table:style-name="ce50">
            <text:p>HIRAM DAVID</text:p>
          </table:table-cell>
          <table:covered-table-cell/>
          <table:table-cell office:value-type="string" table:style-name="ce30">
            <text:p>CORTÉS</text:p>
          </table:table-cell>
          <table:table-cell office:value-type="string" table:style-name="ce30">
            <text:p>DÍA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99]=&quot;&quot;;&quot;&quot;;&quot;(&quot;)" table:style-name="ce1">
            <text:p>(</text:p>
          </table:table-cell>
          <table:table-cell office:value-type="float" office:value="2013630330" table:style-name="ce28">
            <text:p>2013630330</text:p>
          </table:table-cell>
          <table:table-cell office:value-type="string" table:style-name="ce48">
            <text:p>LUIS ENRIQUE<text:s/></text:p>
          </table:table-cell>
          <table:table-cell office:value-type="string" table:style-name="ce30">
            <text:p>ORTIZ</text:p>
          </table:table-cell>
          <table:table-cell office:value-type="string" table:style-name="ce30">
            <text:p>MORENO</text:p>
          </table:table-cell>
          <table:table-cell office:value-type="string" office:string-value="hazzy76@hotmail.com" table:formula="of:=IF([.K99]=&quot;&quot;;&quot;&quot;;[.H99])" table:style-name="ce49">
            <text:p>hazzy76@hotmail.com</text:p>
          </table:table-cell>
          <table:table-cell office:value-type="string" office:string-value="2016-B016" table:formula="of:=IF([.L99]=&quot;&quot;;&quot;&quot;;[.I99])" table:style-name="ce46">
            <text:p>2016-B016</text:p>
          </table:table-cell>
          <table:table-cell office:value-type="string" office:string-value=")" table:formula="of:=IF([.Q99]=&quot;&quot;;&quot;&quot;;&quot;)&quot;)" table:style-name="ce4">
            <text:p>)</text:p>
          </table:table-cell>
          <table:table-cell office:value-type="string" office:string-value="(" table:formula="of:=IF([.T99]=&quot;&quot;;&quot;&quot;;&quot;(&quot;)" table:style-name="ce4">
            <text:p>(</text:p>
          </table:table-cell>
          <table:table-cell office:value-type="float" office:value="2013630345" table:style-name="ce28">
            <text:p>2013630345</text:p>
          </table:table-cell>
          <table:table-cell office:value-type="string" table:style-name="ce5">
            <text:p>OCTAVIO ELIAS</text:p>
          </table:table-cell>
          <table:table-cell office:value-type="string" table:style-name="ce30">
            <text:p>PIÑAL</text:p>
          </table:table-cell>
          <table:table-cell office:value-type="string" table:style-name="ce1">
            <text:p>RAMÍREZ</text:p>
          </table:table-cell>
          <table:table-cell office:value-type="string" office:string-value="hazzy76@hotmail.com" table:formula="of:=IF([.S99]=&quot;&quot;;&quot;&quot;;[.H99])" table:style-name="ce1">
            <text:p>hazzy76@hotmail.com</text:p>
          </table:table-cell>
          <table:table-cell office:value-type="string" office:string-value="2016-B016" table:formula="of:=IF([.T99]=&quot;&quot;;&quot;&quot;;[.Q99])" table:style-name="ce1">
            <text:p>2016-B016</text:p>
          </table:table-cell>
          <table:table-cell office:value-type="string" office:string-value=")" table:formula="of:=IF([.S99]=&quot;&quot;;&quot;&quot;;&quot;)&quot;)" table:style-name="ce1">
            <text:p>)</text:p>
          </table:table-cell>
          <table:table-cell office:value-type="string" office:string-value="" table:formula="of:=IF([.AB9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99]=&quot;&quot;;&quot;&quot;;&quot;hazzy76@hotmail.com&quot;)" table:style-name="ce1"/>
          <table:table-cell office:value-type="string" office:string-value="" table:formula="of:=IF([.AA99]=&quot;&quot;;&quot;&quot;;[.Q99])" table:style-name="ce1"/>
          <table:table-cell office:value-type="string" office:string-value="" table:formula="of:=IF([.AA9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24" table:style-name="ce28">
            <text:p>2014630224</text:p>
          </table:table-cell>
          <table:table-cell office:value-type="string" table:number-columns-spanned="2" table:number-rows-spanned="1" table:style-name="ce50">
            <text:p>ADRÍAN ALEJANDRO</text:p>
          </table:table-cell>
          <table:covered-table-cell/>
          <table:table-cell office:value-type="string" table:style-name="ce30">
            <text:p>HERNÁNDEZ</text:p>
          </table:table-cell>
          <table:table-cell office:value-type="string" table:style-name="ce30">
            <text:p>VEG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00]=&quot;&quot;;&quot;&quot;;&quot;(&quot;)" table:style-name="ce1">
            <text:p>(</text:p>
          </table:table-cell>
          <table:table-cell office:value-type="float" office:value="2014630044" table:style-name="ce28">
            <text:p>2014630044</text:p>
          </table:table-cell>
          <table:table-cell office:value-type="string" table:style-name="ce48">
            <text:p>RODRIGO<text:s text:c="2"/></text:p>
          </table:table-cell>
          <table:table-cell office:value-type="string" table:style-name="ce30">
            <text:p>BAUTISTA</text:p>
          </table:table-cell>
          <table:table-cell office:value-type="string" table:style-name="ce30">
            <text:p>RAMÍREZ</text:p>
          </table:table-cell>
          <table:table-cell office:value-type="string" office:string-value="hazzy76@hotmail.com" table:formula="of:=IF([.K100]=&quot;&quot;;&quot;&quot;;[.H100])" table:style-name="ce49">
            <text:p>hazzy76@hotmail.com</text:p>
          </table:table-cell>
          <table:table-cell office:value-type="string" office:string-value="2016-B017" table:formula="of:=IF([.L100]=&quot;&quot;;&quot;&quot;;[.I100])" table:style-name="ce46">
            <text:p>2016-B017</text:p>
          </table:table-cell>
          <table:table-cell office:value-type="string" office:string-value=")" table:formula="of:=IF([.Q100]=&quot;&quot;;&quot;&quot;;&quot;)&quot;)" table:style-name="ce4">
            <text:p>)</text:p>
          </table:table-cell>
          <table:table-cell office:value-type="string" office:string-value="" table:formula="of:=IF([.T10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0]=&quot;&quot;;&quot;&quot;;[.H100])" table:style-name="ce1"/>
          <table:table-cell office:value-type="string" office:string-value="" table:formula="of:=IF([.T100]=&quot;&quot;;&quot;&quot;;[.Q100])" table:style-name="ce1"/>
          <table:table-cell office:value-type="string" office:string-value="" table:formula="of:=IF([.S100]=&quot;&quot;;&quot;&quot;;&quot;)&quot;)" table:style-name="ce1"/>
          <table:table-cell office:value-type="string" office:string-value="" table:formula="of:=IF([.AB10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0]=&quot;&quot;;&quot;&quot;;&quot;hazzy76@hotmail.com&quot;)" table:style-name="ce1"/>
          <table:table-cell office:value-type="string" office:string-value="" table:formula="of:=IF([.AA100]=&quot;&quot;;&quot;&quot;;[.Q100])" table:style-name="ce1"/>
          <table:table-cell office:value-type="string" office:string-value="" table:formula="of:=IF([.AA10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571" table:style-name="ce28">
            <text:p>2014630571</text:p>
          </table:table-cell>
          <table:table-cell office:value-type="string" table:number-columns-spanned="2" table:number-rows-spanned="1" table:style-name="ce50">
            <text:p>ALEJANDRO ALBERTO</text:p>
          </table:table-cell>
          <table:covered-table-cell/>
          <table:table-cell office:value-type="string" table:style-name="ce30">
            <text:p>LEÓN</text:p>
          </table:table-cell>
          <table:table-cell office:value-type="string" table:style-name="ce30">
            <text:p>DÍA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01]=&quot;&quot;;&quot;&quot;;&quot;(&quot;)" table:style-name="ce1">
            <text:p>(</text:p>
          </table:table-cell>
          <table:table-cell office:value-type="float" office:value="2014630360" table:style-name="ce28">
            <text:p>2014630360</text:p>
          </table:table-cell>
          <table:table-cell office:value-type="string" table:style-name="ce48">
            <text:p>ALEXIS ALAN<text:s/></text:p>
          </table:table-cell>
          <table:table-cell office:value-type="string" table:style-name="ce30">
            <text:p>OSNAYA</text:p>
          </table:table-cell>
          <table:table-cell office:value-type="string" table:style-name="ce30">
            <text:p>GÓMEZ</text:p>
          </table:table-cell>
          <table:table-cell office:value-type="string" office:string-value="hazzy76@hotmail.com" table:formula="of:=IF([.K101]=&quot;&quot;;&quot;&quot;;[.H101])" table:style-name="ce49">
            <text:p>hazzy76@hotmail.com</text:p>
          </table:table-cell>
          <table:table-cell office:value-type="string" office:string-value="2016-B018" table:formula="of:=IF([.L101]=&quot;&quot;;&quot;&quot;;[.I101])" table:style-name="ce46">
            <text:p>2016-B018</text:p>
          </table:table-cell>
          <table:table-cell office:value-type="string" office:string-value=")" table:formula="of:=IF([.Q101]=&quot;&quot;;&quot;&quot;;&quot;)&quot;)" table:style-name="ce4">
            <text:p>)</text:p>
          </table:table-cell>
          <table:table-cell office:value-type="string" office:string-value="(" table:formula="of:=IF([.T101]=&quot;&quot;;&quot;&quot;;&quot;(&quot;)" table:style-name="ce4">
            <text:p>(</text:p>
          </table:table-cell>
          <table:table-cell office:value-type="float" office:value="2014630591" table:style-name="ce28">
            <text:p>2014630591</text:p>
          </table:table-cell>
          <table:table-cell office:value-type="string" table:style-name="ce5">
            <text:p>JOSÉ ALBERTO</text:p>
          </table:table-cell>
          <table:table-cell office:value-type="string" table:style-name="ce30">
            <text:p>RIOS</text:p>
          </table:table-cell>
          <table:table-cell office:value-type="string" table:style-name="ce1">
            <text:p>LÓPEZ</text:p>
          </table:table-cell>
          <table:table-cell office:value-type="string" office:string-value="hazzy76@hotmail.com" table:formula="of:=IF([.S101]=&quot;&quot;;&quot;&quot;;[.H101])" table:style-name="ce1">
            <text:p>hazzy76@hotmail.com</text:p>
          </table:table-cell>
          <table:table-cell office:value-type="string" office:string-value="2016-B018" table:formula="of:=IF([.T101]=&quot;&quot;;&quot;&quot;;[.Q101])" table:style-name="ce1">
            <text:p>2016-B018</text:p>
          </table:table-cell>
          <table:table-cell office:value-type="string" office:string-value=")" table:formula="of:=IF([.S101]=&quot;&quot;;&quot;&quot;;&quot;)&quot;)" table:style-name="ce1">
            <text:p>)</text:p>
          </table:table-cell>
          <table:table-cell office:value-type="string" office:string-value="(" table:formula="of:=IF([.AB101]=&quot;&quot;;&quot;&quot;;&quot;(&quot;)" table:style-name="ce1">
            <text:p>(</text:p>
          </table:table-cell>
          <table:table-cell office:value-type="float" office:value="2014330415" table:style-name="ce34">
            <text:p>2014330415</text:p>
          </table:table-cell>
          <table:table-cell office:value-type="string" table:style-name="ce7">
            <text:p>EDGAR AUGUSTO</text:p>
          </table:table-cell>
          <table:table-cell office:value-type="string" table:style-name="ce34">
            <text:p>SANTIAGO</text:p>
          </table:table-cell>
          <table:table-cell office:value-type="string" table:style-name="ce1">
            <text:p>NIEVES</text:p>
          </table:table-cell>
          <table:table-cell office:value-type="string" office:string-value="hazzy76@hotmail.com" table:formula="of:=IF([.AA101]=&quot;&quot;;&quot;&quot;;&quot;hazzy76@hotmail.com&quot;)" table:style-name="ce1">
            <text:p>hazzy76@hotmail.com</text:p>
          </table:table-cell>
          <table:table-cell office:value-type="string" office:string-value="2016-B018" table:formula="of:=IF([.AA101]=&quot;&quot;;&quot;&quot;;[.Q101])" table:style-name="ce1">
            <text:p>2016-B018</text:p>
          </table:table-cell>
          <table:table-cell office:value-type="string" office:string-value=")" table:formula="of:=IF([.AA101]=&quot;&quot;;&quot;&quot;;&quot;)&quot;)" table:style-name="ce1">
            <text:p>)</text:p>
          </table:table-cell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26" table:style-name="ce28">
            <text:p>2014630026</text:p>
          </table:table-cell>
          <table:table-cell office:value-type="string" table:number-columns-spanned="2" table:number-rows-spanned="1" table:style-name="ce50">
            <text:p>ALEJANDRO</text:p>
          </table:table-cell>
          <table:covered-table-cell/>
          <table:table-cell office:value-type="string" table:style-name="ce30">
            <text:p>ARANDA</text:p>
          </table:table-cell>
          <table:table-cell office:value-type="string" table:style-name="ce30">
            <text:p>PARR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1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02]=&quot;&quot;;&quot;&quot;;&quot;(&quot;)" table:style-name="ce1">
            <text:p>(</text:p>
          </table:table-cell>
          <table:table-cell office:value-type="float" office:value="2014630148" table:style-name="ce28">
            <text:p>2014630148</text:p>
          </table:table-cell>
          <table:table-cell office:value-type="string" table:style-name="ce48">
            <text:p>FLORES GÁNDARA<text:s/></text:p>
          </table:table-cell>
          <table:table-cell office:value-type="string" table:style-name="ce30">
            <text:p>KATHERINE</text:p>
          </table:table-cell>
          <table:table-cell office:value-type="string" table:style-name="ce30">
            <text:p>ALELÍ</text:p>
          </table:table-cell>
          <table:table-cell office:value-type="string" office:string-value="hazzy76@hotmail.com" table:formula="of:=IF([.K102]=&quot;&quot;;&quot;&quot;;[.H102])" table:style-name="ce49">
            <text:p>hazzy76@hotmail.com</text:p>
          </table:table-cell>
          <table:table-cell office:value-type="string" office:string-value="2016-B019" table:formula="of:=IF([.L102]=&quot;&quot;;&quot;&quot;;[.I102])" table:style-name="ce46">
            <text:p>2016-B019</text:p>
          </table:table-cell>
          <table:table-cell office:value-type="string" office:string-value=")" table:formula="of:=IF([.Q102]=&quot;&quot;;&quot;&quot;;&quot;)&quot;)" table:style-name="ce4">
            <text:p>)</text:p>
          </table:table-cell>
          <table:table-cell office:value-type="string" office:string-value="" table:formula="of:=IF([.T102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2]=&quot;&quot;;&quot;&quot;;[.H102])" table:style-name="ce1"/>
          <table:table-cell office:value-type="string" office:string-value="" table:formula="of:=IF([.T102]=&quot;&quot;;&quot;&quot;;[.Q102])" table:style-name="ce1"/>
          <table:table-cell office:value-type="string" office:string-value="" table:formula="of:=IF([.S102]=&quot;&quot;;&quot;&quot;;&quot;)&quot;)" table:style-name="ce1"/>
          <table:table-cell office:value-type="string" office:string-value="" table:formula="of:=IF([.AB10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2]=&quot;&quot;;&quot;&quot;;&quot;hazzy76@hotmail.com&quot;)" table:style-name="ce1"/>
          <table:table-cell office:value-type="string" office:string-value="" table:formula="of:=IF([.AA102]=&quot;&quot;;&quot;&quot;;[.Q102])" table:style-name="ce1"/>
          <table:table-cell office:value-type="string" office:string-value="" table:formula="of:=IF([.AA10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302" table:style-name="ce28">
            <text:p>2014630302</text:p>
          </table:table-cell>
          <table:table-cell office:value-type="string" table:number-columns-spanned="2" table:number-rows-spanned="1" table:style-name="ce50">
            <text:p>EGDAR JONATHAN</text:p>
          </table:table-cell>
          <table:covered-table-cell/>
          <table:table-cell office:value-type="string" table:style-name="ce30">
            <text:p>MARTÍNEZ</text:p>
          </table:table-cell>
          <table:table-cell office:value-type="string" table:style-name="ce30">
            <text:p>RODRÍGU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0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03]=&quot;&quot;;&quot;&quot;;&quot;(&quot;)" table:style-name="ce1">
            <text:p>(</text:p>
          </table:table-cell>
          <table:table-cell office:value-type="float" office:value="2014630443" table:style-name="ce28">
            <text:p>2014630443</text:p>
          </table:table-cell>
          <table:table-cell office:value-type="string" table:style-name="ce48">
            <text:p>ALEJANDRO<text:s text:c="2"/></text:p>
          </table:table-cell>
          <table:table-cell office:value-type="string" table:style-name="ce30">
            <text:p>ROSALES</text:p>
          </table:table-cell>
          <table:table-cell office:value-type="string" table:style-name="ce30">
            <text:p>ARZOLA</text:p>
          </table:table-cell>
          <table:table-cell office:value-type="string" office:string-value="hazzy76@hotmail.com" table:formula="of:=IF([.K103]=&quot;&quot;;&quot;&quot;;[.H103])" table:style-name="ce49">
            <text:p>hazzy76@hotmail.com</text:p>
          </table:table-cell>
          <table:table-cell office:value-type="string" office:string-value="2016-B020" table:formula="of:=IF([.L103]=&quot;&quot;;&quot;&quot;;[.I103])" table:style-name="ce46">
            <text:p>2016-B020</text:p>
          </table:table-cell>
          <table:table-cell office:value-type="string" office:string-value=")" table:formula="of:=IF([.Q103]=&quot;&quot;;&quot;&quot;;&quot;)&quot;)" table:style-name="ce4">
            <text:p>)</text:p>
          </table:table-cell>
          <table:table-cell office:value-type="string" office:string-value="" table:formula="of:=IF([.T103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3]=&quot;&quot;;&quot;&quot;;[.H103])" table:style-name="ce1"/>
          <table:table-cell office:value-type="string" office:string-value="" table:formula="of:=IF([.T103]=&quot;&quot;;&quot;&quot;;[.Q103])" table:style-name="ce1"/>
          <table:table-cell office:value-type="string" office:string-value="" table:formula="of:=IF([.S103]=&quot;&quot;;&quot;&quot;;&quot;)&quot;)" table:style-name="ce1"/>
          <table:table-cell office:value-type="string" office:string-value="" table:formula="of:=IF([.AB10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3]=&quot;&quot;;&quot;&quot;;&quot;hazzy76@hotmail.com&quot;)" table:style-name="ce1"/>
          <table:table-cell office:value-type="string" office:string-value="" table:formula="of:=IF([.AA103]=&quot;&quot;;&quot;&quot;;[.Q103])" table:style-name="ce1"/>
          <table:table-cell office:value-type="string" office:string-value="" table:formula="of:=IF([.AA10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423" table:style-name="ce28">
            <text:p>2014630423</text:p>
          </table:table-cell>
          <table:table-cell office:value-type="string" table:number-columns-spanned="2" table:number-rows-spanned="1" table:style-name="ce50">
            <text:p>ORLANDO</text:p>
          </table:table-cell>
          <table:covered-table-cell/>
          <table:table-cell office:value-type="string" table:style-name="ce30">
            <text:p>ROCHA</text:p>
          </table:table-cell>
          <table:table-cell office:value-type="string" table:style-name="ce30">
            <text:p>MONTIEL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04]=&quot;&quot;;&quot;&quot;;&quot;(&quot;)" table:style-name="ce1">
            <text:p>(</text:p>
          </table:table-cell>
          <table:table-cell office:value-type="float" office:value="2014630499" table:style-name="ce28">
            <text:p>2014630499</text:p>
          </table:table-cell>
          <table:table-cell office:value-type="string" table:style-name="ce48">
            <text:p>FRANCISCO<text:s text:c="2"/></text:p>
          </table:table-cell>
          <table:table-cell office:value-type="string" table:style-name="ce30">
            <text:p>TREJO</text:p>
          </table:table-cell>
          <table:table-cell office:value-type="string" table:style-name="ce30">
            <text:p>MARTÍNEZ</text:p>
          </table:table-cell>
          <table:table-cell office:value-type="string" office:string-value="hazzy76@hotmail.com" table:formula="of:=IF([.K104]=&quot;&quot;;&quot;&quot;;[.H104])" table:style-name="ce49">
            <text:p>hazzy76@hotmail.com</text:p>
          </table:table-cell>
          <table:table-cell office:value-type="string" office:string-value="2016-B021" table:formula="of:=IF([.L104]=&quot;&quot;;&quot;&quot;;[.I104])" table:style-name="ce46">
            <text:p>2016-B021</text:p>
          </table:table-cell>
          <table:table-cell office:value-type="string" office:string-value=")" table:formula="of:=IF([.Q104]=&quot;&quot;;&quot;&quot;;&quot;)&quot;)" table:style-name="ce4">
            <text:p>)</text:p>
          </table:table-cell>
          <table:table-cell office:value-type="string" office:string-value="" table:formula="of:=IF([.T10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4]=&quot;&quot;;&quot;&quot;;[.H104])" table:style-name="ce1"/>
          <table:table-cell office:value-type="string" office:string-value="" table:formula="of:=IF([.T104]=&quot;&quot;;&quot;&quot;;[.Q104])" table:style-name="ce1"/>
          <table:table-cell office:value-type="string" office:string-value="" table:formula="of:=IF([.S104]=&quot;&quot;;&quot;&quot;;&quot;)&quot;)" table:style-name="ce1"/>
          <table:table-cell office:value-type="string" office:string-value="" table:formula="of:=IF([.AB10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4]=&quot;&quot;;&quot;&quot;;&quot;hazzy76@hotmail.com&quot;)" table:style-name="ce1"/>
          <table:table-cell office:value-type="string" office:string-value="" table:formula="of:=IF([.AA104]=&quot;&quot;;&quot;&quot;;[.Q104])" table:style-name="ce1"/>
          <table:table-cell office:value-type="string" office:string-value="" table:formula="of:=IF([.AA10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392" table:style-name="ce28">
            <text:p>2014630392</text:p>
          </table:table-cell>
          <table:table-cell office:value-type="string" table:number-columns-spanned="2" table:number-rows-spanned="1" table:style-name="ce50">
            <text:p>MARÍA DE LOS ANGELES</text:p>
          </table:table-cell>
          <table:covered-table-cell/>
          <table:table-cell office:value-type="string" table:style-name="ce30">
            <text:p>RAMÍREZ</text:p>
          </table:table-cell>
          <table:table-cell office:value-type="string" table:style-name="ce30">
            <text:p>CERRITO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05]=&quot;&quot;;&quot;&quot;;&quot;(&quot;)" table:style-name="ce1">
            <text:p>(</text:p>
          </table:table-cell>
          <table:table-cell office:value-type="float" office:value="2014630475" table:style-name="ce28">
            <text:p>2014630475</text:p>
          </table:table-cell>
          <table:table-cell office:value-type="string" table:style-name="ce48">
            <text:p>JESÚS<text:s text:c="2"/></text:p>
          </table:table-cell>
          <table:table-cell office:value-type="string" table:style-name="ce30">
            <text:p>SAUCEDO</text:p>
          </table:table-cell>
          <table:table-cell office:value-type="string" table:style-name="ce30">
            <text:p>PÉREZ</text:p>
          </table:table-cell>
          <table:table-cell office:value-type="string" office:string-value="hazzy76@hotmail.com" table:formula="of:=IF([.K105]=&quot;&quot;;&quot;&quot;;[.H105])" table:style-name="ce49">
            <text:p>hazzy76@hotmail.com</text:p>
          </table:table-cell>
          <table:table-cell office:value-type="string" office:string-value="2016-B022" table:formula="of:=IF([.L105]=&quot;&quot;;&quot;&quot;;[.I105])" table:style-name="ce46">
            <text:p>2016-B022</text:p>
          </table:table-cell>
          <table:table-cell office:value-type="string" office:string-value=")" table:formula="of:=IF([.Q105]=&quot;&quot;;&quot;&quot;;&quot;)&quot;)" table:style-name="ce4">
            <text:p>)</text:p>
          </table:table-cell>
          <table:table-cell office:value-type="string" office:string-value="" table:formula="of:=IF([.T10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5]=&quot;&quot;;&quot;&quot;;[.H105])" table:style-name="ce1"/>
          <table:table-cell office:value-type="string" office:string-value="" table:formula="of:=IF([.T105]=&quot;&quot;;&quot;&quot;;[.Q105])" table:style-name="ce1"/>
          <table:table-cell office:value-type="string" office:string-value="" table:formula="of:=IF([.S105]=&quot;&quot;;&quot;&quot;;&quot;)&quot;)" table:style-name="ce1"/>
          <table:table-cell office:value-type="string" office:string-value="" table:formula="of:=IF([.AB10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5]=&quot;&quot;;&quot;&quot;;&quot;hazzy76@hotmail.com&quot;)" table:style-name="ce1"/>
          <table:table-cell office:value-type="string" office:string-value="" table:formula="of:=IF([.AA105]=&quot;&quot;;&quot;&quot;;[.Q105])" table:style-name="ce1"/>
          <table:table-cell office:value-type="string" office:string-value="" table:formula="of:=IF([.AA10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77" table:style-name="ce28">
            <text:p>2014630077</text:p>
          </table:table-cell>
          <table:table-cell office:value-type="string" table:number-columns-spanned="2" table:number-rows-spanned="1" table:style-name="ce50">
            <text:p>JUAN CARLOS</text:p>
          </table:table-cell>
          <table:covered-table-cell/>
          <table:table-cell office:value-type="string" table:style-name="ce30">
            <text:p>CARRERA</text:p>
          </table:table-cell>
          <table:table-cell office:value-type="string" table:style-name="ce30">
            <text:p>REY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3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06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06]=&quot;&quot;;&quot;&quot;;[.H106])" table:style-name="ce49"/>
          <table:table-cell office:value-type="string" office:string-value="" table:formula="of:=IF([.L106]=&quot;&quot;;&quot;&quot;;[.I106])" table:style-name="ce46"/>
          <table:table-cell office:value-type="string" office:string-value="" table:formula="of:=IF([.Q106]=&quot;&quot;;&quot;&quot;;&quot;)&quot;)" table:style-name="ce4"/>
          <table:table-cell office:value-type="string" office:string-value="" table:formula="of:=IF([.T106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6]=&quot;&quot;;&quot;&quot;;[.H106])" table:style-name="ce1"/>
          <table:table-cell office:value-type="string" office:string-value="" table:formula="of:=IF([.T106]=&quot;&quot;;&quot;&quot;;[.Q106])" table:style-name="ce1"/>
          <table:table-cell office:value-type="string" office:string-value="" table:formula="of:=IF([.S106]=&quot;&quot;;&quot;&quot;;&quot;)&quot;)" table:style-name="ce1"/>
          <table:table-cell office:value-type="string" office:string-value="" table:formula="of:=IF([.AB10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6]=&quot;&quot;;&quot;&quot;;&quot;hazzy76@hotmail.com&quot;)" table:style-name="ce1"/>
          <table:table-cell office:value-type="string" office:string-value="" table:formula="of:=IF([.AA106]=&quot;&quot;;&quot;&quot;;[.Q106])" table:style-name="ce1"/>
          <table:table-cell office:value-type="string" office:string-value="" table:formula="of:=IF([.AA10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88" table:style-name="ce28">
            <text:p>2014630288</text:p>
          </table:table-cell>
          <table:table-cell office:value-type="string" table:number-columns-spanned="2" table:number-rows-spanned="1" table:style-name="ce50">
            <text:p>IVÁN</text:p>
          </table:table-cell>
          <table:covered-table-cell/>
          <table:table-cell office:value-type="string" table:style-name="ce30">
            <text:p>MARISCAL</text:p>
          </table:table-cell>
          <table:table-cell office:value-type="string" table:style-name="ce30">
            <text:p>AVEDAÑ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07]=&quot;&quot;;&quot;&quot;;&quot;(&quot;)" table:style-name="ce1">
            <text:p>(</text:p>
          </table:table-cell>
          <table:table-cell office:value-type="float" office:value="2014630315" table:style-name="ce28">
            <text:p>2014630315</text:p>
          </table:table-cell>
          <table:table-cell office:value-type="string" table:style-name="ce48">
            <text:p>GABRIEL<text:s text:c="2"/></text:p>
          </table:table-cell>
          <table:table-cell office:value-type="string" table:style-name="ce30">
            <text:p>MENDOZA</text:p>
          </table:table-cell>
          <table:table-cell office:value-type="string" table:style-name="ce30">
            <text:p>RUIZ</text:p>
          </table:table-cell>
          <table:table-cell office:value-type="string" office:string-value="hazzy76@hotmail.com" table:formula="of:=IF([.K107]=&quot;&quot;;&quot;&quot;;[.H107])" table:style-name="ce49">
            <text:p>hazzy76@hotmail.com</text:p>
          </table:table-cell>
          <table:table-cell office:value-type="string" office:string-value="2016-B024" table:formula="of:=IF([.L107]=&quot;&quot;;&quot;&quot;;[.I107])" table:style-name="ce46">
            <text:p>2016-B024</text:p>
          </table:table-cell>
          <table:table-cell office:value-type="string" office:string-value=")" table:formula="of:=IF([.Q107]=&quot;&quot;;&quot;&quot;;&quot;)&quot;)" table:style-name="ce4">
            <text:p>)</text:p>
          </table:table-cell>
          <table:table-cell office:value-type="string" office:string-value="" table:formula="of:=IF([.T10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7]=&quot;&quot;;&quot;&quot;;[.H107])" table:style-name="ce1"/>
          <table:table-cell office:value-type="string" office:string-value="" table:formula="of:=IF([.T107]=&quot;&quot;;&quot;&quot;;[.Q107])" table:style-name="ce1"/>
          <table:table-cell office:value-type="string" office:string-value="" table:formula="of:=IF([.S107]=&quot;&quot;;&quot;&quot;;&quot;)&quot;)" table:style-name="ce1"/>
          <table:table-cell office:value-type="string" office:string-value="" table:formula="of:=IF([.AB10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7]=&quot;&quot;;&quot;&quot;;&quot;hazzy76@hotmail.com&quot;)" table:style-name="ce1"/>
          <table:table-cell office:value-type="string" office:string-value="" table:formula="of:=IF([.AA107]=&quot;&quot;;&quot;&quot;;[.Q107])" table:style-name="ce1"/>
          <table:table-cell office:value-type="string" office:string-value="" table:formula="of:=IF([.AA10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540" table:style-name="ce28">
            <text:p>2012630540</text:p>
          </table:table-cell>
          <table:table-cell office:value-type="string" table:number-columns-spanned="2" table:number-rows-spanned="1" table:style-name="ce50">
            <text:p>ENRIQUE</text:p>
          </table:table-cell>
          <table:covered-table-cell/>
          <table:table-cell office:value-type="string" table:style-name="ce30">
            <text:p>VELASCO</text:p>
          </table:table-cell>
          <table:table-cell office:value-type="string" table:style-name="ce30">
            <text:p>ÁVIL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5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08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08]=&quot;&quot;;&quot;&quot;;[.H108])" table:style-name="ce49"/>
          <table:table-cell office:value-type="string" office:string-value="" table:formula="of:=IF([.L108]=&quot;&quot;;&quot;&quot;;[.I108])" table:style-name="ce46"/>
          <table:table-cell office:value-type="string" office:string-value="" table:formula="of:=IF([.Q108]=&quot;&quot;;&quot;&quot;;&quot;)&quot;)" table:style-name="ce4"/>
          <table:table-cell office:value-type="string" office:string-value="" table:formula="of:=IF([.T108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8]=&quot;&quot;;&quot;&quot;;[.H108])" table:style-name="ce1"/>
          <table:table-cell office:value-type="string" office:string-value="" table:formula="of:=IF([.T108]=&quot;&quot;;&quot;&quot;;[.Q108])" table:style-name="ce1"/>
          <table:table-cell office:value-type="string" office:string-value="" table:formula="of:=IF([.S108]=&quot;&quot;;&quot;&quot;;&quot;)&quot;)" table:style-name="ce1"/>
          <table:table-cell office:value-type="string" office:string-value="" table:formula="of:=IF([.AB10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8]=&quot;&quot;;&quot;&quot;;&quot;hazzy76@hotmail.com&quot;)" table:style-name="ce1"/>
          <table:table-cell office:value-type="string" office:string-value="" table:formula="of:=IF([.AA108]=&quot;&quot;;&quot;&quot;;[.Q108])" table:style-name="ce1"/>
          <table:table-cell office:value-type="string" office:string-value="" table:formula="of:=IF([.AA10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31" table:style-name="ce28">
            <text:p>2014630231</text:p>
          </table:table-cell>
          <table:table-cell office:value-type="string" table:number-columns-spanned="2" table:number-rows-spanned="1" table:style-name="ce50">
            <text:p>ALAN MAURICIO</text:p>
          </table:table-cell>
          <table:covered-table-cell/>
          <table:table-cell office:value-type="string" table:style-name="ce30">
            <text:p>HUERTA</text:p>
          </table:table-cell>
          <table:table-cell office:value-type="string" table:style-name="ce30">
            <text:p>CORT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09]=&quot;&quot;;&quot;&quot;;&quot;(&quot;)" table:style-name="ce1">
            <text:p>(</text:p>
          </table:table-cell>
          <table:table-cell office:value-type="float" office:value="2014630286" table:style-name="ce28">
            <text:p>2014630286</text:p>
          </table:table-cell>
          <table:table-cell office:value-type="string" table:style-name="ce48">
            <text:p>ALEXIS DAVID<text:s/></text:p>
          </table:table-cell>
          <table:table-cell office:value-type="string" table:style-name="ce30">
            <text:p>MARCOS</text:p>
          </table:table-cell>
          <table:table-cell office:value-type="string" table:style-name="ce30">
            <text:p>CRUZ</text:p>
          </table:table-cell>
          <table:table-cell office:value-type="string" office:string-value="hazzy76@hotmail.com" table:formula="of:=IF([.K109]=&quot;&quot;;&quot;&quot;;[.H109])" table:style-name="ce49">
            <text:p>hazzy76@hotmail.com</text:p>
          </table:table-cell>
          <table:table-cell office:value-type="string" office:string-value="2016-B027" table:formula="of:=IF([.L109]=&quot;&quot;;&quot;&quot;;[.I109])" table:style-name="ce46">
            <text:p>2016-B027</text:p>
          </table:table-cell>
          <table:table-cell office:value-type="string" office:string-value=")" table:formula="of:=IF([.Q109]=&quot;&quot;;&quot;&quot;;&quot;)&quot;)" table:style-name="ce4">
            <text:p>)</text:p>
          </table:table-cell>
          <table:table-cell office:value-type="string" office:string-value="" table:formula="of:=IF([.T109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09]=&quot;&quot;;&quot;&quot;;[.H109])" table:style-name="ce1"/>
          <table:table-cell office:value-type="string" office:string-value="" table:formula="of:=IF([.T109]=&quot;&quot;;&quot;&quot;;[.Q109])" table:style-name="ce1"/>
          <table:table-cell office:value-type="string" office:string-value="" table:formula="of:=IF([.S109]=&quot;&quot;;&quot;&quot;;&quot;)&quot;)" table:style-name="ce1"/>
          <table:table-cell office:value-type="string" office:string-value="" table:formula="of:=IF([.AB10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09]=&quot;&quot;;&quot;&quot;;&quot;hazzy76@hotmail.com&quot;)" table:style-name="ce1"/>
          <table:table-cell office:value-type="string" office:string-value="" table:formula="of:=IF([.AA109]=&quot;&quot;;&quot;&quot;;[.Q109])" table:style-name="ce1"/>
          <table:table-cell office:value-type="string" office:string-value="" table:formula="of:=IF([.AA10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18" table:style-name="ce28">
            <text:p>2014630218</text:p>
          </table:table-cell>
          <table:table-cell office:value-type="string" table:number-columns-spanned="2" table:number-rows-spanned="1" table:style-name="ce50">
            <text:p>JUANA MONSERRAT</text:p>
          </table:table-cell>
          <table:covered-table-cell/>
          <table:table-cell office:value-type="string" table:style-name="ce30">
            <text:p>HERNÁNDEZ</text:p>
          </table:table-cell>
          <table:table-cell office:value-type="string" table:style-name="ce30">
            <text:p>NAVARR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10]=&quot;&quot;;&quot;&quot;;&quot;(&quot;)" table:style-name="ce1">
            <text:p>(</text:p>
          </table:table-cell>
          <table:table-cell office:value-type="float" office:value="2013630582" table:style-name="ce28">
            <text:p>2013630582</text:p>
          </table:table-cell>
          <table:table-cell office:value-type="string" table:style-name="ce48">
            <text:p>ANTONIO<text:s text:c="2"/></text:p>
          </table:table-cell>
          <table:table-cell office:value-type="string" table:style-name="ce30">
            <text:p>RAMÍREZ</text:p>
          </table:table-cell>
          <table:table-cell office:value-type="string" table:style-name="ce30">
            <text:p>HERNÁNDEZ</text:p>
          </table:table-cell>
          <table:table-cell office:value-type="string" office:string-value="hazzy76@hotmail.com" table:formula="of:=IF([.K110]=&quot;&quot;;&quot;&quot;;[.H110])" table:style-name="ce49">
            <text:p>hazzy76@hotmail.com</text:p>
          </table:table-cell>
          <table:table-cell office:value-type="string" office:string-value="2016-B028" table:formula="of:=IF([.L110]=&quot;&quot;;&quot;&quot;;[.I110])" table:style-name="ce46">
            <text:p>2016-B028</text:p>
          </table:table-cell>
          <table:table-cell office:value-type="string" office:string-value=")" table:formula="of:=IF([.Q110]=&quot;&quot;;&quot;&quot;;&quot;)&quot;)" table:style-name="ce4">
            <text:p>)</text:p>
          </table:table-cell>
          <table:table-cell office:value-type="string" office:string-value="(" table:formula="of:=IF([.T110]=&quot;&quot;;&quot;&quot;;&quot;(&quot;)" table:style-name="ce4">
            <text:p>(</text:p>
          </table:table-cell>
          <table:table-cell office:value-type="float" office:value="2014630404" table:style-name="ce28">
            <text:p>2014630404</text:p>
          </table:table-cell>
          <table:table-cell office:value-type="string" table:style-name="ce5">
            <text:p>MARÍA FERNANDA</text:p>
          </table:table-cell>
          <table:table-cell office:value-type="string" table:style-name="ce30">
            <text:p>RAMOS</text:p>
          </table:table-cell>
          <table:table-cell office:value-type="string" table:style-name="ce1">
            <text:p>MADÍN</text:p>
          </table:table-cell>
          <table:table-cell office:value-type="string" office:string-value="hazzy76@hotmail.com" table:formula="of:=IF([.S110]=&quot;&quot;;&quot;&quot;;[.H110])" table:style-name="ce1">
            <text:p>hazzy76@hotmail.com</text:p>
          </table:table-cell>
          <table:table-cell office:value-type="string" office:string-value="2016-B028" table:formula="of:=IF([.T110]=&quot;&quot;;&quot;&quot;;[.Q110])" table:style-name="ce1">
            <text:p>2016-B028</text:p>
          </table:table-cell>
          <table:table-cell office:value-type="string" office:string-value=")" table:formula="of:=IF([.S110]=&quot;&quot;;&quot;&quot;;&quot;)&quot;)" table:style-name="ce1">
            <text:p>)</text:p>
          </table:table-cell>
          <table:table-cell office:value-type="string" office:string-value="" table:formula="of:=IF([.AB11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0]=&quot;&quot;;&quot;&quot;;&quot;hazzy76@hotmail.com&quot;)" table:style-name="ce1"/>
          <table:table-cell office:value-type="string" office:string-value="" table:formula="of:=IF([.AA110]=&quot;&quot;;&quot;&quot;;[.Q110])" table:style-name="ce1"/>
          <table:table-cell office:value-type="string" office:string-value="" table:formula="of:=IF([.AA11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97" table:style-name="ce28">
            <text:p>2014630197</text:p>
          </table:table-cell>
          <table:table-cell office:value-type="string" table:number-columns-spanned="2" table:number-rows-spanned="1" table:style-name="ce50">
            <text:p>LUIS ÁNGEL</text:p>
          </table:table-cell>
          <table:covered-table-cell/>
          <table:table-cell office:value-type="string" table:style-name="ce30">
            <text:p>GRANADOS</text:p>
          </table:table-cell>
          <table:table-cell office:value-type="string" table:style-name="ce30">
            <text:p>DÍA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2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11]=&quot;&quot;;&quot;&quot;;&quot;(&quot;)" table:style-name="ce1">
            <text:p>(</text:p>
          </table:table-cell>
          <table:table-cell office:value-type="float" office:value="2014630274" table:style-name="ce28">
            <text:p>2014630274</text:p>
          </table:table-cell>
          <table:table-cell office:value-type="string" table:style-name="ce48">
            <text:p>SANTIAGO MARIANO<text:s/></text:p>
          </table:table-cell>
          <table:table-cell office:value-type="string" table:style-name="ce30">
            <text:p>LÓPEZ</text:p>
          </table:table-cell>
          <table:table-cell office:value-type="string" table:style-name="ce30">
            <text:p>CHINA</text:p>
          </table:table-cell>
          <table:table-cell office:value-type="string" office:string-value="hazzy76@hotmail.com" table:formula="of:=IF([.K111]=&quot;&quot;;&quot;&quot;;[.H111])" table:style-name="ce49">
            <text:p>hazzy76@hotmail.com</text:p>
          </table:table-cell>
          <table:table-cell office:value-type="string" office:string-value="2016-B029" table:formula="of:=IF([.L111]=&quot;&quot;;&quot;&quot;;[.I111])" table:style-name="ce46">
            <text:p>2016-B029</text:p>
          </table:table-cell>
          <table:table-cell office:value-type="string" office:string-value=")" table:formula="of:=IF([.Q111]=&quot;&quot;;&quot;&quot;;&quot;)&quot;)" table:style-name="ce4">
            <text:p>)</text:p>
          </table:table-cell>
          <table:table-cell office:value-type="string" office:string-value="(" table:formula="of:=IF([.T111]=&quot;&quot;;&quot;&quot;;&quot;(&quot;)" table:style-name="ce4">
            <text:p>(</text:p>
          </table:table-cell>
          <table:table-cell office:value-type="float" office:value="2014630485" table:style-name="ce28">
            <text:p>2014630485</text:p>
          </table:table-cell>
          <table:table-cell office:value-type="string" table:style-name="ce5">
            <text:p>STEVEN<text:s/></text:p>
          </table:table-cell>
          <table:table-cell office:value-type="string" table:style-name="ce30">
            <text:p>SOTO</text:p>
          </table:table-cell>
          <table:table-cell office:value-type="string" table:style-name="ce1">
            <text:p>VÁZQUEZ</text:p>
          </table:table-cell>
          <table:table-cell office:value-type="string" office:string-value="hazzy76@hotmail.com" table:formula="of:=IF([.S111]=&quot;&quot;;&quot;&quot;;[.H111])" table:style-name="ce1">
            <text:p>hazzy76@hotmail.com</text:p>
          </table:table-cell>
          <table:table-cell office:value-type="string" office:string-value="2016-B029" table:formula="of:=IF([.T111]=&quot;&quot;;&quot;&quot;;[.Q111])" table:style-name="ce1">
            <text:p>2016-B029</text:p>
          </table:table-cell>
          <table:table-cell office:value-type="string" office:string-value=")" table:formula="of:=IF([.S111]=&quot;&quot;;&quot;&quot;;&quot;)&quot;)" table:style-name="ce1">
            <text:p>)</text:p>
          </table:table-cell>
          <table:table-cell office:value-type="string" office:string-value="" table:formula="of:=IF([.AB11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1]=&quot;&quot;;&quot;&quot;;&quot;hazzy76@hotmail.com&quot;)" table:style-name="ce1"/>
          <table:table-cell office:value-type="string" office:string-value="" table:formula="of:=IF([.AA111]=&quot;&quot;;&quot;&quot;;[.Q111])" table:style-name="ce1"/>
          <table:table-cell office:value-type="string" office:string-value="" table:formula="of:=IF([.AA11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88" table:style-name="ce28">
            <text:p>2014630088</text:p>
          </table:table-cell>
          <table:table-cell office:value-type="string" table:number-columns-spanned="2" table:number-rows-spanned="1" table:style-name="ce50">
            <text:p>JORGE ARMANDO</text:p>
          </table:table-cell>
          <table:covered-table-cell/>
          <table:table-cell office:value-type="string" table:style-name="ce30">
            <text:p>CAZARES</text:p>
          </table:table-cell>
          <table:table-cell office:value-type="string" table:style-name="ce30">
            <text:p>CURIEL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0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12]=&quot;&quot;;&quot;&quot;;&quot;(&quot;)" table:style-name="ce1">
            <text:p>(</text:p>
          </table:table-cell>
          <table:table-cell office:value-type="float" office:value="2014630123" table:style-name="ce28">
            <text:p>2014630123</text:p>
          </table:table-cell>
          <table:table-cell office:value-type="string" table:style-name="ce48">
            <text:p>JUAN GERARDO<text:s/></text:p>
          </table:table-cell>
          <table:table-cell office:value-type="string" table:style-name="ce30">
            <text:p>DIAZ</text:p>
          </table:table-cell>
          <table:table-cell office:value-type="string" table:style-name="ce30">
            <text:p>RODARTE</text:p>
          </table:table-cell>
          <table:table-cell office:value-type="string" office:string-value="hazzy76@hotmail.com" table:formula="of:=IF([.K112]=&quot;&quot;;&quot;&quot;;[.H112])" table:style-name="ce49">
            <text:p>hazzy76@hotmail.com</text:p>
          </table:table-cell>
          <table:table-cell office:value-type="string" office:string-value="2016-B030" table:formula="of:=IF([.L112]=&quot;&quot;;&quot;&quot;;[.I112])" table:style-name="ce46">
            <text:p>2016-B030</text:p>
          </table:table-cell>
          <table:table-cell office:value-type="string" office:string-value=")" table:formula="of:=IF([.Q112]=&quot;&quot;;&quot;&quot;;&quot;)&quot;)" table:style-name="ce4">
            <text:p>)</text:p>
          </table:table-cell>
          <table:table-cell office:value-type="string" office:string-value="(" table:formula="of:=IF([.T112]=&quot;&quot;;&quot;&quot;;&quot;(&quot;)" table:style-name="ce4">
            <text:p>(</text:p>
          </table:table-cell>
          <table:table-cell office:value-type="float" office:value="2014630384" table:style-name="ce28">
            <text:p>2014630384</text:p>
          </table:table-cell>
          <table:table-cell office:value-type="string" table:style-name="ce5">
            <text:p>JORGE ARMANDO</text:p>
          </table:table-cell>
          <table:table-cell office:value-type="string" table:style-name="ce30">
            <text:p>PORRAS</text:p>
          </table:table-cell>
          <table:table-cell office:value-type="string" table:style-name="ce1">
            <text:p>VELÁZQUEZ</text:p>
          </table:table-cell>
          <table:table-cell office:value-type="string" office:string-value="hazzy76@hotmail.com" table:formula="of:=IF([.S112]=&quot;&quot;;&quot;&quot;;[.H112])" table:style-name="ce1">
            <text:p>hazzy76@hotmail.com</text:p>
          </table:table-cell>
          <table:table-cell office:value-type="string" office:string-value="2016-B030" table:formula="of:=IF([.T112]=&quot;&quot;;&quot;&quot;;[.Q112])" table:style-name="ce1">
            <text:p>2016-B030</text:p>
          </table:table-cell>
          <table:table-cell office:value-type="string" office:string-value=")" table:formula="of:=IF([.S112]=&quot;&quot;;&quot;&quot;;&quot;)&quot;)" table:style-name="ce1">
            <text:p>)</text:p>
          </table:table-cell>
          <table:table-cell office:value-type="string" office:string-value="" table:formula="of:=IF([.AB11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2]=&quot;&quot;;&quot;&quot;;&quot;hazzy76@hotmail.com&quot;)" table:style-name="ce1"/>
          <table:table-cell office:value-type="string" office:string-value="" table:formula="of:=IF([.AA112]=&quot;&quot;;&quot;&quot;;[.Q112])" table:style-name="ce1"/>
          <table:table-cell office:value-type="string" office:string-value="" table:formula="of:=IF([.AA11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324" table:style-name="ce28">
            <text:p>2014630324</text:p>
          </table:table-cell>
          <table:table-cell office:value-type="string" table:number-columns-spanned="2" table:number-rows-spanned="1" table:style-name="ce50">
            <text:p>BRENDA</text:p>
          </table:table-cell>
          <table:covered-table-cell/>
          <table:table-cell office:value-type="string" table:style-name="ce30">
            <text:p>MIRANDA</text:p>
          </table:table-cell>
          <table:table-cell office:value-type="string" table:style-name="ce30">
            <text:p>VILCHI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13]=&quot;&quot;;&quot;&quot;;&quot;(&quot;)" table:style-name="ce1">
            <text:p>(</text:p>
          </table:table-cell>
          <table:table-cell office:value-type="float" office:value="2014630134" table:style-name="ce28">
            <text:p>2014630134</text:p>
          </table:table-cell>
          <table:table-cell office:value-type="string" table:style-name="ce48">
            <text:p>VICTORIA ALEJANDRA<text:s/></text:p>
          </table:table-cell>
          <table:table-cell office:value-type="string" table:style-name="ce30">
            <text:p>ESPINOSA</text:p>
          </table:table-cell>
          <table:table-cell office:value-type="string" table:style-name="ce30">
            <text:p>GONZÁLEZ</text:p>
          </table:table-cell>
          <table:table-cell office:value-type="string" office:string-value="hazzy76@hotmail.com" table:formula="of:=IF([.K113]=&quot;&quot;;&quot;&quot;;[.H113])" table:style-name="ce49">
            <text:p>hazzy76@hotmail.com</text:p>
          </table:table-cell>
          <table:table-cell office:value-type="string" office:string-value="2016-B031" table:formula="of:=IF([.L113]=&quot;&quot;;&quot;&quot;;[.I113])" table:style-name="ce46">
            <text:p>2016-B031</text:p>
          </table:table-cell>
          <table:table-cell office:value-type="string" office:string-value=")" table:formula="of:=IF([.Q113]=&quot;&quot;;&quot;&quot;;&quot;)&quot;)" table:style-name="ce4">
            <text:p>)</text:p>
          </table:table-cell>
          <table:table-cell office:value-type="string" office:string-value="" table:formula="of:=IF([.T113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13]=&quot;&quot;;&quot;&quot;;[.H113])" table:style-name="ce1"/>
          <table:table-cell office:value-type="string" office:string-value="" table:formula="of:=IF([.T113]=&quot;&quot;;&quot;&quot;;[.Q113])" table:style-name="ce1"/>
          <table:table-cell office:value-type="string" office:string-value="" table:formula="of:=IF([.S113]=&quot;&quot;;&quot;&quot;;&quot;)&quot;)" table:style-name="ce1"/>
          <table:table-cell office:value-type="string" office:string-value="" table:formula="of:=IF([.AB11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3]=&quot;&quot;;&quot;&quot;;&quot;hazzy76@hotmail.com&quot;)" table:style-name="ce1"/>
          <table:table-cell office:value-type="string" office:string-value="" table:formula="of:=IF([.AA113]=&quot;&quot;;&quot;&quot;;[.Q113])" table:style-name="ce1"/>
          <table:table-cell office:value-type="string" office:string-value="" table:formula="of:=IF([.AA11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378" table:style-name="ce28">
            <text:p>2014630378</text:p>
          </table:table-cell>
          <table:table-cell office:value-type="string" table:number-columns-spanned="2" table:number-rows-spanned="1" table:style-name="ce50">
            <text:p>DAVID</text:p>
          </table:table-cell>
          <table:covered-table-cell/>
          <table:table-cell office:value-type="string" table:style-name="ce30">
            <text:p>PÉREZ</text:p>
          </table:table-cell>
          <table:table-cell office:value-type="string" table:style-name="ce30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14]=&quot;&quot;;&quot;&quot;;&quot;(&quot;)" table:style-name="ce1">
            <text:p>(</text:p>
          </table:table-cell>
          <table:table-cell office:value-type="float" office:value="2014630505" table:style-name="ce28">
            <text:p>2014630505</text:p>
          </table:table-cell>
          <table:table-cell office:value-type="string" table:style-name="ce48">
            <text:p>GEOVANNI<text:s text:c="2"/></text:p>
          </table:table-cell>
          <table:table-cell office:value-type="string" table:style-name="ce30">
            <text:p>VALDIVIESO</text:p>
          </table:table-cell>
          <table:table-cell office:value-type="string" table:style-name="ce30">
            <text:p>SÁNCHEZ</text:p>
          </table:table-cell>
          <table:table-cell office:value-type="string" office:string-value="hazzy76@hotmail.com" table:formula="of:=IF([.K114]=&quot;&quot;;&quot;&quot;;[.H114])" table:style-name="ce49">
            <text:p>hazzy76@hotmail.com</text:p>
          </table:table-cell>
          <table:table-cell office:value-type="string" office:string-value="2016-B032" table:formula="of:=IF([.L114]=&quot;&quot;;&quot;&quot;;[.I114])" table:style-name="ce46">
            <text:p>2016-B032</text:p>
          </table:table-cell>
          <table:table-cell office:value-type="string" office:string-value=")" table:formula="of:=IF([.Q114]=&quot;&quot;;&quot;&quot;;&quot;)&quot;)" table:style-name="ce4">
            <text:p>)</text:p>
          </table:table-cell>
          <table:table-cell office:value-type="string" office:string-value="" table:formula="of:=IF([.T11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14]=&quot;&quot;;&quot;&quot;;[.H114])" table:style-name="ce1"/>
          <table:table-cell office:value-type="string" office:string-value="" table:formula="of:=IF([.T114]=&quot;&quot;;&quot;&quot;;[.Q114])" table:style-name="ce1"/>
          <table:table-cell office:value-type="string" office:string-value="" table:formula="of:=IF([.S114]=&quot;&quot;;&quot;&quot;;&quot;)&quot;)" table:style-name="ce1"/>
          <table:table-cell office:value-type="string" office:string-value="" table:formula="of:=IF([.AB11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4]=&quot;&quot;;&quot;&quot;;&quot;hazzy76@hotmail.com&quot;)" table:style-name="ce1"/>
          <table:table-cell office:value-type="string" office:string-value="" table:formula="of:=IF([.AA114]=&quot;&quot;;&quot;&quot;;[.Q114])" table:style-name="ce1"/>
          <table:table-cell office:value-type="string" office:string-value="" table:formula="of:=IF([.AA11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94" table:style-name="ce28">
            <text:p>2014630294</text:p>
          </table:table-cell>
          <table:table-cell office:value-type="string" table:number-columns-spanned="2" table:number-rows-spanned="1" table:style-name="ce50">
            <text:p>ADRIANA LETICIA</text:p>
          </table:table-cell>
          <table:covered-table-cell/>
          <table:table-cell office:value-type="string" table:style-name="ce30">
            <text:p>MARTINEZ</text:p>
          </table:table-cell>
          <table:table-cell office:value-type="string" table:style-name="ce30">
            <text:p>ESTRAD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3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15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15]=&quot;&quot;;&quot;&quot;;[.H115])" table:style-name="ce49"/>
          <table:table-cell office:value-type="string" office:string-value="" table:formula="of:=IF([.L115]=&quot;&quot;;&quot;&quot;;[.I115])" table:style-name="ce46"/>
          <table:table-cell office:value-type="string" office:string-value="" table:formula="of:=IF([.Q115]=&quot;&quot;;&quot;&quot;;&quot;)&quot;)" table:style-name="ce4"/>
          <table:table-cell office:value-type="string" office:string-value="" table:formula="of:=IF([.T11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15]=&quot;&quot;;&quot;&quot;;[.H115])" table:style-name="ce1"/>
          <table:table-cell office:value-type="string" office:string-value="" table:formula="of:=IF([.T115]=&quot;&quot;;&quot;&quot;;[.Q115])" table:style-name="ce1"/>
          <table:table-cell office:value-type="string" office:string-value="" table:formula="of:=IF([.S115]=&quot;&quot;;&quot;&quot;;&quot;)&quot;)" table:style-name="ce1"/>
          <table:table-cell office:value-type="string" office:string-value="" table:formula="of:=IF([.AB11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5]=&quot;&quot;;&quot;&quot;;&quot;hazzy76@hotmail.com&quot;)" table:style-name="ce1"/>
          <table:table-cell office:value-type="string" office:string-value="" table:formula="of:=IF([.AA115]=&quot;&quot;;&quot;&quot;;[.Q115])" table:style-name="ce1"/>
          <table:table-cell office:value-type="string" office:string-value="" table:formula="of:=IF([.AA11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03" table:style-name="ce28">
            <text:p>2014630003</text:p>
          </table:table-cell>
          <table:table-cell office:value-type="string" table:number-columns-spanned="2" table:number-rows-spanned="1" table:style-name="ce50">
            <text:p>LUIS NEZIJ</text:p>
          </table:table-cell>
          <table:covered-table-cell/>
          <table:table-cell office:value-type="string" table:style-name="ce30">
            <text:p>AGUILAR</text:p>
          </table:table-cell>
          <table:table-cell office:value-type="string" table:style-name="ce30">
            <text:p>ISLA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4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16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16]=&quot;&quot;;&quot;&quot;;[.H116])" table:style-name="ce49"/>
          <table:table-cell office:value-type="string" office:string-value="" table:formula="of:=IF([.L116]=&quot;&quot;;&quot;&quot;;[.I116])" table:style-name="ce46"/>
          <table:table-cell office:value-type="string" office:string-value="" table:formula="of:=IF([.Q116]=&quot;&quot;;&quot;&quot;;&quot;)&quot;)" table:style-name="ce4"/>
          <table:table-cell office:value-type="string" office:string-value="" table:formula="of:=IF([.T116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16]=&quot;&quot;;&quot;&quot;;[.H116])" table:style-name="ce1"/>
          <table:table-cell office:value-type="string" office:string-value="" table:formula="of:=IF([.T116]=&quot;&quot;;&quot;&quot;;[.Q116])" table:style-name="ce1"/>
          <table:table-cell office:value-type="string" office:string-value="" table:formula="of:=IF([.S116]=&quot;&quot;;&quot;&quot;;&quot;)&quot;)" table:style-name="ce1"/>
          <table:table-cell office:value-type="string" office:string-value="" table:formula="of:=IF([.AB11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6]=&quot;&quot;;&quot;&quot;;&quot;hazzy76@hotmail.com&quot;)" table:style-name="ce1"/>
          <table:table-cell office:value-type="string" office:string-value="" table:formula="of:=IF([.AA116]=&quot;&quot;;&quot;&quot;;[.Q116])" table:style-name="ce1"/>
          <table:table-cell office:value-type="string" office:string-value="" table:formula="of:=IF([.AA11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23" table:style-name="ce28">
            <text:p>2014630023</text:p>
          </table:table-cell>
          <table:table-cell office:value-type="string" table:number-columns-spanned="2" table:number-rows-spanned="1" table:style-name="ce50">
            <text:p>ETHIAN GABRIEL IRVING</text:p>
          </table:table-cell>
          <table:covered-table-cell/>
          <table:table-cell office:value-type="string" table:style-name="ce30">
            <text:p>ÁNGELES</text:p>
          </table:table-cell>
          <table:table-cell office:value-type="string" table:style-name="ce30">
            <text:p>DE LA CRU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17]=&quot;&quot;;&quot;&quot;;&quot;(&quot;)" table:style-name="ce1">
            <text:p>(</text:p>
          </table:table-cell>
          <table:table-cell office:value-type="float" office:value="2014630290" table:style-name="ce28">
            <text:p>2014630290</text:p>
          </table:table-cell>
          <table:table-cell office:value-type="string" table:style-name="ce48">
            <text:p>ESTEBAN DARIO<text:s/></text:p>
          </table:table-cell>
          <table:table-cell office:value-type="string" table:style-name="ce30">
            <text:p>MARROQUÍN</text:p>
          </table:table-cell>
          <table:table-cell office:value-type="string" table:style-name="ce30">
            <text:p>TETLALMATZI</text:p>
          </table:table-cell>
          <table:table-cell office:value-type="string" office:string-value="hazzy76@hotmail.com" table:formula="of:=IF([.K117]=&quot;&quot;;&quot;&quot;;[.H117])" table:style-name="ce49">
            <text:p>hazzy76@hotmail.com</text:p>
          </table:table-cell>
          <table:table-cell office:value-type="string" office:string-value="2016-B035" table:formula="of:=IF([.L117]=&quot;&quot;;&quot;&quot;;[.I117])" table:style-name="ce46">
            <text:p>2016-B035</text:p>
          </table:table-cell>
          <table:table-cell office:value-type="string" office:string-value=")" table:formula="of:=IF([.Q117]=&quot;&quot;;&quot;&quot;;&quot;)&quot;)" table:style-name="ce4">
            <text:p>)</text:p>
          </table:table-cell>
          <table:table-cell office:value-type="string" office:string-value="" table:formula="of:=IF([.T11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17]=&quot;&quot;;&quot;&quot;;[.H117])" table:style-name="ce1"/>
          <table:table-cell office:value-type="string" office:string-value="" table:formula="of:=IF([.T117]=&quot;&quot;;&quot;&quot;;[.Q117])" table:style-name="ce1"/>
          <table:table-cell office:value-type="string" office:string-value="" table:formula="of:=IF([.S117]=&quot;&quot;;&quot;&quot;;&quot;)&quot;)" table:style-name="ce1"/>
          <table:table-cell office:value-type="string" office:string-value="" table:formula="of:=IF([.AB11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7]=&quot;&quot;;&quot;&quot;;&quot;hazzy76@hotmail.com&quot;)" table:style-name="ce1"/>
          <table:table-cell office:value-type="string" office:string-value="" table:formula="of:=IF([.AA117]=&quot;&quot;;&quot;&quot;;[.Q117])" table:style-name="ce1"/>
          <table:table-cell office:value-type="string" office:string-value="" table:formula="of:=IF([.AA11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546" table:style-name="ce28">
            <text:p>2014630546</text:p>
          </table:table-cell>
          <table:table-cell office:value-type="string" table:number-columns-spanned="2" table:number-rows-spanned="1" table:style-name="ce50">
            <text:p>SEBASTIÁN</text:p>
          </table:table-cell>
          <table:covered-table-cell/>
          <table:table-cell office:value-type="string" table:style-name="ce30">
            <text:p>CASILLAS</text:p>
          </table:table-cell>
          <table:table-cell office:value-type="string" table:style-name="ce30">
            <text:p>PÉ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18]=&quot;&quot;;&quot;&quot;;&quot;(&quot;)" table:style-name="ce1">
            <text:p>(</text:p>
          </table:table-cell>
          <table:table-cell office:value-type="float" office:value="2014630239" table:style-name="ce28">
            <text:p>2014630239</text:p>
          </table:table-cell>
          <table:table-cell office:value-type="string" table:style-name="ce48">
            <text:p>EDSON<text:s text:c="2"/></text:p>
          </table:table-cell>
          <table:table-cell office:value-type="string" table:style-name="ce30">
            <text:p>JIMÉNEZ</text:p>
          </table:table-cell>
          <table:table-cell office:value-type="string" table:style-name="ce30">
            <text:p>GUZMÁN</text:p>
          </table:table-cell>
          <table:table-cell office:value-type="string" office:string-value="hazzy76@hotmail.com" table:formula="of:=IF([.K118]=&quot;&quot;;&quot;&quot;;[.H118])" table:style-name="ce49">
            <text:p>hazzy76@hotmail.com</text:p>
          </table:table-cell>
          <table:table-cell office:value-type="string" office:string-value="2016-B036" table:formula="of:=IF([.L118]=&quot;&quot;;&quot;&quot;;[.I118])" table:style-name="ce46">
            <text:p>2016-B036</text:p>
          </table:table-cell>
          <table:table-cell office:value-type="string" office:string-value=")" table:formula="of:=IF([.Q118]=&quot;&quot;;&quot;&quot;;&quot;)&quot;)" table:style-name="ce4">
            <text:p>)</text:p>
          </table:table-cell>
          <table:table-cell office:value-type="string" office:string-value="(" table:formula="of:=IF([.T118]=&quot;&quot;;&quot;&quot;;&quot;(&quot;)" table:style-name="ce4">
            <text:p>(</text:p>
          </table:table-cell>
          <table:table-cell office:value-type="float" office:value="2014630578" table:style-name="ce28">
            <text:p>2014630578</text:p>
          </table:table-cell>
          <table:table-cell office:value-type="string" table:style-name="ce5">
            <text:p>ALFREDO<text:s/></text:p>
          </table:table-cell>
          <table:table-cell office:value-type="string" table:style-name="ce30">
            <text:p>MONTIEL</text:p>
          </table:table-cell>
          <table:table-cell office:value-type="string" table:style-name="ce1">
            <text:p>SÁNCHEZ</text:p>
          </table:table-cell>
          <table:table-cell office:value-type="string" office:string-value="hazzy76@hotmail.com" table:formula="of:=IF([.S118]=&quot;&quot;;&quot;&quot;;[.H118])" table:style-name="ce1">
            <text:p>hazzy76@hotmail.com</text:p>
          </table:table-cell>
          <table:table-cell office:value-type="string" office:string-value="2016-B036" table:formula="of:=IF([.T118]=&quot;&quot;;&quot;&quot;;[.Q118])" table:style-name="ce1">
            <text:p>2016-B036</text:p>
          </table:table-cell>
          <table:table-cell office:value-type="string" office:string-value=")" table:formula="of:=IF([.S118]=&quot;&quot;;&quot;&quot;;&quot;)&quot;)" table:style-name="ce1">
            <text:p>)</text:p>
          </table:table-cell>
          <table:table-cell office:value-type="string" office:string-value="" table:formula="of:=IF([.AB11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8]=&quot;&quot;;&quot;&quot;;&quot;hazzy76@hotmail.com&quot;)" table:style-name="ce1"/>
          <table:table-cell office:value-type="string" office:string-value="" table:formula="of:=IF([.AA118]=&quot;&quot;;&quot;&quot;;[.Q118])" table:style-name="ce1"/>
          <table:table-cell office:value-type="string" office:string-value="" table:formula="of:=IF([.AA11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09" table:style-name="ce28">
            <text:p>2013630109</text:p>
          </table:table-cell>
          <table:table-cell office:value-type="string" table:number-columns-spanned="2" table:number-rows-spanned="1" table:style-name="ce50">
            <text:p>GABRIELA</text:p>
          </table:table-cell>
          <table:covered-table-cell/>
          <table:table-cell office:value-type="string" table:style-name="ce30">
            <text:p>ANDRADE</text:p>
          </table:table-cell>
          <table:table-cell office:value-type="string" table:style-name="ce30">
            <text:p>SOL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19]=&quot;&quot;;&quot;&quot;;&quot;(&quot;)" table:style-name="ce1">
            <text:p>(</text:p>
          </table:table-cell>
          <table:table-cell office:value-type="float" office:value="2013630007" table:style-name="ce28">
            <text:p>2013630007</text:p>
          </table:table-cell>
          <table:table-cell office:value-type="string" table:style-name="ce48">
            <text:p>ALDO<text:s text:c="2"/></text:p>
          </table:table-cell>
          <table:table-cell office:value-type="string" table:style-name="ce30">
            <text:p>MORENO</text:p>
          </table:table-cell>
          <table:table-cell office:value-type="string" table:style-name="ce30">
            <text:p>TINOCO</text:p>
          </table:table-cell>
          <table:table-cell office:value-type="string" office:string-value="hazzy76@hotmail.com" table:formula="of:=IF([.K119]=&quot;&quot;;&quot;&quot;;[.H119])" table:style-name="ce49">
            <text:p>hazzy76@hotmail.com</text:p>
          </table:table-cell>
          <table:table-cell office:value-type="string" office:string-value="2016-B037" table:formula="of:=IF([.L119]=&quot;&quot;;&quot;&quot;;[.I119])" table:style-name="ce46">
            <text:p>2016-B037</text:p>
          </table:table-cell>
          <table:table-cell office:value-type="string" office:string-value=")" table:formula="of:=IF([.Q119]=&quot;&quot;;&quot;&quot;;&quot;)&quot;)" table:style-name="ce4">
            <text:p>)</text:p>
          </table:table-cell>
          <table:table-cell office:value-type="string" office:string-value="(" table:formula="of:=IF([.T119]=&quot;&quot;;&quot;&quot;;&quot;(&quot;)" table:style-name="ce4">
            <text:p>(</text:p>
          </table:table-cell>
          <table:table-cell office:value-type="float" office:value="2013630357" table:style-name="ce28">
            <text:p>2013630357</text:p>
          </table:table-cell>
          <table:table-cell office:value-type="string" table:style-name="ce5">
            <text:p>ANA RUBÍ</text:p>
          </table:table-cell>
          <table:table-cell office:value-type="string" table:style-name="ce30">
            <text:p>RAMÍREZ</text:p>
          </table:table-cell>
          <table:table-cell office:value-type="string" table:style-name="ce1">
            <text:p>GARCÍA</text:p>
          </table:table-cell>
          <table:table-cell office:value-type="string" office:string-value="hazzy76@hotmail.com" table:formula="of:=IF([.S119]=&quot;&quot;;&quot;&quot;;[.H119])" table:style-name="ce1">
            <text:p>hazzy76@hotmail.com</text:p>
          </table:table-cell>
          <table:table-cell office:value-type="string" office:string-value="2016-B037" table:formula="of:=IF([.T119]=&quot;&quot;;&quot;&quot;;[.Q119])" table:style-name="ce1">
            <text:p>2016-B037</text:p>
          </table:table-cell>
          <table:table-cell office:value-type="string" office:string-value=")" table:formula="of:=IF([.S119]=&quot;&quot;;&quot;&quot;;&quot;)&quot;)" table:style-name="ce1">
            <text:p>)</text:p>
          </table:table-cell>
          <table:table-cell office:value-type="string" office:string-value="" table:formula="of:=IF([.AB11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19]=&quot;&quot;;&quot;&quot;;&quot;hazzy76@hotmail.com&quot;)" table:style-name="ce1"/>
          <table:table-cell office:value-type="string" office:string-value="" table:formula="of:=IF([.AA119]=&quot;&quot;;&quot;&quot;;[.Q119])" table:style-name="ce1"/>
          <table:table-cell office:value-type="string" office:string-value="" table:formula="of:=IF([.AA11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65" table:style-name="ce28">
            <text:p>2014630065</text:p>
          </table:table-cell>
          <table:table-cell office:value-type="string" table:number-columns-spanned="2" table:number-rows-spanned="2" table:style-name="ce50">
            <text:p>ROBERTO JESÚS ISMAEL</text:p>
          </table:table-cell>
          <table:covered-table-cell/>
          <table:table-cell office:value-type="string" table:style-name="ce30">
            <text:p>CADENA</text:p>
          </table:table-cell>
          <table:table-cell office:value-type="string" table:style-name="ce30">
            <text:p>SÁNCH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8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20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20]=&quot;&quot;;&quot;&quot;;[.H120])" table:style-name="ce49"/>
          <table:table-cell office:value-type="string" office:string-value="" table:formula="of:=IF([.L120]=&quot;&quot;;&quot;&quot;;[.I120])" table:style-name="ce46"/>
          <table:table-cell office:value-type="string" office:string-value="" table:formula="of:=IF([.Q120]=&quot;&quot;;&quot;&quot;;&quot;)&quot;)" table:style-name="ce4"/>
          <table:table-cell office:value-type="string" office:string-value="" table:formula="of:=IF([.T12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20]=&quot;&quot;;&quot;&quot;;[.H120])" table:style-name="ce1"/>
          <table:table-cell office:value-type="string" office:string-value="" table:formula="of:=IF([.T120]=&quot;&quot;;&quot;&quot;;[.Q120])" table:style-name="ce1"/>
          <table:table-cell office:value-type="string" office:string-value="" table:formula="of:=IF([.S120]=&quot;&quot;;&quot;&quot;;&quot;)&quot;)" table:style-name="ce1"/>
          <table:table-cell office:value-type="string" office:string-value="" table:formula="of:=IF([.AB12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0]=&quot;&quot;;&quot;&quot;;&quot;hazzy76@hotmail.com&quot;)" table:style-name="ce1"/>
          <table:table-cell office:value-type="string" office:string-value="" table:formula="of:=IF([.AA120]=&quot;&quot;;&quot;&quot;;[.Q120])" table:style-name="ce1"/>
          <table:table-cell office:value-type="string" office:string-value="" table:formula="of:=IF([.AA12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59" table:style-name="ce28">
            <text:p>2012630159</text:p>
          </table:table-cell>
          <table:covered-table-cell/>
          <table:covered-table-cell/>
          <table:table-cell office:value-type="string" table:style-name="ce30">
            <text:p>GARCÍA</text:p>
          </table:table-cell>
          <table:table-cell office:value-type="string" table:style-name="ce30">
            <text:p>MONSALV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39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21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21]=&quot;&quot;;&quot;&quot;;[.H121])" table:style-name="ce49"/>
          <table:table-cell office:value-type="string" office:string-value="" table:formula="of:=IF([.L121]=&quot;&quot;;&quot;&quot;;[.I121])" table:style-name="ce46"/>
          <table:table-cell office:value-type="string" office:string-value="" table:formula="of:=IF([.Q121]=&quot;&quot;;&quot;&quot;;&quot;)&quot;)" table:style-name="ce4"/>
          <table:table-cell office:value-type="string" office:string-value="" table:formula="of:=IF([.T121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21]=&quot;&quot;;&quot;&quot;;[.H121])" table:style-name="ce1"/>
          <table:table-cell office:value-type="string" office:string-value="" table:formula="of:=IF([.T121]=&quot;&quot;;&quot;&quot;;[.Q121])" table:style-name="ce1"/>
          <table:table-cell office:value-type="string" office:string-value="" table:formula="of:=IF([.S121]=&quot;&quot;;&quot;&quot;;&quot;)&quot;)" table:style-name="ce1"/>
          <table:table-cell office:value-type="string" office:string-value="" table:formula="of:=IF([.AB12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1]=&quot;&quot;;&quot;&quot;;&quot;hazzy76@hotmail.com&quot;)" table:style-name="ce1"/>
          <table:table-cell office:value-type="string" office:string-value="" table:formula="of:=IF([.AA121]=&quot;&quot;;&quot;&quot;;[.Q121])" table:style-name="ce1"/>
          <table:table-cell office:value-type="string" office:string-value="" table:formula="of:=IF([.AA12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94" table:style-name="ce28">
            <text:p>2014630194</text:p>
          </table:table-cell>
          <table:table-cell office:value-type="string" table:number-columns-spanned="2" table:number-rows-spanned="1" table:style-name="ce50">
            <text:p>EDWIN</text:p>
          </table:table-cell>
          <table:covered-table-cell/>
          <table:table-cell office:value-type="string" table:style-name="ce30">
            <text:p>GONZÁLEZ</text:p>
          </table:table-cell>
          <table:table-cell office:value-type="string" table:style-name="ce30">
            <text:p>ORT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40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22]=&quot;&quot;;&quot;&quot;;&quot;(&quot;)" table:style-name="ce1">
            <text:p>(</text:p>
          </table:table-cell>
          <table:table-cell office:value-type="float" office:value="2014630317" table:style-name="ce28">
            <text:p>2014630317</text:p>
          </table:table-cell>
          <table:table-cell office:value-type="string" table:style-name="ce48">
            <text:p>JUAN<text:s text:c="2"/></text:p>
          </table:table-cell>
          <table:table-cell office:value-type="string" table:style-name="ce30">
            <text:p>MEXICA</text:p>
          </table:table-cell>
          <table:table-cell office:value-type="string" table:style-name="ce30">
            <text:p>CONTRERAS</text:p>
          </table:table-cell>
          <table:table-cell office:value-type="string" office:string-value="hazzy76@hotmail.com" table:formula="of:=IF([.K122]=&quot;&quot;;&quot;&quot;;[.H122])" table:style-name="ce49">
            <text:p>hazzy76@hotmail.com</text:p>
          </table:table-cell>
          <table:table-cell office:value-type="string" office:string-value="2016-B040" table:formula="of:=IF([.L122]=&quot;&quot;;&quot;&quot;;[.I122])" table:style-name="ce46">
            <text:p>2016-B040</text:p>
          </table:table-cell>
          <table:table-cell office:value-type="string" office:string-value=")" table:formula="of:=IF([.Q122]=&quot;&quot;;&quot;&quot;;&quot;)&quot;)" table:style-name="ce4">
            <text:p>)</text:p>
          </table:table-cell>
          <table:table-cell office:value-type="string" office:string-value="" table:formula="of:=IF([.T122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22]=&quot;&quot;;&quot;&quot;;[.H122])" table:style-name="ce1"/>
          <table:table-cell office:value-type="string" office:string-value="" table:formula="of:=IF([.T122]=&quot;&quot;;&quot;&quot;;[.Q122])" table:style-name="ce1"/>
          <table:table-cell office:value-type="string" office:string-value="" table:formula="of:=IF([.S122]=&quot;&quot;;&quot;&quot;;&quot;)&quot;)" table:style-name="ce1"/>
          <table:table-cell office:value-type="string" office:string-value="" table:formula="of:=IF([.AB12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2]=&quot;&quot;;&quot;&quot;;&quot;hazzy76@hotmail.com&quot;)" table:style-name="ce1"/>
          <table:table-cell office:value-type="string" office:string-value="" table:formula="of:=IF([.AA122]=&quot;&quot;;&quot;&quot;;[.Q122])" table:style-name="ce1"/>
          <table:table-cell office:value-type="string" office:string-value="" table:formula="of:=IF([.AA12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340" table:style-name="ce28">
            <text:p>2013630340</text:p>
          </table:table-cell>
          <table:table-cell office:value-type="string" table:number-columns-spanned="2" table:number-rows-spanned="1" table:style-name="ce50">
            <text:p>ROBERTO CARLOS</text:p>
          </table:table-cell>
          <table:covered-table-cell/>
          <table:table-cell office:value-type="string" table:style-name="ce30">
            <text:p>PEREZ</text:p>
          </table:table-cell>
          <table:table-cell office:value-type="string" table:style-name="ce30">
            <text:p>ESCAMILL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4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23]=&quot;&quot;;&quot;&quot;;&quot;(&quot;)" table:style-name="ce1">
            <text:p>(</text:p>
          </table:table-cell>
          <table:table-cell office:value-type="float" office:value="2013630351" table:style-name="ce28">
            <text:p>2013630351</text:p>
          </table:table-cell>
          <table:table-cell office:value-type="string" table:style-name="ce48">
            <text:p>LUIS ANTONIO<text:s/></text:p>
          </table:table-cell>
          <table:table-cell office:value-type="string" table:style-name="ce30">
            <text:p>QUINTERO</text:p>
          </table:table-cell>
          <table:table-cell office:value-type="string" table:style-name="ce30">
            <text:p>INFANTE</text:p>
          </table:table-cell>
          <table:table-cell office:value-type="string" office:string-value="hazzy76@hotmail.com" table:formula="of:=IF([.K123]=&quot;&quot;;&quot;&quot;;[.H123])" table:style-name="ce49">
            <text:p>hazzy76@hotmail.com</text:p>
          </table:table-cell>
          <table:table-cell office:value-type="string" office:string-value="2016-B042" table:formula="of:=IF([.L123]=&quot;&quot;;&quot;&quot;;[.I123])" table:style-name="ce46">
            <text:p>2016-B042</text:p>
          </table:table-cell>
          <table:table-cell office:value-type="string" office:string-value=")" table:formula="of:=IF([.Q123]=&quot;&quot;;&quot;&quot;;&quot;)&quot;)" table:style-name="ce4">
            <text:p>)</text:p>
          </table:table-cell>
          <table:table-cell office:value-type="string" office:string-value="" table:formula="of:=IF([.T123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23]=&quot;&quot;;&quot;&quot;;[.H123])" table:style-name="ce1"/>
          <table:table-cell office:value-type="string" office:string-value="" table:formula="of:=IF([.T123]=&quot;&quot;;&quot;&quot;;[.Q123])" table:style-name="ce1"/>
          <table:table-cell office:value-type="string" office:string-value="" table:formula="of:=IF([.S123]=&quot;&quot;;&quot;&quot;;&quot;)&quot;)" table:style-name="ce1"/>
          <table:table-cell office:value-type="string" office:string-value="" table:formula="of:=IF([.AB12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3]=&quot;&quot;;&quot;&quot;;&quot;hazzy76@hotmail.com&quot;)" table:style-name="ce1"/>
          <table:table-cell office:value-type="string" office:string-value="" table:formula="of:=IF([.AA123]=&quot;&quot;;&quot;&quot;;[.Q123])" table:style-name="ce1"/>
          <table:table-cell office:value-type="string" office:string-value="" table:formula="of:=IF([.AA12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38" table:style-name="ce28">
            <text:p>2014630038</text:p>
          </table:table-cell>
          <table:table-cell office:value-type="string" table:number-columns-spanned="2" table:number-rows-spanned="1" table:style-name="ce50">
            <text:p>NARDA AIXEL</text:p>
          </table:table-cell>
          <table:covered-table-cell/>
          <table:table-cell office:value-type="string" table:style-name="ce30">
            <text:p>BALLESTERO</text:p>
          </table:table-cell>
          <table:table-cell office:value-type="string" table:style-name="ce30">
            <text:p>REY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4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24]=&quot;&quot;;&quot;&quot;;&quot;(&quot;)" table:style-name="ce1">
            <text:p>(</text:p>
          </table:table-cell>
          <table:table-cell office:value-type="float" office:value="2014630209" table:style-name="ce28">
            <text:p>2014630209</text:p>
          </table:table-cell>
          <table:table-cell office:value-type="string" table:style-name="ce48">
            <text:p>FRANCISCO JAVIER<text:s/></text:p>
          </table:table-cell>
          <table:table-cell office:value-type="string" table:style-name="ce30">
            <text:p>HERNÁNDEZ</text:p>
          </table:table-cell>
          <table:table-cell office:value-type="string" table:style-name="ce30">
            <text:p>CERVANTES</text:p>
          </table:table-cell>
          <table:table-cell office:value-type="string" office:string-value="hazzy76@hotmail.com" table:formula="of:=IF([.K124]=&quot;&quot;;&quot;&quot;;[.H124])" table:style-name="ce49">
            <text:p>hazzy76@hotmail.com</text:p>
          </table:table-cell>
          <table:table-cell office:value-type="string" office:string-value="2016-B043" table:formula="of:=IF([.L124]=&quot;&quot;;&quot;&quot;;[.I124])" table:style-name="ce46">
            <text:p>2016-B043</text:p>
          </table:table-cell>
          <table:table-cell office:value-type="string" office:string-value=")" table:formula="of:=IF([.Q124]=&quot;&quot;;&quot;&quot;;&quot;)&quot;)" table:style-name="ce4">
            <text:p>)</text:p>
          </table:table-cell>
          <table:table-cell office:value-type="string" office:string-value="" table:formula="of:=IF([.T12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24]=&quot;&quot;;&quot;&quot;;[.H124])" table:style-name="ce1"/>
          <table:table-cell office:value-type="string" office:string-value="" table:formula="of:=IF([.T124]=&quot;&quot;;&quot;&quot;;[.Q124])" table:style-name="ce1"/>
          <table:table-cell office:value-type="string" office:string-value="" table:formula="of:=IF([.S124]=&quot;&quot;;&quot;&quot;;&quot;)&quot;)" table:style-name="ce1"/>
          <table:table-cell office:value-type="string" office:string-value="" table:formula="of:=IF([.AB12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4]=&quot;&quot;;&quot;&quot;;&quot;hazzy76@hotmail.com&quot;)" table:style-name="ce1"/>
          <table:table-cell office:value-type="string" office:string-value="" table:formula="of:=IF([.AA124]=&quot;&quot;;&quot;&quot;;[.Q124])" table:style-name="ce1"/>
          <table:table-cell office:value-type="string" office:string-value="" table:formula="of:=IF([.AA12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47" table:style-name="ce28">
            <text:p>2014630247</text:p>
          </table:table-cell>
          <table:table-cell office:value-type="string" table:number-columns-spanned="2" table:number-rows-spanned="1" table:style-name="ce50">
            <text:p>SERGIO EDUARDO</text:p>
          </table:table-cell>
          <table:covered-table-cell/>
          <table:table-cell office:value-type="string" table:style-name="ce30">
            <text:p>JUAREZ</text:p>
          </table:table-cell>
          <table:table-cell office:value-type="string" table:style-name="ce30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4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25]=&quot;&quot;;&quot;&quot;;&quot;(&quot;)" table:style-name="ce1">
            <text:p>(</text:p>
          </table:table-cell>
          <table:table-cell office:value-type="float" office:value="2014630283" table:style-name="ce28">
            <text:p>2014630283</text:p>
          </table:table-cell>
          <table:table-cell office:value-type="string" table:style-name="ce48">
            <text:p>CÉSAR IVÁN<text:s/></text:p>
          </table:table-cell>
          <table:table-cell office:value-type="string" table:style-name="ce30">
            <text:p>MANZANO</text:p>
          </table:table-cell>
          <table:table-cell office:value-type="string" table:style-name="ce30">
            <text:p>MENDOZA</text:p>
          </table:table-cell>
          <table:table-cell office:value-type="string" office:string-value="hazzy76@hotmail.com" table:formula="of:=IF([.K125]=&quot;&quot;;&quot;&quot;;[.H125])" table:style-name="ce49">
            <text:p>hazzy76@hotmail.com</text:p>
          </table:table-cell>
          <table:table-cell office:value-type="string" office:string-value="2016-B044" table:formula="of:=IF([.L125]=&quot;&quot;;&quot;&quot;;[.I125])" table:style-name="ce46">
            <text:p>2016-B044</text:p>
          </table:table-cell>
          <table:table-cell office:value-type="string" office:string-value=")" table:formula="of:=IF([.Q125]=&quot;&quot;;&quot;&quot;;&quot;)&quot;)" table:style-name="ce4">
            <text:p>)</text:p>
          </table:table-cell>
          <table:table-cell office:value-type="string" office:string-value="" table:formula="of:=IF([.T12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25]=&quot;&quot;;&quot;&quot;;[.H125])" table:style-name="ce1"/>
          <table:table-cell office:value-type="string" office:string-value="" table:formula="of:=IF([.T125]=&quot;&quot;;&quot;&quot;;[.Q125])" table:style-name="ce1"/>
          <table:table-cell office:value-type="string" office:string-value="" table:formula="of:=IF([.S125]=&quot;&quot;;&quot;&quot;;&quot;)&quot;)" table:style-name="ce1"/>
          <table:table-cell office:value-type="string" office:string-value="" table:formula="of:=IF([.AB12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5]=&quot;&quot;;&quot;&quot;;&quot;hazzy76@hotmail.com&quot;)" table:style-name="ce1"/>
          <table:table-cell office:value-type="string" office:string-value="" table:formula="of:=IF([.AA125]=&quot;&quot;;&quot;&quot;;[.Q125])" table:style-name="ce1"/>
          <table:table-cell office:value-type="string" office:string-value="" table:formula="of:=IF([.AA12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07" table:style-name="ce28">
            <text:p>2014630007</text:p>
          </table:table-cell>
          <table:table-cell office:value-type="string" table:number-columns-spanned="2" table:number-rows-spanned="1" table:style-name="ce50">
            <text:p>EDER JONATHAN</text:p>
          </table:table-cell>
          <table:covered-table-cell/>
          <table:table-cell office:value-type="string" table:style-name="ce30">
            <text:p>AGUIRRE</text:p>
          </table:table-cell>
          <table:table-cell office:value-type="string" table:style-name="ce30">
            <text:p>C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4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26]=&quot;&quot;;&quot;&quot;;&quot;(&quot;)" table:style-name="ce1">
            <text:p>(</text:p>
          </table:table-cell>
          <table:table-cell office:value-type="float" office:value="2013630071" table:style-name="ce28">
            <text:p>2013630071</text:p>
          </table:table-cell>
          <table:table-cell office:value-type="string" table:style-name="ce48">
            <text:p>DIANA LESLIE<text:s/></text:p>
          </table:table-cell>
          <table:table-cell office:value-type="string" table:style-name="ce30">
            <text:p>GONZÁLEZ</text:p>
          </table:table-cell>
          <table:table-cell office:value-type="string" table:style-name="ce30">
            <text:p>OLIVIER</text:p>
          </table:table-cell>
          <table:table-cell office:value-type="string" office:string-value="hazzy76@hotmail.com" table:formula="of:=IF([.K126]=&quot;&quot;;&quot;&quot;;[.H126])" table:style-name="ce49">
            <text:p>hazzy76@hotmail.com</text:p>
          </table:table-cell>
          <table:table-cell office:value-type="string" office:string-value="2016-B045" table:formula="of:=IF([.L126]=&quot;&quot;;&quot;&quot;;[.I126])" table:style-name="ce46">
            <text:p>2016-B045</text:p>
          </table:table-cell>
          <table:table-cell office:value-type="string" office:string-value=")" table:formula="of:=IF([.Q126]=&quot;&quot;;&quot;&quot;;&quot;)&quot;)" table:style-name="ce4">
            <text:p>)</text:p>
          </table:table-cell>
          <table:table-cell office:value-type="string" office:string-value="(" table:formula="of:=IF([.T126]=&quot;&quot;;&quot;&quot;;&quot;(&quot;)" table:style-name="ce4">
            <text:p>(</text:p>
          </table:table-cell>
          <table:table-cell office:value-type="float" office:value="2014630476" table:style-name="ce28">
            <text:p>2014630476</text:p>
          </table:table-cell>
          <table:table-cell office:value-type="string" table:style-name="ce5">
            <text:p>JHONATAN<text:s/></text:p>
          </table:table-cell>
          <table:table-cell office:value-type="string" table:style-name="ce30">
            <text:p>SAULÉS</text:p>
          </table:table-cell>
          <table:table-cell office:value-type="string" table:style-name="ce1">
            <text:p>CORTÉS</text:p>
          </table:table-cell>
          <table:table-cell office:value-type="string" office:string-value="hazzy76@hotmail.com" table:formula="of:=IF([.S126]=&quot;&quot;;&quot;&quot;;[.H126])" table:style-name="ce1">
            <text:p>hazzy76@hotmail.com</text:p>
          </table:table-cell>
          <table:table-cell office:value-type="string" office:string-value="2016-B045" table:formula="of:=IF([.T126]=&quot;&quot;;&quot;&quot;;[.Q126])" table:style-name="ce1">
            <text:p>2016-B045</text:p>
          </table:table-cell>
          <table:table-cell office:value-type="string" office:string-value=")" table:formula="of:=IF([.S126]=&quot;&quot;;&quot;&quot;;&quot;)&quot;)" table:style-name="ce1">
            <text:p>)</text:p>
          </table:table-cell>
          <table:table-cell office:value-type="string" office:string-value="" table:formula="of:=IF([.AB12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6]=&quot;&quot;;&quot;&quot;;&quot;hazzy76@hotmail.com&quot;)" table:style-name="ce1"/>
          <table:table-cell office:value-type="string" office:string-value="" table:formula="of:=IF([.AA126]=&quot;&quot;;&quot;&quot;;[.Q126])" table:style-name="ce1"/>
          <table:table-cell office:value-type="string" office:string-value="" table:formula="of:=IF([.AA12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357" table:style-name="ce28">
            <text:p>2014630357</text:p>
          </table:table-cell>
          <table:table-cell office:value-type="string" table:number-columns-spanned="2" table:number-rows-spanned="1" table:style-name="ce50">
            <text:p>RICARDO</text:p>
          </table:table-cell>
          <table:covered-table-cell/>
          <table:table-cell office:value-type="string" table:style-name="ce30">
            <text:p>OROZCO</text:p>
          </table:table-cell>
          <table:table-cell office:value-type="string" table:style-name="ce30">
            <text:p>SOT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4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27]=&quot;&quot;;&quot;&quot;;&quot;(&quot;)" table:style-name="ce1">
            <text:p>(</text:p>
          </table:table-cell>
          <table:table-cell office:value-type="float" office:value="2014630416" table:style-name="ce28">
            <text:p>2014630416</text:p>
          </table:table-cell>
          <table:table-cell office:value-type="string" table:style-name="ce48">
            <text:p>SAUL IVAN<text:s/></text:p>
          </table:table-cell>
          <table:table-cell office:value-type="string" table:style-name="ce30">
            <text:p>RIVAS</text:p>
          </table:table-cell>
          <table:table-cell office:value-type="string" table:style-name="ce30">
            <text:p>VEGA</text:p>
          </table:table-cell>
          <table:table-cell office:value-type="string" office:string-value="hazzy76@hotmail.com" table:formula="of:=IF([.K127]=&quot;&quot;;&quot;&quot;;[.H127])" table:style-name="ce49">
            <text:p>hazzy76@hotmail.com</text:p>
          </table:table-cell>
          <table:table-cell office:value-type="string" office:string-value="2016-B046" table:formula="of:=IF([.L127]=&quot;&quot;;&quot;&quot;;[.I127])" table:style-name="ce46">
            <text:p>2016-B046</text:p>
          </table:table-cell>
          <table:table-cell office:value-type="string" office:string-value=")" table:formula="of:=IF([.Q127]=&quot;&quot;;&quot;&quot;;&quot;)&quot;)" table:style-name="ce4">
            <text:p>)</text:p>
          </table:table-cell>
          <table:table-cell office:value-type="string" office:string-value="" table:formula="of:=IF([.T12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27]=&quot;&quot;;&quot;&quot;;[.H127])" table:style-name="ce1"/>
          <table:table-cell office:value-type="string" office:string-value="" table:formula="of:=IF([.T127]=&quot;&quot;;&quot;&quot;;[.Q127])" table:style-name="ce1"/>
          <table:table-cell office:value-type="string" office:string-value="" table:formula="of:=IF([.S127]=&quot;&quot;;&quot;&quot;;&quot;)&quot;)" table:style-name="ce1"/>
          <table:table-cell office:value-type="string" office:string-value="" table:formula="of:=IF([.AB12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7]=&quot;&quot;;&quot;&quot;;&quot;hazzy76@hotmail.com&quot;)" table:style-name="ce1"/>
          <table:table-cell office:value-type="string" office:string-value="" table:formula="of:=IF([.AA127]=&quot;&quot;;&quot;&quot;;[.Q127])" table:style-name="ce1"/>
          <table:table-cell office:value-type="string" office:string-value="" table:formula="of:=IF([.AA12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64" table:style-name="ce28">
            <text:p>2013630164</text:p>
          </table:table-cell>
          <table:table-cell office:value-type="string" table:number-columns-spanned="2" table:number-rows-spanned="1" table:style-name="ce50">
            <text:p>ÁNGEL</text:p>
          </table:table-cell>
          <table:covered-table-cell/>
          <table:table-cell office:value-type="string" table:style-name="ce30">
            <text:p>CRUZ</text:p>
          </table:table-cell>
          <table:table-cell office:value-type="string" table:style-name="ce30">
            <text:p>CONTRERA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4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28]=&quot;&quot;;&quot;&quot;;&quot;(&quot;)" table:style-name="ce1">
            <text:p>(</text:p>
          </table:table-cell>
          <table:table-cell office:value-type="float" office:value="2013630234" table:style-name="ce28">
            <text:p>2013630234</text:p>
          </table:table-cell>
          <table:table-cell office:value-type="string" table:style-name="ce48">
            <text:p>JESÚS<text:s text:c="2"/></text:p>
          </table:table-cell>
          <table:table-cell office:value-type="string" table:style-name="ce30">
            <text:p>HERNÁNDEZ</text:p>
          </table:table-cell>
          <table:table-cell office:value-type="string" table:style-name="ce30">
            <text:p>LIBERATO</text:p>
          </table:table-cell>
          <table:table-cell office:value-type="string" office:string-value="hazzy76@hotmail.com" table:formula="of:=IF([.K128]=&quot;&quot;;&quot;&quot;;[.H128])" table:style-name="ce49">
            <text:p>hazzy76@hotmail.com</text:p>
          </table:table-cell>
          <table:table-cell office:value-type="string" office:string-value="2016-B047" table:formula="of:=IF([.L128]=&quot;&quot;;&quot;&quot;;[.I128])" table:style-name="ce46">
            <text:p>2016-B047</text:p>
          </table:table-cell>
          <table:table-cell office:value-type="string" office:string-value=")" table:formula="of:=IF([.Q128]=&quot;&quot;;&quot;&quot;;&quot;)&quot;)" table:style-name="ce4">
            <text:p>)</text:p>
          </table:table-cell>
          <table:table-cell office:value-type="string" office:string-value="(" table:formula="of:=IF([.T128]=&quot;&quot;;&quot;&quot;;&quot;(&quot;)" table:style-name="ce4">
            <text:p>(</text:p>
          </table:table-cell>
          <table:table-cell office:value-type="float" office:value="2013630347" table:style-name="ce28">
            <text:p>2013630347</text:p>
          </table:table-cell>
          <table:table-cell office:value-type="string" table:style-name="ce5">
            <text:p>BENJAMÍN<text:s/></text:p>
          </table:table-cell>
          <table:table-cell office:value-type="string" table:style-name="ce30">
            <text:p>POSADAS</text:p>
          </table:table-cell>
          <table:table-cell office:value-type="string" table:style-name="ce1">
            <text:p>JUÁREZ</text:p>
          </table:table-cell>
          <table:table-cell office:value-type="string" office:string-value="hazzy76@hotmail.com" table:formula="of:=IF([.S128]=&quot;&quot;;&quot;&quot;;[.H128])" table:style-name="ce1">
            <text:p>hazzy76@hotmail.com</text:p>
          </table:table-cell>
          <table:table-cell office:value-type="string" office:string-value="2016-B047" table:formula="of:=IF([.T128]=&quot;&quot;;&quot;&quot;;[.Q128])" table:style-name="ce1">
            <text:p>2016-B047</text:p>
          </table:table-cell>
          <table:table-cell office:value-type="string" office:string-value=")" table:formula="of:=IF([.S128]=&quot;&quot;;&quot;&quot;;&quot;)&quot;)" table:style-name="ce1">
            <text:p>)</text:p>
          </table:table-cell>
          <table:table-cell office:value-type="string" office:string-value="" table:formula="of:=IF([.AB12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28]=&quot;&quot;;&quot;&quot;;&quot;hazzy76@hotmail.com&quot;)" table:style-name="ce1"/>
          <table:table-cell office:value-type="string" office:string-value="" table:formula="of:=IF([.AA128]=&quot;&quot;;&quot;&quot;;[.Q128])" table:style-name="ce1"/>
          <table:table-cell office:value-type="string" office:string-value="" table:formula="of:=IF([.AA12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219" table:style-name="ce28">
            <text:p>2013630219</text:p>
          </table:table-cell>
          <table:table-cell office:value-type="string" table:number-columns-spanned="2" table:number-rows-spanned="1" table:style-name="ce50">
            <text:p>HERIBERTO</text:p>
          </table:table-cell>
          <table:covered-table-cell/>
          <table:table-cell office:value-type="string" table:style-name="ce30">
            <text:p>GONZÁLEZ</text:p>
          </table:table-cell>
          <table:table-cell office:value-type="string" table:style-name="ce30">
            <text:p>PÉ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4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29]=&quot;&quot;;&quot;&quot;;&quot;(&quot;)" table:style-name="ce1">
            <text:p>(</text:p>
          </table:table-cell>
          <table:table-cell office:value-type="float" office:value="2013630271" table:style-name="ce28">
            <text:p>2013630271</text:p>
          </table:table-cell>
          <table:table-cell office:value-type="string" table:style-name="ce48">
            <text:p>DAVID<text:s text:c="2"/></text:p>
          </table:table-cell>
          <table:table-cell office:value-type="string" table:style-name="ce30">
            <text:p>LUNA</text:p>
          </table:table-cell>
          <table:table-cell office:value-type="string" table:style-name="ce30">
            <text:p>HERNÁNDEZ</text:p>
          </table:table-cell>
          <table:table-cell office:value-type="string" office:string-value="hazzy76@hotmail.com" table:formula="of:=IF([.K129]=&quot;&quot;;&quot;&quot;;[.H129])" table:style-name="ce49">
            <text:p>hazzy76@hotmail.com</text:p>
          </table:table-cell>
          <table:table-cell office:value-type="string" office:string-value="2016-B048" table:formula="of:=IF([.L129]=&quot;&quot;;&quot;&quot;;[.I129])" table:style-name="ce46">
            <text:p>2016-B048</text:p>
          </table:table-cell>
          <table:table-cell office:value-type="string" office:string-value=")" table:formula="of:=IF([.Q129]=&quot;&quot;;&quot;&quot;;&quot;)&quot;)" table:style-name="ce4">
            <text:p>)</text:p>
          </table:table-cell>
          <table:table-cell office:value-type="string" office:string-value="(" table:formula="of:=IF([.T129]=&quot;&quot;;&quot;&quot;;&quot;(&quot;)" table:style-name="ce4">
            <text:p>(</text:p>
          </table:table-cell>
          <table:table-cell office:value-type="float" office:value="2013630290" table:style-name="ce28">
            <text:p>2013630290</text:p>
          </table:table-cell>
          <table:table-cell office:value-type="string" table:style-name="ce5">
            <text:p>PABLO JESÚS</text:p>
          </table:table-cell>
          <table:table-cell office:value-type="string" table:style-name="ce30">
            <text:p>MENDOZA</text:p>
          </table:table-cell>
          <table:table-cell office:value-type="string" table:style-name="ce1">
            <text:p>CERON</text:p>
          </table:table-cell>
          <table:table-cell office:value-type="string" office:string-value="hazzy76@hotmail.com" table:formula="of:=IF([.S129]=&quot;&quot;;&quot;&quot;;[.H129])" table:style-name="ce1">
            <text:p>hazzy76@hotmail.com</text:p>
          </table:table-cell>
          <table:table-cell office:value-type="string" office:string-value="2016-B048" table:formula="of:=IF([.T129]=&quot;&quot;;&quot;&quot;;[.Q129])" table:style-name="ce1">
            <text:p>2016-B048</text:p>
          </table:table-cell>
          <table:table-cell office:value-type="string" office:string-value=")" table:formula="of:=IF([.S129]=&quot;&quot;;&quot;&quot;;&quot;)&quot;)" table:style-name="ce1">
            <text:p>)</text:p>
          </table:table-cell>
          <table:table-cell office:value-type="string" office:string-value="(" table:formula="of:=IF([.AB129]=&quot;&quot;;&quot;&quot;;&quot;(&quot;)" table:style-name="ce1">
            <text:p>(</text:p>
          </table:table-cell>
          <table:table-cell office:value-type="float" office:value="2013630378" table:style-name="ce34">
            <text:p>2013630378</text:p>
          </table:table-cell>
          <table:table-cell office:value-type="string" table:style-name="ce7">
            <text:p>CARLOS ALBERTO</text:p>
          </table:table-cell>
          <table:table-cell office:value-type="string" table:style-name="ce34">
            <text:p>ROJAS</text:p>
          </table:table-cell>
          <table:table-cell office:value-type="string" table:style-name="ce1">
            <text:p>BAUTISTA</text:p>
          </table:table-cell>
          <table:table-cell office:value-type="string" office:string-value="hazzy76@hotmail.com" table:formula="of:=IF([.AA129]=&quot;&quot;;&quot;&quot;;&quot;hazzy76@hotmail.com&quot;)" table:style-name="ce1">
            <text:p>hazzy76@hotmail.com</text:p>
          </table:table-cell>
          <table:table-cell office:value-type="string" office:string-value="2016-B048" table:formula="of:=IF([.AA129]=&quot;&quot;;&quot;&quot;;[.Q129])" table:style-name="ce1">
            <text:p>2016-B048</text:p>
          </table:table-cell>
          <table:table-cell office:value-type="string" office:string-value=")" table:formula="of:=IF([.AA129]=&quot;&quot;;&quot;&quot;;&quot;)&quot;)" table:style-name="ce1">
            <text:p>)</text:p>
          </table:table-cell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84" table:style-name="ce28">
            <text:p>2014630184</text:p>
          </table:table-cell>
          <table:table-cell office:value-type="string" table:number-columns-spanned="2" table:number-rows-spanned="1" table:style-name="ce50">
            <text:p>TENOCH ALBERTO</text:p>
          </table:table-cell>
          <table:covered-table-cell/>
          <table:table-cell office:value-type="string" table:style-name="ce30">
            <text:p>GIRÓN</text:p>
          </table:table-cell>
          <table:table-cell office:value-type="string" table:style-name="ce30">
            <text:p>ACOST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50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30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30]=&quot;&quot;;&quot;&quot;;[.H130])" table:style-name="ce49"/>
          <table:table-cell office:value-type="string" office:string-value="" table:formula="of:=IF([.L130]=&quot;&quot;;&quot;&quot;;[.I130])" table:style-name="ce46"/>
          <table:table-cell office:value-type="string" office:string-value="" table:formula="of:=IF([.Q130]=&quot;&quot;;&quot;&quot;;&quot;)&quot;)" table:style-name="ce4"/>
          <table:table-cell office:value-type="string" office:string-value="" table:formula="of:=IF([.T13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30]=&quot;&quot;;&quot;&quot;;[.H130])" table:style-name="ce1"/>
          <table:table-cell office:value-type="string" office:string-value="" table:formula="of:=IF([.T130]=&quot;&quot;;&quot;&quot;;[.Q130])" table:style-name="ce1"/>
          <table:table-cell office:value-type="string" office:string-value="" table:formula="of:=IF([.S130]=&quot;&quot;;&quot;&quot;;&quot;)&quot;)" table:style-name="ce1"/>
          <table:table-cell office:value-type="string" office:string-value="" table:formula="of:=IF([.AB13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0]=&quot;&quot;;&quot;&quot;;&quot;hazzy76@hotmail.com&quot;)" table:style-name="ce1"/>
          <table:table-cell office:value-type="string" office:string-value="" table:formula="of:=IF([.AA130]=&quot;&quot;;&quot;&quot;;[.Q130])" table:style-name="ce1"/>
          <table:table-cell office:value-type="string" office:string-value="" table:formula="of:=IF([.AA13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81" table:style-name="ce28">
            <text:p>2012630281</text:p>
          </table:table-cell>
          <table:table-cell office:value-type="string" table:number-columns-spanned="2" table:number-rows-spanned="1" table:style-name="ce50">
            <text:p>RICARDO ALFREDO</text:p>
          </table:table-cell>
          <table:covered-table-cell/>
          <table:table-cell office:value-type="string" table:style-name="ce30">
            <text:p>MATEO</text:p>
          </table:table-cell>
          <table:table-cell office:value-type="string" table:style-name="ce30">
            <text:p>BRIT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5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31]=&quot;&quot;;&quot;&quot;;&quot;(&quot;)" table:style-name="ce1">
            <text:p>(</text:p>
          </table:table-cell>
          <table:table-cell office:value-type="float" office:value="2012630226" table:style-name="ce28">
            <text:p>2012630226</text:p>
          </table:table-cell>
          <table:table-cell office:value-type="string" table:style-name="ce48">
            <text:p>JAVIER ANDÉS<text:s/></text:p>
          </table:table-cell>
          <table:table-cell office:value-type="string" table:style-name="ce30">
            <text:p>JIMÉNEZ</text:p>
          </table:table-cell>
          <table:table-cell office:value-type="string" table:style-name="ce30">
            <text:p>FLORES</text:p>
          </table:table-cell>
          <table:table-cell office:value-type="string" office:string-value="hazzy76@hotmail.com" table:formula="of:=IF([.K131]=&quot;&quot;;&quot;&quot;;[.H131])" table:style-name="ce49">
            <text:p>hazzy76@hotmail.com</text:p>
          </table:table-cell>
          <table:table-cell office:value-type="string" office:string-value="2016-B051" table:formula="of:=IF([.L131]=&quot;&quot;;&quot;&quot;;[.I131])" table:style-name="ce46">
            <text:p>2016-B051</text:p>
          </table:table-cell>
          <table:table-cell office:value-type="string" office:string-value=")" table:formula="of:=IF([.Q131]=&quot;&quot;;&quot;&quot;;&quot;)&quot;)" table:style-name="ce4">
            <text:p>)</text:p>
          </table:table-cell>
          <table:table-cell office:value-type="string" office:string-value="" table:formula="of:=IF([.T131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31]=&quot;&quot;;&quot;&quot;;[.H131])" table:style-name="ce1"/>
          <table:table-cell office:value-type="string" office:string-value="" table:formula="of:=IF([.T131]=&quot;&quot;;&quot;&quot;;[.Q131])" table:style-name="ce1"/>
          <table:table-cell office:value-type="string" office:string-value="" table:formula="of:=IF([.S131]=&quot;&quot;;&quot;&quot;;&quot;)&quot;)" table:style-name="ce1"/>
          <table:table-cell office:value-type="string" office:string-value="" table:formula="of:=IF([.AB13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1]=&quot;&quot;;&quot;&quot;;&quot;hazzy76@hotmail.com&quot;)" table:style-name="ce1"/>
          <table:table-cell office:value-type="string" office:string-value="" table:formula="of:=IF([.AA131]=&quot;&quot;;&quot;&quot;;[.Q131])" table:style-name="ce1"/>
          <table:table-cell office:value-type="string" office:string-value="" table:formula="of:=IF([.AA13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211" table:style-name="ce28">
            <text:p>2013630211</text:p>
          </table:table-cell>
          <table:table-cell office:value-type="string" table:number-columns-spanned="2" table:number-rows-spanned="1" table:style-name="ce50">
            <text:p>SERGIO</text:p>
          </table:table-cell>
          <table:covered-table-cell/>
          <table:table-cell office:value-type="string" table:style-name="ce30">
            <text:p>GRANADOS</text:p>
          </table:table-cell>
          <table:table-cell office:value-type="string" table:style-name="ce30">
            <text:p>SOLAN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5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32]=&quot;&quot;;&quot;&quot;;&quot;(&quot;)" table:style-name="ce1">
            <text:p>(</text:p>
          </table:table-cell>
          <table:table-cell office:value-type="float" office:value="2013630287" table:style-name="ce28">
            <text:p>2013630287</text:p>
          </table:table-cell>
          <table:table-cell office:value-type="string" table:style-name="ce48">
            <text:p>IVÁN<text:s text:c="2"/></text:p>
          </table:table-cell>
          <table:table-cell office:value-type="string" table:style-name="ce30">
            <text:p>MELÉNDEZ</text:p>
          </table:table-cell>
          <table:table-cell office:value-type="string" table:style-name="ce30">
            <text:p>ENRÍQUEZ</text:p>
          </table:table-cell>
          <table:table-cell office:value-type="string" office:string-value="hazzy76@hotmail.com" table:formula="of:=IF([.K132]=&quot;&quot;;&quot;&quot;;[.H132])" table:style-name="ce49">
            <text:p>hazzy76@hotmail.com</text:p>
          </table:table-cell>
          <table:table-cell office:value-type="string" office:string-value="2016-B052" table:formula="of:=IF([.L132]=&quot;&quot;;&quot;&quot;;[.I132])" table:style-name="ce46">
            <text:p>2016-B052</text:p>
          </table:table-cell>
          <table:table-cell office:value-type="string" office:string-value=")" table:formula="of:=IF([.Q132]=&quot;&quot;;&quot;&quot;;&quot;)&quot;)" table:style-name="ce4">
            <text:p>)</text:p>
          </table:table-cell>
          <table:table-cell office:value-type="string" office:string-value="(" table:formula="of:=IF([.T132]=&quot;&quot;;&quot;&quot;;&quot;(&quot;)" table:style-name="ce4">
            <text:p>(</text:p>
          </table:table-cell>
          <table:table-cell office:value-type="float" office:value="2013630534" table:style-name="ce28">
            <text:p>2013630534</text:p>
          </table:table-cell>
          <table:table-cell office:value-type="string" table:style-name="ce5">
            <text:p>MARIO ISAAC</text:p>
          </table:table-cell>
          <table:table-cell office:value-type="string" table:style-name="ce30">
            <text:p>MORENO</text:p>
          </table:table-cell>
          <table:table-cell office:value-type="string" table:style-name="ce1">
            <text:p>MÉNDEZ</text:p>
          </table:table-cell>
          <table:table-cell office:value-type="string" office:string-value="hazzy76@hotmail.com" table:formula="of:=IF([.S132]=&quot;&quot;;&quot;&quot;;[.H132])" table:style-name="ce1">
            <text:p>hazzy76@hotmail.com</text:p>
          </table:table-cell>
          <table:table-cell office:value-type="string" office:string-value="2016-B052" table:formula="of:=IF([.T132]=&quot;&quot;;&quot;&quot;;[.Q132])" table:style-name="ce1">
            <text:p>2016-B052</text:p>
          </table:table-cell>
          <table:table-cell office:value-type="string" office:string-value=")" table:formula="of:=IF([.S132]=&quot;&quot;;&quot;&quot;;&quot;)&quot;)" table:style-name="ce1">
            <text:p>)</text:p>
          </table:table-cell>
          <table:table-cell office:value-type="string" office:string-value="" table:formula="of:=IF([.AB13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2]=&quot;&quot;;&quot;&quot;;&quot;hazzy76@hotmail.com&quot;)" table:style-name="ce1"/>
          <table:table-cell office:value-type="string" office:string-value="" table:formula="of:=IF([.AA132]=&quot;&quot;;&quot;&quot;;[.Q132])" table:style-name="ce1"/>
          <table:table-cell office:value-type="string" office:string-value="" table:formula="of:=IF([.AA13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409" table:style-name="ce28">
            <text:p>2014630409</text:p>
          </table:table-cell>
          <table:table-cell office:value-type="string" table:number-columns-spanned="2" table:number-rows-spanned="1" table:style-name="ce50">
            <text:p>EDWIN ARTURO</text:p>
          </table:table-cell>
          <table:covered-table-cell/>
          <table:table-cell office:value-type="string" table:style-name="ce30">
            <text:p>REBOLLAR</text:p>
          </table:table-cell>
          <table:table-cell office:value-type="string" table:style-name="ce30">
            <text:p>RIVER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5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33]=&quot;&quot;;&quot;&quot;;&quot;(&quot;)" table:style-name="ce1">
            <text:p>(</text:p>
          </table:table-cell>
          <table:table-cell office:value-type="float" office:value="2014630410" table:style-name="ce28">
            <text:p>2014630410</text:p>
          </table:table-cell>
          <table:table-cell office:value-type="string" table:style-name="ce48">
            <text:p>EDNA YAZMIN<text:s/></text:p>
          </table:table-cell>
          <table:table-cell office:value-type="string" table:style-name="ce30">
            <text:p>RESÉNDIZ</text:p>
          </table:table-cell>
          <table:table-cell office:value-type="string" table:style-name="ce30">
            <text:p>RESÉNDIZ</text:p>
          </table:table-cell>
          <table:table-cell office:value-type="string" office:string-value="hazzy76@hotmail.com" table:formula="of:=IF([.K133]=&quot;&quot;;&quot;&quot;;[.H133])" table:style-name="ce49">
            <text:p>hazzy76@hotmail.com</text:p>
          </table:table-cell>
          <table:table-cell office:value-type="string" office:string-value="2016-B055" table:formula="of:=IF([.L133]=&quot;&quot;;&quot;&quot;;[.I133])" table:style-name="ce46">
            <text:p>2016-B055</text:p>
          </table:table-cell>
          <table:table-cell office:value-type="string" office:string-value=")" table:formula="of:=IF([.Q133]=&quot;&quot;;&quot;&quot;;&quot;)&quot;)" table:style-name="ce4">
            <text:p>)</text:p>
          </table:table-cell>
          <table:table-cell office:value-type="string" office:string-value="(" table:formula="of:=IF([.T133]=&quot;&quot;;&quot;&quot;;&quot;(&quot;)" table:style-name="ce4">
            <text:p>(</text:p>
          </table:table-cell>
          <table:table-cell office:value-type="float" office:value="2014630519" table:style-name="ce28">
            <text:p>2014630519</text:p>
          </table:table-cell>
          <table:table-cell office:value-type="string" table:style-name="ce5">
            <text:p>GABRIEL<text:s/></text:p>
          </table:table-cell>
          <table:table-cell office:value-type="string" table:style-name="ce30">
            <text:p>VELASCO</text:p>
          </table:table-cell>
          <table:table-cell office:value-type="string" table:style-name="ce1">
            <text:p>ROJAS</text:p>
          </table:table-cell>
          <table:table-cell office:value-type="string" office:string-value="hazzy76@hotmail.com" table:formula="of:=IF([.S133]=&quot;&quot;;&quot;&quot;;[.H133])" table:style-name="ce1">
            <text:p>hazzy76@hotmail.com</text:p>
          </table:table-cell>
          <table:table-cell office:value-type="string" office:string-value="2016-B055" table:formula="of:=IF([.T133]=&quot;&quot;;&quot;&quot;;[.Q133])" table:style-name="ce1">
            <text:p>2016-B055</text:p>
          </table:table-cell>
          <table:table-cell office:value-type="string" office:string-value=")" table:formula="of:=IF([.S133]=&quot;&quot;;&quot;&quot;;&quot;)&quot;)" table:style-name="ce1">
            <text:p>)</text:p>
          </table:table-cell>
          <table:table-cell office:value-type="string" office:string-value="" table:formula="of:=IF([.AB13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3]=&quot;&quot;;&quot;&quot;;&quot;hazzy76@hotmail.com&quot;)" table:style-name="ce1"/>
          <table:table-cell office:value-type="string" office:string-value="" table:formula="of:=IF([.AA133]=&quot;&quot;;&quot;&quot;;[.Q133])" table:style-name="ce1"/>
          <table:table-cell office:value-type="string" office:string-value="" table:formula="of:=IF([.AA13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391" table:style-name="ce28">
            <text:p>2014630391</text:p>
          </table:table-cell>
          <table:table-cell office:value-type="string" table:number-columns-spanned="2" table:number-rows-spanned="1" table:style-name="ce50">
            <text:p>ABIGAIL ADORAIM</text:p>
          </table:table-cell>
          <table:covered-table-cell/>
          <table:table-cell office:value-type="string" table:style-name="ce30">
            <text:p>RAMÍREZ</text:p>
          </table:table-cell>
          <table:table-cell office:value-type="string" table:style-name="ce30">
            <text:p>AGUILAR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5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34]=&quot;&quot;;&quot;&quot;;&quot;(&quot;)" table:style-name="ce1">
            <text:p>(</text:p>
          </table:table-cell>
          <table:table-cell office:value-type="float" office:value="2014630431" table:style-name="ce28">
            <text:p>2014630431</text:p>
          </table:table-cell>
          <table:table-cell office:value-type="string" table:style-name="ce48">
            <text:p>GERARDO<text:s text:c="2"/></text:p>
          </table:table-cell>
          <table:table-cell office:value-type="string" table:style-name="ce30">
            <text:p>RODRÍGUEZ</text:p>
          </table:table-cell>
          <table:table-cell office:value-type="string" table:style-name="ce30">
            <text:p>TORRES</text:p>
          </table:table-cell>
          <table:table-cell office:value-type="string" office:string-value="hazzy76@hotmail.com" table:formula="of:=IF([.K134]=&quot;&quot;;&quot;&quot;;[.H134])" table:style-name="ce49">
            <text:p>hazzy76@hotmail.com</text:p>
          </table:table-cell>
          <table:table-cell office:value-type="string" office:string-value="2016-B056" table:formula="of:=IF([.L134]=&quot;&quot;;&quot;&quot;;[.I134])" table:style-name="ce46">
            <text:p>2016-B056</text:p>
          </table:table-cell>
          <table:table-cell office:value-type="string" office:string-value=")" table:formula="of:=IF([.Q134]=&quot;&quot;;&quot;&quot;;&quot;)&quot;)" table:style-name="ce4">
            <text:p>)</text:p>
          </table:table-cell>
          <table:table-cell office:value-type="string" office:string-value="" table:formula="of:=IF([.T13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34]=&quot;&quot;;&quot;&quot;;[.H134])" table:style-name="ce1"/>
          <table:table-cell office:value-type="string" office:string-value="" table:formula="of:=IF([.T134]=&quot;&quot;;&quot;&quot;;[.Q134])" table:style-name="ce1"/>
          <table:table-cell office:value-type="string" office:string-value="" table:formula="of:=IF([.S134]=&quot;&quot;;&quot;&quot;;&quot;)&quot;)" table:style-name="ce1"/>
          <table:table-cell office:value-type="string" office:string-value="" table:formula="of:=IF([.AB13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4]=&quot;&quot;;&quot;&quot;;&quot;hazzy76@hotmail.com&quot;)" table:style-name="ce1"/>
          <table:table-cell office:value-type="string" office:string-value="" table:formula="of:=IF([.AA134]=&quot;&quot;;&quot;&quot;;[.Q134])" table:style-name="ce1"/>
          <table:table-cell office:value-type="string" office:string-value="" table:formula="of:=IF([.AA13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00359" table:style-name="ce28">
            <text:p>2013600359</text:p>
          </table:table-cell>
          <table:table-cell office:value-type="string" table:number-columns-spanned="2" table:number-rows-spanned="1" table:style-name="ce50">
            <text:p>JAQUELINE GUADALUPE</text:p>
          </table:table-cell>
          <table:covered-table-cell/>
          <table:table-cell office:value-type="string" table:style-name="ce30">
            <text:p>VILLAR</text:p>
          </table:table-cell>
          <table:table-cell office:value-type="string" table:style-name="ce30">
            <text:p>CORON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5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35]=&quot;&quot;;&quot;&quot;;&quot;(&quot;)" table:style-name="ce1">
            <text:p>(</text:p>
          </table:table-cell>
          <table:table-cell office:value-type="float" office:value="2013630455" table:style-name="ce28">
            <text:p>2013630455</text:p>
          </table:table-cell>
          <table:table-cell office:value-type="string" table:style-name="ce48">
            <text:p>BRANDON<text:s text:c="2"/></text:p>
          </table:table-cell>
          <table:table-cell office:value-type="string" table:style-name="ce30">
            <text:p>GUADARRAMA</text:p>
          </table:table-cell>
          <table:table-cell office:value-type="string" table:style-name="ce30">
            <text:p>DURAN</text:p>
          </table:table-cell>
          <table:table-cell office:value-type="string" office:string-value="hazzy76@hotmail.com" table:formula="of:=IF([.K135]=&quot;&quot;;&quot;&quot;;[.H135])" table:style-name="ce49">
            <text:p>hazzy76@hotmail.com</text:p>
          </table:table-cell>
          <table:table-cell office:value-type="string" office:string-value="2016-B057" table:formula="of:=IF([.L135]=&quot;&quot;;&quot;&quot;;[.I135])" table:style-name="ce46">
            <text:p>2016-B057</text:p>
          </table:table-cell>
          <table:table-cell office:value-type="string" office:string-value=")" table:formula="of:=IF([.Q135]=&quot;&quot;;&quot;&quot;;&quot;)&quot;)" table:style-name="ce4">
            <text:p>)</text:p>
          </table:table-cell>
          <table:table-cell office:value-type="string" office:string-value="" table:formula="of:=IF([.T13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35]=&quot;&quot;;&quot;&quot;;[.H135])" table:style-name="ce1"/>
          <table:table-cell office:value-type="string" office:string-value="" table:formula="of:=IF([.T135]=&quot;&quot;;&quot;&quot;;[.Q135])" table:style-name="ce1"/>
          <table:table-cell office:value-type="string" office:string-value="" table:formula="of:=IF([.S135]=&quot;&quot;;&quot;&quot;;&quot;)&quot;)" table:style-name="ce1"/>
          <table:table-cell office:value-type="string" office:string-value="" table:formula="of:=IF([.AB13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5]=&quot;&quot;;&quot;&quot;;&quot;hazzy76@hotmail.com&quot;)" table:style-name="ce1"/>
          <table:table-cell office:value-type="string" office:string-value="" table:formula="of:=IF([.AA135]=&quot;&quot;;&quot;&quot;;[.Q135])" table:style-name="ce1"/>
          <table:table-cell office:value-type="string" office:string-value="" table:formula="of:=IF([.AA13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550" table:style-name="ce28">
            <text:p>2013630550</text:p>
          </table:table-cell>
          <table:table-cell office:value-type="string" table:number-columns-spanned="2" table:number-rows-spanned="1" table:style-name="ce50">
            <text:p>BRENDA</text:p>
          </table:table-cell>
          <table:covered-table-cell/>
          <table:table-cell office:value-type="string" table:style-name="ce30">
            <text:p>HERNÁNDEZ</text:p>
          </table:table-cell>
          <table:table-cell office:value-type="string" table:style-name="ce30">
            <text:p>RODRÍGU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5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36]=&quot;&quot;;&quot;&quot;;&quot;(&quot;)" table:style-name="ce1">
            <text:p>(</text:p>
          </table:table-cell>
          <table:table-cell office:value-type="float" office:value="2013630359" table:style-name="ce28">
            <text:p>2013630359</text:p>
          </table:table-cell>
          <table:table-cell office:value-type="string" table:style-name="ce48">
            <text:p>JESÚS JAVIER<text:s/></text:p>
          </table:table-cell>
          <table:table-cell office:value-type="string" table:style-name="ce30">
            <text:p>RAMÍREZ</text:p>
          </table:table-cell>
          <table:table-cell office:value-type="string" table:style-name="ce30">
            <text:p>MARTÍNEZ</text:p>
          </table:table-cell>
          <table:table-cell office:value-type="string" office:string-value="hazzy76@hotmail.com" table:formula="of:=IF([.K136]=&quot;&quot;;&quot;&quot;;[.H136])" table:style-name="ce49">
            <text:p>hazzy76@hotmail.com</text:p>
          </table:table-cell>
          <table:table-cell office:value-type="string" office:string-value="2016-B059" table:formula="of:=IF([.L136]=&quot;&quot;;&quot;&quot;;[.I136])" table:style-name="ce46">
            <text:p>2016-B059</text:p>
          </table:table-cell>
          <table:table-cell office:value-type="string" office:string-value=")" table:formula="of:=IF([.Q136]=&quot;&quot;;&quot;&quot;;&quot;)&quot;)" table:style-name="ce4">
            <text:p>)</text:p>
          </table:table-cell>
          <table:table-cell office:value-type="string" office:string-value="(" table:formula="of:=IF([.T136]=&quot;&quot;;&quot;&quot;;&quot;(&quot;)" table:style-name="ce4">
            <text:p>(</text:p>
          </table:table-cell>
          <table:table-cell office:value-type="float" office:value="2013630407" table:style-name="ce28">
            <text:p>2013630407</text:p>
          </table:table-cell>
          <table:table-cell office:value-type="string" table:style-name="ce5">
            <text:p>DIEGO ARMANDO</text:p>
          </table:table-cell>
          <table:table-cell office:value-type="string" table:style-name="ce30">
            <text:p>TEOLOTITLA</text:p>
          </table:table-cell>
          <table:table-cell office:value-type="string" table:style-name="ce1">
            <text:p>JIMÉNEZ</text:p>
          </table:table-cell>
          <table:table-cell office:value-type="string" office:string-value="hazzy76@hotmail.com" table:formula="of:=IF([.S136]=&quot;&quot;;&quot;&quot;;[.H136])" table:style-name="ce1">
            <text:p>hazzy76@hotmail.com</text:p>
          </table:table-cell>
          <table:table-cell office:value-type="string" office:string-value="2016-B059" table:formula="of:=IF([.T136]=&quot;&quot;;&quot;&quot;;[.Q136])" table:style-name="ce1">
            <text:p>2016-B059</text:p>
          </table:table-cell>
          <table:table-cell office:value-type="string" office:string-value=")" table:formula="of:=IF([.S136]=&quot;&quot;;&quot;&quot;;&quot;)&quot;)" table:style-name="ce1">
            <text:p>)</text:p>
          </table:table-cell>
          <table:table-cell office:value-type="string" office:string-value="" table:formula="of:=IF([.AB13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6]=&quot;&quot;;&quot;&quot;;&quot;hazzy76@hotmail.com&quot;)" table:style-name="ce1"/>
          <table:table-cell office:value-type="string" office:string-value="" table:formula="of:=IF([.AA136]=&quot;&quot;;&quot;&quot;;[.Q136])" table:style-name="ce1"/>
          <table:table-cell office:value-type="string" office:string-value="" table:formula="of:=IF([.AA13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9630153" table:style-name="ce28">
            <text:p>2009630153</text:p>
          </table:table-cell>
          <table:table-cell office:value-type="string" table:number-columns-spanned="2" table:number-rows-spanned="1" table:style-name="ce50">
            <text:p>CRISTHIAN</text:p>
          </table:table-cell>
          <table:covered-table-cell/>
          <table:table-cell office:value-type="string" table:style-name="ce30">
            <text:p>LOPEZ</text:p>
          </table:table-cell>
          <table:table-cell office:value-type="string" table:style-name="ce30">
            <text:p>RAMI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60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37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37]=&quot;&quot;;&quot;&quot;;[.H137])" table:style-name="ce49"/>
          <table:table-cell office:value-type="string" office:string-value="" table:formula="of:=IF([.L137]=&quot;&quot;;&quot;&quot;;[.I137])" table:style-name="ce46"/>
          <table:table-cell office:value-type="string" office:string-value="" table:formula="of:=IF([.Q137]=&quot;&quot;;&quot;&quot;;&quot;)&quot;)" table:style-name="ce4"/>
          <table:table-cell office:value-type="string" office:string-value="" table:formula="of:=IF([.T13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37]=&quot;&quot;;&quot;&quot;;[.H137])" table:style-name="ce1"/>
          <table:table-cell office:value-type="string" office:string-value="" table:formula="of:=IF([.T137]=&quot;&quot;;&quot;&quot;;[.Q137])" table:style-name="ce1"/>
          <table:table-cell office:value-type="string" office:string-value="" table:formula="of:=IF([.S137]=&quot;&quot;;&quot;&quot;;&quot;)&quot;)" table:style-name="ce1"/>
          <table:table-cell office:value-type="string" office:string-value="" table:formula="of:=IF([.AB13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7]=&quot;&quot;;&quot;&quot;;&quot;hazzy76@hotmail.com&quot;)" table:style-name="ce1"/>
          <table:table-cell office:value-type="string" office:string-value="" table:formula="of:=IF([.AA137]=&quot;&quot;;&quot;&quot;;[.Q137])" table:style-name="ce1"/>
          <table:table-cell office:value-type="string" office:string-value="" table:formula="of:=IF([.AA13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47" table:style-name="ce28">
            <text:p>2014630047</text:p>
          </table:table-cell>
          <table:table-cell office:value-type="string" table:number-columns-spanned="2" table:number-rows-spanned="1" table:style-name="ce50">
            <text:p>FELIPE</text:p>
          </table:table-cell>
          <table:covered-table-cell/>
          <table:table-cell office:value-type="string" table:style-name="ce30">
            <text:p>BENÍTEZ</text:p>
          </table:table-cell>
          <table:table-cell office:value-type="string" table:style-name="ce30">
            <text:p>FÉLIX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6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38]=&quot;&quot;;&quot;&quot;;&quot;(&quot;)" table:style-name="ce1">
            <text:p>(</text:p>
          </table:table-cell>
          <table:table-cell office:value-type="float" office:value="2014630048" table:style-name="ce28">
            <text:p>2014630048</text:p>
          </table:table-cell>
          <table:table-cell office:value-type="string" table:style-name="ce48">
            <text:p>JESÚS<text:s text:c="2"/></text:p>
          </table:table-cell>
          <table:table-cell office:value-type="string" table:style-name="ce30">
            <text:p>BENÍTEZ</text:p>
          </table:table-cell>
          <table:table-cell office:value-type="string" table:style-name="ce30">
            <text:p>FÉLIX</text:p>
          </table:table-cell>
          <table:table-cell office:value-type="string" office:string-value="hazzy76@hotmail.com" table:formula="of:=IF([.K138]=&quot;&quot;;&quot;&quot;;[.H138])" table:style-name="ce49">
            <text:p>hazzy76@hotmail.com</text:p>
          </table:table-cell>
          <table:table-cell office:value-type="string" office:string-value="2016-B061" table:formula="of:=IF([.L138]=&quot;&quot;;&quot;&quot;;[.I138])" table:style-name="ce46">
            <text:p>2016-B061</text:p>
          </table:table-cell>
          <table:table-cell office:value-type="string" office:string-value=")" table:formula="of:=IF([.Q138]=&quot;&quot;;&quot;&quot;;&quot;)&quot;)" table:style-name="ce4">
            <text:p>)</text:p>
          </table:table-cell>
          <table:table-cell office:value-type="string" office:string-value="" table:formula="of:=IF([.T138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38]=&quot;&quot;;&quot;&quot;;[.H138])" table:style-name="ce1"/>
          <table:table-cell office:value-type="string" office:string-value="" table:formula="of:=IF([.T138]=&quot;&quot;;&quot;&quot;;[.Q138])" table:style-name="ce1"/>
          <table:table-cell office:value-type="string" office:string-value="" table:formula="of:=IF([.S138]=&quot;&quot;;&quot;&quot;;&quot;)&quot;)" table:style-name="ce1"/>
          <table:table-cell office:value-type="string" office:string-value="" table:formula="of:=IF([.AB13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8]=&quot;&quot;;&quot;&quot;;&quot;hazzy76@hotmail.com&quot;)" table:style-name="ce1"/>
          <table:table-cell office:value-type="string" office:string-value="" table:formula="of:=IF([.AA138]=&quot;&quot;;&quot;&quot;;[.Q138])" table:style-name="ce1"/>
          <table:table-cell office:value-type="string" office:string-value="" table:formula="of:=IF([.AA13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289" table:style-name="ce28">
            <text:p>2013630289</text:p>
          </table:table-cell>
          <table:table-cell office:value-type="string" table:number-columns-spanned="2" table:number-rows-spanned="1" table:style-name="ce50">
            <text:p>DAVID ORLANDO</text:p>
          </table:table-cell>
          <table:covered-table-cell/>
          <table:table-cell office:value-type="string" table:style-name="ce30">
            <text:p>MENDEZ</text:p>
          </table:table-cell>
          <table:table-cell office:value-type="string" table:style-name="ce30">
            <text:p>BARRET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62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39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39]=&quot;&quot;;&quot;&quot;;[.H139])" table:style-name="ce49"/>
          <table:table-cell office:value-type="string" office:string-value="" table:formula="of:=IF([.L139]=&quot;&quot;;&quot;&quot;;[.I139])" table:style-name="ce46"/>
          <table:table-cell office:value-type="string" office:string-value="" table:formula="of:=IF([.Q139]=&quot;&quot;;&quot;&quot;;&quot;)&quot;)" table:style-name="ce4"/>
          <table:table-cell office:value-type="string" office:string-value="" table:formula="of:=IF([.T139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39]=&quot;&quot;;&quot;&quot;;[.H139])" table:style-name="ce1"/>
          <table:table-cell office:value-type="string" office:string-value="" table:formula="of:=IF([.T139]=&quot;&quot;;&quot;&quot;;[.Q139])" table:style-name="ce1"/>
          <table:table-cell office:value-type="string" office:string-value="" table:formula="of:=IF([.S139]=&quot;&quot;;&quot;&quot;;&quot;)&quot;)" table:style-name="ce1"/>
          <table:table-cell office:value-type="string" office:string-value="" table:formula="of:=IF([.AB13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39]=&quot;&quot;;&quot;&quot;;&quot;hazzy76@hotmail.com&quot;)" table:style-name="ce1"/>
          <table:table-cell office:value-type="string" office:string-value="" table:formula="of:=IF([.AA139]=&quot;&quot;;&quot;&quot;;[.Q139])" table:style-name="ce1"/>
          <table:table-cell office:value-type="string" office:string-value="" table:formula="of:=IF([.AA13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324" table:style-name="ce28">
            <text:p>2012630324</text:p>
          </table:table-cell>
          <table:table-cell office:value-type="string" table:number-columns-spanned="2" table:number-rows-spanned="1" table:style-name="ce50">
            <text:p>ALEJANDRO</text:p>
          </table:table-cell>
          <table:covered-table-cell/>
          <table:table-cell office:value-type="string" table:style-name="ce30">
            <text:p>ORTÍZ</text:p>
          </table:table-cell>
          <table:table-cell office:value-type="string" table:style-name="ce30">
            <text:p>CHÁV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64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40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40]=&quot;&quot;;&quot;&quot;;[.H140])" table:style-name="ce49"/>
          <table:table-cell office:value-type="string" office:string-value="" table:formula="of:=IF([.L140]=&quot;&quot;;&quot;&quot;;[.I140])" table:style-name="ce46"/>
          <table:table-cell office:value-type="string" office:string-value="" table:formula="of:=IF([.Q140]=&quot;&quot;;&quot;&quot;;&quot;)&quot;)" table:style-name="ce4"/>
          <table:table-cell office:value-type="string" office:string-value="" table:formula="of:=IF([.T14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40]=&quot;&quot;;&quot;&quot;;[.H140])" table:style-name="ce1"/>
          <table:table-cell office:value-type="string" office:string-value="" table:formula="of:=IF([.T140]=&quot;&quot;;&quot;&quot;;[.Q140])" table:style-name="ce1"/>
          <table:table-cell office:value-type="string" office:string-value="" table:formula="of:=IF([.S140]=&quot;&quot;;&quot;&quot;;&quot;)&quot;)" table:style-name="ce1"/>
          <table:table-cell office:value-type="string" office:string-value="" table:formula="of:=IF([.AB14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0]=&quot;&quot;;&quot;&quot;;&quot;hazzy76@hotmail.com&quot;)" table:style-name="ce1"/>
          <table:table-cell office:value-type="string" office:string-value="" table:formula="of:=IF([.AA140]=&quot;&quot;;&quot;&quot;;[.Q140])" table:style-name="ce1"/>
          <table:table-cell office:value-type="string" office:string-value="" table:formula="of:=IF([.AA14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506" table:style-name="ce28">
            <text:p>2013630506</text:p>
          </table:table-cell>
          <table:table-cell office:value-type="string" table:number-columns-spanned="2" table:number-rows-spanned="1" table:style-name="ce50">
            <text:p>AYRTÓN</text:p>
          </table:table-cell>
          <table:covered-table-cell/>
          <table:table-cell office:value-type="string" table:style-name="ce30">
            <text:p>CASTREJÓN</text:p>
          </table:table-cell>
          <table:table-cell office:value-type="string" table:style-name="ce30">
            <text:p>FERNÁND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6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1]=&quot;&quot;;&quot;&quot;;&quot;(&quot;)" table:style-name="ce1">
            <text:p>(</text:p>
          </table:table-cell>
          <table:table-cell office:value-type="float" office:value="2013630459" table:style-name="ce28">
            <text:p>2013630459</text:p>
          </table:table-cell>
          <table:table-cell office:value-type="string" table:style-name="ce48">
            <text:p>DIANA<text:s text:c="2"/></text:p>
          </table:table-cell>
          <table:table-cell office:value-type="string" table:style-name="ce30">
            <text:p>LÓPEZ</text:p>
          </table:table-cell>
          <table:table-cell office:value-type="string" table:style-name="ce30">
            <text:p>HERNÁNDEZ</text:p>
          </table:table-cell>
          <table:table-cell office:value-type="string" office:string-value="hazzy76@hotmail.com" table:formula="of:=IF([.K141]=&quot;&quot;;&quot;&quot;;[.H141])" table:style-name="ce49">
            <text:p>hazzy76@hotmail.com</text:p>
          </table:table-cell>
          <table:table-cell office:value-type="string" office:string-value="2016-B065" table:formula="of:=IF([.L141]=&quot;&quot;;&quot;&quot;;[.I141])" table:style-name="ce46">
            <text:p>2016-B065</text:p>
          </table:table-cell>
          <table:table-cell office:value-type="string" office:string-value=")" table:formula="of:=IF([.Q141]=&quot;&quot;;&quot;&quot;;&quot;)&quot;)" table:style-name="ce4">
            <text:p>)</text:p>
          </table:table-cell>
          <table:table-cell office:value-type="string" office:string-value="(" table:formula="of:=IF([.T141]=&quot;&quot;;&quot;&quot;;&quot;(&quot;)" table:style-name="ce4">
            <text:p>(</text:p>
          </table:table-cell>
          <table:table-cell office:value-type="float" office:value="2013630514" table:style-name="ce28">
            <text:p>2013630514</text:p>
          </table:table-cell>
          <table:table-cell office:value-type="string" table:style-name="ce5">
            <text:p>LUIS BENJAMÍN</text:p>
          </table:table-cell>
          <table:table-cell office:value-type="string" table:style-name="ce30">
            <text:p>RODRÍGUEZ</text:p>
          </table:table-cell>
          <table:table-cell office:value-type="string" table:style-name="ce1">
            <text:p>FARRERA</text:p>
          </table:table-cell>
          <table:table-cell office:value-type="string" office:string-value="hazzy76@hotmail.com" table:formula="of:=IF([.S141]=&quot;&quot;;&quot;&quot;;[.H141])" table:style-name="ce1">
            <text:p>hazzy76@hotmail.com</text:p>
          </table:table-cell>
          <table:table-cell office:value-type="string" office:string-value="2016-B065" table:formula="of:=IF([.T141]=&quot;&quot;;&quot;&quot;;[.Q141])" table:style-name="ce1">
            <text:p>2016-B065</text:p>
          </table:table-cell>
          <table:table-cell office:value-type="string" office:string-value=")" table:formula="of:=IF([.S141]=&quot;&quot;;&quot;&quot;;&quot;)&quot;)" table:style-name="ce1">
            <text:p>)</text:p>
          </table:table-cell>
          <table:table-cell office:value-type="string" office:string-value="" table:formula="of:=IF([.AB14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1]=&quot;&quot;;&quot;&quot;;&quot;hazzy76@hotmail.com&quot;)" table:style-name="ce1"/>
          <table:table-cell office:value-type="string" office:string-value="" table:formula="of:=IF([.AA141]=&quot;&quot;;&quot;&quot;;[.Q141])" table:style-name="ce1"/>
          <table:table-cell office:value-type="string" office:string-value="" table:formula="of:=IF([.AA14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532" table:style-name="ce28">
            <text:p>2014630532</text:p>
          </table:table-cell>
          <table:table-cell office:value-type="string" table:number-columns-spanned="2" table:number-rows-spanned="1" table:style-name="ce50">
            <text:p>EDGAR</text:p>
          </table:table-cell>
          <table:covered-table-cell/>
          <table:table-cell office:value-type="string" table:style-name="ce30">
            <text:p>ZÁRATE</text:p>
          </table:table-cell>
          <table:table-cell office:value-type="string" table:style-name="ce30">
            <text:p>CASTILL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6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2]=&quot;&quot;;&quot;&quot;;&quot;(&quot;)" table:style-name="ce1">
            <text:p>(</text:p>
          </table:table-cell>
          <table:table-cell office:value-type="float" office:value="2014630602" table:style-name="ce28">
            <text:p>2014630602</text:p>
          </table:table-cell>
          <table:table-cell office:value-type="string" table:style-name="ce48">
            <text:p>ALEJANDRO<text:s text:c="2"/></text:p>
          </table:table-cell>
          <table:table-cell office:value-type="string" table:style-name="ce30">
            <text:p>SANTAMARÍA</text:p>
          </table:table-cell>
          <table:table-cell office:value-type="string" table:style-name="ce30">
            <text:p>CANSECO</text:p>
          </table:table-cell>
          <table:table-cell office:value-type="string" office:string-value="hazzy76@hotmail.com" table:formula="of:=IF([.K142]=&quot;&quot;;&quot;&quot;;[.H142])" table:style-name="ce49">
            <text:p>hazzy76@hotmail.com</text:p>
          </table:table-cell>
          <table:table-cell office:value-type="string" office:string-value="2016-B066" table:formula="of:=IF([.L142]=&quot;&quot;;&quot;&quot;;[.I142])" table:style-name="ce46">
            <text:p>2016-B066</text:p>
          </table:table-cell>
          <table:table-cell office:value-type="string" office:string-value=")" table:formula="of:=IF([.Q142]=&quot;&quot;;&quot;&quot;;&quot;)&quot;)" table:style-name="ce4">
            <text:p>)</text:p>
          </table:table-cell>
          <table:table-cell office:value-type="string" office:string-value="" table:formula="of:=IF([.T142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42]=&quot;&quot;;&quot;&quot;;[.H142])" table:style-name="ce1"/>
          <table:table-cell office:value-type="string" office:string-value="" table:formula="of:=IF([.T142]=&quot;&quot;;&quot;&quot;;[.Q142])" table:style-name="ce1"/>
          <table:table-cell office:value-type="string" office:string-value="" table:formula="of:=IF([.S142]=&quot;&quot;;&quot;&quot;;&quot;)&quot;)" table:style-name="ce1"/>
          <table:table-cell office:value-type="string" office:string-value="" table:formula="of:=IF([.AB14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2]=&quot;&quot;;&quot;&quot;;&quot;hazzy76@hotmail.com&quot;)" table:style-name="ce1"/>
          <table:table-cell office:value-type="string" office:string-value="" table:formula="of:=IF([.AA142]=&quot;&quot;;&quot;&quot;;[.Q142])" table:style-name="ce1"/>
          <table:table-cell office:value-type="string" office:string-value="" table:formula="of:=IF([.AA14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572" table:style-name="ce28">
            <text:p>2014630572</text:p>
          </table:table-cell>
          <table:table-cell office:value-type="string" table:number-columns-spanned="2" table:number-rows-spanned="1" table:style-name="ce50">
            <text:p>FERNANDO</text:p>
          </table:table-cell>
          <table:covered-table-cell/>
          <table:table-cell office:value-type="string" table:style-name="ce30">
            <text:p>LÓPEZ</text:p>
          </table:table-cell>
          <table:table-cell office:value-type="string" table:style-name="ce30">
            <text:p>CALIXT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6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3]=&quot;&quot;;&quot;&quot;;&quot;(&quot;)" table:style-name="ce1">
            <text:p>(</text:p>
          </table:table-cell>
          <table:table-cell office:value-type="float" office:value="2014630398" table:style-name="ce28">
            <text:p>2014630398</text:p>
          </table:table-cell>
          <table:table-cell office:value-type="string" table:style-name="ce48">
            <text:p>ANA KAREN<text:s/></text:p>
          </table:table-cell>
          <table:table-cell office:value-type="string" table:style-name="ce30">
            <text:p>RAMÍREZ</text:p>
          </table:table-cell>
          <table:table-cell office:value-type="string" table:style-name="ce30">
            <text:p>TEXIS</text:p>
          </table:table-cell>
          <table:table-cell office:value-type="string" office:string-value="hazzy76@hotmail.com" table:formula="of:=IF([.K143]=&quot;&quot;;&quot;&quot;;[.H143])" table:style-name="ce49">
            <text:p>hazzy76@hotmail.com</text:p>
          </table:table-cell>
          <table:table-cell office:value-type="string" office:string-value="2016-B067" table:formula="of:=IF([.L143]=&quot;&quot;;&quot;&quot;;[.I143])" table:style-name="ce46">
            <text:p>2016-B067</text:p>
          </table:table-cell>
          <table:table-cell office:value-type="string" office:string-value=")" table:formula="of:=IF([.Q143]=&quot;&quot;;&quot;&quot;;&quot;)&quot;)" table:style-name="ce4">
            <text:p>)</text:p>
          </table:table-cell>
          <table:table-cell office:value-type="string" office:string-value="(" table:formula="of:=IF([.T143]=&quot;&quot;;&quot;&quot;;&quot;(&quot;)" table:style-name="ce4">
            <text:p>(</text:p>
          </table:table-cell>
          <table:table-cell office:value-type="float" office:value="2014630460" table:style-name="ce28">
            <text:p>2014630460</text:p>
          </table:table-cell>
          <table:table-cell office:value-type="string" table:style-name="ce5">
            <text:p>GUADALUPE ELIZABETH</text:p>
          </table:table-cell>
          <table:table-cell office:value-type="string" table:style-name="ce30">
            <text:p>SÁNCHEZ</text:p>
          </table:table-cell>
          <table:table-cell office:value-type="string" table:style-name="ce1">
            <text:p>LÓPEZ</text:p>
          </table:table-cell>
          <table:table-cell office:value-type="string" office:string-value="hazzy76@hotmail.com" table:formula="of:=IF([.S143]=&quot;&quot;;&quot;&quot;;[.H143])" table:style-name="ce1">
            <text:p>hazzy76@hotmail.com</text:p>
          </table:table-cell>
          <table:table-cell office:value-type="string" office:string-value="2016-B067" table:formula="of:=IF([.T143]=&quot;&quot;;&quot;&quot;;[.Q143])" table:style-name="ce1">
            <text:p>2016-B067</text:p>
          </table:table-cell>
          <table:table-cell office:value-type="string" office:string-value=")" table:formula="of:=IF([.S143]=&quot;&quot;;&quot;&quot;;&quot;)&quot;)" table:style-name="ce1">
            <text:p>)</text:p>
          </table:table-cell>
          <table:table-cell office:value-type="string" office:string-value="" table:formula="of:=IF([.AB14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3]=&quot;&quot;;&quot;&quot;;&quot;hazzy76@hotmail.com&quot;)" table:style-name="ce1"/>
          <table:table-cell office:value-type="string" office:string-value="" table:formula="of:=IF([.AA143]=&quot;&quot;;&quot;&quot;;[.Q143])" table:style-name="ce1"/>
          <table:table-cell office:value-type="string" office:string-value="" table:formula="of:=IF([.AA14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317" table:style-name="ce28">
            <text:p>2011630317</text:p>
          </table:table-cell>
          <table:table-cell office:value-type="string" table:number-columns-spanned="2" table:number-rows-spanned="1" table:style-name="ce50">
            <text:p>ROGELIO</text:p>
          </table:table-cell>
          <table:covered-table-cell/>
          <table:table-cell office:value-type="string" table:style-name="ce30">
            <text:p>AGUILAR</text:p>
          </table:table-cell>
          <table:table-cell office:value-type="string" table:style-name="ce30">
            <text:p>SORIAN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6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4]=&quot;&quot;;&quot;&quot;;&quot;(&quot;)" table:style-name="ce1">
            <text:p>(</text:p>
          </table:table-cell>
          <table:table-cell office:value-type="float" office:value="2012630115" table:style-name="ce28">
            <text:p>2012630115</text:p>
          </table:table-cell>
          <table:table-cell office:value-type="string" table:style-name="ce48">
            <text:p>LEOPOLDO<text:s text:c="2"/></text:p>
          </table:table-cell>
          <table:table-cell office:value-type="string" table:style-name="ce30">
            <text:p>DOMINGUEZ</text:p>
          </table:table-cell>
          <table:table-cell office:value-type="string" table:style-name="ce30">
            <text:p>CARDOSO</text:p>
          </table:table-cell>
          <table:table-cell office:value-type="string" office:string-value="hazzy76@hotmail.com" table:formula="of:=IF([.K144]=&quot;&quot;;&quot;&quot;;[.H144])" table:style-name="ce49">
            <text:p>hazzy76@hotmail.com</text:p>
          </table:table-cell>
          <table:table-cell office:value-type="string" office:string-value="2016-B068" table:formula="of:=IF([.L144]=&quot;&quot;;&quot;&quot;;[.I144])" table:style-name="ce46">
            <text:p>2016-B068</text:p>
          </table:table-cell>
          <table:table-cell office:value-type="string" office:string-value=")" table:formula="of:=IF([.Q144]=&quot;&quot;;&quot;&quot;;&quot;)&quot;)" table:style-name="ce4">
            <text:p>)</text:p>
          </table:table-cell>
          <table:table-cell office:value-type="string" office:string-value="(" table:formula="of:=IF([.T144]=&quot;&quot;;&quot;&quot;;&quot;(&quot;)" table:style-name="ce4">
            <text:p>(</text:p>
          </table:table-cell>
          <table:table-cell office:value-type="float" office:value="2012630378" table:style-name="ce28">
            <text:p>2012630378</text:p>
          </table:table-cell>
          <table:table-cell office:value-type="string" table:style-name="ce5">
            <text:p>JOSÉ LUIS</text:p>
          </table:table-cell>
          <table:table-cell office:value-type="string" table:style-name="ce30">
            <text:p>RIPOLL</text:p>
          </table:table-cell>
          <table:table-cell office:value-type="string" table:style-name="ce1">
            <text:p>CARRERA</text:p>
          </table:table-cell>
          <table:table-cell office:value-type="string" office:string-value="hazzy76@hotmail.com" table:formula="of:=IF([.S144]=&quot;&quot;;&quot;&quot;;[.H144])" table:style-name="ce1">
            <text:p>hazzy76@hotmail.com</text:p>
          </table:table-cell>
          <table:table-cell office:value-type="string" office:string-value="2016-B068" table:formula="of:=IF([.T144]=&quot;&quot;;&quot;&quot;;[.Q144])" table:style-name="ce1">
            <text:p>2016-B068</text:p>
          </table:table-cell>
          <table:table-cell office:value-type="string" office:string-value=")" table:formula="of:=IF([.S144]=&quot;&quot;;&quot;&quot;;&quot;)&quot;)" table:style-name="ce1">
            <text:p>)</text:p>
          </table:table-cell>
          <table:table-cell office:value-type="string" office:string-value="" table:formula="of:=IF([.AB14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4]=&quot;&quot;;&quot;&quot;;&quot;hazzy76@hotmail.com&quot;)" table:style-name="ce1"/>
          <table:table-cell office:value-type="string" office:string-value="" table:formula="of:=IF([.AA144]=&quot;&quot;;&quot;&quot;;[.Q144])" table:style-name="ce1"/>
          <table:table-cell office:value-type="string" office:string-value="" table:formula="of:=IF([.AA14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36" table:style-name="ce28">
            <text:p>2014630136</text:p>
          </table:table-cell>
          <table:table-cell office:value-type="string" table:number-columns-spanned="2" table:number-rows-spanned="1" table:style-name="ce50">
            <text:p>JUAN CARLOS</text:p>
          </table:table-cell>
          <table:covered-table-cell/>
          <table:table-cell office:value-type="string" table:style-name="ce30">
            <text:p>ESQUIVIAS</text:p>
          </table:table-cell>
          <table:table-cell office:value-type="string" table:style-name="ce30">
            <text:p>RAMÍ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7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5]=&quot;&quot;;&quot;&quot;;&quot;(&quot;)" table:style-name="ce1">
            <text:p>(</text:p>
          </table:table-cell>
          <table:table-cell office:value-type="float" office:value="2012630340" table:style-name="ce28">
            <text:p>2012630340</text:p>
          </table:table-cell>
          <table:table-cell office:value-type="string" table:style-name="ce48">
            <text:p>MIGUEL ÁNGEL<text:s/></text:p>
          </table:table-cell>
          <table:table-cell office:value-type="string" table:style-name="ce30">
            <text:p>PEÑA</text:p>
          </table:table-cell>
          <table:table-cell office:value-type="string" table:style-name="ce30">
            <text:p>LÓPEZ</text:p>
          </table:table-cell>
          <table:table-cell office:value-type="string" office:string-value="hazzy76@hotmail.com" table:formula="of:=IF([.K145]=&quot;&quot;;&quot;&quot;;[.H145])" table:style-name="ce49">
            <text:p>hazzy76@hotmail.com</text:p>
          </table:table-cell>
          <table:table-cell office:value-type="string" office:string-value="2016-B071" table:formula="of:=IF([.L145]=&quot;&quot;;&quot;&quot;;[.I145])" table:style-name="ce46">
            <text:p>2016-B071</text:p>
          </table:table-cell>
          <table:table-cell office:value-type="string" office:string-value=")" table:formula="of:=IF([.Q145]=&quot;&quot;;&quot;&quot;;&quot;)&quot;)" table:style-name="ce4">
            <text:p>)</text:p>
          </table:table-cell>
          <table:table-cell office:value-type="string" office:string-value="(" table:formula="of:=IF([.T145]=&quot;&quot;;&quot;&quot;;&quot;(&quot;)" table:style-name="ce4">
            <text:p>(</text:p>
          </table:table-cell>
          <table:table-cell office:value-type="float" office:value="2014630237" table:style-name="ce28">
            <text:p>2014630237</text:p>
          </table:table-cell>
          <table:table-cell office:value-type="string" table:style-name="ce5">
            <text:p>ADRIÁN<text:s/></text:p>
          </table:table-cell>
          <table:table-cell office:value-type="string" table:style-name="ce30">
            <text:p>JIMÉNEZ</text:p>
          </table:table-cell>
          <table:table-cell office:value-type="string" table:style-name="ce1">
            <text:p>CASILLAS</text:p>
          </table:table-cell>
          <table:table-cell office:value-type="string" office:string-value="hazzy76@hotmail.com" table:formula="of:=IF([.S145]=&quot;&quot;;&quot;&quot;;[.H145])" table:style-name="ce1">
            <text:p>hazzy76@hotmail.com</text:p>
          </table:table-cell>
          <table:table-cell office:value-type="string" office:string-value="2016-B071" table:formula="of:=IF([.T145]=&quot;&quot;;&quot;&quot;;[.Q145])" table:style-name="ce1">
            <text:p>2016-B071</text:p>
          </table:table-cell>
          <table:table-cell office:value-type="string" office:string-value=")" table:formula="of:=IF([.S145]=&quot;&quot;;&quot;&quot;;&quot;)&quot;)" table:style-name="ce1">
            <text:p>)</text:p>
          </table:table-cell>
          <table:table-cell office:value-type="string" office:string-value="" table:formula="of:=IF([.AB14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5]=&quot;&quot;;&quot;&quot;;&quot;hazzy76@hotmail.com&quot;)" table:style-name="ce1"/>
          <table:table-cell office:value-type="string" office:string-value="" table:formula="of:=IF([.AA145]=&quot;&quot;;&quot;&quot;;[.Q145])" table:style-name="ce1"/>
          <table:table-cell office:value-type="string" office:string-value="" table:formula="of:=IF([.AA14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320098" table:style-name="ce28">
            <text:p>2012320098</text:p>
          </table:table-cell>
          <table:table-cell office:value-type="string" table:number-columns-spanned="2" table:number-rows-spanned="1" table:style-name="ce50">
            <text:p>GUSTAVO</text:p>
          </table:table-cell>
          <table:covered-table-cell/>
          <table:table-cell office:value-type="string" table:style-name="ce30">
            <text:p>CABRERA</text:p>
          </table:table-cell>
          <table:table-cell office:value-type="string" table:style-name="ce30">
            <text:p>GOD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7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6]=&quot;&quot;;&quot;&quot;;&quot;(&quot;)" table:style-name="ce1">
            <text:p>(</text:p>
          </table:table-cell>
          <table:table-cell office:value-type="float" office:value="2013630067" table:style-name="ce28">
            <text:p>2013630067</text:p>
          </table:table-cell>
          <table:table-cell office:value-type="string" table:style-name="ce48">
            <text:p>ISIDRO ENRIQUE<text:s/></text:p>
          </table:table-cell>
          <table:table-cell office:value-type="string" table:style-name="ce30">
            <text:p>MARTÍNEZ</text:p>
          </table:table-cell>
          <table:table-cell office:value-type="string" table:style-name="ce30">
            <text:p>GUTIÉRREZ</text:p>
          </table:table-cell>
          <table:table-cell office:value-type="string" office:string-value="hazzy76@hotmail.com" table:formula="of:=IF([.K146]=&quot;&quot;;&quot;&quot;;[.H146])" table:style-name="ce49">
            <text:p>hazzy76@hotmail.com</text:p>
          </table:table-cell>
          <table:table-cell office:value-type="string" office:string-value="2016-B072" table:formula="of:=IF([.L146]=&quot;&quot;;&quot;&quot;;[.I146])" table:style-name="ce46">
            <text:p>2016-B072</text:p>
          </table:table-cell>
          <table:table-cell office:value-type="string" office:string-value=")" table:formula="of:=IF([.Q146]=&quot;&quot;;&quot;&quot;;&quot;)&quot;)" table:style-name="ce4">
            <text:p>)</text:p>
          </table:table-cell>
          <table:table-cell office:value-type="string" office:string-value="(" table:formula="of:=IF([.T146]=&quot;&quot;;&quot;&quot;;&quot;(&quot;)" table:style-name="ce4">
            <text:p>(</text:p>
          </table:table-cell>
          <table:table-cell office:value-type="float" office:value="2013630470" table:style-name="ce28">
            <text:p>2013630470</text:p>
          </table:table-cell>
          <table:table-cell office:value-type="string" table:style-name="ce5">
            <text:p>MIRYAM<text:s/></text:p>
          </table:table-cell>
          <table:table-cell office:value-type="string" table:style-name="ce30">
            <text:p>QUEZADA</text:p>
          </table:table-cell>
          <table:table-cell office:value-type="string" table:style-name="ce1">
            <text:p>AGUIRRE</text:p>
          </table:table-cell>
          <table:table-cell office:value-type="string" office:string-value="hazzy76@hotmail.com" table:formula="of:=IF([.S146]=&quot;&quot;;&quot;&quot;;[.H146])" table:style-name="ce1">
            <text:p>hazzy76@hotmail.com</text:p>
          </table:table-cell>
          <table:table-cell office:value-type="string" office:string-value="2016-B072" table:formula="of:=IF([.T146]=&quot;&quot;;&quot;&quot;;[.Q146])" table:style-name="ce1">
            <text:p>2016-B072</text:p>
          </table:table-cell>
          <table:table-cell office:value-type="string" office:string-value=")" table:formula="of:=IF([.S146]=&quot;&quot;;&quot;&quot;;&quot;)&quot;)" table:style-name="ce1">
            <text:p>)</text:p>
          </table:table-cell>
          <table:table-cell office:value-type="string" office:string-value="" table:formula="of:=IF([.AB14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6]=&quot;&quot;;&quot;&quot;;&quot;hazzy76@hotmail.com&quot;)" table:style-name="ce1"/>
          <table:table-cell office:value-type="string" office:string-value="" table:formula="of:=IF([.AA146]=&quot;&quot;;&quot;&quot;;[.Q146])" table:style-name="ce1"/>
          <table:table-cell office:value-type="string" office:string-value="" table:formula="of:=IF([.AA14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301453" table:style-name="ce28">
            <text:p>2011301453</text:p>
          </table:table-cell>
          <table:table-cell office:value-type="string" table:number-columns-spanned="2" table:number-rows-spanned="1" table:style-name="ce50">
            <text:p>CARLOS HILARIO</text:p>
          </table:table-cell>
          <table:covered-table-cell/>
          <table:table-cell office:value-type="string" table:style-name="ce30">
            <text:p>LÓPEZ</text:p>
          </table:table-cell>
          <table:table-cell office:value-type="string" table:style-name="ce30">
            <text:p>RAMÍ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7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7]=&quot;&quot;;&quot;&quot;;&quot;(&quot;)" table:style-name="ce1">
            <text:p>(</text:p>
          </table:table-cell>
          <table:table-cell office:value-type="float" office:value="2012630565" table:style-name="ce28">
            <text:p>2012630565</text:p>
          </table:table-cell>
          <table:table-cell office:value-type="string" table:style-name="ce48">
            <text:p>JOSÉ RODOLFO<text:s/></text:p>
          </table:table-cell>
          <table:table-cell office:value-type="string" table:style-name="ce30">
            <text:p>MORENO</text:p>
          </table:table-cell>
          <table:table-cell office:value-type="string" table:style-name="ce30">
            <text:p>SÁNCHEZ</text:p>
          </table:table-cell>
          <table:table-cell office:value-type="string" office:string-value="hazzy76@hotmail.com" table:formula="of:=IF([.K147]=&quot;&quot;;&quot;&quot;;[.H147])" table:style-name="ce49">
            <text:p>hazzy76@hotmail.com</text:p>
          </table:table-cell>
          <table:table-cell office:value-type="string" office:string-value="2016-B074" table:formula="of:=IF([.L147]=&quot;&quot;;&quot;&quot;;[.I147])" table:style-name="ce46">
            <text:p>2016-B074</text:p>
          </table:table-cell>
          <table:table-cell office:value-type="string" office:string-value=")" table:formula="of:=IF([.Q147]=&quot;&quot;;&quot;&quot;;&quot;)&quot;)" table:style-name="ce4">
            <text:p>)</text:p>
          </table:table-cell>
          <table:table-cell office:value-type="string" office:string-value="" table:formula="of:=IF([.T14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47]=&quot;&quot;;&quot;&quot;;[.H147])" table:style-name="ce1"/>
          <table:table-cell office:value-type="string" office:string-value="" table:formula="of:=IF([.T147]=&quot;&quot;;&quot;&quot;;[.Q147])" table:style-name="ce1"/>
          <table:table-cell office:value-type="string" office:string-value="" table:formula="of:=IF([.S147]=&quot;&quot;;&quot;&quot;;&quot;)&quot;)" table:style-name="ce1"/>
          <table:table-cell office:value-type="string" office:string-value="" table:formula="of:=IF([.AB14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7]=&quot;&quot;;&quot;&quot;;&quot;hazzy76@hotmail.com&quot;)" table:style-name="ce1"/>
          <table:table-cell office:value-type="string" office:string-value="" table:formula="of:=IF([.AA147]=&quot;&quot;;&quot;&quot;;[.Q147])" table:style-name="ce1"/>
          <table:table-cell office:value-type="string" office:string-value="" table:formula="of:=IF([.AA14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548" table:style-name="ce28">
            <text:p>2014630548</text:p>
          </table:table-cell>
          <table:table-cell office:value-type="string" table:number-columns-spanned="2" table:number-rows-spanned="1" table:style-name="ce50">
            <text:p>BRANDON IVÁN</text:p>
          </table:table-cell>
          <table:covered-table-cell/>
          <table:table-cell office:value-type="string" table:style-name="ce30">
            <text:p>CELIS</text:p>
          </table:table-cell>
          <table:table-cell office:value-type="string" table:style-name="ce30">
            <text:p>VÁZQU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7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8]=&quot;&quot;;&quot;&quot;;&quot;(&quot;)" table:style-name="ce1">
            <text:p>(</text:p>
          </table:table-cell>
          <table:table-cell office:value-type="float" office:value="2011630232" table:style-name="ce28">
            <text:p>2011630232</text:p>
          </table:table-cell>
          <table:table-cell office:value-type="string" table:style-name="ce48">
            <text:p>JESSICA JAZMÍN<text:s/></text:p>
          </table:table-cell>
          <table:table-cell office:value-type="string" table:style-name="ce30">
            <text:p>RAMÍREZ</text:p>
          </table:table-cell>
          <table:table-cell office:value-type="string" table:style-name="ce30">
            <text:p>HERNÁNDEZ</text:p>
          </table:table-cell>
          <table:table-cell office:value-type="string" office:string-value="hazzy76@hotmail.com" table:formula="of:=IF([.K148]=&quot;&quot;;&quot;&quot;;[.H148])" table:style-name="ce49">
            <text:p>hazzy76@hotmail.com</text:p>
          </table:table-cell>
          <table:table-cell office:value-type="string" office:string-value="2016-B075" table:formula="of:=IF([.L148]=&quot;&quot;;&quot;&quot;;[.I148])" table:style-name="ce46">
            <text:p>2016-B075</text:p>
          </table:table-cell>
          <table:table-cell office:value-type="string" office:string-value=")" table:formula="of:=IF([.Q148]=&quot;&quot;;&quot;&quot;;&quot;)&quot;)" table:style-name="ce4">
            <text:p>)</text:p>
          </table:table-cell>
          <table:table-cell office:value-type="string" office:string-value="(" table:formula="of:=IF([.T148]=&quot;&quot;;&quot;&quot;;&quot;(&quot;)" table:style-name="ce4">
            <text:p>(</text:p>
          </table:table-cell>
          <table:table-cell office:value-type="float" office:value="2012630535" table:style-name="ce28">
            <text:p>2012630535</text:p>
          </table:table-cell>
          <table:table-cell office:value-type="string" table:style-name="ce5">
            <text:p>GETSEMANI BELÉN</text:p>
          </table:table-cell>
          <table:table-cell office:value-type="string" table:style-name="ce30">
            <text:p>SOTO</text:p>
          </table:table-cell>
          <table:table-cell office:value-type="string" table:style-name="ce1">
            <text:p>REYES</text:p>
          </table:table-cell>
          <table:table-cell office:value-type="string" office:string-value="hazzy76@hotmail.com" table:formula="of:=IF([.S148]=&quot;&quot;;&quot;&quot;;[.H148])" table:style-name="ce1">
            <text:p>hazzy76@hotmail.com</text:p>
          </table:table-cell>
          <table:table-cell office:value-type="string" office:string-value="2016-B075" table:formula="of:=IF([.T148]=&quot;&quot;;&quot;&quot;;[.Q148])" table:style-name="ce1">
            <text:p>2016-B075</text:p>
          </table:table-cell>
          <table:table-cell office:value-type="string" office:string-value=")" table:formula="of:=IF([.S148]=&quot;&quot;;&quot;&quot;;&quot;)&quot;)" table:style-name="ce1">
            <text:p>)</text:p>
          </table:table-cell>
          <table:table-cell office:value-type="string" office:string-value="(" table:formula="of:=IF([.AB148]=&quot;&quot;;&quot;&quot;;&quot;(&quot;)" table:style-name="ce1">
            <text:p>(</text:p>
          </table:table-cell>
          <table:table-cell office:value-type="float" office:value="2014630500" table:style-name="ce34">
            <text:p>2014630500</text:p>
          </table:table-cell>
          <table:table-cell office:value-type="string" table:style-name="ce7">
            <text:p>HÉCTOR<text:s/></text:p>
          </table:table-cell>
          <table:table-cell office:value-type="string" table:style-name="ce34">
            <text:p>UGALDE</text:p>
          </table:table-cell>
          <table:table-cell office:value-type="string" table:style-name="ce1">
            <text:p>BARRÓN</text:p>
          </table:table-cell>
          <table:table-cell office:value-type="string" office:string-value="hazzy76@hotmail.com" table:formula="of:=IF([.AA148]=&quot;&quot;;&quot;&quot;;&quot;hazzy76@hotmail.com&quot;)" table:style-name="ce1">
            <text:p>hazzy76@hotmail.com</text:p>
          </table:table-cell>
          <table:table-cell office:value-type="string" office:string-value="2016-B075" table:formula="of:=IF([.AA148]=&quot;&quot;;&quot;&quot;;[.Q148])" table:style-name="ce1">
            <text:p>2016-B075</text:p>
          </table:table-cell>
          <table:table-cell office:value-type="string" office:string-value=")" table:formula="of:=IF([.AA148]=&quot;&quot;;&quot;&quot;;&quot;)&quot;)" table:style-name="ce1">
            <text:p>)</text:p>
          </table:table-cell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22" table:style-name="ce28">
            <text:p>2014630222</text:p>
          </table:table-cell>
          <table:table-cell office:value-type="string" table:number-columns-spanned="2" table:number-rows-spanned="1" table:style-name="ce50">
            <text:p>JAIR SAID</text:p>
          </table:table-cell>
          <table:covered-table-cell/>
          <table:table-cell office:value-type="string" table:style-name="ce30">
            <text:p>HERNÁNDEZ</text:p>
          </table:table-cell>
          <table:table-cell office:value-type="string" table:style-name="ce30">
            <text:p>REY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7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49]=&quot;&quot;;&quot;&quot;;&quot;(&quot;)" table:style-name="ce1">
            <text:p>(</text:p>
          </table:table-cell>
          <table:table-cell office:value-type="float" office:value="2014630332" table:style-name="ce28">
            <text:p>2014630332</text:p>
          </table:table-cell>
          <table:table-cell office:value-type="string" table:style-name="ce48">
            <text:p>ESTEBAN<text:s text:c="2"/></text:p>
          </table:table-cell>
          <table:table-cell office:value-type="string" table:style-name="ce30">
            <text:p>MORALES</text:p>
          </table:table-cell>
          <table:table-cell office:value-type="string" table:style-name="ce30">
            <text:p>CISNEROS</text:p>
          </table:table-cell>
          <table:table-cell office:value-type="string" office:string-value="hazzy76@hotmail.com" table:formula="of:=IF([.K149]=&quot;&quot;;&quot;&quot;;[.H149])" table:style-name="ce49">
            <text:p>hazzy76@hotmail.com</text:p>
          </table:table-cell>
          <table:table-cell office:value-type="string" office:string-value="2016-B076" table:formula="of:=IF([.L149]=&quot;&quot;;&quot;&quot;;[.I149])" table:style-name="ce46">
            <text:p>2016-B076</text:p>
          </table:table-cell>
          <table:table-cell office:value-type="string" office:string-value=")" table:formula="of:=IF([.Q149]=&quot;&quot;;&quot;&quot;;&quot;)&quot;)" table:style-name="ce4">
            <text:p>)</text:p>
          </table:table-cell>
          <table:table-cell office:value-type="string" office:string-value="" table:formula="of:=IF([.T149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49]=&quot;&quot;;&quot;&quot;;[.H149])" table:style-name="ce1"/>
          <table:table-cell office:value-type="string" office:string-value="" table:formula="of:=IF([.T149]=&quot;&quot;;&quot;&quot;;[.Q149])" table:style-name="ce1"/>
          <table:table-cell office:value-type="string" office:string-value="" table:formula="of:=IF([.S149]=&quot;&quot;;&quot;&quot;;&quot;)&quot;)" table:style-name="ce1"/>
          <table:table-cell office:value-type="string" office:string-value="" table:formula="of:=IF([.AB14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49]=&quot;&quot;;&quot;&quot;;&quot;hazzy76@hotmail.com&quot;)" table:style-name="ce1"/>
          <table:table-cell office:value-type="string" office:string-value="" table:formula="of:=IF([.AA149]=&quot;&quot;;&quot;&quot;;[.Q149])" table:style-name="ce1"/>
          <table:table-cell office:value-type="string" office:string-value="" table:formula="of:=IF([.AA14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257" table:style-name="ce28">
            <text:p>2014630257</text:p>
          </table:table-cell>
          <table:table-cell office:value-type="string" table:number-columns-spanned="2" table:number-rows-spanned="1" table:style-name="ce50">
            <text:p>DIEGO</text:p>
          </table:table-cell>
          <table:covered-table-cell/>
          <table:table-cell office:value-type="string" table:style-name="ce30">
            <text:p>LÓPEZ</text:p>
          </table:table-cell>
          <table:table-cell office:value-type="string" table:style-name="ce30">
            <text:p>ARCO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77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50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50]=&quot;&quot;;&quot;&quot;;[.H150])" table:style-name="ce49"/>
          <table:table-cell office:value-type="string" office:string-value="" table:formula="of:=IF([.L150]=&quot;&quot;;&quot;&quot;;[.I150])" table:style-name="ce46"/>
          <table:table-cell office:value-type="string" office:string-value="" table:formula="of:=IF([.Q150]=&quot;&quot;;&quot;&quot;;&quot;)&quot;)" table:style-name="ce4"/>
          <table:table-cell office:value-type="string" office:string-value="" table:formula="of:=IF([.T15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50]=&quot;&quot;;&quot;&quot;;[.H150])" table:style-name="ce1"/>
          <table:table-cell office:value-type="string" office:string-value="" table:formula="of:=IF([.T150]=&quot;&quot;;&quot;&quot;;[.Q150])" table:style-name="ce1"/>
          <table:table-cell office:value-type="string" office:string-value="" table:formula="of:=IF([.S150]=&quot;&quot;;&quot;&quot;;&quot;)&quot;)" table:style-name="ce1"/>
          <table:table-cell office:value-type="string" office:string-value="" table:formula="of:=IF([.AB15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0]=&quot;&quot;;&quot;&quot;;&quot;hazzy76@hotmail.com&quot;)" table:style-name="ce1"/>
          <table:table-cell office:value-type="string" office:string-value="" table:formula="of:=IF([.AA150]=&quot;&quot;;&quot;&quot;;[.Q150])" table:style-name="ce1"/>
          <table:table-cell office:value-type="string" office:string-value="" table:formula="of:=IF([.AA15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53" table:style-name="ce28">
            <text:p>2013630153</text:p>
          </table:table-cell>
          <table:table-cell office:value-type="string" table:number-columns-spanned="2" table:number-rows-spanned="1" table:style-name="ce50">
            <text:p>DAVID</text:p>
          </table:table-cell>
          <table:covered-table-cell/>
          <table:table-cell office:value-type="string" table:style-name="ce30">
            <text:p>CISNEROS</text:p>
          </table:table-cell>
          <table:table-cell office:value-type="string" table:style-name="ce30">
            <text:p>CORTÉ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78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51]=&quot;&quot;;&quot;&quot;;&quot;(&quot;)" table:style-name="ce1">
            <text:p>(</text:p>
          </table:table-cell>
          <table:table-cell office:value-type="float" office:value="2013630115" table:style-name="ce28">
            <text:p>2013630115</text:p>
          </table:table-cell>
          <table:table-cell office:value-type="string" table:style-name="ce48">
            <text:p>MAURICIO<text:s text:c="2"/></text:p>
          </table:table-cell>
          <table:table-cell office:value-type="string" table:style-name="ce30">
            <text:p>ARGUETA</text:p>
          </table:table-cell>
          <table:table-cell office:value-type="string" table:style-name="ce30">
            <text:p>MACÍAS</text:p>
          </table:table-cell>
          <table:table-cell office:value-type="string" office:string-value="hazzy76@hotmail.com" table:formula="of:=IF([.K151]=&quot;&quot;;&quot;&quot;;[.H151])" table:style-name="ce49">
            <text:p>hazzy76@hotmail.com</text:p>
          </table:table-cell>
          <table:table-cell office:value-type="string" office:string-value="2016-B078" table:formula="of:=IF([.L151]=&quot;&quot;;&quot;&quot;;[.I151])" table:style-name="ce46">
            <text:p>2016-B078</text:p>
          </table:table-cell>
          <table:table-cell office:value-type="string" office:string-value=")" table:formula="of:=IF([.Q151]=&quot;&quot;;&quot;&quot;;&quot;)&quot;)" table:style-name="ce4">
            <text:p>)</text:p>
          </table:table-cell>
          <table:table-cell office:value-type="string" office:string-value="(" table:formula="of:=IF([.T151]=&quot;&quot;;&quot;&quot;;&quot;(&quot;)" table:style-name="ce4">
            <text:p>(</text:p>
          </table:table-cell>
          <table:table-cell office:value-type="float" office:value="2013630375" table:style-name="ce28">
            <text:p>2013630375</text:p>
          </table:table-cell>
          <table:table-cell office:value-type="string" table:style-name="ce5">
            <text:p>MARCO ANTONIO</text:p>
          </table:table-cell>
          <table:table-cell office:value-type="string" table:style-name="ce30">
            <text:p>RODRÍGUEZ</text:p>
          </table:table-cell>
          <table:table-cell office:value-type="string" table:style-name="ce1">
            <text:p>PINEDA</text:p>
          </table:table-cell>
          <table:table-cell office:value-type="string" office:string-value="hazzy76@hotmail.com" table:formula="of:=IF([.S151]=&quot;&quot;;&quot;&quot;;[.H151])" table:style-name="ce1">
            <text:p>hazzy76@hotmail.com</text:p>
          </table:table-cell>
          <table:table-cell office:value-type="string" office:string-value="2016-B078" table:formula="of:=IF([.T151]=&quot;&quot;;&quot;&quot;;[.Q151])" table:style-name="ce1">
            <text:p>2016-B078</text:p>
          </table:table-cell>
          <table:table-cell office:value-type="string" office:string-value=")" table:formula="of:=IF([.S151]=&quot;&quot;;&quot;&quot;;&quot;)&quot;)" table:style-name="ce1">
            <text:p>)</text:p>
          </table:table-cell>
          <table:table-cell office:value-type="string" office:string-value="" table:formula="of:=IF([.AB15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1]=&quot;&quot;;&quot;&quot;;&quot;hazzy76@hotmail.com&quot;)" table:style-name="ce1"/>
          <table:table-cell office:value-type="string" office:string-value="" table:formula="of:=IF([.AA151]=&quot;&quot;;&quot;&quot;;[.Q151])" table:style-name="ce1"/>
          <table:table-cell office:value-type="string" office:string-value="" table:formula="of:=IF([.AA15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7630154" table:style-name="ce28">
            <text:p>2007630154</text:p>
          </table:table-cell>
          <table:table-cell office:value-type="string" table:number-columns-spanned="2" table:number-rows-spanned="1" table:style-name="ce50">
            <text:p>ELIAS ENRIQUE</text:p>
          </table:table-cell>
          <table:covered-table-cell/>
          <table:table-cell office:value-type="string" table:style-name="ce30">
            <text:p>GARCÍA</text:p>
          </table:table-cell>
          <table:table-cell office:value-type="string" table:style-name="ce30">
            <text:p>SOT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79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52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52]=&quot;&quot;;&quot;&quot;;[.H152])" table:style-name="ce49"/>
          <table:table-cell office:value-type="string" office:string-value="" table:formula="of:=IF([.L152]=&quot;&quot;;&quot;&quot;;[.I152])" table:style-name="ce46"/>
          <table:table-cell office:value-type="string" office:string-value="" table:formula="of:=IF([.Q152]=&quot;&quot;;&quot;&quot;;&quot;)&quot;)" table:style-name="ce4"/>
          <table:table-cell office:value-type="string" office:string-value="" table:formula="of:=IF([.T152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52]=&quot;&quot;;&quot;&quot;;[.H152])" table:style-name="ce1"/>
          <table:table-cell office:value-type="string" office:string-value="" table:formula="of:=IF([.T152]=&quot;&quot;;&quot;&quot;;[.Q152])" table:style-name="ce1"/>
          <table:table-cell office:value-type="string" office:string-value="" table:formula="of:=IF([.S152]=&quot;&quot;;&quot;&quot;;&quot;)&quot;)" table:style-name="ce1"/>
          <table:table-cell office:value-type="string" office:string-value="" table:formula="of:=IF([.AB15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2]=&quot;&quot;;&quot;&quot;;&quot;hazzy76@hotmail.com&quot;)" table:style-name="ce1"/>
          <table:table-cell office:value-type="string" office:string-value="" table:formula="of:=IF([.AA152]=&quot;&quot;;&quot;&quot;;[.Q152])" table:style-name="ce1"/>
          <table:table-cell office:value-type="string" office:string-value="" table:formula="of:=IF([.AA15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52" table:style-name="ce28">
            <text:p>2014630052</text:p>
          </table:table-cell>
          <table:table-cell office:value-type="string" table:number-columns-spanned="2" table:number-rows-spanned="1" table:style-name="ce50">
            <text:p>ALEJANDRA</text:p>
          </table:table-cell>
          <table:covered-table-cell/>
          <table:table-cell office:value-type="string" table:style-name="ce30">
            <text:p>BLANCO</text:p>
          </table:table-cell>
          <table:table-cell office:value-type="string" table:style-name="ce30">
            <text:p>ALVA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8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53]=&quot;&quot;;&quot;&quot;;&quot;(&quot;)" table:style-name="ce1">
            <text:p>(</text:p>
          </table:table-cell>
          <table:table-cell office:value-type="float" office:value="2014630303" table:style-name="ce28">
            <text:p>2014630303</text:p>
          </table:table-cell>
          <table:table-cell office:value-type="string" table:style-name="ce48">
            <text:p>EMMANUEL<text:s text:c="2"/></text:p>
          </table:table-cell>
          <table:table-cell office:value-type="string" table:style-name="ce30">
            <text:p>MARTÍNEZ</text:p>
          </table:table-cell>
          <table:table-cell office:value-type="string" table:style-name="ce30">
            <text:p>RODRIGUEZ</text:p>
          </table:table-cell>
          <table:table-cell office:value-type="string" office:string-value="hazzy76@hotmail.com" table:formula="of:=IF([.K153]=&quot;&quot;;&quot;&quot;;[.H153])" table:style-name="ce49">
            <text:p>hazzy76@hotmail.com</text:p>
          </table:table-cell>
          <table:table-cell office:value-type="string" office:string-value="2016-B081" table:formula="of:=IF([.L153]=&quot;&quot;;&quot;&quot;;[.I153])" table:style-name="ce46">
            <text:p>2016-B081</text:p>
          </table:table-cell>
          <table:table-cell office:value-type="string" office:string-value=")" table:formula="of:=IF([.Q153]=&quot;&quot;;&quot;&quot;;&quot;)&quot;)" table:style-name="ce4">
            <text:p>)</text:p>
          </table:table-cell>
          <table:table-cell office:value-type="string" office:string-value="" table:formula="of:=IF([.T153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53]=&quot;&quot;;&quot;&quot;;[.H153])" table:style-name="ce1"/>
          <table:table-cell office:value-type="string" office:string-value="" table:formula="of:=IF([.T153]=&quot;&quot;;&quot;&quot;;[.Q153])" table:style-name="ce1"/>
          <table:table-cell office:value-type="string" office:string-value="" table:formula="of:=IF([.S153]=&quot;&quot;;&quot;&quot;;&quot;)&quot;)" table:style-name="ce1"/>
          <table:table-cell office:value-type="string" office:string-value="" table:formula="of:=IF([.AB15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3]=&quot;&quot;;&quot;&quot;;&quot;hazzy76@hotmail.com&quot;)" table:style-name="ce1"/>
          <table:table-cell office:value-type="string" office:string-value="" table:formula="of:=IF([.AA153]=&quot;&quot;;&quot;&quot;;[.Q153])" table:style-name="ce1"/>
          <table:table-cell office:value-type="string" office:string-value="" table:formula="of:=IF([.AA15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62" table:style-name="ce28">
            <text:p>2014630062</text:p>
          </table:table-cell>
          <table:table-cell office:value-type="string" table:number-columns-spanned="2" table:number-rows-spanned="1" table:style-name="ce50">
            <text:p>MOISÉS</text:p>
          </table:table-cell>
          <table:covered-table-cell/>
          <table:table-cell office:value-type="string" table:style-name="ce30">
            <text:p>CABRERA</text:p>
          </table:table-cell>
          <table:table-cell office:value-type="string" table:style-name="ce30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8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54]=&quot;&quot;;&quot;&quot;;&quot;(&quot;)" table:style-name="ce1">
            <text:p>(</text:p>
          </table:table-cell>
          <table:table-cell office:value-type="float" office:value="2014630116" table:style-name="ce28">
            <text:p>2014630116</text:p>
          </table:table-cell>
          <table:table-cell office:value-type="string" table:style-name="ce48">
            <text:p>BRYAN JOSEPH<text:s/></text:p>
          </table:table-cell>
          <table:table-cell office:value-type="string" table:style-name="ce30">
            <text:p>DE JESÚS</text:p>
          </table:table-cell>
          <table:table-cell office:value-type="string" table:style-name="ce30">
            <text:p>HERNÁNDEZ</text:p>
          </table:table-cell>
          <table:table-cell office:value-type="string" office:string-value="hazzy76@hotmail.com" table:formula="of:=IF([.K154]=&quot;&quot;;&quot;&quot;;[.H154])" table:style-name="ce49">
            <text:p>hazzy76@hotmail.com</text:p>
          </table:table-cell>
          <table:table-cell office:value-type="string" office:string-value="2016-B082" table:formula="of:=IF([.L154]=&quot;&quot;;&quot;&quot;;[.I154])" table:style-name="ce46">
            <text:p>2016-B082</text:p>
          </table:table-cell>
          <table:table-cell office:value-type="string" office:string-value=")" table:formula="of:=IF([.Q154]=&quot;&quot;;&quot;&quot;;&quot;)&quot;)" table:style-name="ce4">
            <text:p>)</text:p>
          </table:table-cell>
          <table:table-cell office:value-type="string" office:string-value="(" table:formula="of:=IF([.T154]=&quot;&quot;;&quot;&quot;;&quot;(&quot;)" table:style-name="ce4">
            <text:p>(</text:p>
          </table:table-cell>
          <table:table-cell office:value-type="float" office:value="2014630261" table:style-name="ce28">
            <text:p>2014630261</text:p>
          </table:table-cell>
          <table:table-cell office:value-type="string" table:style-name="ce5">
            <text:p>NOÉ MARCELINO</text:p>
          </table:table-cell>
          <table:table-cell office:value-type="string" table:style-name="ce30">
            <text:p>LÓPEZ</text:p>
          </table:table-cell>
          <table:table-cell office:value-type="string" table:style-name="ce1">
            <text:p>HERNÁNDEZ</text:p>
          </table:table-cell>
          <table:table-cell office:value-type="string" office:string-value="hazzy76@hotmail.com" table:formula="of:=IF([.S154]=&quot;&quot;;&quot;&quot;;[.H154])" table:style-name="ce1">
            <text:p>hazzy76@hotmail.com</text:p>
          </table:table-cell>
          <table:table-cell office:value-type="string" office:string-value="2016-B082" table:formula="of:=IF([.T154]=&quot;&quot;;&quot;&quot;;[.Q154])" table:style-name="ce1">
            <text:p>2016-B082</text:p>
          </table:table-cell>
          <table:table-cell office:value-type="string" office:string-value=")" table:formula="of:=IF([.S154]=&quot;&quot;;&quot;&quot;;&quot;)&quot;)" table:style-name="ce1">
            <text:p>)</text:p>
          </table:table-cell>
          <table:table-cell office:value-type="string" office:string-value="(" table:formula="of:=IF([.AB154]=&quot;&quot;;&quot;&quot;;&quot;(&quot;)" table:style-name="ce1">
            <text:p>(</text:p>
          </table:table-cell>
          <table:table-cell office:value-type="float" office:value="2014630502" table:style-name="ce34">
            <text:p>2014630502</text:p>
          </table:table-cell>
          <table:table-cell office:value-type="string" table:style-name="ce7">
            <text:p>ALEXIS<text:s/></text:p>
          </table:table-cell>
          <table:table-cell office:value-type="string" table:style-name="ce34">
            <text:p>URIARTE</text:p>
          </table:table-cell>
          <table:table-cell office:value-type="string" table:style-name="ce1">
            <text:p>REYES</text:p>
          </table:table-cell>
          <table:table-cell office:value-type="string" office:string-value="hazzy76@hotmail.com" table:formula="of:=IF([.AA154]=&quot;&quot;;&quot;&quot;;&quot;hazzy76@hotmail.com&quot;)" table:style-name="ce1">
            <text:p>hazzy76@hotmail.com</text:p>
          </table:table-cell>
          <table:table-cell office:value-type="string" office:string-value="2016-B082" table:formula="of:=IF([.AA154]=&quot;&quot;;&quot;&quot;;[.Q154])" table:style-name="ce1">
            <text:p>2016-B082</text:p>
          </table:table-cell>
          <table:table-cell office:value-type="string" office:string-value=")" table:formula="of:=IF([.AA154]=&quot;&quot;;&quot;&quot;;&quot;)&quot;)" table:style-name="ce1">
            <text:p>)</text:p>
          </table:table-cell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333" table:style-name="ce28">
            <text:p>2011630333</text:p>
          </table:table-cell>
          <table:table-cell office:value-type="string" table:number-columns-spanned="2" table:number-rows-spanned="1" table:style-name="ce50">
            <text:p>OMAR SAID</text:p>
          </table:table-cell>
          <table:covered-table-cell/>
          <table:table-cell office:value-type="string" table:style-name="ce30">
            <text:p>ARAIZA</text:p>
          </table:table-cell>
          <table:table-cell office:value-type="string" table:style-name="ce30">
            <text:p>LÓP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8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55]=&quot;&quot;;&quot;&quot;;&quot;(&quot;)" table:style-name="ce1">
            <text:p>(</text:p>
          </table:table-cell>
          <table:table-cell office:value-type="float" office:value="2011630107" table:style-name="ce28">
            <text:p>2011630107</text:p>
          </table:table-cell>
          <table:table-cell office:value-type="string" table:style-name="ce48">
            <text:p>HÉCTOR ALONSO<text:s/></text:p>
          </table:table-cell>
          <table:table-cell office:value-type="string" table:style-name="ce30">
            <text:p>FRANCO</text:p>
          </table:table-cell>
          <table:table-cell office:value-type="string" table:style-name="ce30">
            <text:p>CARMONA</text:p>
          </table:table-cell>
          <table:table-cell office:value-type="string" office:string-value="hazzy76@hotmail.com" table:formula="of:=IF([.K155]=&quot;&quot;;&quot;&quot;;[.H155])" table:style-name="ce49">
            <text:p>hazzy76@hotmail.com</text:p>
          </table:table-cell>
          <table:table-cell office:value-type="string" office:string-value="2016-B083" table:formula="of:=IF([.L155]=&quot;&quot;;&quot;&quot;;[.I155])" table:style-name="ce46">
            <text:p>2016-B083</text:p>
          </table:table-cell>
          <table:table-cell office:value-type="string" office:string-value=")" table:formula="of:=IF([.Q155]=&quot;&quot;;&quot;&quot;;&quot;)&quot;)" table:style-name="ce4">
            <text:p>)</text:p>
          </table:table-cell>
          <table:table-cell office:value-type="string" office:string-value="" table:formula="of:=IF([.T15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55]=&quot;&quot;;&quot;&quot;;[.H155])" table:style-name="ce1"/>
          <table:table-cell office:value-type="string" office:string-value="" table:formula="of:=IF([.T155]=&quot;&quot;;&quot;&quot;;[.Q155])" table:style-name="ce1"/>
          <table:table-cell office:value-type="string" office:string-value="" table:formula="of:=IF([.S155]=&quot;&quot;;&quot;&quot;;&quot;)&quot;)" table:style-name="ce1"/>
          <table:table-cell office:value-type="string" office:string-value="" table:formula="of:=IF([.AB15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5]=&quot;&quot;;&quot;&quot;;&quot;hazzy76@hotmail.com&quot;)" table:style-name="ce1"/>
          <table:table-cell office:value-type="string" office:string-value="" table:formula="of:=IF([.AA155]=&quot;&quot;;&quot;&quot;;[.Q155])" table:style-name="ce1"/>
          <table:table-cell office:value-type="string" office:string-value="" table:formula="of:=IF([.AA15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566" table:style-name="ce28">
            <text:p>2013630566</text:p>
          </table:table-cell>
          <table:table-cell office:value-type="string" table:number-columns-spanned="2" table:number-rows-spanned="1" table:style-name="ce50">
            <text:p>CARLOS EDUARDO</text:p>
          </table:table-cell>
          <table:covered-table-cell/>
          <table:table-cell office:value-type="string" table:style-name="ce30">
            <text:p>PINEDA</text:p>
          </table:table-cell>
          <table:table-cell office:value-type="string" table:style-name="ce30">
            <text:p>HERNÁND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86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56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56]=&quot;&quot;;&quot;&quot;;[.H156])" table:style-name="ce49"/>
          <table:table-cell office:value-type="string" office:string-value="" table:formula="of:=IF([.L156]=&quot;&quot;;&quot;&quot;;[.I156])" table:style-name="ce46"/>
          <table:table-cell office:value-type="string" office:string-value="" table:formula="of:=IF([.Q156]=&quot;&quot;;&quot;&quot;;&quot;)&quot;)" table:style-name="ce4"/>
          <table:table-cell office:value-type="string" office:string-value="" table:formula="of:=IF([.T156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56]=&quot;&quot;;&quot;&quot;;[.H156])" table:style-name="ce1"/>
          <table:table-cell office:value-type="string" office:string-value="" table:formula="of:=IF([.T156]=&quot;&quot;;&quot;&quot;;[.Q156])" table:style-name="ce1"/>
          <table:table-cell office:value-type="string" office:string-value="" table:formula="of:=IF([.S156]=&quot;&quot;;&quot;&quot;;&quot;)&quot;)" table:style-name="ce1"/>
          <table:table-cell office:value-type="string" office:string-value="" table:formula="of:=IF([.AB15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6]=&quot;&quot;;&quot;&quot;;&quot;hazzy76@hotmail.com&quot;)" table:style-name="ce1"/>
          <table:table-cell office:value-type="string" office:string-value="" table:formula="of:=IF([.AA156]=&quot;&quot;;&quot;&quot;;[.Q156])" table:style-name="ce1"/>
          <table:table-cell office:value-type="string" office:string-value="" table:formula="of:=IF([.AA15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399" table:style-name="ce28">
            <text:p>2014630399</text:p>
          </table:table-cell>
          <table:table-cell office:value-type="string" table:number-columns-spanned="2" table:number-rows-spanned="1" table:style-name="ce50">
            <text:p>PAULINO DANIEL</text:p>
          </table:table-cell>
          <table:covered-table-cell/>
          <table:table-cell office:value-type="string" table:style-name="ce30">
            <text:p>RAMÍREZ</text:p>
          </table:table-cell>
          <table:table-cell office:value-type="string" table:style-name="ce30">
            <text:p>TORR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88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57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57]=&quot;&quot;;&quot;&quot;;[.H157])" table:style-name="ce49"/>
          <table:table-cell office:value-type="string" office:string-value="" table:formula="of:=IF([.L157]=&quot;&quot;;&quot;&quot;;[.I157])" table:style-name="ce46"/>
          <table:table-cell office:value-type="string" office:string-value="" table:formula="of:=IF([.Q157]=&quot;&quot;;&quot;&quot;;&quot;)&quot;)" table:style-name="ce4"/>
          <table:table-cell office:value-type="string" office:string-value="" table:formula="of:=IF([.T15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57]=&quot;&quot;;&quot;&quot;;[.H157])" table:style-name="ce1"/>
          <table:table-cell office:value-type="string" office:string-value="" table:formula="of:=IF([.T157]=&quot;&quot;;&quot;&quot;;[.Q157])" table:style-name="ce1"/>
          <table:table-cell office:value-type="string" office:string-value="" table:formula="of:=IF([.S157]=&quot;&quot;;&quot;&quot;;&quot;)&quot;)" table:style-name="ce1"/>
          <table:table-cell office:value-type="string" office:string-value="" table:formula="of:=IF([.AB15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7]=&quot;&quot;;&quot;&quot;;&quot;hazzy76@hotmail.com&quot;)" table:style-name="ce1"/>
          <table:table-cell office:value-type="string" office:string-value="" table:formula="of:=IF([.AA157]=&quot;&quot;;&quot;&quot;;[.Q157])" table:style-name="ce1"/>
          <table:table-cell office:value-type="string" office:string-value="" table:formula="of:=IF([.AA15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78" table:style-name="ce28">
            <text:p>2014630178</text:p>
          </table:table-cell>
          <table:table-cell office:value-type="string" table:number-columns-spanned="2" table:number-rows-spanned="1" table:style-name="ce50">
            <text:p>ISRAEL</text:p>
          </table:table-cell>
          <table:covered-table-cell/>
          <table:table-cell office:value-type="string" table:style-name="ce30">
            <text:p>GARCÍA</text:p>
          </table:table-cell>
          <table:table-cell office:value-type="string" table:style-name="ce30">
            <text:p>RAMÍ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8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58]=&quot;&quot;;&quot;&quot;;&quot;(&quot;)" table:style-name="ce1">
            <text:p>(</text:p>
          </table:table-cell>
          <table:table-cell office:value-type="float" office:value="2014630156" table:style-name="ce28">
            <text:p>2014630156</text:p>
          </table:table-cell>
          <table:table-cell office:value-type="string" table:style-name="ce48">
            <text:p>SERGIO ISRAEL<text:s/></text:p>
          </table:table-cell>
          <table:table-cell office:value-type="string" table:style-name="ce30">
            <text:p>FONSECA</text:p>
          </table:table-cell>
          <table:table-cell office:value-type="string" table:style-name="ce30">
            <text:p>CASAO</text:p>
          </table:table-cell>
          <table:table-cell office:value-type="string" office:string-value="hazzy76@hotmail.com" table:formula="of:=IF([.K158]=&quot;&quot;;&quot;&quot;;[.H158])" table:style-name="ce49">
            <text:p>hazzy76@hotmail.com</text:p>
          </table:table-cell>
          <table:table-cell office:value-type="string" office:string-value="2016-B089" table:formula="of:=IF([.L158]=&quot;&quot;;&quot;&quot;;[.I158])" table:style-name="ce46">
            <text:p>2016-B089</text:p>
          </table:table-cell>
          <table:table-cell office:value-type="string" office:string-value=")" table:formula="of:=IF([.Q158]=&quot;&quot;;&quot;&quot;;&quot;)&quot;)" table:style-name="ce4">
            <text:p>)</text:p>
          </table:table-cell>
          <table:table-cell office:value-type="string" office:string-value="" table:formula="of:=IF([.T158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58]=&quot;&quot;;&quot;&quot;;[.H158])" table:style-name="ce1"/>
          <table:table-cell office:value-type="string" office:string-value="" table:formula="of:=IF([.T158]=&quot;&quot;;&quot;&quot;;[.Q158])" table:style-name="ce1"/>
          <table:table-cell office:value-type="string" office:string-value="" table:formula="of:=IF([.S158]=&quot;&quot;;&quot;&quot;;&quot;)&quot;)" table:style-name="ce1"/>
          <table:table-cell office:value-type="string" office:string-value="" table:formula="of:=IF([.AB15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8]=&quot;&quot;;&quot;&quot;;&quot;hazzy76@hotmail.com&quot;)" table:style-name="ce1"/>
          <table:table-cell office:value-type="string" office:string-value="" table:formula="of:=IF([.AA158]=&quot;&quot;;&quot;&quot;;[.Q158])" table:style-name="ce1"/>
          <table:table-cell office:value-type="string" office:string-value="" table:formula="of:=IF([.AA15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82" table:style-name="ce28">
            <text:p>2014630082</text:p>
          </table:table-cell>
          <table:table-cell office:value-type="string" table:number-columns-spanned="2" table:number-rows-spanned="1" table:style-name="ce50">
            <text:p>MARIO GIOVANY</text:p>
          </table:table-cell>
          <table:covered-table-cell/>
          <table:table-cell office:value-type="string" table:style-name="ce30">
            <text:p>CASTELLANOS</text:p>
          </table:table-cell>
          <table:table-cell office:value-type="string" table:style-name="ce30">
            <text:p>GUILLÉN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9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59]=&quot;&quot;;&quot;&quot;;&quot;(&quot;)" table:style-name="ce1">
            <text:p>(</text:p>
          </table:table-cell>
          <table:table-cell office:value-type="float" office:value="2014630202" table:style-name="ce28">
            <text:p>2014630202</text:p>
          </table:table-cell>
          <table:table-cell office:value-type="string" table:style-name="ce48">
            <text:p>CARLOS<text:s text:c="2"/></text:p>
          </table:table-cell>
          <table:table-cell office:value-type="string" table:style-name="ce30">
            <text:p>GUTIÉRREZ</text:p>
          </table:table-cell>
          <table:table-cell office:value-type="string" table:style-name="ce30">
            <text:p>GALLARDO</text:p>
          </table:table-cell>
          <table:table-cell office:value-type="string" office:string-value="hazzy76@hotmail.com" table:formula="of:=IF([.K159]=&quot;&quot;;&quot;&quot;;[.H159])" table:style-name="ce49">
            <text:p>hazzy76@hotmail.com</text:p>
          </table:table-cell>
          <table:table-cell office:value-type="string" office:string-value="2016-B091" table:formula="of:=IF([.L159]=&quot;&quot;;&quot;&quot;;[.I159])" table:style-name="ce46">
            <text:p>2016-B091</text:p>
          </table:table-cell>
          <table:table-cell office:value-type="string" office:string-value=")" table:formula="of:=IF([.Q159]=&quot;&quot;;&quot;&quot;;&quot;)&quot;)" table:style-name="ce4">
            <text:p>)</text:p>
          </table:table-cell>
          <table:table-cell office:value-type="string" office:string-value="(" table:formula="of:=IF([.T159]=&quot;&quot;;&quot;&quot;;&quot;(&quot;)" table:style-name="ce4">
            <text:p>(</text:p>
          </table:table-cell>
          <table:table-cell office:value-type="float" office:value="2014630244" table:style-name="ce28">
            <text:p>2014630244</text:p>
          </table:table-cell>
          <table:table-cell office:value-type="string" table:style-name="ce5">
            <text:p>JUAN CARLOS</text:p>
          </table:table-cell>
          <table:table-cell office:value-type="string" table:style-name="ce30">
            <text:p>JIRÓN</text:p>
          </table:table-cell>
          <table:table-cell office:value-type="string" table:style-name="ce1">
            <text:p>JUÁREZ</text:p>
          </table:table-cell>
          <table:table-cell office:value-type="string" office:string-value="hazzy76@hotmail.com" table:formula="of:=IF([.S159]=&quot;&quot;;&quot;&quot;;[.H159])" table:style-name="ce1">
            <text:p>hazzy76@hotmail.com</text:p>
          </table:table-cell>
          <table:table-cell office:value-type="string" office:string-value="2016-B091" table:formula="of:=IF([.T159]=&quot;&quot;;&quot;&quot;;[.Q159])" table:style-name="ce1">
            <text:p>2016-B091</text:p>
          </table:table-cell>
          <table:table-cell office:value-type="string" office:string-value=")" table:formula="of:=IF([.S159]=&quot;&quot;;&quot;&quot;;&quot;)&quot;)" table:style-name="ce1">
            <text:p>)</text:p>
          </table:table-cell>
          <table:table-cell office:value-type="string" office:string-value="" table:formula="of:=IF([.AB15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59]=&quot;&quot;;&quot;&quot;;&quot;hazzy76@hotmail.com&quot;)" table:style-name="ce1"/>
          <table:table-cell office:value-type="string" office:string-value="" table:formula="of:=IF([.AA159]=&quot;&quot;;&quot;&quot;;[.Q159])" table:style-name="ce1"/>
          <table:table-cell office:value-type="string" office:string-value="" table:formula="of:=IF([.AA15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35" table:style-name="ce28">
            <text:p>2013630135</text:p>
          </table:table-cell>
          <table:table-cell office:value-type="string" table:number-columns-spanned="2" table:number-rows-spanned="1" table:style-name="ce50">
            <text:p>ERICK FABIAN</text:p>
          </table:table-cell>
          <table:covered-table-cell/>
          <table:table-cell office:value-type="string" table:style-name="ce30">
            <text:p>BRAVO</text:p>
          </table:table-cell>
          <table:table-cell office:value-type="string" table:style-name="ce30">
            <text:p>SARABI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9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0]=&quot;&quot;;&quot;&quot;;&quot;(&quot;)" table:style-name="ce1">
            <text:p>(</text:p>
          </table:table-cell>
          <table:table-cell office:value-type="float" office:value="2013630303" table:style-name="ce28">
            <text:p>2013630303</text:p>
          </table:table-cell>
          <table:table-cell office:value-type="string" table:style-name="ce48">
            <text:p>CARLOS RODRIGO<text:s/></text:p>
          </table:table-cell>
          <table:table-cell office:value-type="string" table:style-name="ce30">
            <text:p>MONTERROSAS</text:p>
          </table:table-cell>
          <table:table-cell office:value-type="string" table:style-name="ce30">
            <text:p>TORIZ</text:p>
          </table:table-cell>
          <table:table-cell office:value-type="string" office:string-value="hazzy76@hotmail.com" table:formula="of:=IF([.K160]=&quot;&quot;;&quot;&quot;;[.H160])" table:style-name="ce49">
            <text:p>hazzy76@hotmail.com</text:p>
          </table:table-cell>
          <table:table-cell office:value-type="string" office:string-value="2016-B092" table:formula="of:=IF([.L160]=&quot;&quot;;&quot;&quot;;[.I160])" table:style-name="ce46">
            <text:p>2016-B092</text:p>
          </table:table-cell>
          <table:table-cell office:value-type="string" office:string-value=")" table:formula="of:=IF([.Q160]=&quot;&quot;;&quot;&quot;;&quot;)&quot;)" table:style-name="ce4">
            <text:p>)</text:p>
          </table:table-cell>
          <table:table-cell office:value-type="string" office:string-value="" table:formula="of:=IF([.T16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60]=&quot;&quot;;&quot;&quot;;[.H160])" table:style-name="ce1"/>
          <table:table-cell office:value-type="string" office:string-value="" table:formula="of:=IF([.T160]=&quot;&quot;;&quot;&quot;;[.Q160])" table:style-name="ce1"/>
          <table:table-cell office:value-type="string" office:string-value="" table:formula="of:=IF([.S160]=&quot;&quot;;&quot;&quot;;&quot;)&quot;)" table:style-name="ce1"/>
          <table:table-cell office:value-type="string" office:string-value="" table:formula="of:=IF([.AB16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0]=&quot;&quot;;&quot;&quot;;&quot;hazzy76@hotmail.com&quot;)" table:style-name="ce1"/>
          <table:table-cell office:value-type="string" office:string-value="" table:formula="of:=IF([.AA160]=&quot;&quot;;&quot;&quot;;[.Q160])" table:style-name="ce1"/>
          <table:table-cell office:value-type="string" office:string-value="" table:formula="of:=IF([.AA16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144" table:style-name="ce28">
            <text:p>2013630144</text:p>
          </table:table-cell>
          <table:table-cell office:value-type="string" table:number-columns-spanned="2" table:number-rows-spanned="1" table:style-name="ce50">
            <text:p>JUAN CARLOS</text:p>
          </table:table-cell>
          <table:covered-table-cell/>
          <table:table-cell office:value-type="string" table:style-name="ce30">
            <text:p>CÁRDENAS</text:p>
          </table:table-cell>
          <table:table-cell office:value-type="string" table:style-name="ce30">
            <text:p>PÉ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9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1]=&quot;&quot;;&quot;&quot;;&quot;(&quot;)" table:style-name="ce1">
            <text:p>(</text:p>
          </table:table-cell>
          <table:table-cell office:value-type="float" office:value="2013630159" table:style-name="ce28">
            <text:p>2013630159</text:p>
          </table:table-cell>
          <table:table-cell office:value-type="string" table:style-name="ce48">
            <text:p>ALFONSO<text:s text:c="2"/></text:p>
          </table:table-cell>
          <table:table-cell office:value-type="string" table:style-name="ce30">
            <text:p>CORDERO</text:p>
          </table:table-cell>
          <table:table-cell office:value-type="string" table:style-name="ce30">
            <text:p>VEGA</text:p>
          </table:table-cell>
          <table:table-cell office:value-type="string" office:string-value="hazzy76@hotmail.com" table:formula="of:=IF([.K161]=&quot;&quot;;&quot;&quot;;[.H161])" table:style-name="ce49">
            <text:p>hazzy76@hotmail.com</text:p>
          </table:table-cell>
          <table:table-cell office:value-type="string" office:string-value="2016-B093" table:formula="of:=IF([.L161]=&quot;&quot;;&quot;&quot;;[.I161])" table:style-name="ce46">
            <text:p>2016-B093</text:p>
          </table:table-cell>
          <table:table-cell office:value-type="string" office:string-value=")" table:formula="of:=IF([.Q161]=&quot;&quot;;&quot;&quot;;&quot;)&quot;)" table:style-name="ce4">
            <text:p>)</text:p>
          </table:table-cell>
          <table:table-cell office:value-type="string" office:string-value="(" table:formula="of:=IF([.T161]=&quot;&quot;;&quot;&quot;;&quot;(&quot;)" table:style-name="ce4">
            <text:p>(</text:p>
          </table:table-cell>
          <table:table-cell office:value-type="float" office:value="2013630241" table:style-name="ce28">
            <text:p>2013630241</text:p>
          </table:table-cell>
          <table:table-cell office:value-type="string" table:style-name="ce5">
            <text:p>JOSÉ ALBERTO</text:p>
          </table:table-cell>
          <table:table-cell office:value-type="string" table:style-name="ce30">
            <text:p>HERNÁNDEZ</text:p>
          </table:table-cell>
          <table:table-cell office:value-type="string" table:style-name="ce1">
            <text:p>SÁNCHEZ</text:p>
          </table:table-cell>
          <table:table-cell office:value-type="string" office:string-value="hazzy76@hotmail.com" table:formula="of:=IF([.S161]=&quot;&quot;;&quot;&quot;;[.H161])" table:style-name="ce1">
            <text:p>hazzy76@hotmail.com</text:p>
          </table:table-cell>
          <table:table-cell office:value-type="string" office:string-value="2016-B093" table:formula="of:=IF([.T161]=&quot;&quot;;&quot;&quot;;[.Q161])" table:style-name="ce1">
            <text:p>2016-B093</text:p>
          </table:table-cell>
          <table:table-cell office:value-type="string" office:string-value=")" table:formula="of:=IF([.S161]=&quot;&quot;;&quot;&quot;;&quot;)&quot;)" table:style-name="ce1">
            <text:p>)</text:p>
          </table:table-cell>
          <table:table-cell office:value-type="string" office:string-value="(" table:formula="of:=IF([.AB161]=&quot;&quot;;&quot;&quot;;&quot;(&quot;)" table:style-name="ce1">
            <text:p>(</text:p>
          </table:table-cell>
          <table:table-cell office:value-type="float" office:value="2013630533" table:style-name="ce34">
            <text:p>2013630533</text:p>
          </table:table-cell>
          <table:table-cell office:value-type="string" table:style-name="ce7">
            <text:p>FÁTIMA PATRICIA</text:p>
          </table:table-cell>
          <table:table-cell office:value-type="string" table:style-name="ce34">
            <text:p>PICÓN</text:p>
          </table:table-cell>
          <table:table-cell office:value-type="string" table:style-name="ce1">
            <text:p>PÉREZ</text:p>
          </table:table-cell>
          <table:table-cell office:value-type="string" office:string-value="hazzy76@hotmail.com" table:formula="of:=IF([.AA161]=&quot;&quot;;&quot;&quot;;&quot;hazzy76@hotmail.com&quot;)" table:style-name="ce1">
            <text:p>hazzy76@hotmail.com</text:p>
          </table:table-cell>
          <table:table-cell office:value-type="string" office:string-value="2016-B093" table:formula="of:=IF([.AA161]=&quot;&quot;;&quot;&quot;;[.Q161])" table:style-name="ce1">
            <text:p>2016-B093</text:p>
          </table:table-cell>
          <table:table-cell office:value-type="string" office:string-value=")" table:formula="of:=IF([.AA161]=&quot;&quot;;&quot;&quot;;&quot;)&quot;)" table:style-name="ce1">
            <text:p>)</text:p>
          </table:table-cell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061" table:style-name="ce28">
            <text:p>2014630061</text:p>
          </table:table-cell>
          <table:table-cell office:value-type="string" table:number-columns-spanned="2" table:number-rows-spanned="1" table:style-name="ce50">
            <text:p>NATHANIEL</text:p>
          </table:table-cell>
          <table:covered-table-cell/>
          <table:table-cell office:value-type="string" table:style-name="ce30">
            <text:p>CABRERA</text:p>
          </table:table-cell>
          <table:table-cell office:value-type="string" table:style-name="ce30">
            <text:p>HERRER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9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2]=&quot;&quot;;&quot;&quot;;&quot;(&quot;)" table:style-name="ce1">
            <text:p>(</text:p>
          </table:table-cell>
          <table:table-cell office:value-type="float" office:value="2014630243" table:style-name="ce28">
            <text:p>2014630243</text:p>
          </table:table-cell>
          <table:table-cell office:value-type="string" table:style-name="ce48">
            <text:p>NORMA LARISSA<text:s/></text:p>
          </table:table-cell>
          <table:table-cell office:value-type="string" table:style-name="ce30">
            <text:p>JIMÉNEZ</text:p>
          </table:table-cell>
          <table:table-cell office:value-type="string" table:style-name="ce30">
            <text:p>SAMANIEGO</text:p>
          </table:table-cell>
          <table:table-cell office:value-type="string" office:string-value="hazzy76@hotmail.com" table:formula="of:=IF([.K162]=&quot;&quot;;&quot;&quot;;[.H162])" table:style-name="ce49">
            <text:p>hazzy76@hotmail.com</text:p>
          </table:table-cell>
          <table:table-cell office:value-type="string" office:string-value="2016-B095" table:formula="of:=IF([.L162]=&quot;&quot;;&quot;&quot;;[.I162])" table:style-name="ce46">
            <text:p>2016-B095</text:p>
          </table:table-cell>
          <table:table-cell office:value-type="string" office:string-value=")" table:formula="of:=IF([.Q162]=&quot;&quot;;&quot;&quot;;&quot;)&quot;)" table:style-name="ce4">
            <text:p>)</text:p>
          </table:table-cell>
          <table:table-cell office:value-type="string" office:string-value="(" table:formula="of:=IF([.T162]=&quot;&quot;;&quot;&quot;;&quot;(&quot;)" table:style-name="ce4">
            <text:p>(</text:p>
          </table:table-cell>
          <table:table-cell office:value-type="float" office:value="2014630389" table:style-name="ce28">
            <text:p>2014630389</text:p>
          </table:table-cell>
          <table:table-cell office:value-type="string" table:style-name="ce5">
            <text:p>RICARDO<text:s/></text:p>
          </table:table-cell>
          <table:table-cell office:value-type="string" table:style-name="ce30">
            <text:p>QUIÑONES</text:p>
          </table:table-cell>
          <table:table-cell office:value-type="string" table:style-name="ce1">
            <text:p>BARRÓN</text:p>
          </table:table-cell>
          <table:table-cell office:value-type="string" office:string-value="hazzy76@hotmail.com" table:formula="of:=IF([.S162]=&quot;&quot;;&quot;&quot;;[.H162])" table:style-name="ce1">
            <text:p>hazzy76@hotmail.com</text:p>
          </table:table-cell>
          <table:table-cell office:value-type="string" office:string-value="2016-B095" table:formula="of:=IF([.T162]=&quot;&quot;;&quot;&quot;;[.Q162])" table:style-name="ce1">
            <text:p>2016-B095</text:p>
          </table:table-cell>
          <table:table-cell office:value-type="string" office:string-value=")" table:formula="of:=IF([.S162]=&quot;&quot;;&quot;&quot;;&quot;)&quot;)" table:style-name="ce1">
            <text:p>)</text:p>
          </table:table-cell>
          <table:table-cell office:value-type="string" office:string-value="" table:formula="of:=IF([.AB16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2]=&quot;&quot;;&quot;&quot;;&quot;hazzy76@hotmail.com&quot;)" table:style-name="ce1"/>
          <table:table-cell office:value-type="string" office:string-value="" table:formula="of:=IF([.AA162]=&quot;&quot;;&quot;&quot;;[.Q162])" table:style-name="ce1"/>
          <table:table-cell office:value-type="string" office:string-value="" table:formula="of:=IF([.AA16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350355" table:style-name="ce28">
            <text:p>2013350355</text:p>
          </table:table-cell>
          <table:table-cell office:value-type="string" table:number-columns-spanned="2" table:number-rows-spanned="1" table:style-name="ce50">
            <text:p>SERGIO ALBERTO</text:p>
          </table:table-cell>
          <table:covered-table-cell/>
          <table:table-cell office:value-type="string" table:style-name="ce30">
            <text:p>ROBLES</text:p>
          </table:table-cell>
          <table:table-cell office:value-type="string" table:style-name="ce30">
            <text:p>PEDRAZ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9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3]=&quot;&quot;;&quot;&quot;;&quot;(&quot;)" table:style-name="ce1">
            <text:p>(</text:p>
          </table:table-cell>
          <table:table-cell office:value-type="float" office:value="2013630192" table:style-name="ce28">
            <text:p>2013630192</text:p>
          </table:table-cell>
          <table:table-cell office:value-type="string" table:style-name="ce48">
            <text:p>OSVALDO<text:s text:c="2"/></text:p>
          </table:table-cell>
          <table:table-cell office:value-type="string" table:style-name="ce30">
            <text:p>FLORES</text:p>
          </table:table-cell>
          <table:table-cell office:value-type="string" table:style-name="ce30">
            <text:p>CONTRERAS</text:p>
          </table:table-cell>
          <table:table-cell office:value-type="string" office:string-value="hazzy76@hotmail.com" table:formula="of:=IF([.K163]=&quot;&quot;;&quot;&quot;;[.H163])" table:style-name="ce49">
            <text:p>hazzy76@hotmail.com</text:p>
          </table:table-cell>
          <table:table-cell office:value-type="string" office:string-value="2016-B096" table:formula="of:=IF([.L163]=&quot;&quot;;&quot;&quot;;[.I163])" table:style-name="ce46">
            <text:p>2016-B096</text:p>
          </table:table-cell>
          <table:table-cell office:value-type="string" office:string-value=")" table:formula="of:=IF([.Q163]=&quot;&quot;;&quot;&quot;;&quot;)&quot;)" table:style-name="ce4">
            <text:p>)</text:p>
          </table:table-cell>
          <table:table-cell office:value-type="string" office:string-value="" table:formula="of:=IF([.T163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63]=&quot;&quot;;&quot;&quot;;[.H163])" table:style-name="ce1"/>
          <table:table-cell office:value-type="string" office:string-value="" table:formula="of:=IF([.T163]=&quot;&quot;;&quot;&quot;;[.Q163])" table:style-name="ce1"/>
          <table:table-cell office:value-type="string" office:string-value="" table:formula="of:=IF([.S163]=&quot;&quot;;&quot;&quot;;&quot;)&quot;)" table:style-name="ce1"/>
          <table:table-cell office:value-type="string" office:string-value="" table:formula="of:=IF([.AB16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3]=&quot;&quot;;&quot;&quot;;&quot;hazzy76@hotmail.com&quot;)" table:style-name="ce1"/>
          <table:table-cell office:value-type="string" office:string-value="" table:formula="of:=IF([.AA163]=&quot;&quot;;&quot;&quot;;[.Q163])" table:style-name="ce1"/>
          <table:table-cell office:value-type="string" office:string-value="" table:formula="of:=IF([.AA16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301602" table:style-name="ce28">
            <text:p>2013301602</text:p>
          </table:table-cell>
          <table:table-cell office:value-type="string" table:number-columns-spanned="2" table:number-rows-spanned="1" table:style-name="ce50">
            <text:p>RAFAEL</text:p>
          </table:table-cell>
          <table:covered-table-cell/>
          <table:table-cell office:value-type="string" table:style-name="ce30">
            <text:p>CLAUDIES</text:p>
          </table:table-cell>
          <table:table-cell office:value-type="string" table:style-name="ce30">
            <text:p>PÉR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09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4]=&quot;&quot;;&quot;&quot;;&quot;(&quot;)" table:style-name="ce1">
            <text:p>(</text:p>
          </table:table-cell>
          <table:table-cell office:value-type="float" office:value="2011630409" table:style-name="ce28">
            <text:p>2011630409</text:p>
          </table:table-cell>
          <table:table-cell office:value-type="string" table:style-name="ce48">
            <text:p>RODOLFO FERNANDO<text:s/></text:p>
          </table:table-cell>
          <table:table-cell office:value-type="string" table:style-name="ce30">
            <text:p>GÓMEZ</text:p>
          </table:table-cell>
          <table:table-cell office:value-type="string" table:style-name="ce30">
            <text:p>ARANA</text:p>
          </table:table-cell>
          <table:table-cell office:value-type="string" office:string-value="hazzy76@hotmail.com" table:formula="of:=IF([.K164]=&quot;&quot;;&quot;&quot;;[.H164])" table:style-name="ce49">
            <text:p>hazzy76@hotmail.com</text:p>
          </table:table-cell>
          <table:table-cell office:value-type="string" office:string-value="2016-B099" table:formula="of:=IF([.L164]=&quot;&quot;;&quot;&quot;;[.I164])" table:style-name="ce46">
            <text:p>2016-B099</text:p>
          </table:table-cell>
          <table:table-cell office:value-type="string" office:string-value=")" table:formula="of:=IF([.Q164]=&quot;&quot;;&quot;&quot;;&quot;)&quot;)" table:style-name="ce4">
            <text:p>)</text:p>
          </table:table-cell>
          <table:table-cell office:value-type="string" office:string-value="" table:formula="of:=IF([.T16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64]=&quot;&quot;;&quot;&quot;;[.H164])" table:style-name="ce1"/>
          <table:table-cell office:value-type="string" office:string-value="" table:formula="of:=IF([.T164]=&quot;&quot;;&quot;&quot;;[.Q164])" table:style-name="ce1"/>
          <table:table-cell office:value-type="string" office:string-value="" table:formula="of:=IF([.S164]=&quot;&quot;;&quot;&quot;;&quot;)&quot;)" table:style-name="ce1"/>
          <table:table-cell office:value-type="string" office:string-value="" table:formula="of:=IF([.AB16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4]=&quot;&quot;;&quot;&quot;;&quot;hazzy76@hotmail.com&quot;)" table:style-name="ce1"/>
          <table:table-cell office:value-type="string" office:string-value="" table:formula="of:=IF([.AA164]=&quot;&quot;;&quot;&quot;;[.Q164])" table:style-name="ce1"/>
          <table:table-cell office:value-type="string" office:string-value="" table:formula="of:=IF([.AA16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1630354" table:style-name="ce28">
            <text:p>2011630354</text:p>
          </table:table-cell>
          <table:table-cell office:value-type="string" table:number-columns-spanned="2" table:number-rows-spanned="1" table:style-name="ce50">
            <text:p>PEDRO ERNESTO</text:p>
          </table:table-cell>
          <table:covered-table-cell/>
          <table:table-cell office:value-type="string" table:style-name="ce30">
            <text:p>CASANOVA</text:p>
          </table:table-cell>
          <table:table-cell office:value-type="string" table:style-name="ce30">
            <text:p>ARIA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01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5]=&quot;&quot;;&quot;&quot;;&quot;(&quot;)" table:style-name="ce1">
            <text:p>(</text:p>
          </table:table-cell>
          <table:table-cell office:value-type="float" office:value="2011630471" table:style-name="ce28">
            <text:p>2011630471</text:p>
          </table:table-cell>
          <table:table-cell office:value-type="string" table:style-name="ce48">
            <text:p>MIGUEL YOSHIMAR<text:s/></text:p>
          </table:table-cell>
          <table:table-cell office:value-type="string" table:style-name="ce30">
            <text:p>LUNA</text:p>
          </table:table-cell>
          <table:table-cell office:value-type="string" table:style-name="ce30">
            <text:p>ESCALONA</text:p>
          </table:table-cell>
          <table:table-cell office:value-type="string" office:string-value="hazzy76@hotmail.com" table:formula="of:=IF([.K165]=&quot;&quot;;&quot;&quot;;[.H165])" table:style-name="ce49">
            <text:p>hazzy76@hotmail.com</text:p>
          </table:table-cell>
          <table:table-cell office:value-type="string" office:string-value="2016-B101" table:formula="of:=IF([.L165]=&quot;&quot;;&quot;&quot;;[.I165])" table:style-name="ce46">
            <text:p>2016-B101</text:p>
          </table:table-cell>
          <table:table-cell office:value-type="string" office:string-value=")" table:formula="of:=IF([.Q165]=&quot;&quot;;&quot;&quot;;&quot;)&quot;)" table:style-name="ce4">
            <text:p>)</text:p>
          </table:table-cell>
          <table:table-cell office:value-type="string" office:string-value="" table:formula="of:=IF([.T16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65]=&quot;&quot;;&quot;&quot;;[.H165])" table:style-name="ce1"/>
          <table:table-cell office:value-type="string" office:string-value="" table:formula="of:=IF([.T165]=&quot;&quot;;&quot;&quot;;[.Q165])" table:style-name="ce1"/>
          <table:table-cell office:value-type="string" office:string-value="" table:formula="of:=IF([.S165]=&quot;&quot;;&quot;&quot;;&quot;)&quot;)" table:style-name="ce1"/>
          <table:table-cell office:value-type="string" office:string-value="" table:formula="of:=IF([.AB16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5]=&quot;&quot;;&quot;&quot;;&quot;hazzy76@hotmail.com&quot;)" table:style-name="ce1"/>
          <table:table-cell office:value-type="string" office:string-value="" table:formula="of:=IF([.AA165]=&quot;&quot;;&quot;&quot;;[.Q165])" table:style-name="ce1"/>
          <table:table-cell office:value-type="string" office:string-value="" table:formula="of:=IF([.AA16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00032" table:style-name="ce28">
            <text:p>2014600032</text:p>
          </table:table-cell>
          <table:table-cell office:value-type="string" table:number-columns-spanned="2" table:number-rows-spanned="1" table:style-name="ce50">
            <text:p>ALEJANDRA</text:p>
          </table:table-cell>
          <table:covered-table-cell/>
          <table:table-cell office:value-type="string" table:style-name="ce30">
            <text:p>ALANIS</text:p>
          </table:table-cell>
          <table:table-cell office:value-type="string" table:style-name="ce30">
            <text:p>GUERRER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0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6]=&quot;&quot;;&quot;&quot;;&quot;(&quot;)" table:style-name="ce1">
            <text:p>(</text:p>
          </table:table-cell>
          <table:table-cell office:value-type="float" office:value="2014302194" table:style-name="ce28">
            <text:p>2014302194</text:p>
          </table:table-cell>
          <table:table-cell office:value-type="string" table:style-name="ce48">
            <text:p>DIEGO<text:s text:c="2"/></text:p>
          </table:table-cell>
          <table:table-cell office:value-type="string" table:style-name="ce30">
            <text:p>GARCÍA</text:p>
          </table:table-cell>
          <table:table-cell office:value-type="string" table:style-name="ce30">
            <text:p>MARTÍNEZ</text:p>
          </table:table-cell>
          <table:table-cell office:value-type="string" office:string-value="hazzy76@hotmail.com" table:formula="of:=IF([.K166]=&quot;&quot;;&quot;&quot;;[.H166])" table:style-name="ce49">
            <text:p>hazzy76@hotmail.com</text:p>
          </table:table-cell>
          <table:table-cell office:value-type="string" office:string-value="2016-B102" table:formula="of:=IF([.L166]=&quot;&quot;;&quot;&quot;;[.I166])" table:style-name="ce46">
            <text:p>2016-B102</text:p>
          </table:table-cell>
          <table:table-cell office:value-type="string" office:string-value=")" table:formula="of:=IF([.Q166]=&quot;&quot;;&quot;&quot;;&quot;)&quot;)" table:style-name="ce4">
            <text:p>)</text:p>
          </table:table-cell>
          <table:table-cell office:value-type="string" office:string-value="(" table:formula="of:=IF([.T166]=&quot;&quot;;&quot;&quot;;&quot;(&quot;)" table:style-name="ce4">
            <text:p>(</text:p>
          </table:table-cell>
          <table:table-cell office:value-type="float" office:value="2014300853" table:style-name="ce28">
            <text:p>2014300853</text:p>
          </table:table-cell>
          <table:table-cell office:value-type="string" table:style-name="ce5">
            <text:p>ERIK RODRIGO</text:p>
          </table:table-cell>
          <table:table-cell office:value-type="string" table:style-name="ce30">
            <text:p>HERNÁNDEZ</text:p>
          </table:table-cell>
          <table:table-cell office:value-type="string" table:style-name="ce1">
            <text:p>TORRES</text:p>
          </table:table-cell>
          <table:table-cell office:value-type="string" office:string-value="hazzy76@hotmail.com" table:formula="of:=IF([.S166]=&quot;&quot;;&quot;&quot;;[.H166])" table:style-name="ce1">
            <text:p>hazzy76@hotmail.com</text:p>
          </table:table-cell>
          <table:table-cell office:value-type="string" office:string-value="2016-B102" table:formula="of:=IF([.T166]=&quot;&quot;;&quot;&quot;;[.Q166])" table:style-name="ce1">
            <text:p>2016-B102</text:p>
          </table:table-cell>
          <table:table-cell office:value-type="string" office:string-value=")" table:formula="of:=IF([.S166]=&quot;&quot;;&quot;&quot;;&quot;)&quot;)" table:style-name="ce1">
            <text:p>)</text:p>
          </table:table-cell>
          <table:table-cell office:value-type="string" office:string-value="" table:formula="of:=IF([.AB16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6]=&quot;&quot;;&quot;&quot;;&quot;hazzy76@hotmail.com&quot;)" table:style-name="ce1"/>
          <table:table-cell office:value-type="string" office:string-value="" table:formula="of:=IF([.AA166]=&quot;&quot;;&quot;&quot;;[.Q166])" table:style-name="ce1"/>
          <table:table-cell office:value-type="string" office:string-value="" table:formula="of:=IF([.AA16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79" table:style-name="ce28">
            <text:p>2012630179</text:p>
          </table:table-cell>
          <table:table-cell office:value-type="string" table:number-columns-spanned="2" table:number-rows-spanned="1" table:style-name="ce50">
            <text:p>ALEJANDRO</text:p>
          </table:table-cell>
          <table:covered-table-cell/>
          <table:table-cell office:value-type="string" table:style-name="ce30">
            <text:p>GONZÁLEZ</text:p>
          </table:table-cell>
          <table:table-cell office:value-type="string" table:style-name="ce30">
            <text:p>ROMER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03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67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67]=&quot;&quot;;&quot;&quot;;[.H167])" table:style-name="ce49"/>
          <table:table-cell office:value-type="string" office:string-value="" table:formula="of:=IF([.L167]=&quot;&quot;;&quot;&quot;;[.I167])" table:style-name="ce46"/>
          <table:table-cell office:value-type="string" office:string-value="" table:formula="of:=IF([.Q167]=&quot;&quot;;&quot;&quot;;&quot;)&quot;)" table:style-name="ce4"/>
          <table:table-cell office:value-type="string" office:string-value="" table:formula="of:=IF([.T167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67]=&quot;&quot;;&quot;&quot;;[.H167])" table:style-name="ce1"/>
          <table:table-cell office:value-type="string" office:string-value="" table:formula="of:=IF([.T167]=&quot;&quot;;&quot;&quot;;[.Q167])" table:style-name="ce1"/>
          <table:table-cell office:value-type="string" office:string-value="" table:formula="of:=IF([.S167]=&quot;&quot;;&quot;&quot;;&quot;)&quot;)" table:style-name="ce1"/>
          <table:table-cell office:value-type="string" office:string-value="" table:formula="of:=IF([.AB16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7]=&quot;&quot;;&quot;&quot;;&quot;hazzy76@hotmail.com&quot;)" table:style-name="ce1"/>
          <table:table-cell office:value-type="string" office:string-value="" table:formula="of:=IF([.AA167]=&quot;&quot;;&quot;&quot;;[.Q167])" table:style-name="ce1"/>
          <table:table-cell office:value-type="string" office:string-value="" table:formula="of:=IF([.AA16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01590" table:style-name="ce28">
            <text:p>2013601590</text:p>
          </table:table-cell>
          <table:table-cell office:value-type="string" table:number-columns-spanned="2" table:number-rows-spanned="1" table:style-name="ce50">
            <text:p>ARMANDO ALAN</text:p>
          </table:table-cell>
          <table:covered-table-cell/>
          <table:table-cell office:value-type="string" table:style-name="ce30">
            <text:p>HERNÁNDEZ</text:p>
          </table:table-cell>
          <table:table-cell office:value-type="string" table:style-name="ce30">
            <text:p>SÁNCH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04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68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68]=&quot;&quot;;&quot;&quot;;[.H168])" table:style-name="ce49"/>
          <table:table-cell office:value-type="string" office:string-value="" table:formula="of:=IF([.L168]=&quot;&quot;;&quot;&quot;;[.I168])" table:style-name="ce46"/>
          <table:table-cell office:value-type="string" office:string-value="" table:formula="of:=IF([.Q168]=&quot;&quot;;&quot;&quot;;&quot;)&quot;)" table:style-name="ce4"/>
          <table:table-cell office:value-type="string" office:string-value="" table:formula="of:=IF([.T168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68]=&quot;&quot;;&quot;&quot;;[.H168])" table:style-name="ce1"/>
          <table:table-cell office:value-type="string" office:string-value="" table:formula="of:=IF([.T168]=&quot;&quot;;&quot;&quot;;[.Q168])" table:style-name="ce1"/>
          <table:table-cell office:value-type="string" office:string-value="" table:formula="of:=IF([.S168]=&quot;&quot;;&quot;&quot;;&quot;)&quot;)" table:style-name="ce1"/>
          <table:table-cell office:value-type="string" office:string-value="" table:formula="of:=IF([.AB16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8]=&quot;&quot;;&quot;&quot;;&quot;hazzy76@hotmail.com&quot;)" table:style-name="ce1"/>
          <table:table-cell office:value-type="string" office:string-value="" table:formula="of:=IF([.AA168]=&quot;&quot;;&quot;&quot;;[.Q168])" table:style-name="ce1"/>
          <table:table-cell office:value-type="string" office:string-value="" table:formula="of:=IF([.AA16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75" table:style-name="ce28">
            <text:p>2012630275</text:p>
          </table:table-cell>
          <table:table-cell office:value-type="string" table:number-columns-spanned="2" table:number-rows-spanned="1" table:style-name="ce50">
            <text:p>CAROLINA</text:p>
          </table:table-cell>
          <table:covered-table-cell/>
          <table:table-cell office:value-type="string" table:style-name="ce30">
            <text:p>MARTÍNEZ</text:p>
          </table:table-cell>
          <table:table-cell office:value-type="string" table:style-name="ce30">
            <text:p>REYN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0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69]=&quot;&quot;;&quot;&quot;;&quot;(&quot;)" table:style-name="ce1">
            <text:p>(</text:p>
          </table:table-cell>
          <table:table-cell office:value-type="float" office:value="2012630577" table:style-name="ce28">
            <text:p>2012630577</text:p>
          </table:table-cell>
          <table:table-cell office:value-type="string" table:style-name="ce48">
            <text:p>MARIO ALBERTO<text:s/></text:p>
          </table:table-cell>
          <table:table-cell office:value-type="string" table:style-name="ce30">
            <text:p>TERRÉS</text:p>
          </table:table-cell>
          <table:table-cell office:value-type="string" table:style-name="ce30">
            <text:p>PALACIOS</text:p>
          </table:table-cell>
          <table:table-cell office:value-type="string" office:string-value="hazzy76@hotmail.com" table:formula="of:=IF([.K169]=&quot;&quot;;&quot;&quot;;[.H169])" table:style-name="ce49">
            <text:p>hazzy76@hotmail.com</text:p>
          </table:table-cell>
          <table:table-cell office:value-type="string" office:string-value="2016-B105" table:formula="of:=IF([.L169]=&quot;&quot;;&quot;&quot;;[.I169])" table:style-name="ce46">
            <text:p>2016-B105</text:p>
          </table:table-cell>
          <table:table-cell office:value-type="string" office:string-value=")" table:formula="of:=IF([.Q169]=&quot;&quot;;&quot;&quot;;&quot;)&quot;)" table:style-name="ce4">
            <text:p>)</text:p>
          </table:table-cell>
          <table:table-cell office:value-type="string" office:string-value="" table:formula="of:=IF([.T169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69]=&quot;&quot;;&quot;&quot;;[.H169])" table:style-name="ce1"/>
          <table:table-cell office:value-type="string" office:string-value="" table:formula="of:=IF([.T169]=&quot;&quot;;&quot;&quot;;[.Q169])" table:style-name="ce1"/>
          <table:table-cell office:value-type="string" office:string-value="" table:formula="of:=IF([.S169]=&quot;&quot;;&quot;&quot;;&quot;)&quot;)" table:style-name="ce1"/>
          <table:table-cell office:value-type="string" office:string-value="" table:formula="of:=IF([.AB16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69]=&quot;&quot;;&quot;&quot;;&quot;hazzy76@hotmail.com&quot;)" table:style-name="ce1"/>
          <table:table-cell office:value-type="string" office:string-value="" table:formula="of:=IF([.AA169]=&quot;&quot;;&quot;&quot;;[.Q169])" table:style-name="ce1"/>
          <table:table-cell office:value-type="string" office:string-value="" table:formula="of:=IF([.AA16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55" table:style-name="ce28">
            <text:p>2012630255</text:p>
          </table:table-cell>
          <table:table-cell office:value-type="string" table:number-columns-spanned="2" table:number-rows-spanned="1" table:style-name="ce50">
            <text:p>JOEL</text:p>
          </table:table-cell>
          <table:covered-table-cell/>
          <table:table-cell office:value-type="string" table:style-name="ce30">
            <text:p>LOZANO</text:p>
          </table:table-cell>
          <table:table-cell office:value-type="string" table:style-name="ce30">
            <text:p>ALEJANDR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06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70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70]=&quot;&quot;;&quot;&quot;;[.H170])" table:style-name="ce49"/>
          <table:table-cell office:value-type="string" office:string-value="" table:formula="of:=IF([.L170]=&quot;&quot;;&quot;&quot;;[.I170])" table:style-name="ce46"/>
          <table:table-cell office:value-type="string" office:string-value="" table:formula="of:=IF([.Q170]=&quot;&quot;;&quot;&quot;;&quot;)&quot;)" table:style-name="ce4"/>
          <table:table-cell office:value-type="string" office:string-value="" table:formula="of:=IF([.T17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70]=&quot;&quot;;&quot;&quot;;[.H170])" table:style-name="ce1"/>
          <table:table-cell office:value-type="string" office:string-value="" table:formula="of:=IF([.T170]=&quot;&quot;;&quot;&quot;;[.Q170])" table:style-name="ce1"/>
          <table:table-cell office:value-type="string" office:string-value="" table:formula="of:=IF([.S170]=&quot;&quot;;&quot;&quot;;&quot;)&quot;)" table:style-name="ce1"/>
          <table:table-cell office:value-type="string" office:string-value="" table:formula="of:=IF([.AB17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0]=&quot;&quot;;&quot;&quot;;&quot;hazzy76@hotmail.com&quot;)" table:style-name="ce1"/>
          <table:table-cell office:value-type="string" office:string-value="" table:formula="of:=IF([.AA170]=&quot;&quot;;&quot;&quot;;[.Q170])" table:style-name="ce1"/>
          <table:table-cell office:value-type="string" office:string-value="" table:formula="of:=IF([.AA17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8630439" table:style-name="ce28">
            <text:p>2008630439</text:p>
          </table:table-cell>
          <table:table-cell office:value-type="string" table:number-columns-spanned="2" table:number-rows-spanned="1" table:style-name="ce50">
            <text:p>URIEL</text:p>
          </table:table-cell>
          <table:covered-table-cell/>
          <table:table-cell office:value-type="string" table:style-name="ce30">
            <text:p>RIVERA</text:p>
          </table:table-cell>
          <table:table-cell office:value-type="string" table:style-name="ce30">
            <text:p>CARRETER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07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71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71]=&quot;&quot;;&quot;&quot;;[.H171])" table:style-name="ce49"/>
          <table:table-cell office:value-type="string" office:string-value="" table:formula="of:=IF([.L171]=&quot;&quot;;&quot;&quot;;[.I171])" table:style-name="ce46"/>
          <table:table-cell office:value-type="string" office:string-value="" table:formula="of:=IF([.Q171]=&quot;&quot;;&quot;&quot;;&quot;)&quot;)" table:style-name="ce4"/>
          <table:table-cell office:value-type="string" office:string-value="" table:formula="of:=IF([.T171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71]=&quot;&quot;;&quot;&quot;;[.H171])" table:style-name="ce1"/>
          <table:table-cell office:value-type="string" office:string-value="" table:formula="of:=IF([.T171]=&quot;&quot;;&quot;&quot;;[.Q171])" table:style-name="ce1"/>
          <table:table-cell office:value-type="string" office:string-value="" table:formula="of:=IF([.S171]=&quot;&quot;;&quot;&quot;;&quot;)&quot;)" table:style-name="ce1"/>
          <table:table-cell office:value-type="string" office:string-value="" table:formula="of:=IF([.AB17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1]=&quot;&quot;;&quot;&quot;;&quot;hazzy76@hotmail.com&quot;)" table:style-name="ce1"/>
          <table:table-cell office:value-type="string" office:string-value="" table:formula="of:=IF([.AA171]=&quot;&quot;;&quot;&quot;;[.Q171])" table:style-name="ce1"/>
          <table:table-cell office:value-type="string" office:string-value="" table:formula="of:=IF([.AA17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339" table:style-name="ce28">
            <text:p>2012630339</text:p>
          </table:table-cell>
          <table:table-cell office:value-type="string" table:number-columns-spanned="2" table:number-rows-spanned="1" table:style-name="ce50">
            <text:p>KEVIN IRVIN</text:p>
          </table:table-cell>
          <table:covered-table-cell/>
          <table:table-cell office:value-type="string" table:style-name="ce30">
            <text:p>PEÑA</text:p>
          </table:table-cell>
          <table:table-cell office:value-type="string" table:style-name="ce30">
            <text:p>LÓP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11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72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72]=&quot;&quot;;&quot;&quot;;[.H172])" table:style-name="ce49"/>
          <table:table-cell office:value-type="string" office:string-value="" table:formula="of:=IF([.L172]=&quot;&quot;;&quot;&quot;;[.I172])" table:style-name="ce46"/>
          <table:table-cell office:value-type="string" office:string-value="" table:formula="of:=IF([.Q172]=&quot;&quot;;&quot;&quot;;&quot;)&quot;)" table:style-name="ce4"/>
          <table:table-cell office:value-type="string" office:string-value="" table:formula="of:=IF([.T172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72]=&quot;&quot;;&quot;&quot;;[.H172])" table:style-name="ce1"/>
          <table:table-cell office:value-type="string" office:string-value="" table:formula="of:=IF([.T172]=&quot;&quot;;&quot;&quot;;[.Q172])" table:style-name="ce1"/>
          <table:table-cell office:value-type="string" office:string-value="" table:formula="of:=IF([.S172]=&quot;&quot;;&quot;&quot;;&quot;)&quot;)" table:style-name="ce1"/>
          <table:table-cell office:value-type="string" office:string-value="" table:formula="of:=IF([.AB17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2]=&quot;&quot;;&quot;&quot;;&quot;hazzy76@hotmail.com&quot;)" table:style-name="ce1"/>
          <table:table-cell office:value-type="string" office:string-value="" table:formula="of:=IF([.AA172]=&quot;&quot;;&quot;&quot;;[.Q172])" table:style-name="ce1"/>
          <table:table-cell office:value-type="string" office:string-value="" table:formula="of:=IF([.AA17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4630161" table:style-name="ce28">
            <text:p>2014630161</text:p>
          </table:table-cell>
          <table:table-cell office:value-type="string" table:number-columns-spanned="2" table:number-rows-spanned="1" table:style-name="ce50">
            <text:p>DANIEL</text:p>
          </table:table-cell>
          <table:covered-table-cell/>
          <table:table-cell office:value-type="string" table:style-name="ce30">
            <text:p>FUENTES</text:p>
          </table:table-cell>
          <table:table-cell office:value-type="string" table:style-name="ce30">
            <text:p>HERRER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1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73]=&quot;&quot;;&quot;&quot;;&quot;(&quot;)" table:style-name="ce1">
            <text:p>(</text:p>
          </table:table-cell>
          <table:table-cell office:value-type="float" office:value="2014630441" table:style-name="ce28">
            <text:p>2014630441</text:p>
          </table:table-cell>
          <table:table-cell office:value-type="string" table:style-name="ce48">
            <text:p>ANDRÉS<text:s text:c="2"/></text:p>
          </table:table-cell>
          <table:table-cell office:value-type="string" table:style-name="ce30">
            <text:p>IRETA</text:p>
          </table:table-cell>
          <table:table-cell office:value-type="string" table:style-name="ce30">
            <text:p>RAMALES</text:p>
          </table:table-cell>
          <table:table-cell office:value-type="string" office:string-value="hazzy76@hotmail.com" table:formula="of:=IF([.K173]=&quot;&quot;;&quot;&quot;;[.H173])" table:style-name="ce49">
            <text:p>hazzy76@hotmail.com</text:p>
          </table:table-cell>
          <table:table-cell office:value-type="string" office:string-value="2016-B112" table:formula="of:=IF([.L173]=&quot;&quot;;&quot;&quot;;[.I173])" table:style-name="ce46">
            <text:p>2016-B112</text:p>
          </table:table-cell>
          <table:table-cell office:value-type="string" office:string-value=")" table:formula="of:=IF([.Q173]=&quot;&quot;;&quot;&quot;;&quot;)&quot;)" table:style-name="ce4">
            <text:p>)</text:p>
          </table:table-cell>
          <table:table-cell office:value-type="string" office:string-value="(" table:formula="of:=IF([.T173]=&quot;&quot;;&quot;&quot;;&quot;(&quot;)" table:style-name="ce4">
            <text:p>(</text:p>
          </table:table-cell>
          <table:table-cell office:value-type="float" office:value="2014630441" table:style-name="ce28">
            <text:p>2014630441</text:p>
          </table:table-cell>
          <table:table-cell office:value-type="string" table:style-name="ce5">
            <text:p>GERARDO DANIEL</text:p>
          </table:table-cell>
          <table:table-cell office:value-type="string" table:style-name="ce30">
            <text:p>ROMERO</text:p>
          </table:table-cell>
          <table:table-cell office:value-type="string" table:style-name="ce1">
            <text:p>RUBIO</text:p>
          </table:table-cell>
          <table:table-cell office:value-type="string" office:string-value="hazzy76@hotmail.com" table:formula="of:=IF([.S173]=&quot;&quot;;&quot;&quot;;[.H173])" table:style-name="ce1">
            <text:p>hazzy76@hotmail.com</text:p>
          </table:table-cell>
          <table:table-cell office:value-type="string" office:string-value="2016-B112" table:formula="of:=IF([.T173]=&quot;&quot;;&quot;&quot;;[.Q173])" table:style-name="ce1">
            <text:p>2016-B112</text:p>
          </table:table-cell>
          <table:table-cell office:value-type="string" office:string-value=")" table:formula="of:=IF([.S173]=&quot;&quot;;&quot;&quot;;&quot;)&quot;)" table:style-name="ce1">
            <text:p>)</text:p>
          </table:table-cell>
          <table:table-cell office:value-type="string" office:string-value="" table:formula="of:=IF([.AB17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3]=&quot;&quot;;&quot;&quot;;&quot;hazzy76@hotmail.com&quot;)" table:style-name="ce1"/>
          <table:table-cell office:value-type="string" office:string-value="" table:formula="of:=IF([.AA173]=&quot;&quot;;&quot;&quot;;[.Q173])" table:style-name="ce1"/>
          <table:table-cell office:value-type="string" office:string-value="" table:formula="of:=IF([.AA17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3630248" table:style-name="ce28">
            <text:p>2013630248</text:p>
          </table:table-cell>
          <table:table-cell office:value-type="string" table:number-columns-spanned="2" table:number-rows-spanned="1" table:style-name="ce50">
            <text:p>EDGAR IVÁN</text:p>
          </table:table-cell>
          <table:covered-table-cell/>
          <table:table-cell office:value-type="string" table:style-name="ce30">
            <text:p>HURTADO</text:p>
          </table:table-cell>
          <table:table-cell office:value-type="string" table:style-name="ce30">
            <text:p>GUZMÁN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1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74]=&quot;&quot;;&quot;&quot;;&quot;(&quot;)" table:style-name="ce1">
            <text:p>(</text:p>
          </table:table-cell>
          <table:table-cell office:value-type="float" office:value="2013630054" table:style-name="ce28">
            <text:p>2013630054</text:p>
          </table:table-cell>
          <table:table-cell office:value-type="string" table:style-name="ce48">
            <text:p>JORGE HALI<text:s/></text:p>
          </table:table-cell>
          <table:table-cell office:value-type="string" table:style-name="ce30">
            <text:p>VELÁZQUEZ</text:p>
          </table:table-cell>
          <table:table-cell office:value-type="string" table:style-name="ce30">
            <text:p>VÁZQUEZ</text:p>
          </table:table-cell>
          <table:table-cell office:value-type="string" office:string-value="hazzy76@hotmail.com" table:formula="of:=IF([.K174]=&quot;&quot;;&quot;&quot;;[.H174])" table:style-name="ce49">
            <text:p>hazzy76@hotmail.com</text:p>
          </table:table-cell>
          <table:table-cell office:value-type="string" office:string-value="2016-B113" table:formula="of:=IF([.L174]=&quot;&quot;;&quot;&quot;;[.I174])" table:style-name="ce46">
            <text:p>2016-B113</text:p>
          </table:table-cell>
          <table:table-cell office:value-type="string" office:string-value=")" table:formula="of:=IF([.Q174]=&quot;&quot;;&quot;&quot;;&quot;)&quot;)" table:style-name="ce4">
            <text:p>)</text:p>
          </table:table-cell>
          <table:table-cell office:value-type="string" office:string-value="" table:formula="of:=IF([.T174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74]=&quot;&quot;;&quot;&quot;;[.H174])" table:style-name="ce1"/>
          <table:table-cell office:value-type="string" office:string-value="" table:formula="of:=IF([.T174]=&quot;&quot;;&quot;&quot;;[.Q174])" table:style-name="ce1"/>
          <table:table-cell office:value-type="string" office:string-value="" table:formula="of:=IF([.S174]=&quot;&quot;;&quot;&quot;;&quot;)&quot;)" table:style-name="ce1"/>
          <table:table-cell office:value-type="string" office:string-value="" table:formula="of:=IF([.AB174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4]=&quot;&quot;;&quot;&quot;;&quot;hazzy76@hotmail.com&quot;)" table:style-name="ce1"/>
          <table:table-cell office:value-type="string" office:string-value="" table:formula="of:=IF([.AA174]=&quot;&quot;;&quot;&quot;;[.Q174])" table:style-name="ce1"/>
          <table:table-cell office:value-type="string" office:string-value="" table:formula="of:=IF([.AA174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320" table:style-name="ce28">
            <text:p>2012630320</text:p>
          </table:table-cell>
          <table:table-cell office:value-type="string" table:number-columns-spanned="2" table:number-rows-spanned="1" table:style-name="ce50">
            <text:p>JOSÉ SALVADOR</text:p>
          </table:table-cell>
          <table:covered-table-cell/>
          <table:table-cell office:value-type="string" table:style-name="ce30">
            <text:p>NUÑO</text:p>
          </table:table-cell>
          <table:table-cell office:value-type="string" table:style-name="ce30">
            <text:p>TOLED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14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75]=&quot;&quot;;&quot;&quot;;&quot;(&quot;)" table:style-name="ce1">
            <text:p>(</text:p>
          </table:table-cell>
          <table:table-cell office:value-type="float" office:value="2012630202" table:style-name="ce28">
            <text:p>2012630202</text:p>
          </table:table-cell>
          <table:table-cell office:value-type="string" table:style-name="ce48">
            <text:p>JUAN CARLOS<text:s/></text:p>
          </table:table-cell>
          <table:table-cell office:value-type="string" table:style-name="ce30">
            <text:p>HERNÁNDEZ</text:p>
          </table:table-cell>
          <table:table-cell office:value-type="string" table:style-name="ce30">
            <text:p>HERNÁNDEZ</text:p>
          </table:table-cell>
          <table:table-cell office:value-type="string" office:string-value="hazzy76@hotmail.com" table:formula="of:=IF([.K175]=&quot;&quot;;&quot;&quot;;[.H175])" table:style-name="ce49">
            <text:p>hazzy76@hotmail.com</text:p>
          </table:table-cell>
          <table:table-cell office:value-type="string" office:string-value="2016-B114" table:formula="of:=IF([.L175]=&quot;&quot;;&quot;&quot;;[.I175])" table:style-name="ce46">
            <text:p>2016-B114</text:p>
          </table:table-cell>
          <table:table-cell office:value-type="string" office:string-value=")" table:formula="of:=IF([.Q175]=&quot;&quot;;&quot;&quot;;&quot;)&quot;)" table:style-name="ce4">
            <text:p>)</text:p>
          </table:table-cell>
          <table:table-cell office:value-type="string" office:string-value="" table:formula="of:=IF([.T175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75]=&quot;&quot;;&quot;&quot;;[.H175])" table:style-name="ce1"/>
          <table:table-cell office:value-type="string" office:string-value="" table:formula="of:=IF([.T175]=&quot;&quot;;&quot;&quot;;[.Q175])" table:style-name="ce1"/>
          <table:table-cell office:value-type="string" office:string-value="" table:formula="of:=IF([.S175]=&quot;&quot;;&quot;&quot;;&quot;)&quot;)" table:style-name="ce1"/>
          <table:table-cell office:value-type="string" office:string-value="" table:formula="of:=IF([.AB175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5]=&quot;&quot;;&quot;&quot;;&quot;hazzy76@hotmail.com&quot;)" table:style-name="ce1"/>
          <table:table-cell office:value-type="string" office:string-value="" table:formula="of:=IF([.AA175]=&quot;&quot;;&quot;&quot;;[.Q175])" table:style-name="ce1"/>
          <table:table-cell office:value-type="string" office:string-value="" table:formula="of:=IF([.AA175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41" table:style-name="ce28">
            <text:p>2012630241</text:p>
          </table:table-cell>
          <table:table-cell office:value-type="string" table:number-columns-spanned="2" table:number-rows-spanned="1" table:style-name="ce50">
            <text:p>CARLOS</text:p>
          </table:table-cell>
          <table:covered-table-cell/>
          <table:table-cell office:value-type="string" table:style-name="ce30">
            <text:p>LEAL</text:p>
          </table:table-cell>
          <table:table-cell office:value-type="string" table:style-name="ce30">
            <text:p>LEÓN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15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76]=&quot;&quot;;&quot;&quot;;&quot;(&quot;)" table:style-name="ce1">
            <text:p>(</text:p>
          </table:table-cell>
          <table:table-cell office:value-type="float" office:value="2013630314" table:style-name="ce28">
            <text:p>2013630314</text:p>
          </table:table-cell>
          <table:table-cell office:value-type="string" table:style-name="ce48">
            <text:p>ALEJANDRO JESÚS<text:s/></text:p>
          </table:table-cell>
          <table:table-cell office:value-type="string" table:style-name="ce30">
            <text:p>NAVARRO</text:p>
          </table:table-cell>
          <table:table-cell office:value-type="string" table:style-name="ce30">
            <text:p>OCAÑA</text:p>
          </table:table-cell>
          <table:table-cell office:value-type="string" office:string-value="hazzy76@hotmail.com" table:formula="of:=IF([.K176]=&quot;&quot;;&quot;&quot;;[.H176])" table:style-name="ce49">
            <text:p>hazzy76@hotmail.com</text:p>
          </table:table-cell>
          <table:table-cell office:value-type="string" office:string-value="2016-B115" table:formula="of:=IF([.L176]=&quot;&quot;;&quot;&quot;;[.I176])" table:style-name="ce46">
            <text:p>2016-B115</text:p>
          </table:table-cell>
          <table:table-cell office:value-type="string" office:string-value=")" table:formula="of:=IF([.Q176]=&quot;&quot;;&quot;&quot;;&quot;)&quot;)" table:style-name="ce4">
            <text:p>)</text:p>
          </table:table-cell>
          <table:table-cell office:value-type="string" office:string-value="" table:formula="of:=IF([.T176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76]=&quot;&quot;;&quot;&quot;;[.H176])" table:style-name="ce1"/>
          <table:table-cell office:value-type="string" office:string-value="" table:formula="of:=IF([.T176]=&quot;&quot;;&quot;&quot;;[.Q176])" table:style-name="ce1"/>
          <table:table-cell office:value-type="string" office:string-value="" table:formula="of:=IF([.S176]=&quot;&quot;;&quot;&quot;;&quot;)&quot;)" table:style-name="ce1"/>
          <table:table-cell office:value-type="string" office:string-value="" table:formula="of:=IF([.AB176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6]=&quot;&quot;;&quot;&quot;;&quot;hazzy76@hotmail.com&quot;)" table:style-name="ce1"/>
          <table:table-cell office:value-type="string" office:string-value="" table:formula="of:=IF([.AA176]=&quot;&quot;;&quot;&quot;;[.Q176])" table:style-name="ce1"/>
          <table:table-cell office:value-type="string" office:string-value="" table:formula="of:=IF([.AA176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23" table:style-name="ce28">
            <text:p>2012630123</text:p>
          </table:table-cell>
          <table:table-cell office:value-type="string" table:number-columns-spanned="2" table:number-rows-spanned="1" table:style-name="ce50">
            <text:p>MARIO</text:p>
          </table:table-cell>
          <table:covered-table-cell/>
          <table:table-cell office:value-type="string" table:style-name="ce30">
            <text:p>ESCORZA</text:p>
          </table:table-cell>
          <table:table-cell office:value-type="string" table:style-name="ce30">
            <text:p>VALLES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19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77]=&quot;&quot;;&quot;&quot;;&quot;(&quot;)" table:style-name="ce1">
            <text:p>(</text:p>
          </table:table-cell>
          <table:table-cell office:value-type="float" office:value="2012630257" table:style-name="ce28">
            <text:p>2012630257</text:p>
          </table:table-cell>
          <table:table-cell office:value-type="string" table:style-name="ce48">
            <text:p>ANGEL<text:s text:c="2"/></text:p>
          </table:table-cell>
          <table:table-cell office:value-type="string" table:style-name="ce30">
            <text:p>LUGO</text:p>
          </table:table-cell>
          <table:table-cell office:value-type="string" table:style-name="ce30">
            <text:p>MONTOYA</text:p>
          </table:table-cell>
          <table:table-cell office:value-type="string" office:string-value="hazzy76@hotmail.com" table:formula="of:=IF([.K177]=&quot;&quot;;&quot;&quot;;[.H177])" table:style-name="ce49">
            <text:p>hazzy76@hotmail.com</text:p>
          </table:table-cell>
          <table:table-cell office:value-type="string" office:string-value="2016-B119" table:formula="of:=IF([.L177]=&quot;&quot;;&quot;&quot;;[.I177])" table:style-name="ce46">
            <text:p>2016-B119</text:p>
          </table:table-cell>
          <table:table-cell office:value-type="string" office:string-value=")" table:formula="of:=IF([.Q177]=&quot;&quot;;&quot;&quot;;&quot;)&quot;)" table:style-name="ce4">
            <text:p>)</text:p>
          </table:table-cell>
          <table:table-cell office:value-type="string" office:string-value="(" table:formula="of:=IF([.T177]=&quot;&quot;;&quot;&quot;;&quot;(&quot;)" table:style-name="ce4">
            <text:p>(</text:p>
          </table:table-cell>
          <table:table-cell office:value-type="float" office:value="2009630442" table:style-name="ce28">
            <text:p>2009630442</text:p>
          </table:table-cell>
          <table:table-cell office:value-type="string" table:style-name="ce5">
            <text:p>ATZIRY MARISOL</text:p>
          </table:table-cell>
          <table:table-cell office:value-type="string" table:style-name="ce30">
            <text:p>ORTÍZ</text:p>
          </table:table-cell>
          <table:table-cell office:value-type="string" table:style-name="ce1">
            <text:p>MORA</text:p>
          </table:table-cell>
          <table:table-cell office:value-type="string" office:string-value="hazzy76@hotmail.com" table:formula="of:=IF([.S177]=&quot;&quot;;&quot;&quot;;[.H177])" table:style-name="ce1">
            <text:p>hazzy76@hotmail.com</text:p>
          </table:table-cell>
          <table:table-cell office:value-type="string" office:string-value="2016-B119" table:formula="of:=IF([.T177]=&quot;&quot;;&quot;&quot;;[.Q177])" table:style-name="ce1">
            <text:p>2016-B119</text:p>
          </table:table-cell>
          <table:table-cell office:value-type="string" office:string-value=")" table:formula="of:=IF([.S177]=&quot;&quot;;&quot;&quot;;&quot;)&quot;)" table:style-name="ce1">
            <text:p>)</text:p>
          </table:table-cell>
          <table:table-cell office:value-type="string" office:string-value="" table:formula="of:=IF([.AB177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7]=&quot;&quot;;&quot;&quot;;&quot;hazzy76@hotmail.com&quot;)" table:style-name="ce1"/>
          <table:table-cell office:value-type="string" office:string-value="" table:formula="of:=IF([.AA177]=&quot;&quot;;&quot;&quot;;[.Q177])" table:style-name="ce1"/>
          <table:table-cell office:value-type="string" office:string-value="" table:formula="of:=IF([.AA177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70" table:style-name="ce28">
            <text:p>2012630270</text:p>
          </table:table-cell>
          <table:table-cell office:value-type="string" table:number-columns-spanned="2" table:number-rows-spanned="1" table:style-name="ce50">
            <text:p>GABRIEL ALEJANDRO</text:p>
          </table:table-cell>
          <table:covered-table-cell/>
          <table:table-cell office:value-type="string" table:style-name="ce30">
            <text:p>MARTINEZ</text:p>
          </table:table-cell>
          <table:table-cell office:value-type="string" table:style-name="ce30">
            <text:p>HUITR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20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78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78]=&quot;&quot;;&quot;&quot;;[.H178])" table:style-name="ce49"/>
          <table:table-cell office:value-type="string" office:string-value="" table:formula="of:=IF([.L178]=&quot;&quot;;&quot;&quot;;[.I178])" table:style-name="ce46"/>
          <table:table-cell office:value-type="string" office:string-value="" table:formula="of:=IF([.Q178]=&quot;&quot;;&quot;&quot;;&quot;)&quot;)" table:style-name="ce4"/>
          <table:table-cell office:value-type="string" office:string-value="" table:formula="of:=IF([.T178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78]=&quot;&quot;;&quot;&quot;;[.H178])" table:style-name="ce1"/>
          <table:table-cell office:value-type="string" office:string-value="" table:formula="of:=IF([.T178]=&quot;&quot;;&quot;&quot;;[.Q178])" table:style-name="ce1"/>
          <table:table-cell office:value-type="string" office:string-value="" table:formula="of:=IF([.S178]=&quot;&quot;;&quot;&quot;;&quot;)&quot;)" table:style-name="ce1"/>
          <table:table-cell office:value-type="string" office:string-value="" table:formula="of:=IF([.AB178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8]=&quot;&quot;;&quot;&quot;;&quot;hazzy76@hotmail.com&quot;)" table:style-name="ce1"/>
          <table:table-cell office:value-type="string" office:string-value="" table:formula="of:=IF([.AA178]=&quot;&quot;;&quot;&quot;;[.Q178])" table:style-name="ce1"/>
          <table:table-cell office:value-type="string" office:string-value="" table:formula="of:=IF([.AA178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0630197" table:style-name="ce28">
            <text:p>2010630197</text:p>
          </table:table-cell>
          <table:table-cell office:value-type="string" table:number-columns-spanned="2" table:number-rows-spanned="1" table:style-name="ce50">
            <text:p>GUILLERMO</text:p>
          </table:table-cell>
          <table:covered-table-cell/>
          <table:table-cell office:value-type="string" table:style-name="ce30">
            <text:p>SIERRA</text:p>
          </table:table-cell>
          <table:table-cell office:value-type="string" table:style-name="ce30">
            <text:p>OJED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21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79]=&quot;&quot;;&quot;&quot;;&quot;(&quot;)" table:style-name="ce1"/>
          <table:table-cell table:style-name="ce28"/>
          <table:table-cell office:value-type="string" table:style-name="ce48">
            <text:p><text:s text:c="2"/></text:p>
          </table:table-cell>
          <table:table-cell table:number-columns-repeated="2" table:style-name="ce30"/>
          <table:table-cell office:value-type="string" office:string-value="" table:formula="of:=IF([.K179]=&quot;&quot;;&quot;&quot;;[.H179])" table:style-name="ce49"/>
          <table:table-cell office:value-type="string" office:string-value="" table:formula="of:=IF([.L179]=&quot;&quot;;&quot;&quot;;[.I179])" table:style-name="ce46"/>
          <table:table-cell office:value-type="string" office:string-value="" table:formula="of:=IF([.Q179]=&quot;&quot;;&quot;&quot;;&quot;)&quot;)" table:style-name="ce4"/>
          <table:table-cell office:value-type="string" office:string-value="" table:formula="of:=IF([.T179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79]=&quot;&quot;;&quot;&quot;;[.H179])" table:style-name="ce1"/>
          <table:table-cell office:value-type="string" office:string-value="" table:formula="of:=IF([.T179]=&quot;&quot;;&quot;&quot;;[.Q179])" table:style-name="ce1"/>
          <table:table-cell office:value-type="string" office:string-value="" table:formula="of:=IF([.S179]=&quot;&quot;;&quot;&quot;;&quot;)&quot;)" table:style-name="ce1"/>
          <table:table-cell office:value-type="string" office:string-value="" table:formula="of:=IF([.AB179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79]=&quot;&quot;;&quot;&quot;;&quot;hazzy76@hotmail.com&quot;)" table:style-name="ce1"/>
          <table:table-cell office:value-type="string" office:string-value="" table:formula="of:=IF([.AA179]=&quot;&quot;;&quot;&quot;;[.Q179])" table:style-name="ce1"/>
          <table:table-cell office:value-type="string" office:string-value="" table:formula="of:=IF([.AA179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110" table:style-name="ce28">
            <text:p>2012630110</text:p>
          </table:table-cell>
          <table:table-cell office:value-type="string" table:number-columns-spanned="2" table:number-rows-spanned="1" table:style-name="ce50">
            <text:p>ALAN OSWALDO</text:p>
          </table:table-cell>
          <table:covered-table-cell/>
          <table:table-cell office:value-type="string" table:style-name="ce30">
            <text:p>DÍAZ</text:p>
          </table:table-cell>
          <table:table-cell office:value-type="string" table:style-name="ce30">
            <text:p>MARTÍNE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22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80]=&quot;&quot;;&quot;&quot;;&quot;(&quot;)" table:style-name="ce1">
            <text:p>(</text:p>
          </table:table-cell>
          <table:table-cell office:value-type="float" office:value="2013630479" table:style-name="ce28">
            <text:p>2013630479</text:p>
          </table:table-cell>
          <table:table-cell office:value-type="string" table:style-name="ce48">
            <text:p>JACQUELINE<text:s text:c="2"/></text:p>
          </table:table-cell>
          <table:table-cell office:value-type="string" table:style-name="ce30">
            <text:p>HERNÁNDEZ</text:p>
          </table:table-cell>
          <table:table-cell office:value-type="string" table:style-name="ce30">
            <text:p>GARCÍA</text:p>
          </table:table-cell>
          <table:table-cell office:value-type="string" office:string-value="hazzy76@hotmail.com" table:formula="of:=IF([.K180]=&quot;&quot;;&quot;&quot;;[.H180])" table:style-name="ce49">
            <text:p>hazzy76@hotmail.com</text:p>
          </table:table-cell>
          <table:table-cell office:value-type="string" office:string-value="2016-B122" table:formula="of:=IF([.L180]=&quot;&quot;;&quot;&quot;;[.I180])" table:style-name="ce46">
            <text:p>2016-B122</text:p>
          </table:table-cell>
          <table:table-cell office:value-type="string" office:string-value=")" table:formula="of:=IF([.Q180]=&quot;&quot;;&quot;&quot;;&quot;)&quot;)" table:style-name="ce4">
            <text:p>)</text:p>
          </table:table-cell>
          <table:table-cell office:value-type="string" office:string-value="" table:formula="of:=IF([.T180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80]=&quot;&quot;;&quot;&quot;;[.H180])" table:style-name="ce1"/>
          <table:table-cell office:value-type="string" office:string-value="" table:formula="of:=IF([.T180]=&quot;&quot;;&quot;&quot;;[.Q180])" table:style-name="ce1"/>
          <table:table-cell office:value-type="string" office:string-value="" table:formula="of:=IF([.S180]=&quot;&quot;;&quot;&quot;;&quot;)&quot;)" table:style-name="ce1"/>
          <table:table-cell office:value-type="string" office:string-value="" table:formula="of:=IF([.AB180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80]=&quot;&quot;;&quot;&quot;;&quot;hazzy76@hotmail.com&quot;)" table:style-name="ce1"/>
          <table:table-cell office:value-type="string" office:string-value="" table:formula="of:=IF([.AA180]=&quot;&quot;;&quot;&quot;;[.Q180])" table:style-name="ce1"/>
          <table:table-cell office:value-type="string" office:string-value="" table:formula="of:=IF([.AA180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09630559" table:style-name="ce28">
            <text:p>2009630559</text:p>
          </table:table-cell>
          <table:table-cell office:value-type="string" table:number-columns-spanned="2" table:number-rows-spanned="1" table:style-name="ce50">
            <text:p>JAZMIN ARACELI</text:p>
          </table:table-cell>
          <table:covered-table-cell/>
          <table:table-cell office:value-type="string" table:style-name="ce30">
            <text:p>ZARATE</text:p>
          </table:table-cell>
          <table:table-cell office:value-type="string" table:style-name="ce30">
            <text:p>GARCIA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23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81]=&quot;&quot;;&quot;&quot;;&quot;(&quot;)" table:style-name="ce1">
            <text:p>(</text:p>
          </table:table-cell>
          <table:table-cell office:value-type="float" office:value="2009630041" table:style-name="ce28">
            <text:p>2009630041</text:p>
          </table:table-cell>
          <table:table-cell office:value-type="string" table:style-name="ce48">
            <text:p>SILVIA EDITH<text:s/></text:p>
          </table:table-cell>
          <table:table-cell office:value-type="string" table:style-name="ce30">
            <text:p>CARCAÑO</text:p>
          </table:table-cell>
          <table:table-cell office:value-type="string" table:style-name="ce30">
            <text:p>MIRANDA</text:p>
          </table:table-cell>
          <table:table-cell office:value-type="string" office:string-value="hazzy76@hotmail.com" table:formula="of:=IF([.K181]=&quot;&quot;;&quot;&quot;;[.H181])" table:style-name="ce49">
            <text:p>hazzy76@hotmail.com</text:p>
          </table:table-cell>
          <table:table-cell office:value-type="string" office:string-value="2016-B123" table:formula="of:=IF([.L181]=&quot;&quot;;&quot;&quot;;[.I181])" table:style-name="ce46">
            <text:p>2016-B123</text:p>
          </table:table-cell>
          <table:table-cell office:value-type="string" office:string-value=")" table:formula="of:=IF([.Q181]=&quot;&quot;;&quot;&quot;;&quot;)&quot;)" table:style-name="ce4">
            <text:p>)</text:p>
          </table:table-cell>
          <table:table-cell office:value-type="string" office:string-value="" table:formula="of:=IF([.T181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81]=&quot;&quot;;&quot;&quot;;[.H181])" table:style-name="ce1"/>
          <table:table-cell office:value-type="string" office:string-value="" table:formula="of:=IF([.T181]=&quot;&quot;;&quot;&quot;;[.Q181])" table:style-name="ce1"/>
          <table:table-cell office:value-type="string" office:string-value="" table:formula="of:=IF([.S181]=&quot;&quot;;&quot;&quot;;&quot;)&quot;)" table:style-name="ce1"/>
          <table:table-cell office:value-type="string" office:string-value="" table:formula="of:=IF([.AB181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81]=&quot;&quot;;&quot;&quot;;&quot;hazzy76@hotmail.com&quot;)" table:style-name="ce1"/>
          <table:table-cell office:value-type="string" office:string-value="" table:formula="of:=IF([.AA181]=&quot;&quot;;&quot;&quot;;[.Q181])" table:style-name="ce1"/>
          <table:table-cell office:value-type="string" office:string-value="" table:formula="of:=IF([.AA181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035" table:style-name="ce28">
            <text:p>2012630035</text:p>
          </table:table-cell>
          <table:table-cell office:value-type="string" table:number-columns-spanned="2" table:number-rows-spanned="1" table:style-name="ce50">
            <text:p>MARIO IVÁN</text:p>
          </table:table-cell>
          <table:covered-table-cell/>
          <table:table-cell office:value-type="string" table:style-name="ce30">
            <text:p>ARREGUÍN</text:p>
          </table:table-cell>
          <table:table-cell office:value-type="string" table:style-name="ce30">
            <text:p>RESÉNDI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26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82]=&quot;&quot;;&quot;&quot;;&quot;(&quot;)" table:style-name="ce1">
            <text:p>(</text:p>
          </table:table-cell>
          <table:table-cell office:value-type="float" office:value="2013630572" table:style-name="ce28">
            <text:p>2013630572</text:p>
          </table:table-cell>
          <table:table-cell office:value-type="string" table:style-name="ce48">
            <text:p>ALEJANDRO URIEL<text:s/></text:p>
          </table:table-cell>
          <table:table-cell office:value-type="string" table:style-name="ce30">
            <text:p>SÁNCHEZ</text:p>
          </table:table-cell>
          <table:table-cell office:value-type="string" table:style-name="ce30">
            <text:p>SALAS</text:p>
          </table:table-cell>
          <table:table-cell office:value-type="string" office:string-value="hazzy76@hotmail.com" table:formula="of:=IF([.K182]=&quot;&quot;;&quot;&quot;;[.H182])" table:style-name="ce49">
            <text:p>hazzy76@hotmail.com</text:p>
          </table:table-cell>
          <table:table-cell office:value-type="string" office:string-value="2016-B126" table:formula="of:=IF([.L182]=&quot;&quot;;&quot;&quot;;[.I182])" table:style-name="ce46">
            <text:p>2016-B126</text:p>
          </table:table-cell>
          <table:table-cell office:value-type="string" office:string-value=")" table:formula="of:=IF([.Q182]=&quot;&quot;;&quot;&quot;;&quot;)&quot;)" table:style-name="ce4">
            <text:p>)</text:p>
          </table:table-cell>
          <table:table-cell office:value-type="string" office:string-value="" table:formula="of:=IF([.T182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82]=&quot;&quot;;&quot;&quot;;[.H182])" table:style-name="ce1"/>
          <table:table-cell office:value-type="string" office:string-value="" table:formula="of:=IF([.T182]=&quot;&quot;;&quot;&quot;;[.Q182])" table:style-name="ce1"/>
          <table:table-cell office:value-type="string" office:string-value="" table:formula="of:=IF([.S182]=&quot;&quot;;&quot;&quot;;&quot;)&quot;)" table:style-name="ce1"/>
          <table:table-cell office:value-type="string" office:string-value="" table:formula="of:=IF([.AB182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82]=&quot;&quot;;&quot;&quot;;&quot;hazzy76@hotmail.com&quot;)" table:style-name="ce1"/>
          <table:table-cell office:value-type="string" office:string-value="" table:formula="of:=IF([.AA182]=&quot;&quot;;&quot;&quot;;[.Q182])" table:style-name="ce1"/>
          <table:table-cell office:value-type="string" office:string-value="" table:formula="of:=IF([.AA182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215" table:style-name="ce28">
            <text:p>2012630215</text:p>
          </table:table-cell>
          <table:table-cell office:value-type="string" table:number-columns-spanned="2" table:number-rows-spanned="1" table:style-name="ce51">
            <text:p>JOSE GERARDO</text:p>
          </table:table-cell>
          <table:covered-table-cell/>
          <table:table-cell office:value-type="string" table:style-name="ce30">
            <text:p>HERNANDEZ</text:p>
          </table:table-cell>
          <table:table-cell office:value-type="string" table:style-name="ce30">
            <text:p>SORIANO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27</text:p>
          </table:table-cell>
          <table:table-cell office:value-type="string" table:style-name="ce4">
            <text:p>)</text:p>
          </table:table-cell>
          <table:table-cell office:value-type="string" office:string-value="(" table:formula="of:=IF([.L183]=&quot;&quot;;&quot;&quot;;&quot;(&quot;)" table:style-name="ce1">
            <text:p>(</text:p>
          </table:table-cell>
          <table:table-cell office:value-type="float" office:value="2010630343" table:style-name="ce28">
            <text:p>2010630343</text:p>
          </table:table-cell>
          <table:table-cell office:value-type="string" table:style-name="ce48">
            <text:p>GISEL PAOLA<text:s/></text:p>
          </table:table-cell>
          <table:table-cell office:value-type="string" table:style-name="ce30">
            <text:p>MORENO</text:p>
          </table:table-cell>
          <table:table-cell office:value-type="string" table:style-name="ce30">
            <text:p>LAINZ</text:p>
          </table:table-cell>
          <table:table-cell office:value-type="string" office:string-value="hazzy76@hotmail.com" table:formula="of:=IF([.K183]=&quot;&quot;;&quot;&quot;;[.H183])" table:style-name="ce49">
            <text:p>hazzy76@hotmail.com</text:p>
          </table:table-cell>
          <table:table-cell office:value-type="string" office:string-value="2016-B127" table:formula="of:=IF([.L183]=&quot;&quot;;&quot;&quot;;[.I183])" table:style-name="ce46">
            <text:p>2016-B127</text:p>
          </table:table-cell>
          <table:table-cell office:value-type="string" office:string-value=")" table:formula="of:=IF([.Q183]=&quot;&quot;;&quot;&quot;;&quot;)&quot;)" table:style-name="ce4">
            <text:p>)</text:p>
          </table:table-cell>
          <table:table-cell office:value-type="string" office:string-value="" table:formula="of:=IF([.T183]=&quot;&quot;;&quot;&quot;;&quot;(&quot;)" table:style-name="ce4"/>
          <table:table-cell table:style-name="ce28"/>
          <table:table-cell office:value-type="string" table:style-name="ce5">
            <text:p><text:s/></text:p>
          </table:table-cell>
          <table:table-cell table:style-name="ce30"/>
          <table:table-cell table:style-name="ce1"/>
          <table:table-cell office:value-type="string" office:string-value="" table:formula="of:=IF([.S183]=&quot;&quot;;&quot;&quot;;[.H183])" table:style-name="ce1"/>
          <table:table-cell office:value-type="string" office:string-value="" table:formula="of:=IF([.T183]=&quot;&quot;;&quot;&quot;;[.Q183])" table:style-name="ce1"/>
          <table:table-cell office:value-type="string" office:string-value="" table:formula="of:=IF([.S183]=&quot;&quot;;&quot;&quot;;&quot;)&quot;)" table:style-name="ce1"/>
          <table:table-cell office:value-type="string" office:string-value="" table:formula="of:=IF([.AB183]=&quot;&quot;;&quot;&quot;;&quot;(&quot;)" table:style-name="ce1"/>
          <table:table-cell table:style-name="ce34"/>
          <table:table-cell office:value-type="string" table:style-name="ce7">
            <text:p><text:s/></text:p>
          </table:table-cell>
          <table:table-cell table:style-name="ce34"/>
          <table:table-cell table:style-name="ce1"/>
          <table:table-cell office:value-type="string" office:string-value="" table:formula="of:=IF([.AA183]=&quot;&quot;;&quot;&quot;;&quot;hazzy76@hotmail.com&quot;)" table:style-name="ce1"/>
          <table:table-cell office:value-type="string" office:string-value="" table:formula="of:=IF([.AA183]=&quot;&quot;;&quot;&quot;;[.Q183])" table:style-name="ce1"/>
          <table:table-cell office:value-type="string" office:string-value="" table:formula="of:=IF([.AA183]=&quot;&quot;;&quot;&quot;;&quot;)&quot;)" table:style-name="ce1"/>
          <table:table-cell table:number-columns-repeated="16350"/>
        </table:table-row>
        <table:table-row table:style-name="ro1">
          <table:table-cell/>
          <table:table-cell office:value-type="string" table:style-name="ce1">
            <text:p>(</text:p>
          </table:table-cell>
          <table:table-cell office:value-type="float" office:value="2012630440" table:style-name="ce28">
            <text:p>2012630440</text:p>
          </table:table-cell>
          <table:table-cell office:value-type="string" table:number-columns-spanned="2" table:number-rows-spanned="1" table:style-name="ce52">
            <text:p>ITZEL GABRIELA</text:p>
          </table:table-cell>
          <table:covered-table-cell/>
          <table:table-cell office:value-type="string" table:style-name="ce30">
            <text:p>TÉLLEZ GIRÓN</text:p>
          </table:table-cell>
          <table:table-cell office:value-type="string" table:style-name="ce1">
            <text:p>RUÍZ</text:p>
          </table:table-cell>
          <table:table-cell office:value-type="string" table:style-name="ce45">
            <text:p>hazzy76@hotmail.com</text:p>
          </table:table-cell>
          <table:table-cell office:value-type="string" table:style-name="ce46">
            <text:p>2016-B128</text:p>
          </table:table-cell>
          <table:table-cell office:value-type="string" table:style-name="ce4">
            <text:p>)</text:p>
          </table:table-cell>
          <table:table-cell office:value-type="string" office:string-value="" table:formula="of:=IF([.L184]=&quot;&quot;;&quot;&quot;;&quot;(&quot;)" table:style-name="ce1"/>
          <table:table-cell table:number-columns-repeated="4" table:style-name="ce1"/>
          <table:table-cell office:value-type="string" office:string-value="" table:formula="of:=IF([.K184]=&quot;&quot;;&quot;&quot;;[.H184])" table:style-name="ce49"/>
          <table:table-cell office:value-type="string" office:string-value="" table:formula="of:=IF([.L184]=&quot;&quot;;&quot;&quot;;[.I184])" table:style-name="ce46"/>
          <table:table-cell office:value-type="string" office:string-value="" table:formula="of:=IF([.Q184]=&quot;&quot;;&quot;&quot;;&quot;)&quot;)" table:style-name="ce4"/>
          <table:table-cell office:value-type="string" office:string-value="" table:formula="of:=IF([.T184]=&quot;&quot;;&quot;&quot;;&quot;(&quot;)" table:style-name="ce4"/>
          <table:table-cell table:style-name="ce1"/>
          <table:table-cell office:value-type="string" table:style-name="ce5">
            <text:p><text:s/></text:p>
          </table:table-cell>
          <table:table-cell table:number-columns-repeated="2" table:style-name="ce1"/>
          <table:table-cell office:value-type="string" office:string-value="" table:formula="of:=IF([.S184]=&quot;&quot;;&quot;&quot;;[.H184])" table:style-name="ce1"/>
          <table:table-cell office:value-type="string" office:string-value="" table:formula="of:=IF([.T184]=&quot;&quot;;&quot;&quot;;[.Q184])" table:style-name="ce1"/>
          <table:table-cell office:value-type="string" office:string-value="" table:formula="of:=IF([.S184]=&quot;&quot;;&quot;&quot;;&quot;)&quot;)" table:style-name="ce1"/>
          <table:table-cell office:value-type="string" office:string-value="" table:formula="of:=IF([.AB184]=&quot;&quot;;&quot;&quot;;&quot;(&quot;)" table:style-name="ce1"/>
          <table:table-cell table:style-name="ce1"/>
          <table:table-cell office:value-type="string" table:style-name="ce7">
            <text:p><text:s/></text:p>
          </table:table-cell>
          <table:table-cell table:number-columns-repeated="2" table:style-name="ce1"/>
          <table:table-cell office:value-type="string" office:string-value="" table:formula="of:=IF([.AA184]=&quot;&quot;;&quot;&quot;;&quot;hazzy76@hotmail.com&quot;)" table:style-name="ce1"/>
          <table:table-cell office:value-type="string" office:string-value="" table:formula="of:=IF([.AA184]=&quot;&quot;;&quot;&quot;;[.Q184])" table:style-name="ce1"/>
          <table:table-cell office:value-type="string" office:string-value="" table:formula="of:=IF([.AA184]=&quot;&quot;;&quot;&quot;;&quot;)&quot;)" table:style-name="ce1"/>
          <table:table-cell table:number-columns-repeated="16350"/>
        </table:table-row>
        <table:table-row table:style-name="ro1">
          <table:table-cell/>
          <table:table-cell table:number-columns-repeated="2" table:style-name="ce1"/>
          <table:table-cell table:style-name="ce3"/>
          <table:table-cell table:number-columns-repeated="21" table:style-name="ce1"/>
          <table:table-cell office:value-type="string" office:string-value="" table:formula="of:=IF([.S185]=&quot;&quot;;&quot;&quot;;&quot;)&quot;)" table:style-name="ce1"/>
          <table:table-cell table:number-columns-repeated="16358" table:style-name="ce1"/>
        </table:table-row>
        <table:table-row table:number-rows-repeated="7" table:style-name="ro1">
          <table:table-cell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number-rows-repeated="7"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12"/>
          <table:table-cell table:number-columns-repeated="16380"/>
        </table:table-row>
        <table:table-row table:number-rows-repeated="18"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16"/>
          <table:table-cell table:number-columns-repeated="16380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12"/>
          <table:table-cell table:number-columns-repeated="16380"/>
        </table:table-row>
        <table:table-row table:number-rows-repeated="4"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16"/>
          <table:table-cell table:number-columns-repeated="16380"/>
        </table:table-row>
        <table:table-row table:number-rows-repeated="11"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22"/>
          <table:table-cell table:number-columns-repeated="16380"/>
        </table:table-row>
        <table:table-row table:number-rows-repeated="3" table:style-name="ro1">
          <table:table-cell table:number-columns-repeated="3"/>
          <table:table-cell table:style-name="ce3"/>
          <table:table-cell table:number-columns-repeated="16380"/>
        </table:table-row>
        <table:table-row table:style-name="ro1">
          <table:table-cell table:number-columns-repeated="3"/>
          <table:table-cell table:style-name="ce22"/>
          <table:table-cell table:number-columns-repeated="16380"/>
        </table:table-row>
        <table:table-row table:number-rows-repeated="6" table:style-name="ro1">
          <table:table-cell table:number-columns-repeated="3"/>
          <table:table-cell table:style-name="ce3"/>
          <table:table-cell table:number-columns-repeated="16380"/>
        </table:table-row>
        <table:table-row table:number-rows-repeated="5" table:style-name="ro1">
          <table:table-cell table:number-columns-repeated="3"/>
          <table:table-cell table:style-name="ce22"/>
          <table:table-cell table:number-columns-repeated="16380"/>
        </table:table-row>
        <table:table-row table:number-rows-repeated="13" table:style-name="ro1">
          <table:table-cell table:number-columns-repeated="3"/>
          <table:table-cell table:style-name="ce29"/>
          <table:table-cell table:number-columns-repeated="16380"/>
        </table:table-row>
        <table:table-row table:style-name="ro1">
          <table:table-cell table:number-columns-repeated="3"/>
          <table:table-cell table:style-name="ce36"/>
          <table:table-cell table:number-columns-repeated="16380"/>
        </table:table-row>
        <table:table-row table:number-rows-repeated="36" table:style-name="ro1">
          <table:table-cell table:number-columns-repeated="3"/>
          <table:table-cell table:style-name="ce29"/>
          <table:table-cell table:number-columns-repeated="16380"/>
        </table:table-row>
        <table:table-row table:style-name="ro1">
          <table:table-cell table:number-columns-repeated="3"/>
          <table:table-cell table:style-name="ce30"/>
          <table:table-cell table:number-columns-repeated="16380"/>
        </table:table-row>
        <table:table-row table:number-rows-repeated="62" table:style-name="ro1">
          <table:table-cell table:number-columns-repeated="3"/>
          <table:table-cell table:style-name="ce29"/>
          <table:table-cell table:number-columns-repeated="16380"/>
        </table:table-row>
        <table:table-row table:number-rows-repeated="10482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ominus Tecum</dc:creator>
    <meta:creation-date>2017-03-22T11:53:56Z</meta:creation-date>
    <dc:date>2017-03-23T02:05:49Z</dc:date>
    <meta:editing-cycles>3</meta:editing-cycles>
    <meta:editing-duration>PT379S</meta:editing-duration>
    <meta:user-defined meta:name="WorkbookGuid">3c3cba02-e63c-42be-90f1-dc6b8e173c7e</meta:user-defined>
  </office:meta>
</office:document-meta>
</file>